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BF249433A.jpg" manifest:media-type="image/jpeg"/>
  <manifest:file-entry manifest:full-path="Pictures/10000000000000280000001A69E0DC8B.jpg" manifest:media-type="image/jpeg"/>
  <manifest:file-entry manifest:full-path="Pictures/100000000000002900000019DE114A25.jpg" manifest:media-type="image/jpeg"/>
  <manifest:file-entry manifest:full-path="Pictures/10000000000000280000001CAE54BB29.jpg" manifest:media-type="image/jpeg"/>
  <manifest:file-entry manifest:full-path="Pictures/10000000000000290000001BFA73DB22.jpg" manifest:media-type="image/jpeg"/>
  <manifest:file-entry manifest:full-path="Pictures/10000000000000280000001B13CE0514.jpg" manifest:media-type="image/jpeg"/>
  <manifest:file-entry manifest:full-path="Pictures/10000000000000280000001ACCE9D13B.jpg" manifest:media-type="image/jpeg"/>
  <manifest:file-entry manifest:full-path="Pictures/10000000000000270000001A59FD9BAF.jpg" manifest:media-type="image/jpeg"/>
  <manifest:file-entry manifest:full-path="Pictures/10000000000000270000001B974497DB.jpg" manifest:media-type="image/jpeg"/>
  <manifest:file-entry manifest:full-path="Pictures/10000000000000290000001AAD792D04.jpg" manifest:media-type="image/jpeg"/>
  <manifest:file-entry manifest:full-path="Pictures/10000000000000270000001AB6155E4B.jpg" manifest:media-type="image/jpeg"/>
  <manifest:file-entry manifest:full-path="Pictures/10000000000000270000001AAD402C3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alibri" svg:font-family="Calibri"/>
    <style:font-face style:name="David" svg:font-family="David"/>
    <style:font-face style:name="Georgia" svg:font-family="Georgia"/>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style:page-number="auto"/>
      <style:text-properties fo:font-size="1pt" style:font-size-asian="1pt" style:font-size-complex="1pt"/>
    </style:style>
    <style:style style:name="P4" style:family="paragraph" style:parent-style-name="Standard" style:master-page-name="">
      <style:paragraph-properties fo:line-height="0.1291in" style:page-number="auto"/>
      <style:text-properties fo:font-size="7.44999980926514pt" style:font-size-asian="7.44999980926514pt" style:font-size-complex="7.44999980926514pt"/>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29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02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4161in"/>
          <style:tab-stop style:position="0.9126in" style:type="center"/>
          <style:tab-stop style:position="1.8134in" style:type="right"/>
        </style:tab-stops>
      </style:paragraph-properties>
    </style:style>
    <style:style style:name="P2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55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71in"/>
        </style:tab-stops>
      </style:paragraph-properties>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55in"/>
        </style:tab-stops>
      </style:paragraph-properties>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9126in" style:type="center"/>
          <style:tab-stop style:position="1.8134in" style:type="right"/>
          <style:tab-stop style:position="1.9717in" style:type="right"/>
        </style:tab-stops>
      </style:paragraph-properties>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72in"/>
        </style:tab-stops>
      </style:paragraph-properties>
    </style:style>
    <style:style style:name="P30" style:family="paragraph" style:parent-style-name="Body_20_text_20__28_8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2" style:family="paragraph" style:parent-style-name="Body_20_text_20__28_3_29_" style:master-page-name="">
      <style:paragraph-properties fo:margin-left="0in" fo:margin-right="0in" fo:margin-top="0in" fo:margin-bottom="0in" loext:contextual-spacing="false" fo:text-indent="0in" style:auto-text-indent="false" style:page-number="auto" fo:break-after="page"/>
    </style:style>
    <style:style style:name="P33" style:family="paragraph" style:parent-style-name="Body_20_text_20__28_3_29_" style:master-page-name="">
      <style:paragraph-properties fo:margin-left="0in" fo:margin-right="0in" fo:margin-top="0in" fo:margin-bottom="0in" loext:contextual-spacing="false" fo:text-indent="0in" style:auto-text-indent="false" style:page-number="auto"/>
    </style:style>
    <style:style style:name="P34" style:family="paragraph" style:parent-style-name="Body_20_text_20__28_3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5" style:family="paragraph" style:parent-style-name="Body_20_text_20__28_3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36" style:family="paragraph" style:parent-style-name="Body_20_text_20__28_6_29_" style:master-page-name="">
      <style:paragraph-properties fo:margin-left="0in" fo:margin-right="0in" fo:margin-top="0in" fo:margin-bottom="0in" loext:contextual-spacing="false" fo:line-height="0.1134in" fo:text-align="start" style:justify-single-word="false" fo:text-indent="0in" style:auto-text-indent="false" style:page-number="auto"/>
    </style:style>
    <style:style style:name="P37"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8"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39"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40"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42"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43"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44" style:family="paragraph" style:parent-style-name="Body_20_text_20__28_3_29_" style:master-page-name="">
      <style:paragraph-properties fo:margin-left="0in" fo:margin-right="0in" fo:margin-top="0in" fo:margin-bottom="0in" loext:contextual-spacing="false" fo:text-indent="0.1665in" style:auto-text-indent="false" style:page-number="auto"/>
    </style:style>
    <style:style style:name="P45" style:family="paragraph" style:parent-style-name="Body_20_text_20__28_3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46"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fo:break-after="page"/>
    </style:style>
    <style:style style:name="P47"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4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4161in"/>
          <style:tab-stop style:position="0.9126in" style:type="center"/>
          <style:tab-stop style:position="1.8134in" style:type="right"/>
          <style:tab-stop style:position="1.9717in" style:type="right"/>
        </style:tab-stops>
      </style:paragraph-properties>
    </style:style>
    <style:style style:name="P50" style:family="paragraph" style:parent-style-name="Body_20_text_20__28_3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5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52" style:family="paragraph" style:parent-style-name="Body_20_text_20__28_3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5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4"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55" style:family="paragraph" style:parent-style-name="Body_20_text_20__28_3_29_" style:master-page-name="">
      <style:paragraph-properties fo:margin-left="0in" fo:margin-right="0in" fo:margin-top="0in" fo:margin-bottom="0in" loext:contextual-spacing="false" fo:text-indent="0.1528in" style:auto-text-indent="false" style:page-number="auto"/>
    </style:style>
    <style:style style:name="P56" style:family="paragraph" style:parent-style-name="Body_20_text_20__28_3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7" style:family="paragraph" style:parent-style-name="Body_20_text_20__28_3_29_" style:master-page-name="">
      <style:paragraph-properties fo:margin-left="0in" fo:margin-right="0in" fo:margin-top="0in" fo:margin-bottom="0in" loext:contextual-spacing="false" fo:text-indent="0.1528in" style:auto-text-indent="false" style:page-number="auto" fo:break-after="page"/>
    </style:style>
    <style:style style:name="P58" style:family="paragraph" style:parent-style-name="Body_20_text_20__28_3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5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60" style:family="paragraph" style:parent-style-name="Body_20_text_20__28_8_29_" style:master-page-name="">
      <style:paragraph-properties fo:margin-left="0in" fo:margin-right="0in" fo:margin-top="0in" fo:margin-bottom="0in" loext:contextual-spacing="false" fo:text-indent="0.1528in" style:auto-text-indent="false" style:page-number="auto"/>
    </style:style>
    <style:style style:name="P61"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62"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63" style:family="paragraph" style:parent-style-name="Body_20_text_20__28_3_29_" style:master-page-name="">
      <style:paragraph-properties fo:margin-left="0.1945in" fo:margin-right="0in" fo:margin-top="0in" fo:margin-bottom="0in" loext:contextual-spacing="false" fo:text-indent="0in" style:auto-text-indent="false" style:page-number="auto"/>
    </style:style>
    <style:style style:name="P64" style:family="paragraph" style:parent-style-name="Body_20_text_20__28_3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65" style:family="paragraph" style:parent-style-name="Body_20_text_20__28_6_29_" style:master-page-name="">
      <style:paragraph-properties fo:margin-left="0.0972in" fo:margin-right="0in" fo:margin-top="0in" fo:margin-bottom="0in" loext:contextual-spacing="false" fo:line-height="0.1134in" fo:text-align="start" style:justify-single-word="false" fo:text-indent="0in" style:auto-text-indent="false" style:page-number="auto"/>
    </style:style>
    <style:style style:name="P66" style:family="paragraph" style:parent-style-name="Body_20_text_20__28_6_29_" style:master-page-name="">
      <style:paragraph-properties fo:margin-left="0.3193in" fo:margin-right="0in" fo:margin-top="0in" fo:margin-bottom="0in" loext:contextual-spacing="false" fo:line-height="0.1134in" fo:text-align="start" style:justify-single-word="false" fo:text-indent="-0.1252in" style:auto-text-indent="false" style:page-number="auto"/>
    </style:style>
    <style:style style:name="P67" style:family="paragraph" style:parent-style-name="Body_20_text_20__28_6_29_" style:master-page-name="">
      <style:paragraph-properties fo:margin-left="0.3193in" fo:margin-right="0in" fo:margin-top="0in" fo:margin-bottom="0.0862in" loext:contextual-spacing="false" fo:text-align="start" style:justify-single-word="false" fo:text-indent="-0.1252in" style:auto-text-indent="false" style:page-number="auto"/>
    </style:style>
    <style:style style:name="P68" style:family="paragraph" style:parent-style-name="Body_20_text_20__28_6_29_" style:master-page-name="">
      <style:paragraph-properties fo:margin-left="0.3193in" fo:margin-right="0in" fo:margin-top="0in" fo:margin-bottom="0.0807in" loext:contextual-spacing="false" fo:line-height="0.1134in" fo:text-align="start" style:justify-single-word="false" fo:text-indent="-0.1252in" style:auto-text-indent="false" style:page-number="auto"/>
    </style:style>
    <style:style style:name="P69" style:family="paragraph" style:parent-style-name="Body_20_text_20__28_6_29_" style:master-page-name="">
      <style:paragraph-properties fo:margin-left="0.1945in" fo:margin-right="0in" fo:margin-top="0in" fo:margin-bottom="0in" loext:contextual-spacing="false" fo:line-height="0.1134in" fo:text-align="start" style:justify-single-word="false" fo:text-indent="0.1252in" style:auto-text-indent="false" style:page-number="auto"/>
    </style:style>
    <style:style style:name="P70" style:family="paragraph" style:parent-style-name="Body_20_text_20__28_2_29_" style:master-page-name="">
      <style:paragraph-properties fo:margin-left="0.2083in" fo:margin-right="0in" fo:margin-top="0in" fo:margin-bottom="0in" loext:contextual-spacing="false" fo:text-align="start" style:justify-single-word="false" fo:text-indent="0in" style:auto-text-indent="false" style:page-number="auto"/>
    </style:style>
    <style:style style:name="P71" style:family="paragraph" style:parent-style-name="Body_20_text_20__28_3_29_" style:master-page-name="">
      <style:paragraph-properties fo:margin-left="0.2083in" fo:margin-right="0in" fo:margin-top="0in" fo:margin-bottom="0in" loext:contextual-spacing="false" fo:text-indent="0in" style:auto-text-indent="false" style:page-number="auto"/>
    </style:style>
    <style:style style:name="P72" style:family="paragraph" style:parent-style-name="Body_20_text_20__28_2_29_" style:master-page-name="">
      <style:paragraph-properties fo:margin-left="0in" fo:margin-right="0.111in" fo:margin-top="0in" fo:margin-bottom="0in" loext:contextual-spacing="false" fo:text-align="justify" style:justify-single-word="false" fo:text-indent="0.139in" style:auto-text-indent="false" style:page-number="auto"/>
    </style:style>
    <style:style style:name="P73" style:family="paragraph" style:parent-style-name="Body_20_text_20__28_3_29_" style:master-page-name="">
      <style:paragraph-properties fo:margin-left="0.1807in" fo:margin-right="0in" fo:margin-top="0in" fo:margin-bottom="0in" loext:contextual-spacing="false" fo:text-indent="0in" style:auto-text-indent="false" style:page-number="auto"/>
    </style:style>
    <style:style style:name="P74"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75" style:family="paragraph" style:parent-style-name="Body_20_text_20__28_3_29_" style:master-page-name="">
      <style:paragraph-properties fo:margin-left="0in" fo:margin-right="0in" fo:margin-top="0in" fo:margin-bottom="0in" loext:contextual-spacing="false" fo:text-align="start" style:justify-single-word="false" fo:text-indent="0.3752in" style:auto-text-indent="false" style:page-number="auto"/>
    </style:style>
    <style:style style:name="P76" style:family="paragraph" style:parent-style-name="Body_20_text_20__28_7_29_" style:master-page-name="">
      <style:paragraph-properties fo:margin-left="0.1665in" fo:margin-right="0in" fo:margin-top="0in" fo:margin-bottom="0in" loext:contextual-spacing="false" fo:text-align="start" style:justify-single-word="false" fo:text-indent="0in" style:auto-text-indent="false" style:page-number="auto"/>
    </style:style>
    <style:style style:name="P77"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78"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7429in"/>
        </style:tab-stops>
      </style:paragraph-properties>
    </style:style>
    <style:style style:name="P79" style:family="paragraph" style:parent-style-name="Body_20_text_20__28_2_29_" style:master-page-name="">
      <style:paragraph-properties fo:margin-left="0.111in" fo:margin-right="0in" fo:margin-top="0in" fo:margin-bottom="0in" loext:contextual-spacing="false" fo:text-align="start" style:justify-single-word="false" fo:text-indent="0in" style:auto-text-indent="false" style:page-number="auto"/>
    </style:style>
    <style:style style:name="P80" style:family="paragraph" style:parent-style-name="Body_20_text_20__28_6_29_" style:master-page-name="">
      <style:paragraph-properties fo:margin-left="0in" fo:margin-right="0.2083in" fo:margin-top="0in" fo:margin-bottom="0in" loext:contextual-spacing="false" fo:line-height="0.1134in" fo:text-align="start" style:justify-single-word="false" fo:text-indent="0in" style:auto-text-indent="false" style:page-number="auto"/>
    </style:style>
    <style:style style:name="P81" style:family="paragraph" style:parent-style-name="Body_20_text_20__28_2_29_" style:master-page-name="">
      <style:paragraph-properties fo:margin-left="0in" fo:margin-right="0.111in" fo:margin-top="0in" fo:margin-bottom="0in" loext:contextual-spacing="false" fo:text-align="justify" style:justify-single-word="false" fo:text-indent="0.1665in" style:auto-text-indent="false" style:page-number="auto"/>
    </style:style>
    <style:style style:name="P82"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83" style:family="paragraph" style:parent-style-name="Body_20_text_20__28_2_29_" style:master-page-name="">
      <style:paragraph-properties fo:margin-left="0.111in" fo:margin-right="0in" fo:margin-top="0in" fo:margin-bottom="0in" loext:contextual-spacing="false" fo:text-align="start" style:justify-single-word="false" fo:text-indent="0.111in" style:auto-text-indent="false" style:page-number="auto"/>
    </style:style>
    <style:style style:name="P84" style:family="paragraph" style:parent-style-name="Body_20_text_20__28_3_29_" style:master-page-name="">
      <style:paragraph-properties fo:margin-left="0in" fo:margin-right="0.1945in" fo:margin-top="0in" fo:margin-bottom="0in" loext:contextual-spacing="false" fo:text-indent="0.139in" style:auto-text-indent="false" style:page-number="auto"/>
    </style:style>
    <style:style style:name="P85" style:family="paragraph" style:parent-style-name="Body_20_text_20__28_6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86" style:family="paragraph" style:parent-style-name="Body_20_text_20__28_3_29_" style:master-page-name="">
      <style:paragraph-properties fo:margin-left="0.1807in" fo:margin-right="0in" fo:margin-top="0in" fo:margin-bottom="0in" loext:contextual-spacing="false" fo:text-indent="0.1807in" style:auto-text-indent="false" style:page-number="auto"/>
    </style:style>
    <style:style style:name="P87" style:family="paragraph" style:parent-style-name="Body_20_text_20__28_2_29_" style:master-page-name="">
      <style:paragraph-properties fo:margin-left="0.1945in" fo:margin-right="0in" fo:margin-top="0in" fo:margin-bottom="0in" loext:contextual-spacing="false" fo:text-align="justify" style:justify-single-word="false" fo:text-indent="0.3193in" style:auto-text-indent="false" style:page-number="auto"/>
    </style:style>
    <style:style style:name="P88" style:family="paragraph" style:parent-style-name="Body_20_text_20__28_2_29_" style:master-page-name="">
      <style:paragraph-properties fo:margin-left="0.222in" fo:margin-right="0in" fo:margin-top="0in" fo:margin-bottom="0in" loext:contextual-spacing="false" fo:text-align="justify" style:justify-single-word="false" fo:text-indent="0in" style:auto-text-indent="false" style:page-number="auto"/>
    </style:style>
    <style:style style:name="P89"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style>
    <style:style style:name="P90" style:family="paragraph" style:parent-style-name="Body_20_text_20__28_2_29_" style:master-page-name="">
      <style:paragraph-properties fo:margin-left="0.0972in" fo:margin-right="0in" fo:margin-top="0in" fo:margin-bottom="0in" loext:contextual-spacing="false" fo:text-align="start" style:justify-single-word="false" fo:text-indent="0.111in" style:auto-text-indent="false" style:page-number="auto"/>
    </style:style>
    <style:style style:name="P91" style:family="paragraph" style:parent-style-name="Body_20_text_20__28_2_29_" style:master-page-name="">
      <style:paragraph-properties fo:margin-left="0in" fo:margin-right="0in" fo:margin-top="0in" fo:margin-bottom="0in" loext:contextual-spacing="false" fo:text-align="start" style:justify-single-word="false" fo:text-indent="0.222in" style:auto-text-indent="false" style:page-number="auto"/>
    </style:style>
    <style:style style:name="P92" style:family="paragraph" style:parent-style-name="Body_20_text_20__28_2_29_" style:master-page-name="">
      <style:paragraph-properties fo:margin-left="0in" fo:margin-right="0.1807in" fo:margin-top="0in" fo:margin-bottom="0in" loext:contextual-spacing="false" fo:text-align="justify" style:justify-single-word="false" fo:text-indent="0in" style:auto-text-indent="false" style:page-number="auto"/>
    </style:style>
    <style:style style:name="P93" style:family="paragraph" style:parent-style-name="Body_20_text_20__28_2_29_" style:master-page-name="PageStyle0">
      <style:paragraph-properties fo:margin-left="0in" fo:margin-right="0in" fo:margin-top="0in" fo:margin-bottom="0in" loext:contextual-spacing="false" fo:text-align="start" style:justify-single-word="false" fo:text-indent="0.1945in" style:auto-text-indent="false" style:page-number="1">
        <style:drop-cap style:lines="2" style:distance="0.0535in" style:style-name="DropCap1"/>
      </style:paragraph-properties>
    </style:style>
    <style:style style:name="P94" style:family="paragraph" style:parent-style-name="Body_20_text_20__28_2_29_" style:master-page-name="PageStyle1">
      <style:paragraph-properties fo:margin-left="0.1807in" fo:margin-right="0in" fo:margin-top="0in" fo:margin-bottom="0in" loext:contextual-spacing="false" fo:text-align="justify" style:justify-single-word="false" fo:text-indent="0in" style:auto-text-indent="false" style:page-number="63"/>
    </style:style>
    <style:style style:name="P95" style:family="paragraph" style:parent-style-name="Body_20_text_20__28_2_29_" style:master-page-name="PageStyle2">
      <style:paragraph-properties fo:margin-left="0.1807in" fo:margin-right="0in" fo:margin-top="0in" fo:margin-bottom="0in" loext:contextual-spacing="false" fo:text-align="justify" style:justify-single-word="false" fo:text-indent="0in" style:auto-text-indent="false" style:page-number="63"/>
    </style:style>
    <style:style style:name="P96" style:family="paragraph" style:parent-style-name="Body_20_text_20__28_2_29_" style:master-page-name="PageStyle8">
      <style:paragraph-properties fo:margin-left="0.1807in" fo:margin-right="0in" fo:margin-top="0in" fo:margin-bottom="0in" loext:contextual-spacing="false" fo:text-align="justify" style:justify-single-word="false" fo:text-indent="0in" style:auto-text-indent="false" style:page-number="81"/>
    </style:style>
    <style:style style:name="P97"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in" style:auto-text-indent="false" style:page-number="auto">
        <style:tab-stops>
          <style:tab-stop style:position="0.2138in"/>
        </style:tab-stops>
      </style:paragraph-properties>
    </style:style>
    <style:style style:name="P98" style:family="paragraph" style:parent-style-name="Body_20_text_20__28_2_29_" style:master-page-name="PageStyle21">
      <style:paragraph-properties fo:margin-left="0.1807in" fo:margin-right="0in" fo:margin-top="0in" fo:margin-bottom="0in" loext:contextual-spacing="false" fo:text-align="justify" style:justify-single-word="false" fo:text-indent="0in" style:auto-text-indent="false" style:page-number="98"/>
    </style:style>
    <style:style style:name="P99"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100"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01"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02"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03" style:family="paragraph" style:parent-style-name="Body_20_text_20__28_2_29_" style:list-style-name="L3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04" style:family="paragraph" style:parent-style-name="Body_20_text_20__28_2_29_" style:list-style-name="L5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05"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6"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7"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8"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09"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10" style:family="paragraph" style:parent-style-name="Body_20_text_20__28_2_29_" style:list-style-name="L3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11" style:family="paragraph" style:parent-style-name="Body_20_text_20__28_2_29_" style:list-style-name="L5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12"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113"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114"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15" style:family="paragraph" style:parent-style-name="Body_20_text_20__28_2_29_" style:list-style-name="L2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16" style:family="paragraph" style:parent-style-name="Body_20_text_20__28_2_29_" style:list-style-name="L5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17" style:family="paragraph" style:parent-style-name="Body_20_text_20__28_2_29_" style:list-style-name="L5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18"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01in"/>
        </style:tab-stops>
      </style:paragraph-properties>
    </style:style>
    <style:style style:name="P119"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20"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21" style:family="paragraph" style:parent-style-name="Body_20_text_20__28_2_29_" style:list-style-name="L3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22"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23"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124" style:family="paragraph" style:parent-style-name="Body_20_text_20__28_2_29_" style:list-style-name="L2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s>
      </style:paragraph-properties>
    </style:style>
    <style:style style:name="P125"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26"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27"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28" style:family="paragraph" style:parent-style-name="Body_20_text_20__28_2_29_" style:list-style-name="L3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29" style:family="paragraph" style:parent-style-name="Body_20_text_20__28_2_29_" style:list-style-name="L3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2492in"/>
        </style:tab-stops>
      </style:paragraph-properties>
    </style:style>
    <style:style style:name="P130" style:family="paragraph" style:parent-style-name="Body_20_text_20__28_2_29_" style:list-style-name="L5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17in"/>
        </style:tab-stops>
      </style:paragraph-properties>
    </style:style>
    <style:style style:name="P131" style:family="paragraph" style:parent-style-name="Body_20_text_20__28_2_29_" style:list-style-name="L5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92in"/>
        </style:tab-stops>
      </style:paragraph-properties>
    </style:style>
    <style:style style:name="P132" style:family="paragraph" style:parent-style-name="Body_20_text_20__28_2_29_" style:list-style-name="L5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33"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28in"/>
        </style:tab-stops>
      </style:paragraph-properties>
    </style:style>
    <style:style style:name="P134"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135" style:family="paragraph" style:parent-style-name="Body_20_text_20__28_2_29_" style:list-style-name="L30"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136" style:family="paragraph" style:parent-style-name="Body_20_text_20__28_2_29_" style:list-style-name="L59"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137" style:family="paragraph" style:parent-style-name="Body_20_text_20__28_2_29_" style:list-style-name="L3" style:master-page-name="PageStyle3">
      <style:paragraph-properties fo:margin-left="0.1807in" fo:margin-right="0in" fo:margin-top="0in" fo:margin-bottom="0in" loext:contextual-spacing="false" fo:text-align="justify" style:justify-single-word="false" fo:text-indent="-0.1807in" style:auto-text-indent="false" style:page-number="64">
        <style:tab-stops>
          <style:tab-stop style:position="0.0134in"/>
        </style:tab-stops>
      </style:paragraph-properties>
    </style:style>
    <style:style style:name="P138" style:family="paragraph" style:parent-style-name="Body_20_text_20__28_2_29_" style:list-style-name="L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39"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862in"/>
        </style:tab-stops>
      </style:paragraph-properties>
    </style:style>
    <style:style style:name="P140"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1"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2" style:family="paragraph" style:parent-style-name="Body_20_text_20__28_2_29_" style:list-style-name="L4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143" style:family="paragraph" style:parent-style-name="Body_20_text_20__28_2_29_" style:list-style-name="L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4" style:family="paragraph" style:parent-style-name="Body_20_text_20__28_2_29_" style:list-style-name="L1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5"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46"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147"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148"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149"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50"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51"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52" style:family="paragraph" style:parent-style-name="Body_20_text_20__28_2_29_" style:list-style-name="L4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53"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154"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2118in"/>
        </style:tab-stops>
      </style:paragraph-properties>
    </style:style>
    <style:style style:name="P155" style:family="paragraph" style:parent-style-name="Body_20_text_20__28_2_29_" style:list-style-name="L4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156" style:family="paragraph" style:parent-style-name="Body_20_text_20__28_2_29_" style:list-style-name="L31" style:master-page-name="PageStyle9">
      <style:paragraph-properties fo:margin-left="0.2083in" fo:margin-right="0in" fo:margin-top="0in" fo:margin-bottom="0in" loext:contextual-spacing="false" fo:text-align="justify" style:justify-single-word="false" fo:text-indent="-0.2083in" style:auto-text-indent="false" style:page-number="82">
        <style:tab-stops>
          <style:tab-stop style:position="-0.0146in"/>
        </style:tab-stops>
      </style:paragraph-properties>
    </style:style>
    <style:style style:name="P157" style:family="paragraph" style:parent-style-name="Body_20_text_20__28_2_29_" style:list-style-name="L6" style:master-page-name="">
      <style:paragraph-properties fo:margin-left="0.0972in" fo:margin-right="0in" fo:margin-top="0in" fo:margin-bottom="0in" loext:contextual-spacing="false" fo:text-align="justify" style:justify-single-word="false" fo:text-indent="0in" style:auto-text-indent="false" style:page-number="auto">
        <style:tab-stops>
          <style:tab-stop style:position="0.1972in"/>
        </style:tab-stops>
      </style:paragraph-properties>
    </style:style>
    <style:style style:name="P158"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59"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0"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1"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2"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3"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4" style:family="paragraph" style:parent-style-name="Body_20_text_20__28_2_29_" style:list-style-name="L4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5" style:family="paragraph" style:parent-style-name="Body_20_text_20__28_2_29_" style:list-style-name="L4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6"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7"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8" style:family="paragraph" style:parent-style-name="Body_20_text_20__28_2_29_" style:list-style-name="L6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9" style:family="paragraph" style:parent-style-name="Body_20_text_20__28_2_29_" style:list-style-name="L6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70"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1"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2"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3"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4"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5"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6" style:family="paragraph" style:parent-style-name="Body_20_text_20__28_2_29_" style:list-style-name="L6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77"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8"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9"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0"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1"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2"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3"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4"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5"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6" style:family="paragraph" style:parent-style-name="Body_20_text_20__28_2_29_" style:list-style-name="L6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8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88"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89"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90" style:family="paragraph" style:parent-style-name="Body_20_text_20__28_2_29_" style:list-style-name="L5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91"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2"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3"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4"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5"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6" style:family="paragraph" style:parent-style-name="Body_20_text_20__28_2_29_" style:list-style-name="L6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8"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99"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0"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1"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2"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3"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04"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05"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06"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07"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08"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09" style:family="paragraph" style:parent-style-name="Body_20_text_20__28_2_29_" style:list-style-name="L4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0"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1" style:family="paragraph" style:parent-style-name="Body_20_text_20__28_2_29_" style:list-style-name="L6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2" style:family="paragraph" style:parent-style-name="Body_20_text_20__28_2_29_" style:list-style-name="L5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3"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214"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215"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16"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17"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18"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19"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0"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1"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2" style:family="paragraph" style:parent-style-name="Body_20_text_20__28_2_29_" style:list-style-name="L4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3"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4" style:family="paragraph" style:parent-style-name="Body_20_text_20__28_2_29_" style:list-style-name="L6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5" style:family="paragraph" style:parent-style-name="Body_20_text_20__28_2_29_" style:list-style-name="L5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6" style:family="paragraph" style:parent-style-name="Body_20_text_20__28_2_29_" style:list-style-name="L6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27"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28"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29"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30"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319in"/>
        </style:tab-stops>
      </style:paragraph-properties>
    </style:style>
    <style:style style:name="P231"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232"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37in"/>
        </style:tab-stops>
      </style:paragraph-properties>
    </style:style>
    <style:style style:name="P233"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9in"/>
        </style:tab-stops>
      </style:paragraph-properties>
    </style:style>
    <style:style style:name="P234"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35"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36"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37"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38"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39"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40"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41"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42"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243"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244"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07in"/>
        </style:tab-stops>
      </style:paragraph-properties>
    </style:style>
    <style:style style:name="P245"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626in"/>
        </style:tab-stops>
      </style:paragraph-properties>
    </style:style>
    <style:style style:name="P246"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626in"/>
        </style:tab-stops>
      </style:paragraph-properties>
    </style:style>
    <style:style style:name="P247"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248"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249"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250"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51"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52" style:family="paragraph" style:parent-style-name="Body_20_text_20__28_2_29_" style:list-style-name="L4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53"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254"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255"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83in"/>
        </style:tab-stops>
      </style:paragraph-properties>
    </style:style>
    <style:style style:name="P256" style:family="paragraph" style:parent-style-name="Body_20_text_20__28_2_29_" style:list-style-name="L6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257" style:family="paragraph" style:parent-style-name="Body_20_text_20__28_2_29_" style:list-style-name="L6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354in"/>
        </style:tab-stops>
      </style:paragraph-properties>
    </style:style>
    <style:style style:name="P258" style:family="paragraph" style:parent-style-name="Body_20_text_20__28_2_29_" style:list-style-name="L3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902in"/>
        </style:tab-stops>
      </style:paragraph-properties>
    </style:style>
    <style:style style:name="P259" style:family="paragraph" style:parent-style-name="Body_20_text_20__28_2_29_" style:list-style-name="L3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260" style:family="paragraph" style:parent-style-name="Body_20_text_20__28_2_29_" style:list-style-name="L6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261" style:family="paragraph" style:parent-style-name="Body_20_text_20__28_2_29_" style:list-style-name="L3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28in"/>
        </style:tab-stops>
      </style:paragraph-properties>
    </style:style>
    <style:style style:name="P262" style:family="paragraph" style:parent-style-name="Body_20_text_20__28_2_29_" style:list-style-name="L1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28in"/>
        </style:tab-stops>
      </style:paragraph-properties>
    </style:style>
    <style:style style:name="P263" style:family="paragraph" style:parent-style-name="Body_20_text_20__28_2_29_" style:list-style-name="L6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28in"/>
        </style:tab-stops>
      </style:paragraph-properties>
    </style:style>
    <style:style style:name="P264" style:family="paragraph" style:parent-style-name="Body_20_text_20__28_2_29_" style:list-style-name="L3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63in"/>
        </style:tab-stops>
      </style:paragraph-properties>
    </style:style>
    <style:style style:name="P265"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63in"/>
        </style:tab-stops>
      </style:paragraph-properties>
    </style:style>
    <style:style style:name="P266" style:family="paragraph" style:parent-style-name="Body_20_text_20__28_2_29_" style:list-style-name="L6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63in"/>
        </style:tab-stops>
      </style:paragraph-properties>
    </style:style>
    <style:style style:name="P267"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268" style:family="paragraph" style:parent-style-name="Body_20_text_20__28_2_29_" style:list-style-name="L6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93in"/>
        </style:tab-stops>
      </style:paragraph-properties>
    </style:style>
    <style:style style:name="P269" style:family="paragraph" style:parent-style-name="Body_20_text_20__28_2_29_" style:list-style-name="L6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28in"/>
        </style:tab-stops>
      </style:paragraph-properties>
    </style:style>
    <style:style style:name="P270" style:family="paragraph" style:parent-style-name="Body_20_text_20__28_2_29_" style:list-style-name="L62"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437in"/>
        </style:tab-stops>
      </style:paragraph-properties>
    </style:style>
    <style:style style:name="P271"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028in"/>
        </style:tab-stops>
      </style:paragraph-properties>
    </style:style>
    <style:style style:name="P272"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273"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402in"/>
        </style:tab-stops>
      </style:paragraph-properties>
    </style:style>
    <style:style style:name="P274"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098in"/>
        </style:tab-stops>
      </style:paragraph-properties>
    </style:style>
    <style:style style:name="P275"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098in"/>
        </style:tab-stops>
      </style:paragraph-properties>
    </style:style>
    <style:style style:name="P276" style:family="paragraph" style:parent-style-name="Body_20_text_20__28_2_29_" style:list-style-name="L34" style:master-page-name="PageStyle10">
      <style:paragraph-properties fo:margin-left="0.1945in" fo:margin-right="0in" fo:margin-top="0in" fo:margin-bottom="0in" loext:contextual-spacing="false" fo:text-align="justify" style:justify-single-word="false" fo:text-indent="-0.1945in" style:auto-text-indent="false" style:page-number="84">
        <style:tab-stops>
          <style:tab-stop style:position="0.0937in"/>
        </style:tab-stops>
      </style:paragraph-properties>
    </style:style>
    <style:style style:name="P277" style:family="paragraph" style:parent-style-name="Body_20_text_20__28_2_29_" style:list-style-name="L24" style:master-page-name="PageStyle12">
      <style:paragraph-properties fo:margin-left="0.1945in" fo:margin-right="0in" fo:margin-top="0in" fo:margin-bottom="0in" loext:contextual-spacing="false" fo:text-align="justify" style:justify-single-word="false" fo:text-indent="-0.1945in" style:auto-text-indent="false" style:page-number="86">
        <style:tab-stops>
          <style:tab-stop style:position="-0.0374in"/>
        </style:tab-stops>
      </style:paragraph-properties>
    </style:style>
    <style:style style:name="P278" style:family="paragraph" style:parent-style-name="Body_20_text_20__28_2_29_" style:list-style-name="L44" style:master-page-name="PageStyle18">
      <style:paragraph-properties fo:margin-left="0.1945in" fo:margin-right="0in" fo:margin-top="0in" fo:margin-bottom="0in" loext:contextual-spacing="false" fo:text-align="justify" style:justify-single-word="false" fo:text-indent="-0.1945in" style:auto-text-indent="false" style:page-number="35">
        <style:tab-stops>
          <style:tab-stop style:position="0.0161in"/>
        </style:tab-stops>
      </style:paragraph-properties>
    </style:style>
    <style:style style:name="P279" style:family="paragraph" style:parent-style-name="Body_20_text_20__28_2_29_" style:list-style-name="L61" style:master-page-name="PageStyle23">
      <style:paragraph-properties fo:margin-left="0.1945in" fo:margin-right="0in" fo:margin-top="0in" fo:margin-bottom="0in" loext:contextual-spacing="false" fo:text-align="justify" style:justify-single-word="false" fo:text-indent="-0.1945in" style:auto-text-indent="false" style:page-number="45">
        <style:tab-stops>
          <style:tab-stop style:position="0.0839in"/>
        </style:tab-stops>
      </style:paragraph-properties>
    </style:style>
    <style:style style:name="P280" style:family="paragraph" style:parent-style-name="Body_20_text_20__28_2_29_" style:list-style-name="L58" style:master-page-name="PageStyle26">
      <style:paragraph-properties fo:margin-left="0.1945in" fo:margin-right="0in" fo:margin-top="0in" fo:margin-bottom="0in" loext:contextual-spacing="false" fo:text-align="justify" style:justify-single-word="false" fo:text-indent="-0.1945in" style:auto-text-indent="false" style:page-number="108">
        <style:tab-stops>
          <style:tab-stop style:position="0.0098in"/>
        </style:tab-stops>
      </style:paragraph-properties>
    </style:style>
    <style:style style:name="P281" style:family="paragraph" style:parent-style-name="Body_20_text_20__28_2_29_" style:master-page-name="PageStyle6">
      <style:paragraph-properties fo:margin-left="0.1945in" fo:margin-right="0in" fo:margin-top="0in" fo:margin-bottom="0in" loext:contextual-spacing="false" fo:text-align="justify" style:justify-single-word="false" fo:text-indent="0in" style:auto-text-indent="false" style:page-number="75"/>
    </style:style>
    <style:style style:name="P282"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0.1744in"/>
        </style:tab-stops>
      </style:paragraph-properties>
    </style:style>
    <style:style style:name="P283" style:family="paragraph" style:parent-style-name="Body_20_text_20__28_2_29_" style:master-page-name="PageStyle11">
      <style:paragraph-properties fo:margin-left="0.1945in" fo:margin-right="0in" fo:margin-top="0in" fo:margin-bottom="0in" loext:contextual-spacing="false" fo:line-height="0.1299in" fo:text-align="justify" style:justify-single-word="false" fo:text-indent="0in" style:auto-text-indent="false" style:page-number="85"/>
    </style:style>
    <style:style style:name="P284" style:family="paragraph" style:parent-style-name="Body_20_text_20__28_2_29_" style:master-page-name="PageStyle19">
      <style:paragraph-properties fo:margin-left="0.1945in" fo:margin-right="0in" fo:margin-top="0in" fo:margin-bottom="0in" loext:contextual-spacing="false" fo:text-align="justify" style:justify-single-word="false" fo:text-indent="0in" style:auto-text-indent="false" style:page-number="96"/>
    </style:style>
    <style:style style:name="P285" style:family="paragraph" style:parent-style-name="Body_20_text_20__28_2_29_" style:master-page-name="PageStyle20">
      <style:paragraph-properties fo:margin-left="0.1945in" fo:margin-right="0in" fo:margin-top="0in" fo:margin-bottom="0in" loext:contextual-spacing="false" fo:text-align="justify" style:justify-single-word="false" fo:text-indent="0in" style:auto-text-indent="false" style:page-number="97"/>
    </style:style>
    <style:style style:name="P286" style:family="paragraph" style:parent-style-name="Body_20_text_20__28_2_29_" style:master-page-name="PageStyle25">
      <style:paragraph-properties fo:margin-left="0.1945in" fo:margin-right="0in" fo:margin-top="0in" fo:margin-bottom="0in" loext:contextual-spacing="false" fo:line-height="0.1299in" fo:text-align="justify" style:justify-single-word="false" fo:text-indent="0in" style:auto-text-indent="false" style:page-number="107"/>
    </style:style>
    <style:style style:name="P287" style:family="paragraph" style:parent-style-name="Body_20_text_20__28_2_29_" style:list-style-name="L2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02in"/>
        </style:tab-stops>
      </style:paragraph-properties>
    </style:style>
    <style:style style:name="P288" style:family="paragraph" style:parent-style-name="Body_20_text_20__28_2_29_" style:master-page-name="PageStyle14">
      <style:paragraph-properties fo:margin-left="0in" fo:margin-right="0in" fo:margin-top="0in" fo:margin-bottom="0in" loext:contextual-spacing="false" fo:text-align="end" style:justify-single-word="false" fo:text-indent="0in" style:auto-text-indent="false" style:page-number="88"/>
    </style:style>
    <style:style style:name="P289" style:family="paragraph" style:parent-style-name="Body_20_text_20__28_2_29_" style:master-page-name="PageStyle15">
      <style:paragraph-properties fo:margin-left="0in" fo:margin-right="0in" fo:margin-top="0in" fo:margin-bottom="0in" loext:contextual-spacing="false" fo:text-align="end" style:justify-single-word="false" fo:text-indent="0in" style:auto-text-indent="false" style:page-number="32"/>
    </style:style>
    <style:style style:name="P290" style:family="paragraph" style:parent-style-name="Body_20_text_20__28_2_29_" style:master-page-name="PageStyle16">
      <style:paragraph-properties fo:margin-left="0in" fo:margin-right="0in" fo:margin-top="0in" fo:margin-bottom="0in" loext:contextual-spacing="false" fo:text-align="end" style:justify-single-word="false" fo:text-indent="0in" style:auto-text-indent="false" style:page-number="93"/>
    </style:style>
    <style:style style:name="P291" style:family="paragraph" style:parent-style-name="Body_20_text_20__28_2_29_" style:master-page-name="PageStyle17">
      <style:paragraph-properties fo:margin-left="0in" fo:margin-right="0in" fo:margin-top="0in" fo:margin-bottom="0in" loext:contextual-spacing="false" fo:text-align="end" style:justify-single-word="false" fo:text-indent="0in" style:auto-text-indent="false" style:page-number="94"/>
    </style:style>
    <style:style style:name="P292" style:family="paragraph" style:parent-style-name="Body_20_text_20__28_2_29_" style:list-style-name="L2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89in"/>
        </style:tab-stops>
      </style:paragraph-properties>
    </style:style>
    <style:style style:name="P293" style:family="paragraph" style:parent-style-name="Body_20_text_20__28_2_29_" style:list-style-name="L2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083in"/>
        </style:tab-stops>
      </style:paragraph-properties>
    </style:style>
    <style:style style:name="P294" style:family="paragraph" style:parent-style-name="Body_20_text_20__28_2_29_" style:list-style-name="L2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61in"/>
        </style:tab-stops>
      </style:paragraph-properties>
    </style:style>
    <style:style style:name="P295" style:family="paragraph" style:parent-style-name="Body_20_text_20__28_2_29_" style:list-style-name="L23"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54in"/>
        </style:tab-stops>
      </style:paragraph-properties>
    </style:style>
    <style:style style:name="P296" style:family="paragraph" style:parent-style-name="Body_20_text_20__28_2_29_" style:master-page-name="PageStyle24">
      <style:paragraph-properties fo:margin-left="0.2083in" fo:margin-right="0in" fo:margin-top="0in" fo:margin-bottom="0in" loext:contextual-spacing="false" fo:text-align="justify" style:justify-single-word="false" fo:text-indent="0in" style:auto-text-indent="false" style:page-number="106"/>
    </style:style>
    <style:style style:name="P297" style:family="paragraph" style:parent-style-name="Body_20_text_20__28_3_29_" style:list-style-name="L1" style:master-page-name="">
      <style:paragraph-properties fo:margin-left="0.1807in" fo:margin-right="0in" fo:margin-top="0in" fo:margin-bottom="0in" loext:contextual-spacing="false" fo:text-indent="-0.1807in" style:auto-text-indent="false" style:page-number="auto">
        <style:tab-stops>
          <style:tab-stop style:position="0.0909in"/>
        </style:tab-stops>
      </style:paragraph-properties>
    </style:style>
    <style:style style:name="P298" style:family="paragraph" style:parent-style-name="Body_20_text_20__28_3_29_" style:list-style-name="L1"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99" style:family="paragraph" style:parent-style-name="Body_20_text_20__28_3_29_" style:list-style-name="L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00" style:family="paragraph" style:parent-style-name="Body_20_text_20__28_3_29_" style:list-style-name="L1"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01" style:family="paragraph" style:parent-style-name="Body_20_text_20__28_3_29_" style:list-style-name="L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02" style:family="paragraph" style:parent-style-name="Body_20_text_20__28_3_29_" style:list-style-name="L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03" style:family="paragraph" style:parent-style-name="Body_20_text_20__28_3_29_" style:list-style-name="L2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04" style:family="paragraph" style:parent-style-name="Body_20_text_20__28_3_29_" style:list-style-name="L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05" style:family="paragraph" style:parent-style-name="Body_20_text_20__28_3_29_" style:list-style-name="L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06" style:family="paragraph" style:parent-style-name="Body_20_text_20__28_3_29_" style:list-style-name="L4"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07" style:family="paragraph" style:parent-style-name="Body_20_text_20__28_3_29_" style:list-style-name="L18"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08" style:family="paragraph" style:parent-style-name="Body_20_text_20__28_3_29_" style:list-style-name="L4" style:master-page-name="">
      <style:paragraph-properties fo:margin-left="0.1807in" fo:margin-right="0in" fo:margin-top="0in" fo:margin-bottom="0in" loext:contextual-spacing="false" fo:text-indent="-0.1807in" style:auto-text-indent="false" style:page-number="auto">
        <style:tab-stops>
          <style:tab-stop style:position="0.0563in"/>
        </style:tab-stops>
      </style:paragraph-properties>
    </style:style>
    <style:style style:name="P309" style:family="paragraph" style:parent-style-name="Body_20_text_20__28_3_29_" style:list-style-name="L7" style:master-page-name="">
      <style:paragraph-properties fo:margin-left="0.1807in" fo:margin-right="0in" fo:margin-top="0in" fo:margin-bottom="0in" loext:contextual-spacing="false" fo:text-indent="-0.1807in" style:auto-text-indent="false" style:page-number="auto">
        <style:tab-stops>
          <style:tab-stop style:position="0.0701in"/>
        </style:tab-stops>
      </style:paragraph-properties>
    </style:style>
    <style:style style:name="P310" style:family="paragraph" style:parent-style-name="Body_20_text_20__28_3_29_" style:list-style-name="L7"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11" style:family="paragraph" style:parent-style-name="Body_20_text_20__28_3_29_" style:list-style-name="L5" style:master-page-name="">
      <style:paragraph-properties fo:margin-left="0.2083in" fo:margin-right="0in" fo:margin-top="0in" fo:margin-bottom="0in" loext:contextual-spacing="false" fo:text-indent="-0.2083in" style:auto-text-indent="false" style:page-number="auto">
        <style:tab-stops>
          <style:tab-stop style:position="0.1043in"/>
        </style:tab-stops>
      </style:paragraph-properties>
    </style:style>
    <style:style style:name="P312" style:family="paragraph" style:parent-style-name="Body_20_text_20__28_3_29_" style:list-style-name="L5"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313" style:family="paragraph" style:parent-style-name="Body_20_text_20__28_3_29_" style:list-style-name="L10"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14" style:family="paragraph" style:parent-style-name="Body_20_text_20__28_3_29_" style:list-style-name="L49"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315" style:family="paragraph" style:parent-style-name="Body_20_text_20__28_3_29_" style:list-style-name="L19"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316" style:family="paragraph" style:parent-style-name="Body_20_text_20__28_3_29_" style:list-style-name="L19"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7" style:family="paragraph" style:parent-style-name="Body_20_text_20__28_3_29_" style:list-style-name="L49"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318" style:family="paragraph" style:parent-style-name="Body_20_text_20__28_3_29_" style:list-style-name="L23"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319" style:family="paragraph" style:parent-style-name="Body_20_text_20__28_3_29_" style:list-style-name="L24" style:master-page-name="">
      <style:paragraph-properties fo:margin-left="0.2083in" fo:margin-right="0in" fo:margin-top="0in" fo:margin-bottom="0in" loext:contextual-spacing="false" fo:text-indent="-0.2083in" style:auto-text-indent="false" style:page-number="auto">
        <style:tab-stops>
          <style:tab-stop style:position="-0.0492in"/>
        </style:tab-stops>
      </style:paragraph-properties>
    </style:style>
    <style:style style:name="P320" style:family="paragraph" style:parent-style-name="Body_20_text_20__28_3_29_" style:list-style-name="L23"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321" style:family="paragraph" style:parent-style-name="Body_20_text_20__28_3_29_" style:list-style-name="L49"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322" style:family="paragraph" style:parent-style-name="Body_20_text_20__28_3_29_" style:list-style-name="L23"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323" style:family="paragraph" style:parent-style-name="Body_20_text_20__28_3_29_" style:list-style-name="L6" style:master-page-name="">
      <style:paragraph-properties fo:margin-left="0.111in" fo:margin-right="0in" fo:margin-top="0in" fo:margin-bottom="0in" loext:contextual-spacing="false" fo:text-align="start" style:justify-single-word="false" fo:text-indent="0in" style:auto-text-indent="false" style:page-number="auto">
        <style:tab-stops>
          <style:tab-stop style:position="0.2016in"/>
        </style:tab-stops>
      </style:paragraph-properties>
    </style:style>
    <style:style style:name="P324" style:family="paragraph" style:parent-style-name="Body_20_text_20__28_3_29_" style:list-style-name="L11"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325" style:family="paragraph" style:parent-style-name="Body_20_text_20__28_3_29_" style:list-style-name="L10"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326" style:family="paragraph" style:parent-style-name="Body_20_text_20__28_3_29_" style:list-style-name="L12"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327" style:family="paragraph" style:parent-style-name="Body_20_text_20__28_3_29_" style:list-style-name="L1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328" style:family="paragraph" style:parent-style-name="Body_20_text_20__28_3_29_" style:list-style-name="L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329" style:family="paragraph" style:parent-style-name="Body_20_text_20__28_3_29_" style:list-style-name="L10"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330" style:family="paragraph" style:parent-style-name="Body_20_text_20__28_3_29_" style:list-style-name="L5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331" style:family="paragraph" style:parent-style-name="Body_20_text_20__28_3_29_" style:list-style-name="L10"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32" style:family="paragraph" style:parent-style-name="Body_20_text_20__28_3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33" style:family="paragraph" style:parent-style-name="Body_20_text_20__28_3_29_" style:list-style-name="L1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34" style:family="paragraph" style:parent-style-name="Body_20_text_20__28_3_29_" style:list-style-name="L2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35" style:family="paragraph" style:parent-style-name="Body_20_text_20__28_3_29_" style:list-style-name="L5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36" style:family="paragraph" style:parent-style-name="Body_20_text_20__28_3_29_" style:list-style-name="L5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337" style:family="paragraph" style:parent-style-name="Body_20_text_20__28_3_29_" style:list-style-name="L1" style:master-page-name="">
      <style:paragraph-properties fo:margin-left="0.1945in" fo:margin-right="0in" fo:margin-top="0in" fo:margin-bottom="0in" loext:contextual-spacing="false" fo:text-indent="-0.1945in" style:auto-text-indent="false" style:page-number="auto">
        <style:tab-stops>
          <style:tab-stop style:position="0.1008in"/>
        </style:tab-stops>
      </style:paragraph-properties>
    </style:style>
    <style:style style:name="P338" style:family="paragraph" style:parent-style-name="Body_20_text_20__28_3_29_" style:list-style-name="L1"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339" style:family="paragraph" style:parent-style-name="Body_20_text_20__28_3_29_" style:list-style-name="L12"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40" style:family="paragraph" style:parent-style-name="Body_20_text_20__28_3_29_" style:list-style-name="L1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41" style:family="paragraph" style:parent-style-name="Body_20_text_20__28_3_29_" style:list-style-name="L2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42" style:family="paragraph" style:parent-style-name="Body_20_text_20__28_3_29_" style:list-style-name="L5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43" style:family="paragraph" style:parent-style-name="Body_20_text_20__28_3_29_" style:list-style-name="L5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344" style:family="paragraph" style:parent-style-name="Body_20_text_20__28_3_29_" style:list-style-name="L13"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345" style:family="paragraph" style:parent-style-name="Body_20_text_20__28_3_29_" style:list-style-name="L14"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346" style:family="paragraph" style:parent-style-name="Body_20_text_20__28_3_29_" style:list-style-name="L56"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347" style:family="paragraph" style:parent-style-name="Body_20_text_20__28_3_29_" style:list-style-name="L14"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348" style:family="paragraph" style:parent-style-name="Body_20_text_20__28_3_29_" style:list-style-name="L15" style:master-page-name="">
      <style:paragraph-properties fo:margin-left="0.1945in" fo:margin-right="0in" fo:margin-top="0in" fo:margin-bottom="0in" loext:contextual-spacing="false" fo:text-indent="-0.1945in" style:auto-text-indent="false" style:page-number="auto">
        <style:tab-stops>
          <style:tab-stop style:position="0.1165in"/>
        </style:tab-stops>
      </style:paragraph-properties>
    </style:style>
    <style:style style:name="P349" style:family="paragraph" style:parent-style-name="Body_20_text_20__28_3_29_" style:list-style-name="L15"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350" style:family="paragraph" style:parent-style-name="Body_20_text_20__28_3_29_" style:list-style-name="L54"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351" style:family="paragraph" style:parent-style-name="Body_20_text_20__28_3_29_" style:list-style-name="L1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352" style:family="paragraph" style:parent-style-name="Body_20_text_20__28_3_29_" style:list-style-name="L5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353" style:family="paragraph" style:parent-style-name="Body_20_text_20__28_3_29_" style:list-style-name="L22" style:master-page-name="">
      <style:paragraph-properties fo:margin-left="0.1945in" fo:margin-right="0in" fo:margin-top="0in" fo:margin-bottom="0in" loext:contextual-spacing="false" fo:text-indent="-0.1945in" style:auto-text-indent="false" style:page-number="auto">
        <style:tab-stops>
          <style:tab-stop style:position="-0.0256in"/>
        </style:tab-stops>
      </style:paragraph-properties>
    </style:style>
    <style:style style:name="P354" style:family="paragraph" style:parent-style-name="Body_20_text_20__28_3_29_" style:list-style-name="L33" style:master-page-name="">
      <style:paragraph-properties fo:margin-left="0.1945in" fo:margin-right="0in" fo:margin-top="0in" fo:margin-bottom="0in" loext:contextual-spacing="false" fo:line-height="0.1299in" fo:text-indent="-0.1945in" style:auto-text-indent="false" style:page-number="auto">
        <style:tab-stops>
          <style:tab-stop style:position="0.0902in"/>
        </style:tab-stops>
      </style:paragraph-properties>
    </style:style>
    <style:style style:name="P355" style:family="paragraph" style:parent-style-name="Body_20_text_20__28_3_29_" style:list-style-name="L32" style:master-page-name="">
      <style:paragraph-properties fo:margin-left="0.1945in" fo:margin-right="0in" fo:margin-top="0in" fo:margin-bottom="0in" loext:contextual-spacing="false" fo:line-height="0.1299in" fo:text-indent="-0.1945in" style:auto-text-indent="false" style:page-number="auto">
        <style:tab-stops>
          <style:tab-stop style:position="0.0063in"/>
        </style:tab-stops>
      </style:paragraph-properties>
    </style:style>
    <style:style style:name="P356" style:family="paragraph" style:parent-style-name="Body_20_text_20__28_3_29_" style:list-style-name="L12" style:master-page-name="">
      <style:paragraph-properties fo:margin-left="0.1945in" fo:margin-right="0in" fo:margin-top="0in" fo:margin-bottom="0in" loext:contextual-spacing="false" fo:line-height="0.1299in" fo:text-indent="-0.1945in" style:auto-text-indent="false" style:page-number="auto">
        <style:tab-stops>
          <style:tab-stop style:position="0.0161in"/>
        </style:tab-stops>
      </style:paragraph-properties>
    </style:style>
    <style:style style:name="P357" style:family="paragraph" style:parent-style-name="Body_20_text_20__28_3_29_" style:list-style-name="L12" style:master-page-name="">
      <style:paragraph-properties fo:margin-left="0.1945in" fo:margin-right="0in" fo:margin-top="0in" fo:margin-bottom="0in" loext:contextual-spacing="false" fo:line-height="0.1299in" fo:text-indent="-0.1945in" style:auto-text-indent="false" style:page-number="auto">
        <style:tab-stops>
          <style:tab-stop style:position="0.0193in"/>
        </style:tab-stops>
      </style:paragraph-properties>
    </style:style>
    <style:style style:name="P358" style:family="paragraph" style:parent-style-name="Body_20_text_20__28_3_29_" style:list-style-name="L51"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359" style:family="paragraph" style:parent-style-name="Body_20_text_20__28_3_29_" style:list-style-name="L52" style:master-page-name="">
      <style:paragraph-properties fo:margin-left="0.1945in" fo:margin-right="0in" fo:margin-top="0in" fo:margin-bottom="0in" loext:contextual-spacing="false" fo:text-indent="-0.1945in" style:auto-text-indent="false" style:page-number="auto">
        <style:tab-stops>
          <style:tab-stop style:position="-0.039in"/>
        </style:tab-stops>
      </style:paragraph-properties>
    </style:style>
    <style:style style:name="P360" style:family="paragraph" style:parent-style-name="Body_20_text_20__28_3_29_" style:list-style-name="L53" style:master-page-name="">
      <style:paragraph-properties fo:margin-left="0.1945in" fo:margin-right="0in" fo:margin-top="0in" fo:margin-bottom="0in" loext:contextual-spacing="false" fo:text-indent="-0.1945in" style:auto-text-indent="false" style:page-number="auto">
        <style:tab-stops>
          <style:tab-stop style:position="-0.039in"/>
        </style:tab-stops>
      </style:paragraph-properties>
    </style:style>
    <style:style style:name="P361" style:family="paragraph" style:parent-style-name="Body_20_text_20__28_3_29_" style:list-style-name="L14" style:master-page-name="">
      <style:paragraph-properties fo:margin-left="0.1945in" fo:margin-right="0in" fo:margin-top="0in" fo:margin-bottom="0in" loext:contextual-spacing="false" fo:text-indent="-0.1945in" style:auto-text-indent="false" style:page-number="auto" fo:break-after="column">
        <style:tab-stops>
          <style:tab-stop style:position="-0.0339in"/>
        </style:tab-stops>
      </style:paragraph-properties>
    </style:style>
    <style:style style:name="P362" style:family="paragraph" style:parent-style-name="Body_20_text_20__28_3_29_" style:list-style-name="L53" style:master-page-name="">
      <style:paragraph-properties fo:margin-left="0.1945in" fo:margin-right="0in" fo:margin-top="0in" fo:margin-bottom="0in" loext:contextual-spacing="false" fo:text-indent="-0.1945in" style:auto-text-indent="false" style:page-number="auto" fo:break-after="column">
        <style:tab-stops>
          <style:tab-stop style:position="-0.039in"/>
        </style:tab-stops>
      </style:paragraph-properties>
    </style:style>
    <style:style style:name="P363" style:family="paragraph" style:parent-style-name="Body_20_text_20__28_3_29_" style:master-page-name="PageStyle4">
      <style:paragraph-properties fo:margin-left="0.1945in" fo:margin-right="0in" fo:margin-top="0in" fo:margin-bottom="0in" loext:contextual-spacing="false" fo:text-indent="0in" style:auto-text-indent="false" style:page-number="70"/>
    </style:style>
    <style:style style:name="P364" style:family="paragraph" style:parent-style-name="Body_20_text_20__28_3_29_" style:list-style-name="L17"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543in"/>
        </style:tab-stops>
      </style:paragraph-properties>
    </style:style>
    <style:style style:name="P365" style:family="paragraph" style:parent-style-name="Body_20_text_20__28_3_29_" style:master-page-name="PageStyle5">
      <style:paragraph-properties fo:margin-left="0in" fo:margin-right="0in" fo:margin-top="0in" fo:margin-bottom="0in" loext:contextual-spacing="false" fo:text-align="end" style:justify-single-word="false" fo:text-indent="0in" style:auto-text-indent="false" style:page-number="74"/>
    </style:style>
    <style:style style:name="P366" style:family="paragraph" style:parent-style-name="Body_20_text_20__28_3_29_" style:master-page-name="PageStyle22">
      <style:paragraph-properties fo:margin-left="0.2083in" fo:margin-right="0in" fo:margin-top="0in" fo:margin-bottom="0in" loext:contextual-spacing="false" fo:text-indent="0in" style:auto-text-indent="false" style:page-number="101"/>
    </style:style>
    <style:style style:name="P367" style:family="paragraph" style:parent-style-name="Standard" style:master-page-name="PageStyle13">
      <style:paragraph-properties style:page-number="27"/>
      <style:text-properties fo:font-size="1pt" style:font-size-asian="1pt" style:font-size-complex="1pt"/>
    </style:style>
    <style:style style:name="P368" style:family="paragraph" style:parent-style-name="Body_20_text_20__28_6_29_" style:master-page-name="PageStyle7">
      <style:paragraph-properties fo:margin-left="0.3193in" fo:margin-right="0in" fo:margin-top="0in" fo:margin-bottom="0in" loext:contextual-spacing="false" fo:line-height="0.1134in" fo:text-align="start" style:justify-single-word="false" fo:text-indent="-0.1252in" style:auto-text-indent="false" style:page-number="78"/>
    </style:style>
    <style:style style:name="P369" style:family="paragraph" style:parent-style-name="Body_20_text_20__28_6_29_" style:list-style-name="L27" style:master-page-name="">
      <style:paragraph-properties fo:margin-left="0.1945in" fo:margin-right="0.278in" fo:margin-top="0in" fo:margin-bottom="0in" loext:contextual-spacing="false" fo:line-height="0.1134in" fo:text-align="start" style:justify-single-word="false" fo:text-indent="-0.0972in" style:auto-text-indent="false" style:page-number="auto">
        <style:tab-stops>
          <style:tab-stop style:position="0.0508in"/>
        </style:tab-stops>
      </style:paragraph-properties>
    </style:style>
    <style:style style:name="P370" style:family="paragraph" style:parent-style-name="Body_20_text_20__28_6_29_" style:list-style-name="L27" style:master-page-name="">
      <style:paragraph-properties fo:margin-left="0.0972in" fo:margin-right="0in" fo:margin-top="0in" fo:margin-bottom="0in" loext:contextual-spacing="false" fo:line-height="0.1134in" fo:text-align="justify" style:justify-single-word="false" fo:text-indent="0in" style:auto-text-indent="false" style:page-number="auto">
        <style:tab-stops>
          <style:tab-stop style:position="0.1543in"/>
        </style:tab-stops>
      </style:paragraph-properties>
    </style:style>
    <style:style style:name="P371" style:family="paragraph" style:parent-style-name="Body_20_text_20__28_6_29_" style:list-style-name="L27" style:master-page-name="">
      <style:paragraph-properties fo:margin-left="0.1945in" fo:margin-right="0in" fo:margin-top="0in" fo:margin-bottom="0in" loext:contextual-spacing="false" fo:line-height="0.1134in" fo:text-align="start" style:justify-single-word="false" fo:text-indent="-0.0972in" style:auto-text-indent="false" style:page-number="auto">
        <style:tab-stops>
          <style:tab-stop style:position="0.0602in"/>
        </style:tab-stops>
      </style:paragraph-properties>
    </style:style>
    <style:style style:name="P372" style:family="paragraph" style:parent-style-name="Body_20_text_20__28_6_29_" style:list-style-name="L18" style:master-page-name="">
      <style:paragraph-properties fo:margin-left="0in" fo:margin-right="0in" fo:margin-top="0in" fo:margin-bottom="0in" loext:contextual-spacing="false" fo:line-height="0.1134in" fo:text-align="justify" style:justify-single-word="false" fo:text-indent="0in" style:auto-text-indent="false" style:page-number="auto">
        <style:tab-stops>
          <style:tab-stop style:position="0.2075in"/>
        </style:tab-stops>
      </style:paragraph-properties>
    </style:style>
    <style:style style:name="P373" style:family="paragraph" style:parent-style-name="Body_20_text_20__28_6_29_" style:list-style-name="L18"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134in"/>
        </style:tab-stops>
      </style:paragraph-properties>
    </style:style>
    <style:style style:name="P374" style:family="paragraph" style:parent-style-name="Body_20_text_20__28_6_29_" style:list-style-name="L28" style:master-page-name="">
      <style:paragraph-properties fo:margin-left="0.1945in" fo:margin-right="0in" fo:margin-top="0in" fo:margin-bottom="0in" loext:contextual-spacing="false" fo:line-height="0.1134in" fo:text-align="start" style:justify-single-word="false" fo:text-indent="-0.1945in" style:auto-text-indent="false" style:page-number="auto">
        <style:tab-stops>
          <style:tab-stop style:position="0.0071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736in" fo:margin-top="0in" fo:margin-bottom="0.0201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0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1154in" fo:margin-right="2.4098in" style:editable="false">
        <style:columns fo:column-count="2" fo:column-gap="0.0709in">
          <style:column style:rel-width="32767*" fo:start-indent="0in" fo:end-indent="0.0354in"/>
          <style:column style:rel-width="32768*" fo:start-indent="0.0354in" fo:end-indent="0in"/>
        </style:columns>
      </style:section-properties>
    </style:style>
    <style:style style:name="Sect2" style:family="section">
      <style:section-properties fo:margin-left="2.0201in" fo:margin-right="2.3339in" style:editable="false">
        <style:columns fo:column-count="2" fo:column-gap="0.0709in">
          <style:column style:rel-width="32767*" fo:start-indent="0in" fo:end-indent="0.0354in"/>
          <style:column style:rel-width="32768*" fo:start-indent="0.0354in" fo:end-indent="0in"/>
        </style:columns>
      </style:section-properties>
    </style:style>
    <style:style style:name="Sect3" style:family="section">
      <style:section-properties fo:margin-left="0in" fo:margin-right="0in" style:editable="false">
        <style:columns fo:column-count="1" fo:column-gap="0in"/>
      </style:section-properties>
    </style:style>
    <style:style style:name="Sect4" style:family="section">
      <style:section-properties fo:margin-left="1.7992in" fo:margin-right="2.561in" style:editable="false">
        <style:columns fo:column-count="2" fo:column-gap="0.078in">
          <style:column style:rel-width="32767*" fo:start-indent="0in" fo:end-indent="0.039in"/>
          <style:column style:rel-width="32768*" fo:start-indent="0.039in" fo:end-indent="0in"/>
        </style:columns>
      </style:section-properties>
    </style:style>
    <style:style style:name="Sect5" style:family="section">
      <style:section-properties fo:margin-left="2.1508in" fo:margin-right="2.2047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6"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6"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7"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6"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4"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4"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6"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8"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4"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4"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4"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4"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8"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4"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4" style:num-format="1" text:start-value="5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4"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4"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4"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4"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4"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41"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4"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6"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4"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4"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4"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4"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4"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6"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6"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4"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4"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4"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27"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4"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8"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8"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6"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4"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4"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4"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4"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4"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93">I<text:span text:style-name="CharStyle4">Here are the names of the sons of Israel who went to Egypt with Jacob, each man 2 along with his household: Reu­ben, Simeon, Levi, and Judah, </text:span><text:span text:style-name="CharStyle6">3</text:span><text:span text:style-name="CharStyle4"> Issachar, Zebulun, and Benja- 4 min, Dan and Naphtali, Gad and 5 Asher; and the direct descend­ants of Jacob numbered seventy in all. (Joseph was in Egypt 7 already.) The sons of Israel were fruitful and swarmed, they multiplied and teemed till 13 the land was full of them. The Egyptians made slaves of the 14 Israelites harshly; they made life bitter for them with hard service, forcing them to build with mortar and bricks and to do all manner of field-work— the lot of slaves harshly treated. 6 </text:span><text:span text:style-name="CharStyle7">Joseph died, so did all his brothers and all that generation. </text:span><text:span text:style-name="CharStyle4">8 </text:span><text:span text:style-name="CharStyle7">A new king rose over Egypt, who </text:span><text:span text:style-name="CharStyle8">9</text:span><text:span text:style-name="CharStyle7"> had not knowledge of Joseph; he said to his people, “Look, the Israelites are too many and too </text:span><text:span text:style-name="CharStyle4">10 </text:span><text:span text:style-name="CharStyle7">mighty for us! We must handle them carefully, lest they multi­ply and then, if we happen to be at war, join our enemies and fight against us, so as to escape </text:span><text:span text:style-name="CharStyle4">11 </text:span><text:span text:style-name="CharStyle7">from the countrySo they put them under captains of the la­bour gangs, to crush them with heavy loads; and they built for the Pharaoh the store-towns of </text:span><text:span text:style-name="CharStyle4">12 </text:span><text:span text:style-name="CharStyle7">Pithom and Ramses. But the more they were crushed, the more they multiplied and ex­panded, till the Egyptians dreaded the Israelites.</text:span></text:p>
        <text:p text:style-name="P29"><text:span text:style-name="CharStyle12">IS<text:tab/></text:span><text:span text:style-name="CharStyle4">[Then the king of Egypt told the Hebrew midwives, one of whom was called Shiphrah and 16 the other Puah, that when they attended the Hebrew women and saw them on the birth-stool</text:span></text:p>
        <text:p text:style-name="P79"><text:span text:style-name="CharStyle4">they were to kill the child, if it was a male, and to let it five, if it was a girl. But the midwives 17 reverenced God; they did not do as the king of Egypt ordered them, but saved the male chil­dren alive. Then the king of 18 Egypt summoned the midwives. “Why have you done this,” he asked, “saving the male children alive?” The midwives said to 19 the Pharaoh, “Because the He­brew women are not like the Egyptian women; they are brisk creatines, delivered before ever a midwife reaches them!” So 20 the people continued to multiply and teem. God prospered the midwives; since the midwives 21 had reverenced God, he made them mothers of families.</text:span></text:p>
        <text:p text:style-name="P83"><text:span text:style-name="CharStyle4">The Pharaoh then ordered all 22 his people to throw every son born to the Hebrews into the Nile, but to save every girl alive.</text:span></text:p>
        <text:p text:style-name="P83"><text:span text:style-name="CharStyle4">Now a man belonging to </text:span><text:span text:style-name="CharStyle7">ey </text:span><text:span text:style-name="CharStyle4">the house of Levi went and * married a daughter of Levi; the woman conceived and bore 2 a son, and as she saw he was a handsome boy, she hid him for three months. When she could 3 hide him no longer, she took a creel made of papyrus reeds, daubed it over with bitumen and pitch, and put the child in it, laying it among the reeds at the side of the Nile. His sister 4 placed herself at a distance, to see what would happen to him.</text:span></text:p>
        <text:p text:style-name="P91"><text:span text:style-name="CharStyle4">The daughter of the Pharaoh 5 came down to bathe at the river; her maidens were walking along the bank, and as she saw the creel among the reeds she sent her slave-girl to fetch it. On 6 opening it she saw the child —it was a boy crying! She </text:span><text:span text:style-name="CharStyle6">61</text:span></text:p>
      </text:section>
      <text:section text:style-name="Sect2" text:name="Section1">
        <text:p text:style-name="P94"><text:span text:style-name="CharStyle4">pitied him, and said, “This is one of the Hebrews’ children.”</text:span></text:p>
        <text:list xml:id="list6847610199848607995" text:style-name="L1">
          <text:list-item>
            <text:p text:style-name="P99"><text:span text:style-name="CharStyle4"><text:tab/>His sister said to the Pharaoh’s daughter, “Shall I go and get you a Hebrew nurse, to suckle</text:span></text:p>
          </text:list-item>
          <text:list-item>
            <text:p text:style-name="P99"><text:span text:style-name="CharStyle4"><text:tab/>the child for you?” “Yes,” said the Pharaoh’s daughter. So the girl went for the child’s mother,</text:span></text:p>
          </text:list-item>
          <text:list-item>
            <text:p text:style-name="P100"><text:span text:style-name="CharStyle4"><text:tab/>and the Pharaoh’s daughter said to her, “Take this child away and suckle it for me, and I will pay you your wages.” The woman took and suckled the</text:span></text:p>
          </text:list-item>
          <text:list-item>
            <text:p text:style-name="P105"><text:span text:style-name="CharStyle4"><text:tab/>child, and when the child grew up she brought him to the Pha­raoh’s daughter, who adopted him as her son; she called his name Moses (Removed), “for,” she said, “I removed him from the water.”]</text:span></text:p>
          </text:list-item>
          <text:list-item>
            <text:p text:style-name="P297"><text:span text:style-name="CharStyle16"><text:tab/></text:span><text:span text:style-name="CharStyle15">It was during those days that Moses, now a man, once went out to his fellow-countrymen. He noted the loads they had to bear. And he saw an Egyptian striking a Hebrew, one of his own coun-</text:span></text:p>
          </text:list-item>
          <text:list-item>
            <text:p text:style-name="P298"><text:span text:style-name="CharStyle16"><text:tab/></text:span><text:span text:style-name="CharStyle15">try men. Moses looked round, there was no one to be seen; so he knocked the Egyptian down and hid his body in the sand.</text:span></text:p>
          </text:list-item>
          <text:list-item>
            <text:p text:style-name="P298"><text:span text:style-name="CharStyle16"><text:tab/></text:span><text:span text:style-name="CharStyle15">Next day, when he went out, there were two Hebrews quarrel­ling! Moses said to the man in the wrong, “Why are you strik-</text:span></text:p>
          </text:list-item>
          <text:list-item>
            <text:p text:style-name="P299"><text:span text:style-name="CharStyle16"><text:tab/></text:span><text:span text:style-name="CharStyle15">ing a fellow-countryman?” He replied, “Who made you an au­thority and umpire over us? Do you mean to murder me as you murdered the Egyptian?” This made Moses afraid; he reflected that what he had done must be</text:span></text:p>
          </text:list-item>
          <text:list-item>
            <text:p text:style-name="P299"><text:span text:style-name="CharStyle16"><text:tab/></text:span><text:span text:style-name="CharStyle15">known. When the Pharaoh heard of it, he tried to kill Moses, but Moses escaped from the Pharaoh to the land of Midian.</text:span></text:p>
          </text:list-item>
          <text:list-item>
            <text:p text:style-name="P297"><text:span text:style-name="CharStyle16"><text:tab/></text:span><text:span text:style-name="CharStyle15">He was sitting beside a well, when the seven daughters of the priest of Midian came to draw water, to fill the troughs for their</text:span></text:p>
          </text:list-item>
          <text:list-item>
            <text:p text:style-name="P300"><text:span text:style-name="CharStyle16"><text:tab/></text:span><text:span text:style-name="CharStyle15">father’s flock. The shepherds drove them off, but Moses came</text:span></text:p>
          </text:list-item>
        </text:list>
        <text:p text:style-name="P34"><text:span text:style-name="CharStyle15">forward and helped them to water their flock.</text:span></text:p>
        <text:p text:style-name="P56"><text:span text:style-name="CharStyle15">When they got home to their</text:span><text:span text:style-name="CharStyle16"> 18 </text:span><text:span text:style-name="CharStyle15">father [[Reuel\], he asked them how they had returned so soon that day. They said, “An Egyp-</text:span><text:span text:style-name="CharStyle16"> 19 </text:span><text:span text:style-name="CharStyle15">tian protected us from the shep­herds. He even drew water for us, to water the flock!" “And</text:span><text:span text:style-name="CharStyle16"> 20 </text:span><text:span text:style-name="CharStyle15">where is he?” the man asked his daughters. “Why have you left him behind? Ask him to take food with us.” Moses agreed to 21 live with the man, and he gave Moses his daughter Zipporah in marriage; she bore him a son,</text:span><text:span text:style-name="CharStyle16"> 23 </text:span><text:span text:style-name="CharStyle15">whom he called Oershom or Stranger, “for I have been a stranger,” he said, “in a foreign land.”</text:span></text:p>
        <text:p text:style-name="P56"><text:span text:style-name="CharStyle15">During this long time the king</text:span><text:span text:style-name="CharStyle16"> 23 </text:span><text:span text:style-name="CharStyle15">of Egypt died. Then the A Eternal said to Moses in Midian, “Go back to Egypt, for</text:span><text:span text:style-name="CharStyle16"> 19 </text:span><text:span text:style-name="CharStyle15">all the men who tried to kill you are dead.” So Moses put his wife</text:span><text:span text:style-name="CharStyle16"> 20 </text:span><text:span text:style-name="CharStyle15">and his son on an ass, and went back to the land of Egypt. On</text:span><text:span text:style-name="CharStyle16"> 24 </text:span><text:span text:style-name="CharStyle15">the way back, the Eternal met him at a khan and tried to kill him. So Zipporah taking a flint- 25 knife cut of her boys foreskin and touched his feet with it, cry­ing, “There, you are my bride­groom in blood!” Then the</text:span><text:span text:style-name="CharStyle16"> 26 </text:span><text:span text:style-name="CharStyle15">Eternal let him alone, when Zip­porah cried, “You are my bride­groom in blood, by this circum­cision.”</text:span></text:p>
        <text:p text:style-name="P53"><text:span text:style-name="CharStyle4">The Israelites were groan- </text:span><text:span text:style-name="CharStyle7">ey </text:span><text:span text:style-name="CharStyle4">ing under their bondage, and </text:span><text:span text:style-name="CharStyle7">sit</text:span><text:span text:style-name="CharStyle4"> 23 the wail of their cries for help came up to God. God heard 24 their moaning, and God remem­bered his compact with Abra­ham, Isaac, and Jacob; God 25 noted the plight of the Israelites and God made himself known to them.</text:span></text:p>
        <text:p text:style-name="P53"><text:span text:style-name="CharStyle4">[One day, as Moses was o tending the flock of his </text:span><text:span text:style-name="CharStyle7">&amp;</text:span></text:p>
      </text:section>
      <text:section text:style-name="Sect2" text:name="Section2">
        <text:p text:style-name="P95"><text:span text:style-name="CharStyle4">father-in-law Jethro, the priest of Midian, he led the flock to the western side of the prairie, and reached the sacred hill of</text:span></text:p>
        <text:list xml:id="list3613890656845819995" text:style-name="L2">
          <text:list-item>
            <text:p text:style-name="P301"><text:span text:style-name="CharStyle16"><text:tab/>Horeb.] </text:span><text:span text:style-name="CharStyle15">The angel of the Eter­nal appeared, to him in a flame of fire rising out of a thorn-bush. When he looked, there was the thorn-bush ablaze with fire, yet</text:span></text:p>
          </text:list-item>
          <text:list-item>
            <text:p text:style-name="P301"><text:span text:style-name="CharStyle15"><text:tab/>not consumed! “I will step aside,” said Moses, “and see this marvel, why the thorn-bush is</text:span></text:p>
          </text:list-item>
          <text:list-item>
            <text:p text:style-name="P108"><text:span text:style-name="CharStyle4"><text:tab/></text:span><text:span text:style-name="CharStyle7">not yet burnt up.” When the Eternal saw that he stepped aside to look at it,</text:span><text:span text:style-name="CharStyle4"> [God called to him out of the thorn-bush, say­ing, “Moses, Moses!” He an-</text:span></text:p>
          </text:list-item>
          <text:list-item>
            <text:p text:style-name="P304"><text:span text:style-name="CharStyle16"><text:tab/>swered, “Here I am!”] </text:span><text:span text:style-name="CharStyle15">and he said, "Do not come close; remove your sandals from your feet, for the place where you are standing</text:span></text:p>
          </text:list-item>
          <text:list-item>
            <text:p text:style-name="P108"><text:span text:style-name="CharStyle7"><text:tab/>is sacred ground.”</text:span><text:span text:style-name="CharStyle4"> [He said, “I am the God of your father, the God of Abraham, the God of Isaac, and the God of Jacob.”</text:span></text:p>
          </text:list-item>
        </text:list>
        <text:p text:style-name="P21"><text:span text:style-name="CharStyle4">Moses covered his face; he was</text:span></text:p>
        <text:list xml:id="list185535930317459" text:continue-numbering="true" text:style-name="L2">
          <text:list-item>
            <text:p text:style-name="P304"><text:span text:style-name="CharStyle16"><text:tab/>afraid to look at God.] </text:span><text:span text:style-name="CharStyle15">The Eternal said, “I have indeed seen the distress of my people in Egypt, </text:span><text:span text:style-name="CharStyle17">1</text:span><text:span text:style-name="CharStyle15"> have heard them wail­ing under their slave-drivers; for</text:span></text:p>
          </text:list-item>
          <text:list-item>
            <text:p text:style-name="P304"><text:span text:style-name="CharStyle16"><text:tab/></text:span><text:span text:style-name="CharStyle15">I know their sorrows and I have come down to rescue them from the Egyptians and to bring them out of that land to a fine, large land, abounding in milk and honey, the country of the Canaanites, the Hittites, the Amorites, the Perizzites, the</text:span></text:p>
          </text:list-item>
          <text:list-item>
            <text:p text:style-name="P108"><text:span text:style-name="CharStyle4"><text:tab/></text:span><text:span text:style-name="CharStyle7">Hivites, and the Jebvsites.</text:span><text:span text:style-name="CharStyle4"> [And now the wail of the Israelites has reached me; I have also seen how the Egyptians are oppressing</text:span></text:p>
          </text:list-item>
          <text:list-item>
            <text:p text:style-name="P106"><text:span text:style-name="CharStyle4"><text:tab/>them. So come, I will send you to the Pharaoh that you may bring my people the Israelites out of Egypt.”</text:span></text:p>
          </text:list-item>
          <text:list-item>
            <text:p text:style-name="P112"><text:span text:style-name="CharStyle4"><text:tab/>Moses said to God, “But who am I, to go to the Pharaoh and to bring the Israelites out of</text:span></text:p>
          </text:list-item>
          <text:list-item>
            <text:p text:style-name="P106"><text:span text:style-name="CharStyle4"><text:tab/>Egypt?” He answered, “I will</text:span></text:p>
          </text:list-item>
        </text:list>
        <text:p text:style-name="P24"><text:span text:style-name="CharStyle4">be with you. And here is your proof that I myself have sent you: when you have brought the people out of Egypt, they shall worship God on this very hill.” “But,” said Moses to God, 13 “when I go to the Israelites and tell them that the God of their fathers has sent me to them, and when they ask me, ‘What is his name?’ what am I to say to them?” God said to Moses, 14 “I-will-be-what-I-will-be:<text:tab/>tell</text:span></text:p>
        <text:p text:style-name="P27"><text:span text:style-name="CharStyle4">the Israelites that I-will-be has sent you to them.”<text:tab/>God 15</text:span></text:p>
        <text:p text:style-name="P82"><text:span text:style-name="CharStyle4">also said to Moses, “You must tell the Israelites that the Eter­nal, the God of their fathers, the God of Abraham, the God of Isaac, and the God of Jacob, has sent you to them; tell them This is my name for all time, this is my title for all ages.]</text:span></text:p>
        <text:p text:style-name="P33"><text:span text:style-name="CharStyle15">Go and gather the sheikhs of Is-</text:span><text:span text:style-name="CharStyle16"> 16 </text:span><text:span text:style-name="CharStyle15">rael, and tell them that the Eter­nal, the God of their fathers, the God of Abraham, Isaac, and Jacob, has appeared to you, say­ing,</text:span><text:span text:style-name="CharStyle16"> </text:span><text:span text:style-name="CharStyle18">7</text:span><text:span text:style-name="CharStyle16"> </text:span><text:span text:style-name="CharStyle15">have remembered you and</text:span><text:span text:style-name="CharStyle16"> 17 </text:span><text:span text:style-name="CharStyle15">all that is being done to you in Egypt; I have resolved to bring you out of your distress in Egypt to the country of the Canaanites, the Hittites, the Amorites, the Perizzites, the Hivites, and the Jebvsites, to a land abounding in milk and honey.’ They will</text:span><text:span text:style-name="CharStyle16"> 18 </text:span><text:span text:style-name="CharStyle15">listen to what you say. Then you and the sheikhs of Israel must go to the king of Egypt and tell him that ‘the Eternal, the God of the Hebrews, has met us. Pray let us travel for three days into the desert, then, that we may sacrifice to the Eternal our God.’</text:span><text:span text:style-name="CharStyle16"> [Well do I know that 19 the king of Egypt will not let you go, except by force. So I 20 will exert my force and strike Egypt with all the marvels I in­tend to work there; after that</text:span></text:p>
        <text:list xml:id="list1102238464086842147" text:style-name="L3">
          <text:list-item>
            <text:p text:style-name="P137"><text:span text:style-name="CharStyle4"><text:tab/>he will let you go. And I will make this people so much in favour with the Egyptians that you shall not leave the country</text:span></text:p>
          </text:list-item>
          <text:list-item>
            <text:p text:style-name="P114"><text:span text:style-name="CharStyle4"><text:tab/>empty-handed; no, every woman shall ask her neighbour and her slave for jewels of silver and of gold as well as for raiment, to bedeck your sons and daughters. You shall take toll of the Egyp­tians.]”</text:span></text:p>
          </text:list-item>
        </text:list>
        <text:p text:style-name="P35"><text:span text:style-name="CharStyle15">Moses answered, “But sup­pose they will not believe me, or listen to what I say; sup­pose they say,'The Eternal never</text:span></text:p>
        <text:list xml:id="list2203896993774898957" text:style-name="L4">
          <text:list-item>
            <text:p text:style-name="P306"><text:span text:style-name="CharStyle16"><text:tab/></text:span><text:span text:style-name="CharStyle15">appeared to you.’ ” The Eternal said to him, “What is that in your hand?” “A stick” he said.</text:span></text:p>
          </text:list-item>
          <text:list-item>
            <text:p text:style-name="P306"><text:span text:style-name="CharStyle16"><text:tab/></text:span><text:span text:style-name="CharStyle15">“Throw it on the ground,” said the Eternal. He threw it on the ground, and it turned into a snake. Moses ran away from it, but the Eternal said to Moses,</text:span></text:p>
          </text:list-item>
          <text:list-item>
            <text:p text:style-name="P305"><text:span text:style-name="CharStyle15"><text:tab/>“Put your hand out and catch it by the tail”—he did put his hand out and caught it by the tail, when it became a stick in his</text:span></text:p>
          </text:list-item>
          <text:list-item>
            <text:p text:style-name="P305"><text:span text:style-name="CharStyle16"><text:tab/></text:span><text:span text:style-name="CharStyle15">hand—“that they may believe the Eternal, the God of their fathers, the God of Abraham, the God of Isaac, and the God of Jacob, has appeared to you.”</text:span></text:p>
          </text:list-item>
          <text:list-item>
            <text:p text:style-name="P308"><text:span text:style-name="CharStyle16"><text:tab/></text:span><text:span text:style-name="CharStyle15">The Eternal also said to him, “Put your hand into your bos­om.” He did so, and when he took it out, there was his hand all leprous, white as snow!</text:span></text:p>
          </text:list-item>
          <text:list-item>
            <text:p text:style-name="P302"><text:span text:style-name="CharStyle15"><text:tab/>“Put your hand back into your bosom,” said the Eternal; he did so, and when he took it out, there it was, like his other flesh</text:span></text:p>
          </text:list-item>
          <text:list-item>
            <text:p text:style-name="P302"><text:span text:style-name="CharStyle16"><text:tab/></text:span><text:span text:style-name="CharStyle15">again! “If they will not believe you, if they will not credit the first portent, then they will be-</text:span></text:p>
          </text:list-item>
          <text:list-item>
            <text:p text:style-name="P302"><text:span text:style-name="CharStyle15"><text:tab/>lieve the second. If they will not believe even these two por­tents, if they will not listen to what you say, then you must take some water from the Nile and pour it on the dry ground, and the water you take from the</text:span></text:p>
          </text:list-item>
        </text:list>
        <text:p text:style-name="P34"><text:span text:style-name="CharStyle15">Nile shall turn into blood on the dry ground.”</text:span></text:p>
        <text:p text:style-name="P55"><text:span text:style-name="CharStyle15">Moses said to the Eternal,</text:span><text:span text:style-name="CharStyle16"> io </text:span><text:span text:style-name="CharStyle15">“But, Lord, I am no speaker, I never have been and I am not now, not even since thou hast spoken to thy servant; I am slow of speech, I have no com­mand of words.” The Eternal</text:span><text:span text:style-name="CharStyle19"> ii </text:span><text:span text:style-name="CharStyle15">said to Mm, “Who gives man his mouth? Who makes one man dumb or deaf, who gives him sight or makes him blind? Is it not I, the Eternal? Go, then, </text:span><text:span text:style-name="CharStyle17">1</text:span><text:span text:style-name="CharStyle16"> 12 </text:span><text:span text:style-name="CharStyle15">will be with your mouth and teach you what to say.” [“Send</text:span><text:span text:style-name="CharStyle16"> 13 </text:span><text:span text:style-name="CharStyle15">whom thou wilt, Lord!” he re­plied. The Eternal’s anger</text:span><text:span text:style-name="CharStyle16"> 14 </text:span><text:span text:style-name="CharStyle15">blazed against Moses; he said, “What of your brother Aaron the Levite? He, I know, can speak well. Why, there he is, coming to meet you; when he sees you, he will be glad at heart! You must speak to him and tell</text:span><text:span text:style-name="CharStyle16"> 15 </text:span><text:span text:style-name="CharStyle15">him what to say; 1 will be with your mouth and with his mouth to instruct you. He shall be</text:span><text:span text:style-name="CharStyle16"> 16 </text:span><text:span text:style-name="CharStyle15">your spokesman to the people; he shall serve as a mouthpiece for you, and you shall inspire him</text:span><text:span text:style-name="CharStyle16">.] [Take this stick in your 17 hand, to work portents. And 21 when you return to Egypt, see that you perform before the Pharaoh all the portents I have given you power to perform— though I will make him obdu­rate, and he will not let the peo­ple go.”</text:span></text:p>
        <text:p text:style-name="P53"><text:span text:style-name="CharStyle4">So Moses took the stick of 20 God in his hand. He went back 18 to his father-in-law Jethro, and said to him, “Pray let me re­turn to my relatives in Egypt, to see if they are still alive!” “Go with my blessing,” said Jethro. Then the Eternal said 27 to Aaron, “Go into the desert to meet Moses.” He went, and he met him at the sacred hill;</text:span></text:p>
        <text:list xml:id="list2722682651090477857" text:style-name="L5">
          <text:list-item>
            <text:p text:style-name="P138"><text:span text:style-name="CharStyle4"><text:tab/>he kissed him, and then Moses told Aaron all the commission of the Eternal and all the por­tents he had been charged to perform.]</text:span></text:p>
          </text:list-item>
          <text:list-item>
            <text:p text:style-name="P311"><text:span text:style-name="CharStyle16"><text:tab/></text:span><text:span text:style-name="CharStyle15">Moses and Aaron then gath­ered all the sheikhs of Israel,</text:span></text:p>
          </text:list-item>
          <text:list-item>
            <text:p text:style-name="P312"><text:span text:style-name="CharStyle16"><text:tab/></text:span><text:span text:style-name="CharStyle15">and Aaron told them all that the Eternal had said to Moses, while Moses performed the por­tents in </text:span><text:soft-page-break/><text:span text:style-name="CharStyle15">the sight of the people.</text:span></text:p>
          </text:list-item>
          <text:list-item>
            <text:p text:style-name="P312"><text:span text:style-name="CharStyle16"><text:tab/></text:span><text:span text:style-name="CharStyle15">The people believed; when they heard that the Eternal had re­membered the Israelites and marked their distress, they bowed their heads and wor­shipped.</text:span></text:p>
          </text:list-item>
        </text:list>
        <text:p text:style-name="Body_20_text_20__28_4_29__20__2b__20_DropCap5">5<text:span text:style-name="CharStyle21"><text:tab/>[After that, Moses and Aaron went and told the Pharaoh that the Eternal, the God of Israel, bade him let the Eternal’s people go and hold a festival in 2 his honour in the desert. “Who is the Eternal,” said the Pha­raoh, “that I should listen to his order to let Israel go? I know nothing about the Eter­nal; besides, I will not let 3 Israel go.”] </text:span><text:span text:style-name="CharStyle23">They said, “The God of the Hebrews has met us; pray, then, let us travel for three days into the desert that we may sacrifice to the Eternal our God, lest he fall upon us with pesti­lence or with the sword.” 4</text:span><text:span text:style-name="CharStyle21"> [“Moses and Aaron,” said the king of Egypt, “why would you unsettle the people from their labours? Get to your tasks.”] </text:span><text:span text:style-name="CharStyle24">5</text:span><text:span text:style-name="CharStyle21"> </text:span><text:span text:style-name="CharStyle23">“The work-people are now nu­merous,” said the Pharaoh, “and you are putting them off their tasks!”</text:span></text:p>
        <text:list xml:id="list1871698408630717548" text:style-name="L6">
          <text:list-item>
            <text:p text:style-name="P323"><text:span text:style-name="CharStyle16"><text:tab/></text:span><text:span text:style-name="CharStyle15">That very day the Pharaoh ordered the slave-drivers and the </text:span><text:span text:style-name="CharStyle17">7</text:span><text:span text:style-name="CharStyle15"> foremen, “You must no longer give the people straw for making bricks; after this, let them go and gather the straw for them- </text:span><text:span text:style-name="CharStyle16">8 </text:span><text:span text:style-name="CharStyle15">selves. But you must exact from them the same number of</text:span></text:p>
          </text:list-item>
        </text:list>
        <text:p text:style-name="P33"><text:span text:style-name="CharStyle15">bricks as they have had to make up till now; you must not reduce the quantity. For they are lazy; that is why they are crying, ‘Let us go and sacrifice to our God.’ Make the men do heavier work, </text:span><text:span text:style-name="CharStyle17">9 </text:span><text:span text:style-name="CharStyle15">that they may attend to that instead of attending to lying words.”</text:span></text:p>
        <text:p text:style-name="P45"><text:span text:style-name="CharStyle15">So the slave-drivers and the</text:span><text:span text:style-name="CharStyle16"> 10 </text:span><text:span text:style-name="CharStyle15">foremen went and told the peo­ple, “The Pharaoh declares that he will not give you any more straw. Go and gather straw for</text:span><text:span text:style-name="CharStyle16"> u </text:span><text:span text:style-name="CharStyle15">yourselves wherever you can find it; but your output of work is not to be reduced.” The peo-</text:span><text:span text:style-name="CharStyle16"> 12 </text:span><text:span text:style-name="CharStyle15">pie scattered all over Egypt in search of stubble for straw, while the slave-drivers urged them on </text:span><text:span text:style-name="CharStyle17">*3 </text:span><text:span text:style-name="CharStyle15">to complete their daily amount of bricks, as when straw had been provided. The foremen of</text:span><text:span text:style-name="CharStyle16"> 14 </text:span><text:span text:style-name="CharStyle15">the Israelites, whom the Pha­raoh’s slave-drivers had put over them, were thrashed, and asked why they had not completed their amount of bricks as usual. Then the foremen of the Israel-</text:span><text:span text:style-name="CharStyle16"> 15 </text:span><text:span text:style-name="CharStyle15">ites went and appealed to the Pharaoh, “Why do you treat your servants so? Your servants</text:span><text:span text:style-name="CharStyle16"> 16 </text:span><text:span text:style-name="CharStyle15">have no straw supplied to them and yet we are told to make bricks; and your servants get thrashed, whereas it is you who are wronging your people.” He answered, “You are lazy, lazy,</text:span><text:span text:style-name="CharStyle16"> 17 </text:span><text:span text:style-name="CharStyle15">that is why you cry, ‘Let us go and sacrifice to the Eternal.’ Begone to your work; you shall</text:span><text:span text:style-name="CharStyle16"> 18 </text:span><text:span text:style-name="CharStyle15">get no straw, but you must de­liver your quantity of bricks.”</text:span></text:p>
        <text:p text:style-name="P45"><text:span text:style-name="CharStyle15">The foremen of the Israelites</text:span><text:span text:style-name="CharStyle16"> 19 </text:span><text:span text:style-name="CharStyle15">saw the plight they were in, when they were told not to reduce their daily number of bricks.</text:span></text:p>
        <text:p text:style-name="P34"><text:span text:style-name="CharStyle15">As they left the Pharaoh, they</text:span><text:span text:style-name="CharStyle16"> 20 </text:span><text:span text:style-name="CharStyle15">met Moses and Aaron, who were waiting for them, and cried out, 21 “May the Eternal look on what</text:span></text:p>
        <text:p text:style-name="P73"><text:span text:style-name="CharStyle15">you have done and punish you! You have brought us into bad odour with the Pharaoh and his officers, putting a weapon in their hands to kill us!”</text:span></text:p>
        <text:list xml:id="list2766931819421012194" text:style-name="L7">
          <text:list-item>
            <text:p text:style-name="P309"><text:span text:style-name="CharStyle15"><text:tab/>Then Moses turned to the Eternal and said, </text:span><text:span text:style-name="CharStyle17">“0</text:span><text:span text:style-name="CharStyle15"> Eternal, why hast thou ill-treated this people? Why didst thou ever</text:span></text:p>
          </text:list-item>
          <text:list-item>
            <text:p text:style-name="P310"><text:span text:style-name="CharStyle16"><text:tab/></text:span><text:span text:style-name="CharStyle15">send me here? Ever since I came to speak in thy name to the Pharaoh, he has ill-treated this people, and thou hast done nothing to rescue thy people."</text:span></text:p>
          </text:list-item>
        </text:list>
        <text:p text:style-name="P86"><text:span text:style-name="CharStyle15">The Eternal said to Moses, “Now you shall see what I will do to the Pharaoh; he will be forced to let them go, he will be forced to </text:span><text:soft-page-break/><text:span text:style-name="CharStyle15">put them out of his country.”</text:span></text:p>
        <text:list xml:id="list8228620890701333364" text:style-name="L8">
          <text:list-item>
            <text:p text:style-name="P118"><text:span text:style-name="CharStyle4"><text:tab/>Now God said this to Moses,</text:span></text:p>
          </text:list-item>
          <text:list-item>
            <text:p text:style-name="P119"><text:span text:style-name="CharStyle4"><text:tab/>“I am the Eternal; I appeared to Abraham, Isaac, and Jacob as God Almighty, but I never made myself known to them as</text:span></text:p>
          </text:list-item>
          <text:list-item>
            <text:p text:style-name="P101"><text:span text:style-name="CharStyle4"><text:tab/>‘the Eternal.’ I made my com­pact with them, to give them the land of Canaan where they</text:span></text:p>
          </text:list-item>
          <text:list-item>
            <text:p text:style-name="P101"><text:span text:style-name="CharStyle4"><text:tab/>were residing for a while. Also I have heard the moaning of the Israelites, whom the Egyptians enslave, and I have remembered</text:span></text:p>
          </text:list-item>
          <text:list-item>
            <text:p text:style-name="P101"><text:span text:style-name="CharStyle4"><text:tab/>my compact. So tell the Is­raelites that I am the Eternal, I will free them from the load of the Egyptians and rid them</text:span></text:p>
          </text:list-item>
          <text:list-item>
            <text:p text:style-name="P122"><text:span text:style-name="CharStyle4"><text:tab/>of their bondage. I will deliver them by main force and mighty victories, I will take them to be a people for me and I will be a God to them; so shall they find that I am the Eternal, their God, who frees them from the</text:span></text:p>
          </text:list-item>
          <text:list-item>
            <text:p text:style-name="P122"><text:span text:style-name="CharStyle4"><text:tab/>load of the Egyptians. I will bring them into the land that I solemnly swore to give to Abraham, Isaac, and Jacob, giv­ing it to them as a possession. I am the Eternal.”</text:span></text:p>
          </text:list-item>
          <text:list-item>
            <text:p text:style-name="P118"><text:span text:style-name="CharStyle4"><text:tab/>Moses told this to the Israel­ites, but they would not listen to</text:span></text:p>
          </text:list-item>
        </text:list>
        <text:p text:style-name="P26"><text:span text:style-name="CharStyle4">Moses, they were so impatient and hard pressed. Then the 10 Eternal told Moses to go and bid xi the Pharaoh king of Egypt let the Israelites go from his coun­try. Moses protested, “The Is- 12 raelites have not listened to me, and how will the Pharaoh listen to me, clumsy speaker that I am?” [[The Eternal spoke to 13 Moses and Aaron and gave them a commission for the Is­raelites and also for the Pha­raoh king of Egypt, to bring the Israelites out of the land of Egypt.</text:span></text:p>
        <text:p text:style-name="P53"><text:span text:style-name="CharStyle4">These are the heads of their 14 clans. The sons of Reuben the first-born of Israel were Hanok, Pallu, Hezron, and Karmi; these are the families of Reuben. The 15 sons of Simeon were Jemuel, Jamin, Ohad, Jachin, Zohar, and Saul (whose mother was a Ca- naanite); these are the families of Simeon. The sons of Levi, 16 according to their ages, were Gershon, Kohath, and Merari: Levi lived for a hundred and thirty-seven years. Gershon’s 17 sons were Libni and Shimei, by their families; Kohath’s sons 18 were Amram, Izhar, Hebron, and Uzziel—Kohath lived for a hundred and thirty-three years; Merari’s sons were Mahli and 19 Mushi; these are the families of the Levites in order of age.</text:span></text:p>
        <text:p text:style-name="P26"><text:span text:style-name="CharStyle4">Amram married Jochebed his 20 aunt, who bore him Aaron and Moses; Amram lived for a hun­dred and thirty-seven years. Izhar’s sons were Korah, 21 Nepheg, and Zichri; Uzziel’s 22 sons were Mishael, Elzaphan. and </text:span><text:span text:style-name="CharStyle25">Sithri. </text:span><text:span text:style-name="CharStyle4">Aaron </text:span><text:span text:style-name="CharStyle25">married 23 </text:span><text:span text:style-name="CharStyle4">Elisheba the daughter of Am- minadab, the sister of Nahshon, who bore him Nadab, Abihu, Eleazar, and Ithamar. Korah’s 24 sons were Assir, Elkanah, and</text:span></text:p>
        <text:p text:style-name="P90"><text:span text:style-name="CharStyle4">Abiasaph; these are the families</text:span></text:p>
        <text:p text:style-name="P39"><text:span text:style-name="CharStyle4">35 of the Korahites. Aaron’s son Eleazar married a daughter of Putiel, who bore him Phine- has. These are the heads of the Levite clans, by their families.</text:span></text:p>
        <text:list xml:id="list2395603795103549029" text:style-name="L9">
          <text:list-item>
            <text:p text:style-name="P139"><text:span text:style-name="CharStyle4"><text:tab/>Such were the Moses and Aaron whom the Eternal or­dered to bring the Israelites out of the land of Egypt in all</text:span></text:p>
          </text:list-item>
          <text:list-item>
            <text:p text:style-name="P140"><text:span text:style-name="CharStyle4"><text:tab/>their array. They it was who spoke to the Pharaoh king of Egypt, about bringing the Is­raelites out of Egypt; it was this Moses and Aaron.</text:span></text:p>
          </text:list-item>
          <text:list-item>
            <text:p text:style-name="P139"><text:span text:style-name="CharStyle4"><text:tab/>Now on the day when the Eternal spoke to Moses in the</text:span></text:p>
          </text:list-item>
          <text:list-item>
            <text:p text:style-name="P140"><text:span text:style-name="CharStyle4"><text:tab/>land of Egypt, the Eternal said to Moses, “I am the Eternal; tell the Pharaoh king of Egypt</text:span></text:p>
          </text:list-item>
          <text:list-item>
            <text:p text:style-name="P143"><text:span text:style-name="CharStyle4"><text:tab/>all that I tell you.” Moses protested, “But I am a clumsy speaker; how will the Pharaoh</text:span></text:p>
          </text:list-item>
        </text:list>
        <text:p text:style-name="Body_20_text_20__28_2_29__20__2b__20_DropCap1">7<text:span text:style-name="CharStyle4"><text:tab/>ever listen to me?”]] The Eternal answered Moses, “I make you a god for the Pharaoh, and your brother Aaron shall be 2 a </text:span><text:soft-page-break/><text:span text:style-name="CharStyle4">prophet for you. You must utter all that I command you, and your brother Aaron will tell the Pharaoh to let the Is- </text:span><text:span text:style-name="CharStyle6">3</text:span><text:span text:style-name="CharStyle4"> raelites go from his land. But I will make the Pharaoh stub­born; I will do many a signal </text:span><text:span text:style-name="CharStyle6">4</text:span><text:span text:style-name="CharStyle4"> act in the land of Egypt, but the Pharaoh will not listen to you; so I will let my hand fall on Egypt and bring out my people in their hosts, the Is­raelites, by mighty victories, 5 that the Egyptians may learn I am the Eternal as I stretch out my hand to crush Egypt and bring away the Israelites.” 6 Moses and Aaron did so; they did exactly as the Eternal or- </text:span><text:span text:style-name="CharStyle6">7</text:span><text:span text:style-name="CharStyle4"> dered them. When they spoke to the Pharaoh, Moses was eighty years old, and Aaron eighty-three.</text:span></text:p>
        <text:list xml:id="list185312447270548" text:style-name="L6">
          <text:list-item>
            <text:p text:style-name="P157"><text:span text:style-name="CharStyle4"><text:tab/>The Eternal told Moses and</text:span></text:p>
          </text:list-item>
        </text:list>
        <text:p text:style-name="P22"><text:span text:style-name="CharStyle4">Aaron, “If the Pharaoh bids </text:span><text:span text:style-name="CharStyle6">9 </text:span><text:span text:style-name="CharStyle4">you work some miracle for your credit, then tell Aaron to throw his rod down in front of the Pharaoh, that it may turn into a reptile.” Moses and Aaron 10 entered the presence of the Pharaoh and did as the Eternal ordered them; Aaron threw his rod down in front of the Pha­raoh and his officers, and it turned into a reptile. Where- n upon the Pharaoh summoned sages and sorcerers, the ma­gicians of Egypt, and they by their clever tricks did the same; every man of them threw his 12 rod down, and it turned into a reptile. Only, Aaron’s rod swallowed up their rods. But 13 the Pharaoh was obdurate and would not listen to them, just as the Eternal had predicted.</text:span></text:p>
        <text:p text:style-name="P45"><text:span text:style-name="CharStyle15">The Eternal said to Moses,</text:span><text:span text:style-name="CharStyle16"> </text:span><text:span text:style-name="CharStyle27">14 </text:span><text:span text:style-name="CharStyle15">“The Pharaoh is stubborn, he refuses to let the people leave.</text:span></text:p>
        <text:p text:style-name="P34"><text:span text:style-name="CharStyle15">[In the morning go to him, as he</text:span><text:span text:style-name="CharStyle16"> </text:span><text:span text:style-name="CharStyle27">15 </text:span><text:span text:style-name="CharStyle15">goes out to the waters; stand be­side the bank of the Nile to meet him, holding in your hand your stick which was turned into a snake.] Tell him that the Eter-</text:span><text:span text:style-name="CharStyle16"> 16 </text:span><text:span text:style-name="CharStyle15">nal, the God of the Hebrews, has sent you to him with orders to let my people go and worship me in the desert. Tell him this:</text:span></text:p>
        <text:p text:style-name="P34"><text:span text:style-name="CharStyle16">‘As </text:span><text:span text:style-name="CharStyle15">yet you have not obeyed me. Therefore the Eternal declares,</text:span><text:span text:style-name="CharStyle16"> 17 </text:span><text:span text:style-name="CharStyle15">you shall find out that he is the Eternal by this, by me striking the stick in my hand upon the waters of the Nile, till they turn into blood, till the fish in the</text:span><text:span text:style-name="CharStyle16"> 18 </text:span><text:span text:style-name="CharStyle15">Nile die, and the Nile stinks, and the Egyptians have a weary search for water.”'</text:span></text:p>
        <text:p text:style-name="P42"><text:span text:style-name="CharStyle4">The Eternal said to Moses, 19 “Tell Aaron to stretch out his rod over the waters of Egypt, over their rivers, canals, reser­voirs, and ponds, till they all</text:span></text:p>
        <text:p text:style-name="P61"><text:span text:style-name="CharStyle4">turn into blood, till blood is</text:span></text:p>
        <text:p text:style-name="P61"><text:span text:style-name="CharStyle4">everywhere in Egypt, even in bowls of wood and stone jars.”</text:span></text:p>
        <text:list xml:id="list4753467478380784445" text:style-name="L10">
          <text:list-item>
            <text:p text:style-name="P158"><text:span text:style-name="CharStyle4"><text:tab/>Moses and Aaron did as the</text:span></text:p>
          </text:list-item>
          <text:list-item>
            <text:p text:style-name="P158"><text:span text:style-name="CharStyle4"><text:tab/>Eternal ordered them; blood</text:span></text:p>
          </text:list-item>
          <text:list-item>
            <text:p text:style-name="P158"><text:span text:style-name="CharStyle4"><text:tab/>was everywhere in Egypt. But the magicians of Egypt did the same, by their clever tricks; and, as the Eternal had pre­dicted, the Pharaoh was ob­durate and would not listen to Moses and Aaron.</text:span></text:p>
          </text:list-item>
        </text:list>
        <text:list xml:id="list7367143483080110549" text:style-name="L11">
          <text:list-item>
            <text:p text:style-name="P324"><text:span text:style-name="CharStyle16"><text:tab/></text:span><text:span text:style-name="CharStyle15">[Moses raised, the stick and struck the waters of the Nile in ;'presence of the Pharaoh and his officers, and all the water in the</text:span></text:p>
          </text:list-item>
          <text:list-item>
            <text:p text:style-name="P327"><text:span text:style-name="CharStyle16"><text:tab/></text:span><text:span text:style-name="CharStyle15">river turned into blood] The fish in the river died, the Nile itself stank, till the Egyptians</text:span></text:p>
          </text:list-item>
        </text:list>
        <text:list xml:id="list185312739583690" text:style-name="L10">
          <text:list-item>
            <text:p text:style-name="P329"><text:span text:style-name="CharStyle16"><text:tab/></text:span><text:span text:style-name="CharStyle15">could not drink its water. [The Pharaoh turned and went home;</text:span></text:p>
          </text:list-item>
          <text:list-item>
            <text:p text:style-name="P331"><text:span text:style-name="CharStyle16"><text:tab/></text:span><text:span text:style-name="CharStyle15">he did not heed even this.] The Egyptians had all to dig round the Nile for water to drink, as they could not drink the water of the river.</text:span></text:p>
          </text:list-item>
          <text:list-item>
            <text:p text:style-name="P325"><text:span text:style-name="CharStyle16"><text:tab/></text:span><text:span text:style-name="CharStyle15">Seven days passed after the</text:span></text:p>
          </text:list-item>
        </text:list>
        <text:p text:style-name="Body_20_text_20__28_5_29__20__2b__20_DropCap3">8<text:span text:style-name="CharStyle29"> Eternal had struck the Nile;</text:span></text:p>
        <text:p text:style-name="P75"><text:span text:style-name="CharStyle15">then the Eternal told Moses to go to the Pharaoh with this message from the Eternal: “Let my people go and worship me. </text:span><text:span text:style-name="CharStyle16">2 </text:span><text:span text:style-name="CharStyle15">If you refuse to let them go, I will plague all your country with </text:span><text:span text:style-name="CharStyle18">3</text:span><text:span text:style-name="CharStyle16"> </text:span><text:span text:style-name="CharStyle15">frogs; the Nile shall swarm with frogs, crawling up into your pal­ace, into your bedroom, into your bed, into the houses of your </text:span><text:soft-page-break/><text:span text:style-name="CharStyle15">officers and your people, into ovens and kneading-bowls, </text:span><text:span text:style-name="CharStyle18">4</text:span><text:span text:style-name="CharStyle16"> </text:span><text:span text:style-name="CharStyle15">crawling all over you and your people and your officers."</text:span></text:p>
        <text:p text:style-name="P33"><text:span text:style-name="CharStyle16">8 </text:span><text:span text:style-name="CharStyle15">Then the Pharaoh called Moses and Aaron, saying, “Be­seech the Eternal to take the frogs away from me and my people, and then I will let the people go, to sacrifice to the </text:span><text:span text:style-name="CharStyle16">9 </text:span><text:span text:style-name="CharStyle15">Eternal.” Moses said to the Pharaoh, “You may have the honour of saying when I am to</text:span></text:p>
        <text:p text:style-name="P34"><text:span text:style-name="CharStyle15">beseech the Eternal for you and your officers and your people, that the frogs may be destroyed from you and your houses and confined to the Nile!" He said,</text:span><text:span text:style-name="CharStyle16"> 10 </text:span><text:span text:style-name="CharStyle15">“Ask it for to-morrow." “As you please,” said Moses; “it will teach you that there is no one like the Eternal, our God. The</text:span><text:span text:style-name="CharStyle16"> 11 </text:span><text:span text:style-name="CharStyle15">frogs shall leave you and your houses, your officers and your people; they shall be confined to the Nile."</text:span></text:p>
        <text:p text:style-name="P50"><text:span text:style-name="CharStyle15">So Moses and Aaron left the</text:span><text:span text:style-name="CharStyle16"> 12 </text:span><text:span text:style-name="CharStyle15">Pharaoh. Moses implored the Eternal to remove the frogs as he had promised the Pharaoh, and the Eternal did as Moses</text:span><text:span text:style-name="CharStyle16"> 13 </text:span><text:span text:style-name="CharStyle15">asked; the frogs did die out of the houses, the courtyards, and the fields. They were piled up</text:span><text:span text:style-name="CharStyle16"> 14 </text:span><text:span text:style-name="CharStyle15">in heaps, till the land stank with them. But when the Pharaoh</text:span><text:span text:style-name="CharStyle16"> 15 </text:span><text:span text:style-name="CharStyle15">saw that relief had come, he stiff- ened himself.</text:span></text:p>
        <text:p text:style-name="P48"><text:span text:style-name="CharStyle4">The Eternal said to Moses, 5 “Tell Aaron to stretch his rod out over the river, the canals, and the reservoirs, and make frogs swarm over the land of Egypt.” Aaron stretched his 6 hand out over the waters of Egypt, till frogs crawled up and covered the land of Egypt. The 7 magicians did the same, by their clever tricks, bringing frogs up over the land of Egypt. And the Pharaoh would not 15 listen to Moses and Aaron, just as the Eternal had predicted.</text:span></text:p>
        <text:p text:style-name="P48"><text:span text:style-name="CharStyle4">The Eternal then said to 16 Moses, “Tell Aaron to stretch his rod out and strike the dust on the ground, till it turns into mosquitoes all over the land of Egypt.” This was done; Aaron 17 stretched his rod out and struck the dust on the ground, till it became mosquitoes, infesting men and beasts; all the dust on the ground throughout all the</text:span></text:p>
        <text:p text:style-name="P21"><text:span text:style-name="CharStyle4">land of Egypt became mosqui-</text:span></text:p>
        <text:list xml:id="list185311499608927" text:style-name="L1">
          <text:list-item>
            <text:p text:style-name="P170"><text:span text:style-name="CharStyle4"><text:tab/>toes. The magicians also tried with their clever tricks to pro­duce mosquitoes, but they could not. The mosquitoes infested</text:span></text:p>
          </text:list-item>
          <text:list-item>
            <text:p text:style-name="P177"><text:span text:style-name="CharStyle4"><text:tab/>men and beasts, and the ma­gicians said to the Pharaoh, “This is the finger of God!” But, as the Eternal had pre­dicted, the Pharaoh was obdu­rate and would not listen to Moses and Aaron.</text:span></text:p>
          </text:list-item>
          <text:list-item>
            <text:p text:style-name="P337"><text:span text:style-name="CharStyle16"><text:tab/></text:span><text:span text:style-name="CharStyle15">The Eternal said to Moses, “Appear before the Pharaoh early in the morning, as he goes out to the waters, and tell him this from the Eternal: ‘Let my</text:span></text:p>
          </text:list-item>
          <text:list-item>
            <text:p text:style-name="P332"><text:span text:style-name="CharStyle16"><text:tab/></text:span><text:span text:style-name="CharStyle15">people go, to worship me. Other­wise, if you will not let my peo­ple go, I will send swarms of gnats on you and your officers and your people, inside your houses, till the houses of the Egyptians and the ground they tread on are covered with</text:span></text:p>
          </text:list-item>
          <text:list-item>
            <text:p text:style-name="P332"><text:span text:style-name="CharStyle16"><text:tab/></text:span><text:span text:style-name="CharStyle15">swarms of gnats. But I will then set apart the land of Go­shen where my people are living, so that no swarms of gnats light there, in order to teach you that</text:span></text:p>
          </text:list-item>
          <text:list-item>
            <text:p text:style-name="P332"><text:span text:style-name="CharStyle16"><text:tab/></text:span><text:span text:style-name="CharStyle15">I am the Eternal on earth; </text:span><text:span text:style-name="CharStyle17">1</text:span><text:span text:style-name="CharStyle15"> will make a difference between my people and your people. This portent shall occur to-morrow.’ ”</text:span></text:p>
          </text:list-item>
          <text:list-item>
            <text:p text:style-name="P338"><text:span text:style-name="CharStyle16"><text:tab/></text:span><text:span text:style-name="CharStyle15">The Eternal did so. Sore swarms of gnats came into the palace of the Pharaoh and the houses of his officers and all the land of Egypt, till the whole land was ruined with gnats.</text:span></text:p>
          </text:list-item>
          <text:list-item>
            <text:p text:style-name="P337"><text:span text:style-name="CharStyle16"><text:tab/></text:span><text:span text:style-name="CharStyle15">The Pharaoh called Moses and Aaron, saying, “Go and sacri­fice to your God within Egypt.”</text:span></text:p>
          </text:list-item>
          <text:list-item>
            <text:p text:style-name="P332"><text:span text:style-name="CharStyle16"><text:tab/></text:span><text:span text:style-name="CharStyle15">“No, indeed,” said Moses</text:span><text:span text:style-name="CharStyle16">, </text:span><text:span text:style-name="CharStyle15">“that would be wrong; we would have to sacrifice to the Eternal, our </text:span><text:soft-page-break/><text:span text:style-name="CharStyle15">God, victims which are abomi­nable to the Egyptians. Are we to sacrifice what the Egyptians abominate, under their very</text:span></text:p>
          </text:list-item>
          <text:list-item>
            <text:p text:style-name="P328"><text:span text:style-name="CharStyle16"><text:tab/></text:span><text:span text:style-name="CharStyle15">eyes, and be stoned for it? We</text:span></text:p>
          </text:list-item>
        </text:list>
        <text:p text:style-name="P33"><text:span text:style-name="CharStyle15">will travel three days into the desert and sacrifice to the Eternal, our God, as he may command us.” The Pharaoh an-</text:span><text:span text:style-name="CharStyle16"> 28 </text:span><text:span text:style-name="CharStyle15">swered, “I will let you go, to sac­rifice to the Eternal, your God, in the desert; only, you must not go very far. And beseech him for me.” Moses said, </text:span><text:span text:style-name="CharStyle17">“1</text:span><text:span text:style-name="CharStyle15"> with-</text:span><text:span text:style-name="CharStyle16"> 29 </text:span><text:span text:style-name="CharStyle15">draw from your presence, and I will beseech the Eternal that the swarms of gnats may leave the Pharaoh and his officers and his people, to-morrow. Only, the Pharaoh must no longer play false by refusing to let the peo­ple go and sacrifice to the Eter­nal.”</text:span></text:p>
        <text:p text:style-name="P56"><text:span text:style-name="CharStyle15">Then Moses withdrew from</text:span><text:span text:style-name="CharStyle16"> 30 </text:span><text:span text:style-name="CharStyle15">the Pharaoh and besought the Eternal. The Eternal did as Moses asked; he removed the</text:span><text:span text:style-name="CharStyle16"> 31 </text:span><text:span text:style-name="CharStyle15">swarms of gnats from the Pha­raoh and his officers and his people, till not one remained. And once more the Pharaoh</text:span><text:span text:style-name="CharStyle16"> 32 </text:span><text:span text:style-name="CharStyle15">stiffened himself and would not let the people go.</text:span></text:p>
        <text:p text:style-name="P56"><text:span text:style-name="CharStyle15">The Eternal told Moses</text:span><text:span text:style-name="CharStyle19"> q </text:span><text:span text:style-name="CharStyle15">to go to the Pharaoh with this message from the Eternal, theGodof theHebrews: “Let my people go, to worship me. If</text:span><text:span text:style-name="CharStyle16"> 2 </text:span><text:span text:style-name="CharStyle15">you refuse to let them go, if you detain them still, then the hand of the Eternal will fall on your</text:span><text:span text:style-name="CharStyle16"> </text:span><text:span text:style-name="CharStyle18">3 </text:span><text:span text:style-name="CharStyle15">live-stock in the fields, on horses, asses, camels, herds, and flocks, with a deadly pest. The Eternal 4 will make a differencebetweenthe live-stock of Israel and the live­stock of Egypt; no beast belong­ing to the Israelites shall die.” The Eternal fixed the time for</text:span><text:span text:style-name="CharStyle16"> </text:span><text:span text:style-name="CharStyle31">S </text:span><text:span text:style-name="CharStyle15">this; “To-morrow,” he said, “the Eternal will do this in the land.” Next day the Eternal did it; the 6 live-stock of Egypt all died, but none of the live-stock of the Is­raelites died. The Pharaoh sent,</text:span><text:span text:style-name="CharStyle16"> </text:span><text:span text:style-name="CharStyle18">7 </text:span><text:span text:style-name="CharStyle15">only to find that not a single</text:span></text:p>
      </text:section>
      <text:section text:style-name="Sect2" text:name="Section3">
        <text:p text:style-name="P363"><text:span text:style-name="CharStyle15">animal belonging to the Israel­ites was dead. But the Pharaoh stiffened himself and would not let the people go.</text:span></text:p>
        <text:list xml:id="list8637503151412870022" text:style-name="L12">
          <text:list-item>
            <text:p text:style-name="P187"><text:span text:style-name="CharStyle4"><text:tab/>The Eternal then said to Moses and Aaron, “Take two handfuls of soot from a kiln, and let Moses toss it high in front of</text:span></text:p>
          </text:list-item>
          <text:list-item>
            <text:p text:style-name="P191"><text:span text:style-name="CharStyle4"><text:tab/>the Pharaoh. It shall turn into fine dust over all the land of Egypt, producing boils that break into blisters on man and beast throughout all Egypt.”</text:span></text:p>
          </text:list-item>
          <text:list-item>
            <text:p text:style-name="P197"><text:span text:style-name="CharStyle4"><text:tab/>They took some soot from a kiln and stood in front of the Pha­raoh; then Moses tossed it high, and it turned into boils breaking into blisters on man and beast.</text:span></text:p>
          </text:list-item>
          <text:list-item>
            <text:p text:style-name="P197"><text:span text:style-name="CharStyle4"><text:tab/>The magicians could not hold their ground before Moses on account of the boils, for the boils attacked the magicians as well</text:span></text:p>
          </text:list-item>
          <text:list-item>
            <text:p text:style-name="P197"><text:span text:style-name="CharStyle4"><text:tab/>as all the Egyptians. But the Eternal made the Pharaoh stub­born, and he would not listen to Moses and Aaron, just as the Eternal had predicted to Moses.</text:span></text:p>
          </text:list-item>
          <text:list-item>
            <text:p text:style-name="P326"><text:span text:style-name="CharStyle16"><text:tab/></text:span><text:span text:style-name="CharStyle15">The Eternal said to Moses, “Appear before the Pharaoh early in the morning and tell him this from the Eternal, the God of the Hebrews: ‘Let my</text:span></text:p>
          </text:list-item>
          <text:list-item>
            <text:p text:style-name="P339"><text:span text:style-name="CharStyle16"><text:tab/></text:span><text:span text:style-name="CharStyle15">people go, to worship me. For this time I will rain all these my strokes on you and your officers and your people, to teach you that there is no one like me in</text:span></text:p>
          </text:list-item>
          <text:list-item>
            <text:p text:style-name="P339"><text:span text:style-name="CharStyle16"><text:tab/></text:span><text:span text:style-name="CharStyle15">all the world. Otherwise, I would have exerted my force and struck you and your people with pestilence, till you were swept</text:span></text:p>
          </text:list-item>
          <text:list-item>
            <text:p text:style-name="P339"><text:span text:style-name="CharStyle16"><text:tab/></text:span><text:span text:style-name="CharStyle15">off the earth; but this is why 1 have kept you alive, to let you see my power and to publish my</text:span></text:p>
          </text:list-item>
          <text:list-item>
            <text:p text:style-name="P339"><text:span text:style-name="CharStyle16"><text:tab/></text:span><text:span text:style-name="CharStyle15">fame all over the world. You still thwart my people, refusing</text:span></text:p>
          </text:list-item>
          <text:list-item>
            <text:p text:style-name="P339"><text:span text:style-name="CharStyle16"><text:tab/></text:span><text:span text:style-name="CharStyle15">to let them go? About this time to-morrow I will rain down terrible hail, such as never has been seen since Egypt arose.</text:span></text:p>
          </text:list-item>
          <text:list-item>
            <text:p text:style-name="P339"><text:span text:style-name="CharStyle16"><text:tab/></text:span><text:span text:style-name="CharStyle15">Send out and hurry in your live­</text:span></text:p>
          </text:list-item>
        </text:list>
        <text:p text:style-name="P33"><text:span text:style-name="CharStyle15">stock and all you have in your fields, for the hail shall fall on every man and beast to be found out in the fields, left outside, and it will kill them.’ ” Anyone of</text:span><text:span text:style-name="CharStyle16"> 20 </text:span><text:span text:style-name="CharStyle15">the Pharaoh’s officers who stood in awe of the Eternal’s word made his servants and live-stock hurry indoors; anyone who dis-</text:span><text:span text:style-name="CharStyle16"> 21 </text:span><text:span text:style-name="CharStyle15">regarded the word of the Eternal left his servants and live-stock in the fields.</text:span><text:span text:style-name="CharStyle16"> [The Eternal said 22 to Moses, “Stretch your hand up to the skjr, that hail may fall over all the land of Egypt, on man and beast and all things growing in the fields throughout all Egypt.” Moses stretched 23 his stick to the sky, and the Eternal sent a thunderstorm, hail and lightning shooting down to the earth.] </text:span><text:span text:style-name="CharStyle15">The Eternal rained hail on the land of Egypt[;</text:span><text:span text:style-name="CharStyle16"> there was hail, with 24 lightning flashing through it], </text:span><text:span text:style-name="CharStyle15">most fearful hail, such as never had been in all Egypt ever since it was a nationi.</text:span><text:span text:style-name="CharStyle16"> The hail struck 25 down everything in the fields throughout all the land of Egypt, both man and beast]; </text:span><text:span text:style-name="CharStyle15">the hail struck down all that grew in the fields and broke all the trees. Only in the land of Goshen,</text:span><text:span text:style-name="CharStyle16"> 26 </text:span><text:span text:style-name="CharStyle15">where the Israelites lived, there was no hail.</text:span></text:p>
        <text:p text:style-name="P58"><text:span text:style-name="CharStyle15">Then the Pharaoh sent for</text:span><text:span text:style-name="CharStyle16"> 27 </text:span><text:span text:style-name="CharStyle15">Moses and Aaron. “I have sinned this time,” he said; “the Eternal is in the right, I and my people are in the wrong. Beseech</text:span><text:span text:style-name="CharStyle16"> 28 </text:span><text:span text:style-name="CharStyle15">the Eternal for me; we have had enough of all God’s thunder and hail; I will let you go, and you shall stay here no longer.” Moses</text:span><text:span text:style-name="CharStyle16"> 29 </text:span><text:span text:style-name="CharStyle15">said to him, “As soon as I leave the city, I will stretch my hands out in prayer to the Eternal; the thundering shall cease, and there shall be no more hail—to teach you that the earth belongs to the</text:span></text:p>
        <text:list xml:id="list6113951586132359068" text:style-name="L13">
          <text:list-item>
            <text:p text:style-name="P333"><draw:frame draw:style-name="fr2" draw:name="46" text:anchor-type="paragraph" svg:x="2.2354in" svg:y="2.7665in" svg:width="0.2598in" svg:height="0.0161in" draw:z-index="12"><draw:image xlink:href="Pictures/10000000000000270000001AAD402C34.jpg" xlink:type="simple" xlink:show="embed" xlink:actuate="onLoad"/><draw:contour-polygon svg:width="0.2598in" svg:height="0.1728in" svg:viewBox="0 0 660 439" draw:points="0,0 660,0 660,439 0,439" draw:recreate-on-edit="true"/></draw:frame><text:span text:style-name="CharStyle16"><text:tab/></text:span><text:span text:style-name="CharStyle15">Eternal. Though, as for you and your officers, 1 know you are not</text:span></text:p>
          </text:list-item>
          <text:list-item>
            <text:p text:style-name="P333"><text:span text:style-name="CharStyle16"><text:tab/></text:span><text:span text:style-name="CharStyle15">yet afraid of the Eternal.” (The flax and barley were ruined, for the barley was in ear and the</text:span></text:p>
          </text:list-item>
          <text:list-item>
            <text:p text:style-name="P333"><text:span text:style-name="CharStyle16"><text:tab/></text:span><text:span text:style-name="CharStyle15">flux was in bud; but the wheat and spelt were not ruined, for they grow later.)</text:span></text:p>
          </text:list-item>
          <text:list-item>
            <text:p text:style-name="P344"><text:span text:style-name="CharStyle16"><text:tab/></text:span><text:span text:style-name="CharStyle15">So Moses left the Pharaoh in the city and stretched his hands out in prayer to the Eternal; the thundering and the hail ceased, and the rain no longer poured on</text:span></text:p>
          </text:list-item>
          <text:list-item>
            <text:p text:style-name="P333"><text:span text:style-name="CharStyle16"><text:tab/></text:span><text:span text:style-name="CharStyle15">earth. When the Pharaoh saw that the rain and hail and thun­dering had ceased, he sinned again; he and his officers stiff-</text:span></text:p>
          </text:list-item>
          <text:list-item>
            <text:p text:style-name="P159"><text:span text:style-name="CharStyle7"><text:tab/>ened themselves.</text:span><text:span text:style-name="CharStyle4"> [The Pharaoh was obdurate; he would not let the Israelites go, as the Eternal had predicted through Moses.]</text:span></text:p>
          </text:list-item>
        </text:list>
        <text:p text:style-name="P35"><text:span text:style-name="CharStyle15">The Eternal said to Moses, “Go to the Pharaoh; for I have made him and his officers stubborn, that I may work these</text:span></text:p>
        <text:list xml:id="list4703237617770112103" text:style-name="L14">
          <text:list-item>
            <text:p text:style-name="P345"><text:span text:style-name="CharStyle16"><text:tab/></text:span><text:span text:style-name="CharStyle15">portents among them, and that you may tell your sons and grandsons how I made fools of the Egyptians and worked my portents among them, to teach</text:span></text:p>
          </text:list-item>
          <text:list-item>
            <text:p text:style-name="P345"><text:span text:style-name="CharStyle16"><text:tab/></text:span><text:span text:style-name="CharStyle15">you that I am the Eternal.” So Moses and Aaron went in to the Pharaoh with this message from the Eternal, the God of the He­brews. “How long will you re­fuse to submit to me? Let my people go and worship me.</text:span></text:p>
          </text:list-item>
          <text:list-item>
            <text:p text:style-name="P347"><text:span text:style-name="CharStyle16"><text:tab/></text:span><text:span text:style-name="CharStyle15">Otherwise, if you refuse to let my people go, then to-morrow 1 will let locusts loose upon your</text:span></text:p>
          </text:list-item>
          <text:list-item>
            <text:p text:style-name="P347"><text:span text:style-name="CharStyle16"><text:tab/></text:span><text:span text:style-name="CharStyle15">land, covering the face of the country till the country cannot be seen for them; they shall eat up all that is left to you after the hail, devouring any tree you</text:span></text:p>
          </text:list-item>
          <text:list-item>
            <text:p text:style-name="P361"><text:span text:style-name="CharStyle16"><text:tab/></text:span><text:span text:style-name="CharStyle15">have in the field, filling your houses and the houses of all your officers and the houses of all the Egyptians, as neither your fathers nor your grandfathers have ever seen, since the day</text:span></text:p>
          </text:list-item>
        </text:list>
        <text:p text:style-name="P33"><text:span text:style-name="CharStyle15">they were born.” Then he</text:span><text:span text:style-name="CharStyle16"> </text:span><text:span text:style-name="CharStyle18">7 </text:span><text:span text:style-name="CharStyle15">turned and left the Pharaoh.</text:span></text:p>
        <text:p text:style-name="P44"><text:span text:style-name="CharStyle15">The Pharaoh’s officers said to him, “How long is this fellow to endanger us? Let the men go and worship the Eternal. Do you not know by this time that Egypt is ruined?” So Moses and</text:span><text:span text:style-name="CharStyle16"> 8 </text:span><text:span text:style-name="CharStyle15">Aaron were brought back to the Pharaoh; he said to them, “Go and worship the Eternal, your God. But who are to go?”</text:span><text:span text:style-name="CharStyle16"> </text:span><text:span text:style-name="CharStyle18">9 </text:span><text:span text:style-name="CharStyle15">Moses answered, “We will take our young people and our old people, our sons and our daugh­ters; we will go with our flocks and herds, for we must celebrate the Eternal’s festival.” “Well,”</text:span><text:span text:style-name="CharStyle16"> 10 </text:span><text:span text:style-name="CharStyle15">said the Pharaoh, “may the Eternal be with you, if ever I let you and your little ones go! Let you go? Plainly you are out for some mischief. No, no! But</text:span><text:span text:style-name="CharStyle16"> n </text:span><text:span text:style-name="CharStyle15">your males may go and worship the Eternal, since that is what you want!” And with that they were driven out of the Pharaoh’s presence.</text:span></text:p>
        <text:p text:style-name="P42"><text:span text:style-name="CharStyle4">[The Eternal said to Moses, 12 “Stretch your hand out over the land of Egypt, to bring the lo­custs over the land of Egypt eating up all the growth of the fields that the hail has left.”</text:span></text:p>
        <text:p text:style-name="P32"><text:span text:style-name="CharStyle16">So Moses stretched his stick out 13 over the land of Egypt,] </text:span><text:span text:style-name="CharStyle15">and the Eternal swept an east wind over the land all that day and night; when morning came, the east wind brought the locusts,</text:span><text:span text:style-name="CharStyle16"> [and 14 the locusts swarmed all over Egypt,] </text:span><text:span text:style-name="CharStyle15">dropping on all the country of Egypt, a terrible plague of locusts such as never had been before, such as never will be again; they covered the</text:span><text:span text:style-name="CharStyle16"> </text:span><text:span text:style-name="CharStyle18">15 </text:span><text:span text:style-name="CharStyle15">face of the whole land, till the country was black with them[; </text:span><text:span text:style-name="CharStyle16">they ate up all the green growth of the fields and all the fruit left by the hail on the trees],</text:span></text:p>
        <text:p text:style-name="P63"><text:span text:style-name="CharStyle15">till not a green blade or leaf re­mained anywhere in the land of Egypt.</text:span></text:p>
        <text:list xml:id="list7391139225849139055" text:style-name="L15">
          <text:list-item>
            <text:p text:style-name="P348"><text:span text:style-name="CharStyle16"><text:tab/></text:span><text:span text:style-name="CharStyle15">Then the Pharaoh called for</text:span></text:p>
          </text:list-item>
          <text:list-item>
            <text:p text:style-name="P349"><text:span text:style-name="CharStyle16"><text:tab/></text:span><text:span text:style-name="CharStyle15">Moses and Aaron in haste; “I have sinned against the Eternal your God and against you,” he said; “pray, pardon my sin only this once, and beseech the Eter­nal your God to remove for once</text:span></text:p>
          </text:list-item>
          <text:list-item>
            <text:p text:style-name="P340"><text:span text:style-name="CharStyle16"><text:tab/></text:span><text:span text:style-name="CharStyle15">this deadly pest” Moses left the Pharaoh and besought the</text:span></text:p>
          </text:list-item>
          <text:list-item>
            <text:p text:style-name="P351"><text:span text:style-name="CharStyle16"><text:tab/></text:span><text:span text:style-name="CharStyle15">Eternal; and the Eternal now made a furious west wind, which caught up the locusts and whirled them into the Reed Sea, till not a locust was left in the</text:span></text:p>
          </text:list-item>
          <text:list-item>
            <text:p text:style-name="P204"><text:span text:style-name="CharStyle4"><text:tab/></text:span><text:span text:style-name="CharStyle7">land of Egypt.</text:span><text:span text:style-name="CharStyle4"> [But the Eter­nal made the Pharaoh stubborn, and he would not let the Israel­ites go.</text:span></text:p>
          </text:list-item>
          <text:list-item>
            <text:p text:style-name="P213"><text:span text:style-name="CharStyle4"><text:s/>The Eternal then said to Moses, “Stretch your hand up to the sky, that darkness may fall on the land of Egypt, a dark-</text:span></text:p>
          </text:list-item>
          <text:list-item>
            <text:p text:style-name="P204"><text:span text:style-name="CharStyle4"><text:tab/>ness that may be felt.” So Moses stretched his hand up to the sky, and darkness was over all the land of Egypt for three</text:span></text:p>
          </text:list-item>
          <text:list-item>
            <text:p text:style-name="P204"><text:span text:style-name="CharStyle4"><text:tab/>days; no one could see another, and no one could move about for three days, although the Israelites enjoyed light in their</text:span></text:p>
          </text:list-item>
        </text:list>
        <text:list xml:id="list9133633173151196740" text:style-name="L16">
          <text:list-item>
            <text:p text:style-name="P160"><text:span text:style-name="CharStyle4"><text:tab/>dwellings; but the Eternal made the Pharaoh stubborn, and he would not let them go.</text:span></text:p>
          </text:list-item>
        </text:list>
        <text:p text:style-name="Body_20_text_20__28_4_29__20__2b__20_DropCap6">4<text:span text:style-name="CharStyle21"><text:tab/>Then the Eternal said to Moses, “Tell the Pharaoh this from the Eternal: ‘Israel is my 23 son, my first-born son; I told you to let my son go, that he might worship me, and you have re­fused to let him go. So now I will slay your son, your first­born son.’ ”]</text:span></text:p>
        <text:list xml:id="list3011819851530198700" text:style-name="L17">
          <text:list-item>
            <text:p text:style-name="P364"><text:span text:style-name="CharStyle18"><text:tab/></text:span><text:span text:style-name="CharStyle15">fl The Pharaoh then called </text:span><text:span text:style-name="CharStyle16">24 </text:span><text:span text:style-name="CharStyle15">for Moses and said, “Go and worship the Eternal; you may take your little ones, but let your flocks and herds stay, be- </text:span><text:span text:style-name="CharStyle16">25 </text:span><text:span text:style-name="CharStyle15">hind.” Moses answered, “You must let us have animals too for sacrifice and burnt-offerings, that we may sacrifice to the Eternal our God. And our live-</text:span><text:span text:style-name="CharStyle16"> 26 </text:span><text:span text:style-name="CharStyle15">stock must go with us; not a hoof is to be left behind, for we need them in order to worship the Eternal, our God. Till we reach the spot, we do not know with what animals we must worship the Eternal.” “Begone,” said the</text:span><text:span text:style-name="CharStyle16"> 28 </text:span><text:span text:style-name="CharStyle15">Pharaoh, “leave my presence and never enter it again; see to that. For the day you enter my presence, you die” “A true</text:span><text:span text:style-name="CharStyle16"> 29 </text:span><text:span text:style-name="CharStyle15">word,” Moses answered; “never again will I enter your pres­ence.”</text:span></text:p>
          </text:list-item>
        </text:list>
        <text:p text:style-name="P47"><text:span text:style-name="CharStyle4">[The Eternal then said to -j -« Moses, “One shock more -</text:span><text:span text:style-name="CharStyle6">1</text:span><text:span text:style-name="CharStyle4">- J- will I let fall upon the Pharaoh and upon Egypt, and then he will let you leave; indeed, when he lets you go without any re­serve, he will push you out of the country. So make it known 2 to the people that every man is to ask his neighbour, and every woman to ask her neighbour, for jewels of silver and jewels of gold.” The Eternal made 3 the people in favour with the Egyptians; besides, Moses was a terrible person in the land of Egypt, in the opinion of the Pharaoh’s officers and of the people.]</text:span></text:p>
        <text:p text:style-name="P52"><text:span text:style-name="CharStyle15">Moses said, “The Eternal de-</text:span><text:span text:style-name="CharStyle16"> 4 </text:span><text:span text:style-name="CharStyle15">clares that he will pass through Egypt about midnight, when all</text:span><text:span text:style-name="CharStyle16"> </text:span><text:span text:style-name="CharStyle18">5 </text:span><text:span text:style-name="CharStyle15">the first-born in Egypt shall die, from the eldest son of the Pha­raoh on the throne to the eldest son of the slave-girl at the mill, with the first-born of all cattle; then shall a loud wail ring</text:span><text:span text:style-name="CharStyle16"> 6 </text:span><text:span text:style-name="CharStyle15">through all the land of Egypt, such as never has been heard, such as never will be heard again. But not even a dog shall</text:span><text:span text:style-name="CharStyle16"> </text:span><text:span text:style-name="CharStyle18">7 </text:span><text:span text:style-name="CharStyle15">bark against any of the Is-</text:span></text:p>
        <text:p text:style-name="P73"><draw:frame draw:style-name="fr3" draw:name="47" text:anchor-type="paragraph" svg:x="2.2319in" svg:y="2.8799in" svg:width="0.2598in" svg:height="0.0161in" draw:z-index="13"><draw:image xlink:href="Pictures/10000000000000270000001AB6155E4B.jpg" xlink:type="simple" xlink:show="embed" xlink:actuate="onLoad"/><draw:contour-polygon svg:width="0.2598in" svg:height="0.1728in" svg:viewBox="0 0 660 439" draw:points="0,0 660,0 660,439 0,439" draw:recreate-on-edit="true"/></draw:frame><text:span text:style-name="CharStyle15">raelites, against man or beast oj them—to teach you that the Eternal does make a difference betweentheEgyptians and Israel</text:span></text:p>
        <text:list xml:id="list7835461847580658231" text:style-name="L18">
          <text:list-item>
            <text:p text:style-name="P307"><text:span text:style-name="CharStyle16"><text:tab/></text:span><text:span text:style-name="CharStyle15">And,” Moses added, “all these officers of yours shall come down to me and bow down to me, beg­ging me and all my followers to leave; then and then only will I leave the country.” And away he went from the Pharaoh’s presence in hot anger.</text:span></text:p>
          </text:list-item>
          <text:list-item>
            <text:p text:style-name="P123"><text:span text:style-name="CharStyle4"><text:tab/>The Eternal said to Moses, “The Pharaoh will not listen to you—that my marvellous deeds may he multiplied in the land</text:span></text:p>
          </text:list-item>
        </text:list>
        <text:p text:style-name="P25"><text:span text:style-name="CharStyle4">io<text:tab/>of Egypt.” So Moses and Aaron performed all these mar­vels in front of the Pharaoh; but the Eternal made the Pharaoh stubborn, and he would not let the Israelites go from his land. Then the Eternal said to Moses and Aaron in the</text:span></text:p>
        <text:list xml:id="list185312610639086" text:style-name="L17">
          <text:list-item>
            <text:p text:style-name="P120"><text:span text:style-name="CharStyle4"><text:tab/>land of Egypt, “This month shall be for you the first month in the year, the month when the year</text:span></text:p>
          </text:list-item>
          <text:list-item>
            <text:p text:style-name="P120"><text:span text:style-name="CharStyle4"><text:tab/>begins. Tell all the community of Israel that on the tenth day of this month they are each to take a lamb or kid, one lamb for</text:span></text:p>
          </text:list-item>
          <text:list-item>
            <text:p text:style-name="P109"><text:span text:style-name="CharStyle4"><text:tab/>every household; if any house­hold is too small for a lamb, then the man and his next neighbour must take one be­tween them, reckoning the lamb in proportion to what each member of the family can eat.</text:span></text:p>
          </text:list-item>
          <text:list-item>
            <text:p text:style-name="P109"><text:span text:style-name="CharStyle4"><text:tab/>The lamb must be a male year­ling, unblemished; it may be a</text:span></text:p>
          </text:list-item>
          <text:list-item>
            <text:p text:style-name="P109"><text:span text:style-name="CharStyle4"><text:tab/>lamb or a kid, but you must keep it till the fourteenth day of the month, when every member of the community of Israel shall kill it between sunset and dark.</text:span></text:p>
          </text:list-item>
          <text:list-item>
            <text:p text:style-name="P109"><text:span text:style-name="CharStyle4"><text:tab/>Then they must take_ some of the blood and smear it on the two door-posts and on the lintel of the house where it is eaten.</text:span></text:p>
          </text:list-item>
          <text:list-item>
            <text:p text:style-name="P133"><text:span text:style-name="CharStyle4"><text:tab/>That evening they must roast the flesh and eat it with unleav­</text:span></text:p>
          </text:list-item>
        </text:list>
        <text:p text:style-name="P26"><text:span text:style-name="CharStyle4">ened cakes, also with some bitter herbs; it is not to be eaten </text:span><text:span text:style-name="CharStyle6">9 </text:span><text:span text:style-name="CharStyle4">raw or boiled in water, but roasted in the fire, head and legs and all. You must not leave io any over till the morning; any part of it left over must be burned. And you must eat it u with belt tight round your waist, sandals on your feet, and staff in hand; eat it in a hurry. For it is the Eternal’s passover; I will 12 pass through the land of Egypt that night, striking down all the first-born in Egypt, man and beast alike, and dooming all the gods of Egypt; I am the Eternal. The blood shall mark the houses 13 where you live, and when I see the blood I will pass over you, sparing you a deadly stroke, as I strike down the land of Egypt.” The Israelites went 28 and did exactly as the Eternal had ordered Moses and Aaron.</text:span></text:p>
        <text:p text:style-name="P55"><text:span text:style-name="CharStyle15">Then Moses summoned all the</text:span><text:span text:style-name="CharStyle16"> 21 </text:span><text:span text:style-name="CharStyle15">sheikhs of Israel and said to them, “Select lambs or kids from the folds, family by family, and kill the passover victim. You</text:span><text:span text:style-name="CharStyle16"> 22 </text:span><text:span text:style-name="CharStyle15">must also take a bunch of mar­joram, dip it in the blood within the basin, and put some of the blood on the lintel and the two door-posts; then none of you must go out of the door of his house till next morning. For the</text:span><text:span text:style-name="CharStyle16"> 23 </text:span><text:span text:style-name="CharStyle15">Eternal will be passing through the land to strike down the Egyptians, and whenever he sees the blood on the lintel and on the two door-posts, the Eternal will pass over that door and not allow the destroying angel to enter your houses to strike you down. This rite you must keep</text:span><text:span text:style-name="CharStyle16"> 24 </text:span><text:span text:style-name="CharStyle15">as a standing order for your­selves and your descendants. And when you come to the land</text:span><text:span text:style-name="CharStyle16"> 25 </text:span><text:span text:style-name="CharStyle15">that the Eternal will give you, as he has promised, you must</text:span></text:p>
      </text:section>
      <text:section text:style-name="Sect2" text:name="Section4">
        <text:p text:style-name="P365"><text:span text:style-name="CharStyle15">keep up this worship; when your</text:span></text:p>
        <text:list xml:id="list185311414396066" text:style-name="L10">
          <text:list-item>
            <text:p text:style-name="P313"><text:span text:style-name="CharStyle15"><text:tab/>children ask you what this serv-</text:span></text:p>
          </text:list-item>
          <text:list-item>
            <text:p text:style-name="P313"><text:span text:style-name="CharStyle16"><text:tab/></text:span><text:span text:style-name="CharStyle15">ice of worship means, you must answer that it is the sacrifice of the Eternal’s passover, for he passed over the houses of the Israelites in Egypt when he was striking down the Egyptians; he kept our houses safe.” The peo­ple bowed their heads and wor­shipped.</text:span></text:p>
          </text:list-item>
        </text:list>
        <text:list xml:id="list345074572205575122" text:style-name="L19">
          <text:list-item>
            <text:p text:style-name="P315"><text:span text:style-name="CharStyle16"><text:tab/></text:span><text:span text:style-name="CharStyle15">And at midnight the Eternal struck down all the first-born in the land of Egypt, from the eld­est son of the Pharaoh on the throne to the eldest son of the prisoner in the dungeon, as well as the first-born of all the cattle.</text:span></text:p>
          </text:list-item>
          <text:list-item>
            <text:p text:style-name="P316"><text:span text:style-name="CharStyle16"><text:tab/></text:span><text:span text:style-name="CharStyle15">The Pharaoh started up in the night, he and all his officers and all the Egyptians; there was a loud wail in Egypt, for there was not a house where some one was</text:span></text:p>
          </text:list-item>
          <text:list-item>
            <text:p text:style-name="P316"><text:span text:style-name="CharStyle16"><text:tab/></text:span><text:span text:style-name="CharStyle15">not dead. He sent for Moses and Aaron during the night, and said, “Away with you from among my people, both you and the Israel­ites; go and worship the Eternal,</text:span></text:p>
          </text:list-item>
          <text:list-item>
            <text:p text:style-name="P316"><text:span text:style-name="CharStyle16"><text:tab/></text:span><text:span text:style-name="CharStyle15">as you have asked. Take both your flocks and your herds, as you demand, and, begone; and ask a blessing for me also.”</text:span></text:p>
          </text:list-item>
          <text:list-item>
            <text:p text:style-name="P316"><text:span text:style-name="CharStyle16"><text:tab/></text:span><text:span text:style-name="CharStyle15">The Egyptians pressed the peo­ple to hurry out of the land, crying, “We are all dead men!”</text:span></text:p>
          </text:list-item>
          <text:list-item>
            <text:p text:style-name="P316"><text:span text:style-name="CharStyle16"><text:tab/></text:span><text:span text:style-name="CharStyle15">So the people snatched up their dough, unleavened as it was, and wrapped their kneading-bowls inside their mantles, carrying</text:span></text:p>
          </text:list-item>
          <text:list-item>
            <text:p text:style-name="P144"><text:span text:style-name="CharStyle4"><text:tab/></text:span><text:span text:style-name="CharStyle7">them on their shoulders.</text:span><text:span text:style-name="CharStyle4"> [The Israelites had also done as Moses told them; they had asked the Egyptians for jewels of silver and</text:span></text:p>
          </text:list-item>
          <text:list-item>
            <text:p text:style-name="P144"><text:span text:style-name="CharStyle4"><text:tab/>jewels of gold and raiment, and the Eternal had given them such favour with the Egyptians that they let the people have what­ever they asked. They had thus taken toll of the Egyptians.]</text:span></text:p>
          </text:list-item>
          <text:list-item>
            <text:p text:style-name="P315"><text:span text:style-name="CharStyle16"><text:tab/></text:span><text:span text:style-name="CharStyle15">From Ramses the Israelites moved to Sukkoth, about six</text:span></text:p>
          </text:list-item>
        </text:list>
        <text:p text:style-name="P26"><text:span text:style-name="CharStyle7">hundred thousand of them on foot, besides women and chil­dren; a motley mob accompanied</text:span><text:span text:style-name="CharStyle4"> 38 </text:span><text:span text:style-name="CharStyle7">them, and large numbers of live­stock both flocks and herds. They baked unleavened pan-</text:span><text:span text:style-name="CharStyle4"> </text:span><text:span text:style-name="CharStyle6">39 </text:span><text:span text:style-name="CharStyle7">cakes of the dough they had brought from Egypt, for the dough was unleavened; they had been pushed out of Egypt and could not wait, nor had they pre­pared any food for the journey. </text:span><text:span text:style-name="CharStyle4">(The time spent by the Israelites 40 in Egypt was four hundred and thirty years; and at the end of 41 the four hundred and thirty years it was on that very day that all the array of the Eternal left Egypt. It was a night when 42 the Eternal was on the watch to bring them out of Egypt, a night when all Israelites must keep watch for the Eternal, age after age.)</text:span></text:p>
        <text:p text:style-name="P43"><text:span text:style-name="CharStyle4">The Eternal said to Moses </text:span><text:span text:style-name="CharStyle6">43 </text:span><text:span text:style-name="CharStyle4">and Aaron, “This is the order for the passover; no foreigner is to partake of it, but any slave, 44 bought for money, may partake of it, if he has been circumcised; no alien or hired servant is to 45 partake of it. It must be eaten 46 in one house; you must not carry any of the flesh outside the house. Nor must you break any hone of the victim. And all the 47 community of Israel must keep this feast. When a resident alien 48 who is with you desires to keep the Eternal’s passover, all the male members of his household must be first circumcised; then he may draw near to keep the passover, he shall count as a native; but no uncircumcised person shall partake of it. There shall be one and the same </text:span><text:span text:style-name="CharStyle6">49 </text:span><text:span text:style-name="CharStyle4">law for the native and for the resident alien. And this day 14 shall he a memorial day for you, to be kept as a festival for the</text:span></text:p>
        <text:p text:style-name="P281"><text:span text:style-name="CharStyle4">Eternal; age after age you must keep this as a standing festival.</text:span></text:p>
        <text:list xml:id="list2824991099843998008" text:style-name="L20">
          <text:list-item>
            <text:p text:style-name="P214"><text:span text:style-name="CharStyle4"><text:tab/>Eor seven days you must eat un­leavened cakes; on the first day you must be sure to clean all dough out of your houses, for anyone who eats a leavened cake between the first day and the seventh day shall be outlawed</text:span></text:p>
          </text:list-item>
          <text:list-item>
            <text:p text:style-name="P171"><text:span text:style-name="CharStyle4"><text:tab/>from Israel. On the first day you must hold a sacred gather­ing, and on the seventh day a sacred gathering; you shall do no business on these days, no work except in preparing the food that everyone needs.</text:span></text:p>
          </text:list-item>
          <text:list-item>
            <text:p text:style-name="P178"><text:span text:style-name="CharStyle4"><text:tab/>You must keep this custom of unleavened cakes, for on that very day I brought all your ar­ray out of the land of Egypt; that is why you must keep this day, age after age, as a standing</text:span></text:p>
          </text:list-item>
          <text:list-item>
            <text:p text:style-name="P178"><text:span text:style-name="CharStyle4"><text:tab/>order. On the evening of the fourteenth day of the first month you shall eat unleavened cakes, and so on till the evening of the</text:span></text:p>
          </text:list-item>
          <text:list-item>
            <text:p text:style-name="P198"><text:span text:style-name="CharStyle4"><text:tab/>twenty-first day; for these seven days no dough must be found inside your houses, for anyone eating anything leavened shall be outlawed from the com­munity of Israel, whether he is a</text:span></text:p>
          </text:list-item>
          <text:list-item>
            <text:p text:style-name="P215"><text:span text:style-name="CharStyle4"><text:tab/>resident alien or a native. You must not eat anything leavened; eat unleavened cakes in every household.”</text:span></text:p>
          </text:list-item>
        </text:list>
        <text:list xml:id="list2943922205896915049" text:style-name="L21">
          <text:list-item>
            <text:p text:style-name="P227"><text:span text:style-name="CharStyle4"><text:tab/>The Israelites all did so; they did exactly as the Eternal had</text:span></text:p>
          </text:list-item>
          <text:list-item>
            <text:p text:style-name="P199"><text:span text:style-name="CharStyle4"><text:tab/>ordered Moses and Aaron. And on that very day the Eternal brought the Israelites in their array out of the land of Egypt. -| </text:span><text:span text:style-name="CharStyle33">q</text:span><text:span text:style-name="CharStyle4"> Then said the Eternal to</text:span></text:p>
          </text:list-item>
        </text:list>
        <text:list xml:id="list1027030255474130095" text:style-name="L22">
          <text:list-item>
            <text:p text:style-name="P230"><text:span text:style-name="CharStyle4"><text:tab/>Moses, “Consecrate all the first-born to me, whatever is the first to open the womb in Israel, human or animal, for it belongs to me.”</text:span></text:p>
          </text:list-item>
          <text:list-item>
            <text:p text:style-name="P353"><text:span text:style-name="CharStyle16"><text:tab/></text:span><text:span text:style-name="CharStyle15">Moses said to the people, “Re­member this day, when you left Egypt, that slave-pen; for by</text:span></text:p>
          </text:list-item>
        </text:list>
        <text:p text:style-name="P34"><text:span text:style-name="CharStyle15">sheer strength the Eternal brought you out of this place; no leavened cakes are to be eaten on this day of the month Abib, 4 when you leave. And when</text:span><text:span text:style-name="CharStyle16"> </text:span><text:span text:style-name="CharStyle18">5 </text:span><text:span text:style-name="CharStyle15">the Eternal brings you to the land of the Canaanites, the Hit- tites, the Amorites, the Hivites, and the Jebusites, which he swore to your fathers he would give you, a land abounding in milk and honey, then you must hold this service in this month: for seven days you must eat un-</text:span><text:span text:style-name="CharStyle16"> </text:span><text:span text:style-name="CharStyle18">6 </text:span><text:span text:style-name="CharStyle15">leavened cakes, and hold a festi­val for the Eternal on the sev­enth day; during all the seven </text:span><text:span text:style-name="CharStyle17">7 </text:span><text:span text:style-name="CharStyle15">days unleavened cakes must be eaten, no leavened cakes must be seen among you, and no dough at all, throughout your country. And you must each</text:span><text:span text:style-name="CharStyle16"> </text:span><text:span text:style-name="CharStyle18">8 </text:span><text:span text:style-name="CharStyle15">tell your son on that day that this is on account of what the Eternal did for you when you left Egypt. It shall serve you</text:span><text:span text:style-name="CharStyle16"> </text:span><text:span text:style-name="CharStyle18">9 </text:span><text:span text:style-name="CharStyle15">as a mark on the hand or a badge between your eyes, that the law of the Eternal may be ever on your lips; for by sheer strength the Eternal has brought you out of Egypt. So keep this</text:span><text:span text:style-name="CharStyle16"> 10 </text:span><text:span text:style-name="CharStyle15">customary rite in its due season, year by year. And when the</text:span><text:span text:style-name="CharStyle16"> n </text:span><text:span text:style-name="CharStyle15">Eternal brings you into the Canaanite land, and gives it to you, as he swore to you and to your fathers, you shall make</text:span><text:span text:style-name="CharStyle16"> 12 </text:span><text:span text:style-name="CharStyle15">over to the Eternal whatever is the first to open the womb, and every firstling animal; these males shall belong to the Eter­nal. You may buy back a first-</text:span><text:span text:style-name="CharStyle16"> </text:span><text:span text:style-name="CharStyle18">13 </text:span><text:span text:style-name="CharStyle15">ling ass with a lamb or a kid, but if you do not choose to buy it back, you must break its neck. Any first-born boy you must buy back. And when your son asks</text:span><text:span text:style-name="CharStyle16"> 14 </text:span><text:span text:style-name="CharStyle15">any of you in after days what this means, you must tell him: ‘By sheer strength the Eternal</text:span></text:p>
        <text:p text:style-name="P71"><text:span text:style-name="CharStyle15">brought us out of Egypt, that</text:span></text:p>
        <text:list xml:id="list1607227754090368729" text:style-name="L23">
          <text:list-item>
            <text:p text:style-name="P318"><text:span text:style-name="CharStyle16"><text:tab/></text:span><text:span text:style-name="CharStyle15">slave-pen, and when the Pharaoh</text:span></text:p>
          </text:list-item>
        </text:list>
        <text:list xml:id="list6575659520118053267" text:style-name="L24">
          <text:list-item>
            <text:p text:style-name="P319"><text:span text:style-name="CharStyle16"><text:tab/></text:span><text:span text:style-name="CharStyle15">made difficulties about letting us</text:span></text:p>
          </text:list-item>
        </text:list>
        <text:p text:style-name="P71"><text:span text:style-name="CharStyle15">go, the Eternal killed all the first­born in the land of Egypt, both of man and of beast; that is why I sacrifice to the Eternal any male animal that opens the womb, </text:span><text:soft-page-break/><text:span text:style-name="CharStyle15">though I buy back a first-</text:span></text:p>
        <text:list xml:id="list185312077522009" text:style-name="L23">
          <text:list-item>
            <text:p text:style-name="P320"><text:span text:style-name="CharStyle15"><text:tab/>born son.’ This shall serve you as a mark on the hand or a me­mento bound between the eyes, for by sheer strength the Eternal has brought us out of Egypt.”</text:span></text:p>
          </text:list-item>
          <text:list-item>
            <text:p text:style-name="P146"><text:span text:style-name="CharStyle4"><text:tab/>[Now when the Pharaoh let the people go, God did not lead them along the road to the land of the Philistines, although that lay close at hand, for God thought that perhaps the people might have regrets and return to Egypt, if they had to fight their</text:span></text:p>
          </text:list-item>
          <text:list-item>
            <text:p text:style-name="P148"><text:span text:style-name="CharStyle4"><text:tab/>way; so God led the people by a roundabout road in the direc­tion of the desert, towards the Reed Sea.</text:span></text:p>
          </text:list-item>
        </text:list>
        <text:p text:style-name="P21"><text:span text:style-name="CharStyle4">The Israelites left Egypt in</text:span></text:p>
        <text:list xml:id="list185536967793945" text:continue-numbering="true" text:style-name="L23">
          <text:list-item>
            <text:p text:style-name="P149"><text:span text:style-name="CharStyle4"><text:tab/>orderly array. And Moses took the bones of Joseph; for Joseph had made the Israelites swear they would do this, saying, “God will be sure to remember you, and you must carry my bones away with you.”]</text:span></text:p>
          </text:list-item>
          <text:list-item>
            <text:p text:style-name="P146"><text:span text:style-name="CharStyle4"><text:tab/>Moving from Sukkoth, they camped at Etham on the edge</text:span></text:p>
          </text:list-item>
          <text:list-item>
            <text:p text:style-name="P322"><text:span text:style-name="CharStyle16"><text:tab/>of the desert. </text:span><text:span text:style-name="CharStyle15">The Eternal went in front of them, in a column of cloud, to lead them by day, and in a column of fire, to light them through the night, so that they might travel both by day and by</text:span></text:p>
          </text:list-item>
          <text:list-item>
            <text:p text:style-name="P322"><text:span text:style-name="CharStyle16"><text:tab/></text:span><text:span text:style-name="CharStyle15">night; the column of cloud by day and the column of fire by night never ceased to go in front of the people.</text:span></text:p>
          </text:list-item>
        </text:list>
        <text:p text:style-name="Body_20_text_20__28_4_29__20__2b__20_DropCap2">M<text:span text:style-name="CharStyle21">Then the Eternal told Moses to order the Israel­ites to wheel round and camp in front of Pihahiroth between Mig- dol and the sea, in front of</text:span></text:p>
        <text:p text:style-name="P26"><text:span text:style-name="CharStyle4">Baal-zephon, opposite which they were to camp beside the sea. For “the Pharaoh,” he said, </text:span><text:span text:style-name="CharStyle6">3 </text:span><text:span text:style-name="CharStyle4">“will think that the Israelites are bewildered, caught by the desert; I will make the Pharaoh 4 stubborn, till he pursues them, and I will gain honour out of the Pharaoh and all his army, to teach the Egyptians that I am the Eternal.” They did so. And the Eternal made the </text:span><text:span text:style-name="CharStyle6">8 </text:span><text:span text:style-name="CharStyle4">Pharaoh stubborn, so that he chased the Israelites, who were marching away quite confi­dently; the Egyptians chased 9 them and came up on them as they lay camped on the sea- coast beside Pihahiroth, in front of Baal-zephon.</text:span></text:p>
        <text:p text:style-name="P45"><text:span text:style-name="CharStyle15">When the king of Egypt was</text:span><text:span text:style-name="CharStyle16"> 5 </text:span><text:span text:style-name="CharStyle15">told that the people had, fled, the Pharaoh and his officers changed their minds about the people. “Whatever have we done,” they said, “in letting the Israelites leave our service?” So the Pha- 6 raoh got his chariots ready and took his men with him, six hun-</text:span><text:span text:style-name="CharStyle16"> 7 </text:span><text:span text:style-name="CharStyle15">dred picked chariots and all the rest of the chariots of Egypt, manned by their captains.</text:span></text:p>
        <text:p text:style-name="P34"><text:span text:style-name="CharStyle15">When the Pharaoh approached,</text:span><text:span text:style-name="CharStyle16"> 10 </text:span><text:span text:style-name="CharStyle15">the Israelites looked up, and there were the Egyptians after them! They were terribly afraid. They cried to the Eter­nal. And they said to Moses,</text:span><text:span text:style-name="CharStyle16"> n </text:span><text:span text:style-name="CharStyle15">“Was it because there were no graves in Egypt that you have brought us to die in the desert? Why have you misguided us by bringing us out of Egypt? Did</text:span><text:span text:style-name="CharStyle16"> 12 </text:span><text:span text:style-name="CharStyle15">we not tell you in Egypt to let us alone and let us serve the Egyp­tians? Better serve the Egyp­tians than die in the desert!” Moses said to the people, “Have</text:span><text:span text:style-name="CharStyle16"> 13 </text:span><text:span text:style-name="CharStyle15">no fear, stand firm and watch how the Eternal will deliver you to-day; for as surely as you see</text:span></text:p>
        <text:p text:style-name="P35"><text:span text:style-name="CharStyle15">the Egyptians to-day, you shall</text:span></text:p>
        <text:list xml:id="list7575659679392358226" text:style-name="L25">
          <text:list-item>
            <text:p text:style-name="P341"><text:span text:style-name="CharStyle16"><text:tab/></text:span><text:span text:style-name="CharStyle15">never see them again. The Eter­nal will fight for you, and you have only to keep still.”</text:span></text:p>
          </text:list-item>
          <text:list-item>
            <text:p text:style-name="P231"><text:span text:style-name="CharStyle4"><text:tab/>The Eternal said to Moses, “Why cry to me? Tell the Israelites to march forward.</text:span></text:p>
          </text:list-item>
          <text:list-item>
            <text:p text:style-name="P179"><text:span text:style-name="CharStyle4"><text:tab/>And as for you, [raise your stick and] stretch your hand over the sea; part it in two, that the Israelites may march on dry</text:span></text:p>
          </text:list-item>
          <text:list-item>
            <text:p text:style-name="P179"><text:span text:style-name="CharStyle4"><text:tab/>ground through the sea. I am going to make the Egyptians so stubborn that they will pass in after them, </text:span><text:soft-page-break/><text:span text:style-name="CharStyle4">and I will gain hon­our out of the Pharaoh and all his army, his chariots and cav-</text:span></text:p>
          </text:list-item>
          <text:list-item>
            <text:p text:style-name="P179"><text:span text:style-name="CharStyle4"><text:tab/>airy—to teach the Egyptians that I am the Eternal, when I gain honour out of the Pharaoh and his chariots and his cavalry.”</text:span></text:p>
          </text:list-item>
          <text:list-item>
            <text:p text:style-name="P231"><text:span text:style-name="CharStyle4"><text:tab/>[Then the angel of God in front of the army of Israel moved to their rear </text:span><text:span text:style-name="CharStyle7">(the column of cloud moved from before them</text:span></text:p>
          </text:list-item>
          <text:list-item>
            <text:p text:style-name="P334"><text:span text:style-name="CharStyle15"><text:tab/>to behind them),</text:span><text:span text:style-name="CharStyle16"> and went be­tween the army of Egypt and the army of Israel. </text:span><text:span text:style-name="CharStyle15">When it was dark, the cloud lit up the night, so that the one army did not come near the other all night</text:span><text:span text:style-name="CharStyle16">.]</text:span></text:p>
          </text:list-item>
          <text:list-item>
            <text:p text:style-name="P231"><text:span text:style-name="CharStyle4"><text:tab/>Moses stretched his hand out over the sea; the waters parted,</text:span></text:p>
          </text:list-item>
          <text:list-item>
            <text:p text:style-name="P216"><text:span text:style-name="CharStyle4"><text:tab/>and the Israelites marched through the sea on dry ground, the waters forming a wall to</text:span></text:p>
          </text:list-item>
          <text:list-item>
            <text:p text:style-name="P216"><text:span text:style-name="CharStyle4"><text:tab/>right and left. The Egyptians in pursuit of them went into the sea, all the Pharaoh’s horses and</text:span></text:p>
          </text:list-item>
        </text:list>
        <text:list xml:id="list3352058807538878269" text:style-name="L26">
          <text:list-item>
            <text:p text:style-name="P205"><text:span text:style-name="CharStyle4"><text:tab/>chariots and cavalry. Then said the Eternal to Moses, “Stretch your hand out over the sea, to make the waters flow back upon the chariots and cav-</text:span></text:p>
          </text:list-item>
          <text:list-item>
            <text:p text:style-name="P205"><text:span text:style-name="CharStyle4"><text:tab/>airy of the Egyptians.” Moses stretched his hand out over the</text:span></text:p>
          </text:list-item>
          <text:list-item>
            <text:p text:style-name="P205"><text:span text:style-name="CharStyle4"><text:tab/>sea; the waters did flow back over the chariots and cavalry, over the whole army of the Pha­</text:span></text:p>
          </text:list-item>
        </text:list>
        <text:p text:style-name="P26"><text:span text:style-name="CharStyle4">raoh which had followed them into the sea, till not a single one of them was left. But the 29 Israelites walked through the sea on dry ground, the waters forming a wall to right and left.</text:span></text:p>
        <text:p text:style-name="P50"><text:span text:style-name="CharStyle15">[Then the Eternal swept the</text:span><text:span text:style-name="CharStyle16"> 21 </text:span><text:span text:style-name="CharStyle15">sea along by a strong east wind, all night, till the bed of the sea was dry. And in the watch be-</text:span><text:span text:style-name="CharStyle16"> 24 </text:span><text:span text:style-name="CharStyle15">fore the dawn the Eternal looked out from the column of fire and cloud on the Egyptian army and threw them into a panic; he</text:span><text:span text:style-name="CharStyle16"> 25 </text:span><text:span text:style-name="CharStyle15">clogged their chariot-wheels till they drove heavily. The Egyp­tians cried,</text:span><text:span text:style-name="CharStyle16"> </text:span><text:span text:style-name="CharStyle15">“Let us flee from the Israelites! The Eternal is fight­ing for them against the Egyp­tians!” Then, as morning broke,</text:span><text:span text:style-name="CharStyle16"> 27 </text:span><text:span text:style-name="CharStyle15">the sea returned to its wonted flow, and while the Egyptians were fleeing against it, the Eter­nal overwhelmed the Egyptians in the middle of the sea.]</text:span></text:p>
        <text:p text:style-name="P50"><text:span text:style-name="CharStyle15">Thus did the Eternal save</text:span><text:span text:style-name="CharStyle16"> 30 </text:span><text:span text:style-name="CharStyle15">Israel that day from the Egyp­tians, till Israel saw the Egyp­tians lying dead on the sea-shore; Israel saw the mighty action of</text:span><text:span text:style-name="CharStyle16"> 31 </text:span><text:span text:style-name="CharStyle15">the Eternal against the Egyp­tians, and the people stood in awe of the Eternal, believing in the Eternal and in his servant Moses.</text:span></text:p>
        <text:p text:style-name="P84"><text:span text:style-name="CharStyle15">Then Moses and the</text:span><text:span text:style-name="CharStyle19"> -| f* </text:span><text:span text:style-name="CharStyle15">Israelites sang this song to*-** the Eternal:</text:span></text:p>
        <text:p text:style-name="P37"><text:span text:style-name="CharStyle37">I will sing to the Eternal, for he rose up in his might, hurling horse and chariot into the sea.</text:span></text:p>
        <text:p text:style-name="P85"><text:span text:style-name="CharStyle37">My song is of the Eternal; he is 2 my strength,</text:span></text:p>
        <text:p text:style-name="P37"><text:span text:style-name="CharStyle37">and he has brought me victory; this is my God, I will thank him, my father’s God, I will exalt him. The Eternal knows well how to</text:span><text:span text:style-name="CharStyle38"> 3 </text:span><text:span text:style-name="CharStyle37">fight—</text:span></text:p>
        <text:p text:style-name="P37"><text:span text:style-name="CharStyle37">the Eternal is his name</text:span><text:span text:style-name="CharStyle38">— </text:span><text:span text:style-name="CharStyle37">flinging the Pharaoh’s chariots</text:span><text:span text:style-name="CharStyle38"> 4 </text:span><text:span text:style-name="CharStyle37">and his army into the sea,</text:span></text:p>
      </text:section>
      <text:section text:style-name="Sect2" text:name="Section5">
        <text:p text:style-name="P368"><text:span text:style-name="CharStyle37">swamping his picked captains in the Reed Sea;</text:span></text:p>
        <text:list xml:id="list2461502359299139290" text:style-name="L27">
          <text:list-item>
            <text:p text:style-name="P369"><text:span text:style-name="CharStyle38"><text:tab/></text:span><text:span text:style-name="CharStyle37">the depths did cover them, they sank down like a stone.</text:span></text:p>
          </text:list-item>
          <text:list-item>
            <text:p text:style-name="P370"><text:span text:style-name="CharStyle38"><text:tab/></text:span><text:span text:style-name="CharStyle37">’Twas thy right hand, O Eternal,</text:span></text:p>
          </text:list-item>
        </text:list>
        <text:p text:style-name="P69"><text:span text:style-name="CharStyle37">glorious in power,</text:span></text:p>
        <text:p text:style-name="P66"><text:span text:style-name="CharStyle37">’twas thy right hand that shat­tered the foe;</text:span></text:p>
        <text:list xml:id="list185535425651269" text:continue-numbering="true" text:style-name="L27">
          <text:list-item>
            <text:p text:style-name="P370"><text:span text:style-name="CharStyle38"><text:tab/></text:span><text:span text:style-name="CharStyle37">in thy great majesty thou didst</text:span></text:p>
          </text:list-item>
        </text:list>
        <text:p text:style-name="P69"><text:span text:style-name="CharStyle37">crush the rebels,</text:span></text:p>
        <text:p text:style-name="P67"><text:span text:style-name="CharStyle37">thou didst speed thy fury to burn them up like straw.</text:span></text:p>
        <text:list xml:id="list185536687382186" text:continue-numbering="true" text:style-name="L27">
          <text:list-item>
            <text:p text:style-name="P371"><text:span text:style-name="CharStyle38"><text:tab/></text:span><text:span text:style-name="CharStyle37">At thy blast the waters piled up, the tides were dammed,</text:span></text:p>
          </text:list-item>
        </text:list>
        <text:p text:style-name="P66"><text:span text:style-name="CharStyle37">the depths turned hard in the heart of the sea.</text:span></text:p>
        <text:p text:style-name="P65"><text:span text:style-name="CharStyle37">g “I will chase them,” said the foe, “I will catch them and divide their spoil,</text:span></text:p>
        <text:p text:style-name="P66"><text:span text:style-name="CharStyle37">I will take my will of them,</text:span></text:p>
        <text:p text:style-name="P66"><text:span text:style-name="CharStyle39">1</text:span><text:span text:style-name="CharStyle37"> will unsheath my sword and de­stroy them!”</text:span></text:p>
        <text:list xml:id="list185311019816918" text:style-name="L18">
          <text:list-item>
            <text:p text:style-name="P372"><text:span text:style-name="CharStyle37"><text:tab/>Thou didst blow thy blast, and the</text:span></text:p>
          </text:list-item>
        </text:list>
        <text:p text:style-name="P69"><text:span text:style-name="CharStyle37">sea covered them, like lead they sank into the mighty deep!</text:span></text:p>
        <text:list xml:id="list185535787341352" text:continue-numbering="true" text:style-name="L18">
          <text:list-item>
            <text:p text:style-name="P372"><text:span text:style-name="CharStyle37"><text:tab/>O Eternal, what god is there like</text:span></text:p>
          </text:list-item>
        </text:list>
        <text:p text:style-name="P69"><text:span text:style-name="CharStyle37">thee,</text:span></text:p>
        <text:p text:style-name="P66"><text:span text:style-name="CharStyle37">who is like thee, so gloriously su­preme,</text:span></text:p>
        <text:p text:style-name="P66"><text:span text:style-name="CharStyle37">so awful, whom we praise for sig­nal deeds?</text:span></text:p>
        <text:list xml:id="list185537238081028" text:continue-numbering="true" text:style-name="L18">
          <text:list-item>
            <text:p text:style-name="P372"><text:span text:style-name="CharStyle37"><text:tab/>Thou didst stretch thy right hand</text:span></text:p>
          </text:list-item>
        </text:list>
        <text:p text:style-name="P69"><text:span text:style-name="CharStyle37">out,</text:span></text:p>
        <text:p text:style-name="P66"><text:span text:style-name="CharStyle37">and they were swallowed up;</text:span></text:p>
        <text:list xml:id="list185537136525903" text:continue-numbering="true" text:style-name="L18">
          <text:list-item>
            <text:p text:style-name="P372"><text:span text:style-name="CharStyle38"><text:tab/></text:span><text:span text:style-name="CharStyle37">thou in love didst lead thy ran­</text:span></text:p>
          </text:list-item>
        </text:list>
        <text:p text:style-name="P69"><text:span text:style-name="CharStyle37">somed people,</text:span></text:p>
        <text:p text:style-name="P68"><text:span text:style-name="CharStyle37">guiding them by thy power to thine own sacred abode.</text:span></text:p>
        <text:list xml:id="list185537149625279" text:continue-numbering="true" text:style-name="L18">
          <text:list-item>
            <text:p text:style-name="P373"><text:span text:style-name="CharStyle38"><text:tab/></text:span><text:span text:style-name="CharStyle37">Nations heard of it and trembled, pangs seized on Philistia’s folk,</text:span></text:p>
          </text:list-item>
        </text:list>
        <text:p text:style-name="P36"><text:span text:style-name="CharStyle40">13 </text:span><text:span text:style-name="CharStyle37">the chiefs of Edom were in agony, a shudder seized the lords of Moab,</text:span></text:p>
        <text:p text:style-name="P66"><text:span text:style-name="CharStyle37">the folk of Canaan fainted all for fear</text:span><text:span text:style-name="CharStyle38">—</text:span></text:p>
        <text:list xml:id="list5938233815827344280" text:style-name="L28">
          <text:list-item>
            <text:p text:style-name="P374"><text:span text:style-name="CharStyle38"><text:tab/></text:span><text:span text:style-name="CharStyle37">terror and dread fell on them, they stood motionless under the</text:span></text:p>
          </text:list-item>
        </text:list>
        <text:p text:style-name="P69"><text:span text:style-name="CharStyle37">sweep of thine arm, till thy folk went through, O Eter­nal,</text:span></text:p>
        <text:p text:style-name="P66"><text:span text:style-name="CharStyle37">till the folk thou hadst won passed through them.</text:span></text:p>
        <text:list xml:id="list185536176185490" text:continue-numbering="true" text:style-name="L28">
          <text:list-item>
            <text:p text:style-name="P374"><text:span text:style-name="CharStyle38"><text:tab/></text:span><text:span text:style-name="CharStyle37">Thou didst bring thy folk in, settling them on thine own hills,</text:span></text:p>
          </text:list-item>
        </text:list>
        <text:p text:style-name="P80"><text:span text:style-name="CharStyle37">at the shrine thou hast made for thyself, O Eternal, the sanctuary thou hast formed, O Eternal.</text:span></text:p>
        <text:p text:style-name="P22"><text:span text:style-name="CharStyle42">The Eternal reigns for evermore!</text:span><text:span text:style-name="CharStyle12"> 18 </text:span><text:span text:style-name="CharStyle4">[[For the horses of the Pha- 19 raoh with his chariots and his cavalry entered the sea, and the Eternal made the sea flow back on them, while the Israelites went through the sea on dry land.]]</text:span></text:p>
        <text:p text:style-name="P43"><text:span text:style-name="CharStyle4">[Then the prophetess Miriam, 20 Aaron’s sister, tambourine in hand, went outside the camp, followed by all the women danc­ing to their tambourines, while 21 Miriam led them in the song:</text:span></text:p>
        <text:p text:style-name="P76"><text:span text:style-name="CharStyle44">Sing to the Eternal, for he rose up in his might, hurling horse and chariot into the sea.</text:span></text:p>
        <text:p text:style-name="P43"><text:span text:style-name="CharStyle4">From the Reed Sea Moses led 22 Israel forward into the desert of Shur, and after marching for three days into the desert they found no water. When they 23 reached Marah, they could not drink the water there, it was so marred and bitter (hence its name was “Marah”). The peo- 24 pie grumbled against Moses, crying, “What are we to drink?”</text:span></text:p>
        <text:p text:style-name="P22"><text:span text:style-name="CharStyle4">He appealed to the Eternal, who 23 showed him a tree, which he threw into the water, and then the water became fresh. He made a certain rule and rite for them there; he put them to the test there, saying, “If you will 26 listen carefully to the voice of the Eternal, your God, and do what is right in his eyes and pay heed to his commands and fol­low all his rules, then the Eter­nal promises never to inflict upon you any of the diseases he inflicted on the Egyptians; for he is the Eternal who heals you.”</text:span></text:p>
        <text:p text:style-name="P46"><text:span text:style-name="CharStyle4">They came to Elim, where 27 there were twelve springs of</text:span></text:p>
        <text:p text:style-name="P89"><draw:frame draw:style-name="fr4" draw:name="48" text:anchor-type="paragraph" svg:x="2.2484in" svg:y="0.3366in" svg:width="0.2598in" svg:height="0.0161in" draw:z-index="14"><draw:image xlink:href="Pictures/10000000000000270000001B974497DB.jpg" xlink:type="simple" xlink:show="embed" xlink:actuate="onLoad"/><draw:contour-polygon svg:width="0.2598in" svg:height="0.1799in" svg:viewBox="0 0 660 457" draw:points="0,0 660,0 660,457 0,457" draw:recreate-on-edit="true"/></draw:frame><text:span text:style-name="CharStyle4">water and seventy palm trees; there they camped beside the springs.] Marching from Elim, the community of the Israelites all came to the desert of Sin between Elim and Sinai, on the fifteenth day of the second month after they left</text:span></text:p>
        <text:list xml:id="list2384534274543780664" text:style-name="L29">
          <text:list-item>
            <text:p text:style-name="P102"><text:span text:style-name="CharStyle4"><text:tab/>Egypt. The community of the Israelites all grumbled against Moses and Aaron in the desert,</text:span></text:p>
          </text:list-item>
          <text:list-item>
            <text:p text:style-name="P102"><text:span text:style-name="CharStyle4"><text:tab/>crying, “Would that we had died by the hand of the Eternal in the land of Egypt, where we could sit beside pots of flesh, where we had plenty to eat! Here you have brought us into the desert, to starve the whole</text:span></text:p>
          </text:list-item>
          <text:list-item>
            <text:p text:style-name="P303"><text:span text:style-name="CharStyle16"><text:tab/>people to death!” </text:span><text:span text:style-name="CharStyle15">Then said the Eternal to Moses, “I will shower food out of the sky for you, and the people must go out and gather their daily rations every day; this is to test them, to see if they will follow my directions</text:span></text:p>
          </text:list-item>
          <text:list-item>
            <text:p text:style-name="P303"><text:span text:style-name="CharStyle16"><text:tab/></text:span><text:span text:style-name="CharStyle15">or not. Every sixth day they shall find that when they cook what they bring in, it is twice as much as usual.”</text:span></text:p>
          </text:list-item>
        </text:list>
        <text:list xml:id="list185312583829846" text:style-name="L27">
          <text:list-item>
            <text:p text:style-name="P124"><text:span text:style-name="CharStyle4"><text:tab/>Moses told Aaron to order all the community of Israel to ap­proach the presence of the Eter­nal, since the Eternal had heard</text:span></text:p>
          </text:list-item>
          <text:list-item>
            <text:p text:style-name="P115"><text:span text:style-name="CharStyle4"><text:tab/>them grumbling. When Aaron said this to all the community of Israel, they looked in the direc­tion of the sanctuary, and there was the Eternal manifest in radi-</text:span></text:p>
          </text:list-item>
          <text:list-item>
            <text:p text:style-name="P287"><text:span text:style-name="CharStyle4"><text:tab/>ance within the cloud! The is Eternal said to Moses, “I have</text:span></text:p>
          </text:list-item>
        </text:list>
        <text:p text:style-name="P74"><text:span text:style-name="CharStyle4">heard the Israelites grumbling; tell them that between sunset and dusk they shall have flesh and also plenty of food in the morning—to teach them that I</text:span></text:p>
        <text:list xml:id="list185312170623980" text:style-name="L29">
          <text:list-item>
            <text:p text:style-name="P102"><text:span text:style-name="CharStyle4"><text:tab/>am the Eternal their God.” So Moses and Aaron told all the Israelites, “In the evening you shall find that it was the Eternal who brought you out of the land</text:span></text:p>
          </text:list-item>
          <text:list-item>
            <text:p text:style-name="P134"><text:span text:style-name="CharStyle4"><text:tab/>of Egypt, and in the morning</text:span></text:p>
          </text:list-item>
        </text:list>
        <text:p text:style-name="P22"><text:span text:style-name="CharStyle4">you shall see the Eternal mani­fested in might, since he has heard you grumbling against himself (for we do not count— why grumble against us?) [[When the Eternal gives you 8 flesh in the evening and plenty to eat in the morning, then you will know that he has heard you grumbling against himself; for we do not count, it is against the Eternal, not against us, that you are grumbling!]]”</text:span></text:p>
        <text:p text:style-name="P47"><text:span text:style-name="CharStyle4">In the evening quails flew up 13 and dropped all over the camp, and in the morning there was a fall of dew round the camp; when the dew evaporated, there, 14 on the surface of the ground, lay thin flakes, as tiny as hoar-frost! When the Israelites saw it, they </text:span><text:span text:style-name="CharStyle46">IS </text:span><text:span text:style-name="CharStyle4">said to one another, “What is it?”—for they did not know what it was. “That,” said Moses, “is the food the Eternal gives to you. That is what the 16 Eternal orders each of you to gather, as much as you can eat, about seven pints a head, for every person in your house­holds.” The Israelites did so; 17 they gathered it, some more, some less. When they measured 18 it in a pint-measure, they found that he who had gathered much had not too much, and he who had gathered little had not too little; each man had gathered the exact quantity he required.</text:span></text:p>
        <text:p text:style-name="P51"><text:span text:style-name="CharStyle4">Moses told them that no one 19 was to leave any of it over till next morning. In spite of this, 20 they would not listen to Moses; some did leave a little of it over till next morning, but it bred worms and stank. Which made Moses angry with them. Morn- 21 ing by morning they gathered the food, and whenever the sun grew hot it melted. On the 22 sixth day they gathered twice as</text:span></text:p>
        <text:p text:style-name="P88"><text:span text:style-name="CharStyle4">much as usual, fourteen pints a head; and when all the author-</text:span></text:p>
        <text:list xml:id="list185312617996686" text:style-name="L23">
          <text:list-item>
            <text:p text:style-name="P292"><text:span text:style-name="CharStyle4"><text:tab/>ities reported this to Moses, he said to them, “This is what the Eternal means; to-morrow is to be a day of complete rest, a sab­bath sacred to the Eternal; so bake or boil to-day as you please, and keep what is left over till to-morrow morning.”</text:span></text:p>
          </text:list-item>
          <text:list-item>
            <text:p text:style-name="P293"><text:span text:style-name="CharStyle4"><text:tab/>They kept it over, as Moses told them, till next morning, and it did not stink, it bred no</text:span></text:p>
          </text:list-item>
          <text:list-item>
            <text:p text:style-name="P293"><text:span text:style-name="CharStyle4"><text:tab/>worms. Then said Moses, “Eat this to-day, for to-day is a sab­bath for the Eternal; you will not find any of the food in the</text:span></text:p>
          </text:list-item>
          <text:list-item>
            <text:p text:style-name="P293"><text:span text:style-name="CharStyle4"><text:tab/>fields to-day. Gather it for six days, but on the seventh day, on the sabbath, there shall be</text:span></text:p>
          </text:list-item>
          <text:list-item>
            <text:p text:style-name="P293"><text:span text:style-name="CharStyle4"><text:tab/>none.” And on the seventh day, when some of the people did go out to gather it, they</text:span></text:p>
          </text:list-item>
          <text:list-item>
            <text:p text:style-name="P293"><text:span text:style-name="CharStyle4"><text:tab/>found none. The Eternal then said to Moses, “How long will you people refuse to obey my</text:span></text:p>
          </text:list-item>
          <text:list-item>
            <text:p text:style-name="P293"><text:span text:style-name="CharStyle4"><text:tab/>orders and rules? Mark this: since the Eternal gives you the sabbath, he also gives you on the sixth day food enough for two days; stay where you are, every man of you, and never make a movement on the seventh day.”</text:span></text:p>
          </text:list-item>
          <text:list-item>
            <text:p text:style-name="P293"><text:span text:style-name="CharStyle4"><text:tab/>So the people desisted from work on the seventh day.</text:span></text:p>
          </text:list-item>
          <text:list-item>
            <text:p text:style-name="P294"><text:span text:style-name="CharStyle4"><text:tab/>The house of Israel called this food Manna (what-is); it was as white as coriander seed and tasted like wafers made with</text:span></text:p>
          </text:list-item>
          <text:list-item>
            <text:p text:style-name="P295"><text:span text:style-name="CharStyle4"><text:tab/>honey. Moses said, “This is what the Eternal has ordered you to keep seven pints of, age after age, that your descendants may see the food with which he fed you in the desert when he brought you out of the land of</text:span></text:p>
          </text:list-item>
          <text:list-item>
            <text:p text:style-name="P295"><text:span text:style-name="CharStyle4"><text:tab/>Egypt.” Then said Moses to Aaron, “Put seven pints of it in a jar and place it before the Eternal, to keep it for age after</text:span></text:p>
          </text:list-item>
          <text:list-item>
            <text:p text:style-name="P295"><text:span text:style-name="CharStyle4"><text:tab/>age.” As the Eternal ordered</text:span></text:p>
          </text:list-item>
        </text:list>
        <text:p text:style-name="P26"><text:span text:style-name="CharStyle4">Moses, so Aaron placed it in front of the ark of the Presence, to be kept there. For forty 35 years the Israelites ate manna, till they reached a cultivated land; they ate manna till they reached the frontier of the land of Canaan. (Seven pints or an 36 “omer” is the tenth of an ephah.)</text:span></text:p>
        <text:p text:style-name="P81"><text:span text:style-name="CharStyle4">From the desert of Sin -* </text:span><text:span text:style-name="CharStyle47">pj </text:span><text:span text:style-name="CharStyle4">the whole community of J- </text:span><text:span text:style-name="CharStyle6">4 </text:span><text:span text:style-name="CharStyle4">the Israelites travelled by stages, as the Eternal bade them, and camped at Rephidim. [As there was no water to drink, the peo- 2 pie complained to Moses; “Give us water to drink,” they cried. “Why complain to me?” said Moses.] </text:span><text:span text:style-name="CharStyle7">The people thirsted for</text:span><text:span text:style-name="CharStyle4"> </text:span><text:span text:style-name="CharStyle6">3 </text:span><text:span text:style-name="CharStyle7">water there, and grumbled against Moses, crying, “Why did you bring us out of Egypt, only to kill us and our children and our cattle with thirst?” “Why put the Eternal to the proof?” said Moses.</text:span><text:span text:style-name="CharStyle4"> [So Moses appealed 4 to the Eternal, “What am I to do with this people? They are almost ready to stone me!” “Move ahead of the people,” </text:span><text:span text:style-name="CharStyle6">5 </text:span><text:span text:style-name="CharStyle4">said the Eternal, “along with some of the sheikhs of Israel; take the stick with which you struck the Nile, and advance. I </text:span><text:span text:style-name="CharStyle6">6 </text:span><text:span text:style-name="CharStyle4">will stand before you yonder on the rocks of Horeb; when you strike the rocks, water shall gush out, to let the people drink.” Moses did so, in the sight of the sheikhs of Israel.] </text:span><text:span text:style-name="CharStyle7">He called the 7 spot Massah (Proof), because they put the Eternal to the proof by wondering whether he was among them or not[,</text:span><text:span text:style-name="CharStyle4"> also Meribah (Complaint), because the Israelites had complained].</text:span></text:p>
        <text:p text:style-name="P43"><text:span text:style-name="CharStyle4">[It was at Rephidim that 8 Amalek came and fought against Israel. So Moses said to Joshua, </text:span><text:span text:style-name="CharStyle6">9 </text:span><text:span text:style-name="CharStyle4">“Pick out some men to go and</text:span></text:p>
      </text:section>
      <text:section text:style-name="Sect2" text:name="Section6">
        <text:p text:style-name="P96"><draw:frame draw:style-name="fr5" draw:name="49" text:anchor-type="paragraph" svg:x="2.2354in" svg:y="4.0366in" svg:width="0.2598in" svg:height="0.0161in" draw:z-index="15"><draw:image xlink:href="Pictures/10000000000000270000001A59FD9BAF.jpg" xlink:type="simple" xlink:show="embed" xlink:actuate="onLoad"/><draw:contour-polygon svg:width="0.2598in" svg:height="0.1728in" svg:viewBox="0 0 660 439" draw:points="0,0 660,0 660,439 0,439" draw:recreate-on-edit="true"/></draw:frame><text:span text:style-name="CharStyle4">fight against Amalek; to-mor­row I will take my stand on the top of the hill, holding the divine</text:span></text:p>
        <text:list xml:id="list185310756983912" text:style-name="L8">
          <text:list-item>
            <text:p text:style-name="P107"><text:span text:style-name="CharStyle4"><text:tab/>stick in my hand.” Joshua did as Moses told him; he fought against Amalek, while Moses, Aaron, and Hur went up to the</text:span></text:p>
          </text:list-item>
          <text:list-item>
            <text:p text:style-name="P107"><text:span text:style-name="CharStyle4"><text:tab/>top of the hill. Whenever Moses raised his hand, then Is­rael won; whenever he lowered his hand, then Amalek won.</text:span></text:p>
          </text:list-item>
          <text:list-item>
            <text:p text:style-name="P113"><text:span text:style-name="CharStyle4"><text:tab/>As the hands of Moses grew tired, they put a stone below him, on which he sat; Aaron and Hur held his hands up. one on one side and the other on the other side, so that his hands re-</text:span></text:p>
          </text:list-item>
          <text:list-item>
            <text:p text:style-name="P125"><text:span text:style-name="CharStyle4"><text:tab/>mained steady till sunset, while Joshua laid Amalek low, giving</text:span></text:p>
          </text:list-item>
          <text:list-item>
            <text:p text:style-name="P127"><text:span text:style-name="CharStyle4"><text:tab/>no quarter. “Write this down in a book,” said the Eternal to Moses, “in commemoration of the day, and read it aloud to Joshua; for I mean to blot Amalek from the very memory</text:span></text:p>
          </text:list-item>
          <text:list-item>
            <text:p text:style-name="P127"><text:span text:style-name="CharStyle4"><text:tab/>of men.” Moses built an altar, which he called ‘Under-the- Eternal ’s-Banner,’ declaring,</text:span></text:p>
          </text:list-item>
          <text:list-item>
            <text:p text:style-name="P127"><text:span text:style-name="CharStyle4"><text:tab/>“We pledge loyalty to the Eter­nal’s banner in his feud against Amalek from age to age!”</text:span></text:p>
          </text:list-item>
        </text:list>
        <text:p text:style-name="P22"><text:span text:style-name="CharStyle4">Now Jethro, the priest of Midian, the father-in-law of Moses, heard of all that God had done for Moses and for his people Israel (for the Eternal had brought Israel out of</text:span></text:p>
        <text:list xml:id="list4257317244218005551" text:style-name="L30">
          <text:list-item>
            <text:p text:style-name="P121"><text:span text:style-name="CharStyle4"><text:tab/>Egypt). Jethro, the father-in- law of Moses, had taken back Zipporah the wife of Moses,</text:span></text:p>
          </text:list-item>
          <text:list-item>
            <text:p text:style-name="P121"><text:span text:style-name="CharStyle4"><text:tab/>after Moses had dismissed her, and her two sons one called Ger- shom or Stranger (for, said he, I have been a stranger in a foreign</text:span></text:p>
          </text:list-item>
          <text:list-item>
            <text:p text:style-name="P103"><text:span text:style-name="CharStyle4"><text:tab/>land) and the other called Elie- zer or Godhelp (for, said he, my father’s God has been a help to me, rescuing me from the Pha-</text:span></text:p>
          </text:list-item>
          <text:list-item>
            <text:p text:style-name="P135"><text:span text:style-name="CharStyle4"><text:tab/>raoh’s sword). Jethro, the father-in-law of Moses, came into the desert then, with the</text:span></text:p>
          </text:list-item>
        </text:list>
        <text:p text:style-name="P26"><text:span text:style-name="CharStyle4">sons and the wife of Moses, to where Moses was camped, at the hill of God. Moses was told, 6 “Here is your father-in-law Jethro coming to you, along with your wife and her two boys!”</text:span></text:p>
        <text:p text:style-name="P55"><text:span text:style-name="CharStyle15">So Moses went out to meet</text:span><text:span text:style-name="CharStyle16"> </text:span><text:span text:style-name="CharStyle18">7 </text:span><text:span text:style-name="CharStyle15">his father-in-law; he bowed low before him and kissed him; then they asked for one another’s health and went inside the tent, where Moses told his father-in-</text:span><text:span text:style-name="CharStyle16"> 8 </text:span><text:span text:style-name="CharStyle15">law all that the Eternal had done to the Pharaoh and the Egyp­tians for Israel’s sake, all the dis­tress they had suffered in their journey, and how the Eternal had preserved them. Jethro re- </text:span><text:span text:style-name="CharStyle17">9 </text:span><text:span text:style-name="CharStyle15">joieed over all the goodness of the Eternal to Israel, in rescuing them from the Egyptians. “Blessed be the Eternal,” said</text:span><text:span text:style-name="CharStyle16"> 10 </text:span><text:span text:style-name="CharStyle15">he, “who has rescued you from, the Egyptians and from the Pha­raoh, who has rescued the peo­ple from the grip of the Egyp­tians! I see now that the</text:span><text:span text:style-name="CharStyle16"> 11 </text:span><text:span text:style-name="CharStyle15">Eternal is stronger than all other gods, for he has routed the haughty foes of his folk.”</text:span></text:p>
        <text:p text:style-name="P54"><text:span text:style-name="CharStyle4">So Jethro, the father-in-law 12 of Moses, brought a burnt-offer­ing and some sacrifices for God, and Aaron and all the sheikhs of Israel came to join the sacri­ficial meal made by the father- in-law of Moses before God.</text:span></text:p>
        <text:p text:style-name="P31"><text:span text:style-name="CharStyle4">Next day, as Moses was hold- 13 ing a popular court, with the people surrounding him from morning to night, the father- 14 in-law of Moses noticed all his labour for the people, and said to him, “What is this you are doing? Why sit alone as a judge, with the people all round you from morning to night?” Moses said to his father-in-law, 15 “Because the people come to me to get God’s own decision in</text:span></text:p>
        <text:list xml:id="list2799738073824986638" text:style-name="L31">
          <text:list-item>
            <text:p text:style-name="P156"><text:span text:style-name="CharStyle4"><text:tab/>their cases; whenever they have any disputes, they come to me, I decide between one man and another, and let them hear the rules and directions of God.”</text:span></text:p>
          </text:list-item>
          <text:list-item>
            <text:p text:style-name="P150"><text:span text:style-name="CharStyle4"><text:tab/>The father-in-law of Moses said to him, “You are not doing</text:span></text:p>
          </text:list-item>
          <text:list-item>
            <text:p text:style-name="P150"><text:span text:style-name="CharStyle4"><text:tab/>right. You will wear yourself out, you and your people; this work is too heavy for you, and you cannot manage it alone.</text:span></text:p>
          </text:list-item>
          <text:list-item>
            <text:p text:style-name="P150"><text:span text:style-name="CharStyle4"><text:tab/>Now listen to me, let me advise you, that God may be with you; do you represent God to the peo­ple, laying their cases before</text:span></text:p>
          </text:list-item>
          <text:list-item>
            <text:p text:style-name="P141"><text:span text:style-name="CharStyle4"><text:tab/>God, and instructing them in his rules and directions, letting them see how they are to live</text:span></text:p>
          </text:list-item>
          <text:list-item>
            <text:p text:style-name="P141"><text:span text:style-name="CharStyle4"><text:tab/>and what they are to do; but look out some capable men among the people, religious men, honest men, who scorn unjust profits, and appoint them to supervise groups of thousands, of hundreds, of fifties, and of</text:span></text:p>
          </text:list-item>
          <text:list-item>
            <text:p text:style-name="P141"><text:span text:style-name="CharStyle4"><text:tab/>tens; let them act as judges in ordinary cases; they can refer any special case to you, and judge lesser matters by them­selves. That will make things easier for you, as they share the</text:span></text:p>
          </text:list-item>
          <text:list-item>
            <text:p text:style-name="P141"><text:span text:style-name="CharStyle4"><text:tab/>w</text:span><text:span text:style-name="CharStyle4"><text:span text:style-name="T1">r</text:span></text:span><text:span text:style-name="CharStyle4">ork with you. If you do this, supposing that God so orders you, then you can stand the strain, and all the people will go home satisfied.”</text:span></text:p>
          </text:list-item>
          <text:list-item>
            <text:p text:style-name="P147"><text:span text:style-name="CharStyle4"><text:tab/>Moses listened to what his father-in-law said, and did</text:span></text:p>
          </text:list-item>
          <text:list-item>
            <text:p text:style-name="P145"><text:span text:style-name="CharStyle4"><text:tab/>exactly as he told him; he chose capable men out of all Israel, and put them at the head of the people, over groups of thousands, of hundreds, of fifties, and of</text:span></text:p>
          </text:list-item>
          <text:list-item>
            <text:p text:style-name="P141"><text:span text:style-name="CharStyle4"><text:tab/>tens; they acted as judges in ordinary cases, deciding lesser matters by themselves, and re­ferring difficult cases to Moses.</text:span></text:p>
          </text:list-item>
          <text:list-item>
            <text:p text:style-name="P141"><text:span text:style-name="CharStyle4"><text:tab/>Then Moses let his father-in-law go; he betook himself to his own country.]</text:span></text:p>
          </text:list-item>
        </text:list>
        <text:p text:style-name="P45"><text:span text:style-name="CharStyle16">Leaving Rephidim, the "I Q Israelites reached the des- </text:span><text:span text:style-name="CharStyle15">J-zJ 2 </text:span><text:span text:style-name="CharStyle16">ert of Sinai, where they pitched camp in the desert; it was in the 1 third month after leaving the land of Egypt ... on this day they entered the desert of Sinai. [There Israel pitched camp in front of the mountain, and 3 Moses went up to God.] </text:span><text:span text:style-name="CharStyle15">The Eternal called to him from the mountain, saying, “Tell this to the house of Jacob, tell the Is­raelites: ‘You have seen for your- </text:span><text:span text:style-name="CharStyle17">4 </text:span><text:span text:style-name="CharStyle15">selves what I did to the Egyp­tians and hoio I bore you safe on eagle’s wings and brought you hither to myself. Notv then, if</text:span><text:span text:style-name="CharStyle16"> </text:span><text:span text:style-name="CharStyle18">5 </text:span><text:span text:style-name="CharStyle15">you will listen to what I say and keep my compact, you shall be my own prized possession among all nations (for all the world is mine), and you shall be a dy-</text:span><text:span text:style-name="CharStyle16"> </text:span><text:span text:style-name="CharStyle18">6 </text:span><text:span text:style-name="CharStyle15">nasty of priests for me, a sacred nation.’ This is what you must tell the Israelites.”</text:span></text:p>
        <text:p text:style-name="P45"><text:span text:style-name="CharStyle15">The Eternal added, to Moses, </text:span><text:span text:style-name="CharStyle17">9 </text:span><text:span text:style-name="CharStyle15">“I am coming to you in a thick cloud, so that the people may hear me speaking to you and al­ways believe you also[.” The</text:span><text:span text:style-name="CharStyle16"> 10 </text:span><text:span text:style-name="CharStyle15">Eternal added, to Moses, “Go to the people and consecrate them to-day and to-morrow; let them wash their clothes and be ready</text:span><text:span text:style-name="CharStyle16"> n </text:span><text:span text:style-name="CharStyle15">for the third day], for on the third day the Eternal will de­scend upon the mountain of Sinai in sight of all the people. You must mark off the moun-</text:span><text:span text:style-name="CharStyle16"> 12 </text:span><text:span text:style-name="CharStyle15">tain all round and tell the peo­ple to be careful never to ascend it nor even to touch the edge of it; anyone who touches the mountain shall be put to death, not touched by any hand but</text:span><text:span text:style-name="CharStyle16"> 13 </text:span><text:span text:style-name="CharStyle15">either stoned or shot through; man or beast, no intruder shall live. Once the ram’s horn is sounded, then they may come up the mountain.”</text:span></text:p>
      </text:section>
      <text:section text:style-name="Sect3" text:name="Section7">
        <text:p text:style-name="P4"/>
        <text:p text:style-name="P3"/>
      </text:section>
      <text:section text:style-name="Sect4" text:name="Section8">
        <text:list xml:id="list7135362523310868849" text:style-name="L32">
          <text:list-item>
            <text:p text:style-name="P258"><text:span text:style-name="CharStyle4"><text:tab/>[So Moses went down the mountain to the people and con­secrated them; they washed</text:span></text:p>
          </text:list-item>
          <text:list-item>
            <text:p text:style-name="P259"><text:span text:style-name="CharStyle4"><text:tab/>their clothes, and he told them to be ready for the third day and</text:span></text:p>
          </text:list-item>
          <text:list-item>
            <text:p text:style-name="P261"><text:span text:style-name="CharStyle4"><text:tab/>to touch no woman. On the third </text:span><text:soft-page-break/><text:span text:style-name="CharStyle4">day, in the morning, there was thunder and lightning, a dense cloud on the mountain, and a loud trumpet blast, till all the people in the camp trem-</text:span></text:p>
          </text:list-item>
          <text:list-item>
            <text:p text:style-name="P261"><text:span text:style-name="CharStyle4"><text:tab/>bled. Then Moses brought the people out of the camp to meet God; they took their stand at</text:span></text:p>
          </text:list-item>
        </text:list>
        <text:list xml:id="list507601238617300706" text:style-name="L33">
          <text:list-item>
            <text:p text:style-name="P264"><text:span text:style-name="CharStyle4"><text:tab/>the foot of the mountain. As the trumpet blast grew louder and louder, Moses spoke and God answered him.]</text:span></text:p>
          </text:list-item>
          <text:list-item>
            <text:p text:style-name="P354"><text:span text:style-name="CharStyle16"><text:tab/></text:span><text:span text:style-name="CharStyle15">Then the Eternal descended on the mountain of Sinai, to the</text:span></text:p>
          </text:list-item>
        </text:list>
        <text:list xml:id="list185311129677861" text:style-name="L32">
          <text:list-item>
            <text:p text:style-name="P355"><text:span text:style-name="CharStyle16"><text:tab/></text:span><text:span text:style-name="CharStyle15">top of the mountain; and the mountain of Sinai was all wrapped in smoke, as the Eter­nal descended in fire upon it; the smoke rose like steam from a Min, till the people all trembled</text:span></text:p>
          </text:list-item>
        </text:list>
        <text:list xml:id="list185312737434476" text:style-name="L12">
          <text:list-item>
            <text:p text:style-name="P356"><text:span text:style-name="CharStyle16"><text:tab/></text:span><text:span text:style-name="CharStyle15">terribly. The Eternal called Moses to the top of the moun­tain; and when Moses went up,</text:span></text:p>
          </text:list-item>
          <text:list-item>
            <text:p text:style-name="P356"><text:span text:style-name="CharStyle16"><text:tab/></text:span><text:span text:style-name="CharStyle15">the Eternal told him to go down and warn the people against in­truding to gaze at the Eternal, lest a number of them should be</text:span></text:p>
          </text:list-item>
          <text:list-item>
            <text:p text:style-name="P357"><text:span text:style-name="CharStyle16"><text:tab/></text:span><text:span text:style-name="CharStyle15">struck down; even the priests were to consecrate themselves, the priests who were to approach the Eternal, lest he broke out</text:span></text:p>
          </text:list-item>
          <text:list-item>
            <text:p text:style-name="P357"><text:span text:style-name="CharStyle15"><text:tab/>upon them. Moses said to the Eternal, “But the people cannot come up the mountain of Sinai, for thou thyself didst charge us to mark off the mountain and</text:span></text:p>
          </text:list-item>
          <text:list-item>
            <text:p text:style-name="P357"><text:span text:style-name="CharStyle16"><text:tab/></text:span><text:span text:style-name="CharStyle15">render it sacred.” The Eternal said to him, “Go down yourself; then come up, along with Aaron, but let neither the people nor the priests intrude and come up to the Eternal, lest he break out</text:span></text:p>
          </text:list-item>
          <text:list-item>
            <text:p text:style-name="P357"><text:span text:style-name="CharStyle16"><text:tab/></text:span><text:span text:style-name="CharStyle15">upon them.” So Moses went down and said to them . . .</text:span></text:p>
          </text:list-item>
        </text:list>
        <text:p text:style-name="P48"><text:span text:style-name="CharStyle4">[God spoke all these </text:span><text:span text:style-name="CharStyle33">qa </text:span><text:span text:style-name="CharStyle4">words. “I am the Eternal, 2 your God, who brought you from the land of Egypt, that slave- pen.</text:span></text:p>
        <text:p text:style-name="P48"><text:span text:style-name="CharStyle4">You shall have no gods but 3 me.</text:span></text:p>
        <text:p text:style-name="P47"><text:span text:style-name="CharStyle4">You shall not carve any idols 4 for yourselves, the shape of any­thing in heaven above or on the earth below or in the sea; you 3 shall not bow down to them nor worship them, for I the Eternal, your God, am a jealous God, punishing children for the sins of their fathers, punishing those who hate me, down to the third and the fourth generation, but showing kindness to thou- 6 sands of those who love me and obey my orders.</text:span></text:p>
        <text:p text:style-name="P48"><text:span text:style-name="CharStyle4">You shall not use the name of 7 the Eternal, your God, pro­fanely; for the Eternal will never acquit anyone who uses his name profanely.</text:span></text:p>
        <text:p text:style-name="P47"><text:span text:style-name="CharStyle4">Remember to hold the sab- 8 bath sacred. Six days you may 9 labour and do all your business, but the seventh day is the sab- 10 bath in honour of the Eternal, your God, and on it you must do no business, neither you nor your son nor your daughter nor your slaves, male or female, nor your cattle, nor the alien who is among you; for in six days the 11 Eternal made sky and earth and sea and all that they contain, and then he rested on the sev­enth day; therefore the Eternal blessed the sabbath, making it a sacred day.</text:span></text:p>
        <text:p text:style-name="P48"><text:soft-page-break/><text:span text:style-name="CharStyle4">Honour your father and your 12 mother, that you may have a long life in the land which the Eternal, your God, is giving you.</text:span></text:p>
        <text:p text:style-name="P78"><text:span text:style-name="CharStyle4">You shall not murder.<text:tab/>13</text:span></text:p>
        <text:p text:style-name="P48"><text:span text:style-name="CharStyle4">You shall not commit adul- 14 tery.</text:span></text:p>
        <text:p text:style-name="P77"><text:span text:style-name="CharStyle4">You shall not steal.</text:span></text:p>
        <text:list xml:id="list2673022570625706859" text:style-name="L34">
          <text:list-item>
            <text:p text:style-name="P276"><text:span text:style-name="CharStyle4"><text:tab/>You shall not give false evi­dence against a fellow-country­man.</text:span></text:p>
          </text:list-item>
          <text:list-item>
            <text:p text:style-name="P232"><text:span text:style-name="CharStyle4"><text:tab/>You shall not covet a fellow- countryman’s household; you shall not covet a fellow-country­man’s wife, nor his slaves, male or female, nor his ox, nor his ass, nor anything that belongs to a fellow-countryman.”</text:span></text:p>
          </text:list-item>
        </text:list>
        <text:list xml:id="list185312069730174" text:style-name="L24">
          <text:list-item>
            <text:p text:style-name="P282"><text:span text:style-name="CharStyle33"><text:tab/>q</text:span><text:span text:style-name="CharStyle4"> Then Moses went and sum-</text:span></text:p>
          </text:list-item>
        </text:list>
        <text:list xml:id="list185312027617008" text:style-name="L14">
          <text:list-item>
            <text:p text:style-name="P233"><text:span text:style-name="CharStyle4"><text:tab/>JL-' moned the sheikhs of the people, putting before them all these orders given him by the</text:span></text:p>
          </text:list-item>
          <text:list-item>
            <text:p text:style-name="P233"><text:span text:style-name="CharStyle4"><text:tab/>Eternal; and the people all an­swered together, “Whatever the Eternal has ordered, we will do.”</text:span></text:p>
          </text:list-item>
        </text:list>
        <text:list xml:id="list185311117895284" text:style-name="L34">
          <text:list-item>
            <text:p text:style-name="P172"><text:span text:style-name="CharStyle4"><text:tab/>nA But when the people saw</text:span></text:p>
          </text:list-item>
        </text:list>
        <text:p text:style-name="P87"><text:span text:style-name="CharStyle4">all the thunder and light­ning and the trumpet blast and the mountain in smoke, the peo­ple were all afraid and trembled; they stood far back and said to</text:span></text:p>
        <text:list xml:id="list185535486341558" text:continue-numbering="true" text:style-name="L34">
          <text:list-item>
            <text:p text:style-name="P180"><text:span text:style-name="CharStyle4"><text:tab/>Moses, “Speak you to us, and we will listen; but let not God</text:span></text:p>
          </text:list-item>
          <text:list-item>
            <text:p text:style-name="P217"><text:span text:style-name="CharStyle4"><text:tab/>speak to us, lest we die.” “Fear not,” said Moses to the people, “God is only testing you; it is to keep you from sinning by a</text:span></text:p>
          </text:list-item>
          <text:list-item>
            <text:p text:style-name="P217"><text:span text:style-name="CharStyle4"><text:tab/>steady awe of him.” Still the people stood far back, while Moses approached the dense darkness where God was.</text:span></text:p>
          </text:list-item>
          <text:list-item>
            <text:p text:style-name="P232"><text:span text:style-name="CharStyle4"><text:tab/>Then the Eternal bade Moses give the Israelites this message:</text:span></text:p>
          </text:list-item>
          <text:list-item>
            <text:p text:style-name="P161"><text:span text:style-name="CharStyle4"><text:tab/>“You have seen for yourselves that I have been talking to you out of heaven; you must not carve yourselves any gods of silver or of gold, to rank with</text:span></text:p>
          </text:list-item>
          <text:list-item>
            <text:p text:style-name="P206"><text:span text:style-name="CharStyle4"><text:tab/>me. You must erect an altar of earth to me and sacrifice on it your burnt-offerings and your recompense-offerings, your sheep and your oxen; wherever I choose to be remembered, there I will come to you and</text:span></text:p>
          </text:list-item>
          <text:list-item>
            <text:p text:style-name="P206"><text:span text:style-name="CharStyle4"><text:tab/>bless you. If you build a stone altar, it must not be of dressed stones; for you will pollute the altar by taking a tool to it.</text:span></text:p>
          </text:list-item>
        </text:list>
        <text:p text:style-name="P26"><text:span text:style-name="CharStyle4">And you must never mount on 26 steps to my altar, lest you ex­pose your limbs.</text:span></text:p>
        <text:p text:style-name="P53"><text:span text:style-name="CharStyle4">Here are the regulations </text:span><text:span text:style-name="CharStyle7">ey</text:span><text:span text:style-name="CharStyle4"> "I you must lay before them. “ J- ‘When you buy a Hebrew slave, 2 he shall serve for six years and go free in the seventh year with­out paying any ransom. If he 3 was single when he entered his master’s house, he shall go free alone; if he was married, his wife shall go free with him. If his 4 master has given him a wife, and if she has borne him sons or daughters, the wife with her chil­dren belong to her master, and the man shall go free alone. But 5 if the slave declares, “I am fond of my master, my wife and my children; I will not go free,” then 6 his master shall take him to the local sanctuary, to the door or to the door-post, where his master shall pierce his ear with an awl; after which the slave shall serve him for all time.</text:span></text:p>
        <text:p text:style-name="P53"><text:span text:style-name="CharStyle4">When a man’s daughter is sold 7 to be a slave, she shall not go free like the male slaves. If her 8 master, who meant her for him­self, is not satisfied with her, he must allow her to be bought back; he has no power to sell her to foreigners, since he has not treated her fairly. If he meant 9 her for his son, he must treat her as a daughter. If he takes an- 10 other concubine, he must not di­minish the first woman’s rations of flesh, or of clothes, nor her conjugal rights; if he fails in any n of these three duties, then she shall go free, without paying any ransom in money.</text:span></text:p>
        <text:p text:style-name="P53"><text:span text:style-name="CharStyle4">He who strikes a man, so that 12 he dies, must be put to death. But if he did not intend it mali- 13 ciously, if it was accidental, I will appoint a place of asylum for such among you. Only, if 14</text:span></text:p>
      </text:section>
      <text:section text:style-name="Sect4" text:name="Section9">
        <text:p text:style-name="P283"><text:span text:style-name="CharStyle4">one man wilfully attacks an­other, to murder him craftily, you must take that man from my very altar and put him to</text:span></text:p>
        <text:list xml:id="list185312891471650" text:style-name="L18">
          <text:list-item>
            <text:p text:style-name="P262"><text:span text:style-name="CharStyle4"><text:tab/>death. He who strikes his father or his mother must be put</text:span></text:p>
          </text:list-item>
        </text:list>
        <text:list xml:id="list185312150738203" text:style-name="L8">
          <text:list-item>
            <text:p text:style-name="P265"><text:span text:style-name="CharStyle4"><text:tab/>to death; and he who curses his father or his mother must be put</text:span></text:p>
          </text:list-item>
        </text:list>
        <text:list xml:id="list185311935203251" text:style-name="L18">
          <text:list-item>
            <text:p text:style-name="P262"><text:span text:style-name="CharStyle4"><text:tab/>to death. (He who kidnaps a man and either sells him or is found in possession of him must</text:span></text:p>
          </text:list-item>
        </text:list>
        <text:list xml:id="list185311077966466" text:style-name="L8">
          <text:list-item>
            <text:p text:style-name="P265"><text:span text:style-name="CharStyle4"><text:tab/>be put to death.) If two men quarrel, and one strikes the other with a stone or with his fist, so that the man is laid up in bed, though he does not die,</text:span></text:p>
          </text:list-item>
          <text:list-item>
            <text:p text:style-name="P265"><text:span text:style-name="CharStyle4"><text:tab/>then, if the man rises and limps about on his stick, the striker shall go unpunished, except that he must pay for the man’s loss of time and also see that he is thor-</text:span></text:p>
          </text:list-item>
          <text:list-item>
            <text:p text:style-name="P267"><text:span text:style-name="CharStyle4"><text:tab/>oughly restored to health. If a man strikes one of his slaves, male or female, with a rod, so that the slave dies under the</text:span></text:p>
          </text:list-item>
          <text:list-item>
            <text:p text:style-name="P267"><text:span text:style-name="CharStyle4"><text:tab/>blow, he shall be punished; but if the slave survives a day or two, he shall not be punished, for the slave is his own property.</text:span></text:p>
          </text:list-item>
          <text:list-item>
            <text:p text:style-name="P267"><text:span text:style-name="CharStyle4"><text:tab/>If, as men are quarrelling, a pregnant woman is struck, so that she miscarries, without any further mischief to herself, the striker must pay such fine as the woman’s husband imposes upon him, as a payment for the un-</text:span></text:p>
          </text:list-item>
          <text:list-item>
            <text:p text:style-name="P267"><text:span text:style-name="CharStyle4"><text:tab/>timely birth; but, if any further mischief follows, then it must be</text:span></text:p>
          </text:list-item>
          <text:list-item>
            <text:p text:style-name="P267"><text:span text:style-name="CharStyle4"><text:tab/>life for life, an eye for an eye, a tooth for a tooth, a hand for a</text:span></text:p>
          </text:list-item>
          <text:list-item>
            <text:p text:style-name="P267"><text:span text:style-name="CharStyle4"><text:tab/>hand, a foot for a foot, a burn for a burn, a wound for a wound,</text:span></text:p>
          </text:list-item>
          <text:list-item>
            <text:p text:style-name="P267"><text:span text:style-name="CharStyle4"><text:tab/>a lash for a lash. If a man strikes and destroys the eye of a slave of his, male or female, he must let the slave go free, for</text:span></text:p>
          </text:list-item>
          <text:list-item>
            <text:p text:style-name="P267"><text:span text:style-name="CharStyle4"><text:tab/>the sake of that eye; and if he knocks out the tooth of a slave of his, male or female, he must let the slave go free, for the sake</text:span></text:p>
          </text:list-item>
        </text:list>
        <text:p text:style-name="P26"><text:span text:style-name="CharStyle4">of that tooth. If an ox gores 28 a man or a woman to death, the ox must be stoned to death, and its flesh must not be eaten, though the owner of the ox shall go unpunished. But if the ox 29 was in the habit of goring people, if the owner was warned of this and yet did not shut him up but left him to kill a man or a wom­an, then the ox shall be stoned to death and the owner shall also be put to death. However, if a 30 fine only is imposed upon him, he must buy his life back for the sum imposed, as a forfeit. The 31 same law holds for him, if his ox has gored a boy or a girl to death; but if the ox has gored a 32 slave, male or female, he must pay the slave’s master four guineas, and the ox must be stoned to death.</text:span></text:p>
        <text:p text:style-name="P48"><text:span text:style-name="CharStyle4">If a man re-opens a pit or digs 33 a pit and fails to cover it over, so that an ox or an ass falls into it, the owner of the pit shall 34 make good the loss; he must pay the price of it to the owner, keeping the dead beast for him­self.</text:span></text:p>
        <text:p text:style-name="P48"><text:span text:style-name="CharStyle4">If one man’s ox hurt an- 35 other’s ox, so that it dies, then the live ox must be sold and the money divided between the two men, as well as the dead animal.</text:span></text:p>
        <text:p text:style-name="P26"><text:span text:style-name="CharStyle4">If the ox is known to have been 36 in the habit of goring, and yet the owner has not shut him up, he must pay ox for ox, keeping the dead beast for himself.</text:span></text:p>
        <text:p text:style-name="P48"><text:span text:style-name="CharStyle4">If a man steal an ox ora no sheep and either slays it or sells it, he must pay five oxen for the ox and four sheep for the sheep. Pay he must; if he has 3 nothing, he must be sold, to pay for what he has stolen. If the 4 stolen creature is found alive in his possession, either ox or ass or sheep, he must pay back two</text:span></text:p>
        <text:list xml:id="list185311574314397" text:style-name="L24">
          <text:list-item>
            <text:p text:style-name="P277"><text:span text:style-name="CharStyle4"><text:tab/>animals. If a thief is caught breaking into a house and struck so that he dies, the householder</text:span></text:p>
          </text:list-item>
          <text:list-item>
            <text:p text:style-name="P234"><text:span text:style-name="CharStyle4"><text:tab/>is not guilty; but if it was after dawn, the householder is guilty.</text:span></text:p>
          </text:list-item>
        </text:list>
        <text:list xml:id="list4049873395128788633" text:style-name="L35">
          <text:list-item>
            <text:p text:style-name="P242"><text:span text:style-name="CharStyle4"><text:tab/>If a man is burning some field or vineyard and lets the fire spread till another man’s field catches fire, he must pay for it with the very best produce of his own</text:span></text:p>
          </text:list-item>
          <text:list-item>
            <text:p text:style-name="P235"><text:span text:style-name="CharStyle4"><text:tab/>field and vineyard. If the bon­fire breaks out and kindles a thorn-hedge, so that the shocks of corn or the standing corn or the field itself is burned up, then the man who lit the bonfire must</text:span></text:p>
          </text:list-item>
          <text:list-item>
            <text:p text:style-name="P244"><text:span text:style-name="CharStyle4"><text:tab/>pay for the damage. If a man puts money or any article into the keeping of a fellow- countryman, and it is stolen out of the man’s house, the thief must pay double if he is caught.</text:span></text:p>
          </text:list-item>
          <text:list-item>
            <text:p text:style-name="P244"><text:span text:style-name="CharStyle4"><text:tab/>If the thief is not caught, the owner of the house must appear at the local sanctuary, till it be ascertained whether he has not laid hands on the other man’s</text:span></text:p>
          </text:list-item>
          <text:list-item>
            <text:p text:style-name="P244"><text:span text:style-name="CharStyle4"><text:tab/>property. Whatever be the of­fence, whether an ox or an ass or a sheep or clothes or any lost property is claimed, the case must go to the local sanctuary, and the convicted party must pay twice the amount to his</text:span></text:p>
          </text:list-item>
          <text:list-item>
            <text:p text:style-name="P162"><text:span text:style-name="CharStyle4"><text:tab/>fellow-countryman. If a man puts an ass or an ox or a sheep or any animal into the keeping of a fellow-countryman, and it dies or is injured or is raided,</text:span></text:p>
          </text:list-item>
          <text:list-item>
            <text:p text:style-name="P162"><text:span text:style-name="CharStyle4"><text:tab/>without anyone seeing it, then the man must swear before the Eternal that he has not laid hands on the other man’s prop­erty; the owner must accept this oath, and no restitution</text:span></text:p>
          </text:list-item>
          <text:list-item>
            <text:p text:style-name="P162"><text:span text:style-name="CharStyle4"><text:tab/>shall be made. But if the ani­mal has been stolen, the man must make restitution to the</text:span></text:p>
          </text:list-item>
          <text:list-item>
            <text:p text:style-name="P162"><text:span text:style-name="CharStyle4"><text:tab/>owner. If the animal has been torn to pieces, let him bring the torn flesh as evidence; he need</text:span></text:p>
          </text:list-item>
        </text:list>
        <text:p text:style-name="P26"><text:span text:style-name="CharStyle4">not make good what has been torn to pieces. If a man bor- 14 rows an animal from a fellow- countryman and it is injured or dies, in the owner’s absence, the man must make restitution; if 15 the owner is beside it, the man need not make good the loss; be­ing hired, it came as a hired thing.</text:span></text:p>
        <text:p text:style-name="P53"><text:span text:style-name="CharStyle4">If a man seduces a maiden 16 who is not betrothed and lies with her, he must pay for her and marry her; if her father ab- 17 solutely refuses to let him have her, he must still pay the usual marriage-fee for a daughter.</text:span></text:p>
        <text:p text:style-name="P53"><text:span text:style-name="CharStyle4">You shall not allow any sor- 18 ceress to live.</text:span></text:p>
        <text:p text:style-name="P53"><text:span text:style-name="CharStyle4">Whoever lies with a beast 19 shall be put to death.</text:span></text:p>
        <text:p text:style-name="P53"><text:span text:style-name="CharStyle4">Whoever sacrifices to any god 20 except the Eternal alone shall be solemnly destroyed.</text:span></text:p>
        <text:p text:style-name="P53"><text:span text:style-name="CharStyle4">You must not injure or mal- 21 treat an alien among you, for you were aliens yourselves in the land of Egypt. You must not 22 oppress a widow or an orphan; if ever you oppress them and if 23 ever they cry to me, I will listen 24 to their cry, and my wrath shall blaze till I kill you in war, leav­ing your own wives widows and your own children orphans.</text:span></text:p>
        <text:p text:style-name="P53"><text:span text:style-name="CharStyle4">If you lend money to any poor 25 man of my people, you must not treat him as his creditor, nor must you exact interest from him. If you ever take a fel- 26 low-countryman’s garment in pledge, you must give it back to him by sun-down; for that is the 27 only rug he has, the mantle for his body. What else can he sleep in? If he cries to me, I will listen to his cry, for I am pitiful.</text:span></text:p>
        <text:p text:style-name="P53"><text:span text:style-name="CharStyle4">You shall not revile God, nor 28 shall you curse any of the au­thorities of your people.</text:span></text:p>
      </text:section>
      <text:section text:style-name="Sect5" text:name="Section10">
        <text:p text:style-name="P367"><draw:frame draw:style-name="fr6" draw:name="50" text:anchor-type="paragraph" svg:x="2.3543in" svg:y="1.8429in" svg:width="0.2634in" svg:height="0.0161in" draw:z-index="16"><draw:image xlink:href="Pictures/10000000000000280000001ACCE9D13B.jpg" xlink:type="simple" xlink:show="embed" xlink:actuate="onLoad"/><draw:contour-polygon svg:width="0.263in" svg:height="0.1728in" svg:viewBox="0 0 668 439" draw:points="0,0 668,0 668,439 0,439" draw:recreate-on-edit="true"/></draw:frame></text:p>
        <text:list xml:id="list185311945948541" text:style-name="L26">
          <text:list-item>
            <text:p text:style-name="P245"><text:span text:style-name="CharStyle4"><text:tab/>You must be prompt to make the offering from your harvested grain and wines. You must give</text:span></text:p>
          </text:list-item>
          <text:list-item>
            <text:p text:style-name="P218"><text:span text:style-name="CharStyle4"><text:tab/>me your eldest sons. And so witli your oxen and your sheep; for seven days the firstling may remain with its dam, but on the eighth day you must give it to me.</text:span></text:p>
          </text:list-item>
          <text:list-item>
            <text:p text:style-name="P245"><text:span text:style-name="CharStyle4"><text:tab/>Also, as you are to be sacred men to me, j</text:span><text:span text:style-name="CharStyle4"><text:span text:style-name="T1">r</text:span></text:span><text:span text:style-name="CharStyle4">ou must never eat the flesh of an animal torn to pieces in the field; fling that to the dogs.</text:span></text:p>
          </text:list-item>
        </text:list>
        <text:p text:style-name="P21"><text:span text:style-name="CharStyle4">You must never repeat a baseless rumour; never side with a bad man, to give mali-</text:span></text:p>
        <text:list xml:id="list6561510396603222408" text:style-name="L36">
          <text:list-item>
            <text:p text:style-name="P236"><text:span text:style-name="CharStyle4"><text:tab/>cious evidence. You must not follow a majority to do wrong, nor must you bear witness in court so as to side with an un-</text:span></text:p>
          </text:list-item>
          <text:list-item>
            <text:p text:style-name="P236"><text:span text:style-name="CharStyle4"><text:tab/>just majority; neither must you be partial to a poor man’s plea.</text:span></text:p>
          </text:list-item>
          <text:list-item>
            <text:p text:style-name="P246"><text:span text:style-name="CharStyle4"><text:tab/>If you come across your ene­my’s ox or ass wandering, you must be sure to take it back to</text:span></text:p>
          </text:list-item>
          <text:list-item>
            <text:p text:style-name="P236"><text:span text:style-name="CharStyle4"><text:tab/>him; if you see the ass of a man who hates you lying helpless un­der its load, you must not leave it all to him, you must help him to release the animal.</text:span></text:p>
          </text:list-item>
          <text:list-item>
            <text:p text:style-name="P246"><text:span text:style-name="CharStyle4"><text:tab/>You must never tamper with a poor man’s rights in court.</text:span></text:p>
          </text:list-item>
          <text:list-item>
            <text:p text:style-name="P236"><text:span text:style-name="CharStyle4"><text:tab/>Avoid false charges, never have innocent and guiltless people put to death, nor acquit bad</text:span></text:p>
          </text:list-item>
          <text:list-item>
            <text:p text:style-name="P236"><text:span text:style-name="CharStyle4"><text:tab/>men. You must never accept a bribe, for a bribe blinds even men whose eyes are open, and it destroys the case of a good man.</text:span></text:p>
          </text:list-item>
          <text:list-item>
            <text:p text:style-name="P236"><text:span text:style-name="CharStyle4"><text:tab/>(You must not maltreat an alien; for you were aliens your­selves in the land of Egypt, you know how a foreigner feels.)</text:span></text:p>
          </text:list-item>
          <text:list-item>
            <text:p text:style-name="P246"><text:span text:style-name="CharStyle4"><text:tab/>For six years you may sow your land and gather in your</text:span></text:p>
          </text:list-item>
          <text:list-item>
            <text:p text:style-name="P271"><text:span text:style-name="CharStyle4"><text:tab/>crops, but every seventh year you must let the land alone, to lie fallow, so that poor people may pick up something; any­thing they leave, the wild ani­</text:span></text:p>
          </text:list-item>
        </text:list>
        <text:p text:style-name="P22"><text:span text:style-name="CharStyle4">mals can eat. So with your vineyards and your olive-yards. For six days you shall labour, 12 but on the seventh day you shall desist from work, that your ox and your ass may rest, and that the sons born to your female slaves and also the aliens in your employment may get refreshed.</text:span></text:p>
        <text:p text:style-name="P47"><text:span text:style-name="CharStyle4">Three times a year you must 14 hold a festival for me. Hold the 15 festival of unleavened cakes— for seven days you must eat un­leavened cakes—as I com­manded you, at the time fixed in the month of Abib (since then it was that you left Egypt); none of you must appear before me empty-handed. Then the 16 harvest festival, when you offer the first fruits of your labour, of what you sowed in your fields. Then the festival of ingathering, at the end of the year, when you gather in your crops. Three 17 times a year shall all your male members appear before the Lord. You must not offer 18 the blood of my sacrifices with leavened cakes, nor must the fat slices of my victims be left all night till the morning. You 19 must bring the very first and finest of what the land bears, into the house of the Eternal your God.—You must not boil a kid in its mother’s milk.—Pay 13 careful heed to all that I have ordered you; and never mention the name of any other god, never let it pass your lips.</text:span></text:p>
        <text:p text:style-name="P48"><text:span text:style-name="CharStyle4">Now I am sending an angel in 20 front of you, to guard you as you go and to guide you to the place I have prepared. Attend to 21 him, listen to what he says; never defy him, for he will not pardon your offence, since I am manifest in him. But if you 22 listen to what he says and do all that I tell you, then I will be an</text:span></text:p>
      </text:section>
      <text:section text:style-name="Sect5" text:name="Section11">
        <text:p text:style-name="P288"><text:span text:style-name="CharStyle4">enemy to your enemies and to</text:span></text:p>
        <text:list xml:id="list185312318253514" text:style-name="L3">
          <text:list-item>
            <text:p text:style-name="P151"><text:span text:style-name="CharStyle4"><text:tab/>your foes a foe. For my angel shall go in front of you and guide you home, to where the Amorites and the Hittites and the Perizzites and the Canaan- ites and the Hivites and the Jebusites live, whom I will</text:span></text:p>
          </text:list-item>
          <text:list-item>
            <text:p text:style-name="P153"><text:span text:style-name="CharStyle4"><text:tab/>sweep away. You must not bow down to their gods nor worship them, nor do as they do; you must demolish them and break</text:span></text:p>
          </text:list-item>
          <text:list-item>
            <text:p text:style-name="P153"><text:span text:style-name="CharStyle4"><text:tab/>their obelisks. You shall wor­ship the Eternal your God, and then I will bless your food and water, and I will free you from</text:span></text:p>
          </text:list-item>
          <text:list-item>
            <text:p text:style-name="P153"><text:span text:style-name="CharStyle4"><text:tab/>disease; no animal shall drop her young or be barren in your country, and I will give you a</text:span></text:p>
          </text:list-item>
          <text:list-item>
            <text:p text:style-name="P153"><text:span text:style-name="CharStyle4"><text:tab/>full term of life; I will send a panic in front of you, routing all the nations you reach, until your enemies all turn their</text:span></text:p>
          </text:list-item>
          <text:list-item>
            <text:p text:style-name="P153"><text:span text:style-name="CharStyle4"><text:tab/>backs in flight before you; I will send hornets in front of you to drive out the Hivites and the Canaanites and the Hittites be-</text:span></text:p>
          </text:list-item>
          <text:list-item>
            <text:p text:style-name="P153"><text:span text:style-name="CharStyle4"><text:tab/>fore you; I will not drive them out in one year, lest the country be left desolate and wild beasts</text:span></text:p>
          </text:list-item>
          <text:list-item>
            <text:p text:style-name="P153"><text:span text:style-name="CharStyle4"><text:tab/>multiply against you; I will drive them out before you little by little, till your own numbers grow and till you hold the land;</text:span></text:p>
          </text:list-item>
          <text:list-item>
            <text:p text:style-name="P153"><text:span text:style-name="CharStyle4"><text:tab/>I will fix your frontiers from the Reed Sea as far as to the Philis­tine sea-coast, and from the des­ert to the Euphrates, for I will put the natives in your power and you shall drive them out to</text:span></text:p>
          </text:list-item>
          <text:list-item>
            <text:p text:style-name="P153"><text:span text:style-name="CharStyle4"><text:tab/>make room for you; you must never make any compact with</text:span></text:p>
          </text:list-item>
          <text:list-item>
            <text:p text:style-name="P153"><text:span text:style-name="CharStyle4"><text:tab/>them nor with their gods; they must not live within your land, lest they make you sin against me; for if you worship their gods it will endanger you.’ ”</text:span></text:p>
          </text:list-item>
        </text:list>
        <text:p text:style-name="P70"><text:span text:style-name="CharStyle7">ey</text:span><text:span text:style-name="CharStyle4">,| Then Moses went and told</text:span></text:p>
        <text:list xml:id="list7207977779055536589" text:style-name="L37">
          <text:list-item>
            <text:p text:style-name="P154"><text:span text:style-name="CharStyle4"><text:tab/>the people all the orders and regulations of the Eternal, and the people all answered, with</text:span></text:p>
          </text:list-item>
        </text:list>
        <text:p text:style-name="P22"><text:span text:style-name="CharStyle4">one voice, “Whatever the Eter­nal has ordered, that will we do.” So Moses wrote down all </text:span><text:span text:style-name="CharStyle6">4 </text:span><text:span text:style-name="CharStyle4">that the Eternal had said; and next morning he erected an altar at the foot of the moun­tain and twelve standing-stones, one for each of the twelve clans of Israel. He sent the youth of 5 Israel to offer the burnt-offer­ings and to sacrifice the recom­pense-offerings of oxen to the Eternal, while Moses himself 6 took half of the blood and put it into basins, splashing the other half on the altar. Then he took 7 the scroll of the compact and read it aloud to the people, who said, “Whatever the Eternal has ordered, that will we do obedi­ently.” Then Moses took and 8 splashed the blood on the peo­ple, saying, “There is the blood of the compact which the Eter­nal has made with you, on all these terms!”]</text:span></text:p>
        <text:p text:style-name="P56"><text:span text:style-name="CharStyle15">Moses was told to go up to the</text:span><text:span text:style-name="CharStyle16"> 1 </text:span><text:span text:style-name="CharStyle15">Eternal, along with Aaron, Na- dab, Abihu, and seventy 0} the sheikhs of Israel; they were to worship at a distance, while</text:span><text:span text:style-name="CharStyle16"> 2 </text:span><text:span text:style-name="CharStyle15">Moses alone was to draw near; the rest were not to draw near, nor were the people to accom­pany Moses. So Moses went up,</text:span><text:span text:style-name="CharStyle16"> 9 </text:span><text:span text:style-name="CharStyle15">with Aaron, Nadab, Abihu, and seventy of the sheikhs of Israel; they saw the God of Israel,</text:span><text:span text:style-name="CharStyle16"> 10 </text:span><text:span text:style-name="CharStyle15">through something like a pave­ment of blue sapphire under his feet, clear as the sky itself. The</text:span><text:span text:style-name="CharStyle16"> 11 </text:span><text:span text:style-name="CharStyle15">Eternal did not strike down these headmen of Israel; they had a vision of God and they ate and drank at their sacrifice.</text:span></text:p>
        <text:p text:style-name="P53"><text:span text:style-name="CharStyle4">[Then the Eternal said to 12 Moses, “Come up beside me on the mountain, and I will give you the stone tablets with the directions and orders I have in­scribed for the guidance of the</text:span></text:p>
        <text:list xml:id="list185311451227833" text:style-name="L2">
          <text:list-item>
            <text:p text:style-name="P126"><text:span text:style-name="CharStyle4"><text:tab/>people.” Moses rose and went up the mountain of God with his</text:span></text:p>
          </text:list-item>
          <text:list-item>
            <text:p text:style-name="P106"><text:span text:style-name="CharStyle4"><text:tab/>attendant Joshua, telling the sheikhs to wait below for them till they returned. “You have Aaron and Hur,” he said; “any­one with a dispute can take it to</text:span></text:p>
          </text:list-item>
          <text:list-item>
            <text:p text:style-name="P106"><text:span text:style-name="CharStyle4"><text:tab/>them.” Then Moses went up the </text:span><text:soft-page-break/><text:span text:style-name="CharStyle4">mountain], which was cov-</text:span></text:p>
          </text:list-item>
          <text:list-item>
            <text:p text:style-name="P106"><text:span text:style-name="CharStyle4"><text:tab/>ered with the cloud. The radi­ance of the Eternal rested on the mountain of Sinai; for six days the cloud covered it, and on the seventh day he called from the</text:span></text:p>
          </text:list-item>
          <text:list-item>
            <text:p text:style-name="P106"><text:span text:style-name="CharStyle4"><text:tab/>cloud to Moses (the Eternal’s radiance looked to the Israelites like blazing fire on the top of the</text:span></text:p>
          </text:list-item>
          <text:list-item>
            <text:p text:style-name="P106"><text:span text:style-name="CharStyle4"><text:tab/>mountain). Moses entered the cloud and went up the moun­tain^ and Moses was on the mountain for forty days and forty nights].</text:span></text:p>
          </text:list-item>
        </text:list>
        <text:list xml:id="list185311955135681" text:style-name="L14">
          <text:list-item>
            <text:p text:style-name="P97"><text:span text:style-name="CharStyle4"><text:tab/>£“ The Eternal said to Moses,</text:span></text:p>
          </text:list-item>
        </text:list>
        <text:list xml:id="list5928938881284005350" text:style-name="L38">
          <text:list-item>
            <text:p text:style-name="P129"><text:span text:style-name="CharStyle4"><text:tab/>“Tell the Israelites to raise a special offering for me; take it from every man who has a will-</text:span></text:p>
          </text:list-item>
          <text:list-item>
            <text:p text:style-name="P110"><text:span text:style-name="CharStyle4"><text:tab/>ing mind. This is what you are to take from them: gold, silver,</text:span></text:p>
          </text:list-item>
          <text:list-item>
            <text:p text:style-name="P110"><text:span text:style-name="CharStyle4"><text:tab/>and bronze, violet, purple, and scarlet yarn, fine linen, goats’</text:span></text:p>
          </text:list-item>
          <text:list-item>
            <text:p text:style-name="P110"><text:span text:style-name="CharStyle4"><text:tab/>hair, rams’ skins dyed red,</text:span></text:p>
          </text:list-item>
          <text:list-item>
            <text:p text:style-name="P110"><text:span text:style-name="CharStyle4"><text:tab/>leather, acacia wood, oil for the lamps, spices for the anointing oil and for the fragrant incense</text:span></text:p>
          </text:list-item>
          <text:list-item>
            <text:p text:style-name="P110"><text:span text:style-name="CharStyle4"><text:tab/>powder, beryls and jewels to be set on the apron and on the sa-</text:span></text:p>
          </text:list-item>
          <text:list-item>
            <text:p text:style-name="P110"><text:span text:style-name="CharStyle4"><text:tab/>cred pouch. And let them make me a shrine, that I may</text:span></text:p>
          </text:list-item>
          <text:list-item>
            <text:p text:style-name="P110"><text:span text:style-name="CharStyle4"><text:tab/>dwell among them; you must make it exactly as I show you, after the pattern of the Dwell-</text:span></text:p>
          </text:list-item>
          <text:list-item>
            <text:p text:style-name="P128"><text:span text:style-name="CharStyle4"><text:tab/>ing and of its furniture. They must also make me an ark of acacia wood, four feet long, and two and a half feet broad and</text:span></text:p>
          </text:list-item>
          <text:list-item>
            <text:p text:style-name="P128"><text:span text:style-name="CharStyle4"><text:tab/>high; you must overlay it with pure gold, outside and inside, and run a moulding of gold</text:span></text:p>
          </text:list-item>
          <text:list-item>
            <text:p text:style-name="P128"><text:span text:style-name="CharStyle4"><text:tab/>round it. You must cast four rings of gold for it and fasten them on its four supports, two</text:span></text:p>
          </text:list-item>
        </text:list>
        <text:p text:style-name="P26"><text:span text:style-name="CharStyle4">rings on one side and two rings on the other; then you must 13 make poles of acacia wood, over­laid with gold, and put the poles 14 through the rings at the side of the ark, to carry the ark; the IS poles must rest in the rings, they must never be taken out. Inside 16 the ark you must place the laws I give you. You shall also 17 make a cover of pure gold, four feet long and two and a half feet wide. Make also two golden 18 kherubs, of beaten work, for the two ends of the cover, one 19 kherub at one end and the other kherub at the other, the kherubs to be of one piece with the cover; the wings of the kherubs are to 20 be outstretched, overshadowing the cover, and the kherubs must turn to one another, facing the cover.</text:span></text:p>
        <text:p text:style-name="P48"><text:span text:style-name="CharStyle4">You must place the cover on 21 the ark, and inside the ark you must place the laws I give you. There, at the cover between the 22 two kherubs upon the ark with its laws, will I meet you and tell you all the orders I have to give you for the Israelies.</text:span></text:p>
        <text:p text:style-name="P51"><text:span text:style-name="CharStyle4">You shall also make a table of 23 acacia wood, three feet long, a foot and a half wide, and two feet three inches high; overlay 24 it with pure gold and run a moulding of gold round it; make 25 a frame for it all round, three inches wide, and run a moulding of gold all round the frame. You 26 must make four rings of gold for the table, and put the rings at the four corners, on the feet of the table; the rings must lie 27 close to the frame, to receive the poles for carrying the table. Make poles of acacia wood, 28 overlaid with gold, that the table may be carried. Also you 29 must make the table dishes, the saucers, the flagons, and the</text:span></text:p>
        <text:p text:style-name="P21"><draw:frame draw:style-name="fr7" draw:name="51" text:anchor-type="paragraph" svg:x="2.352in" svg:y="4.9165in" svg:width="0.2736in" svg:height="0.0161in" draw:z-index="17"><draw:image xlink:href="Pictures/10000000000000290000001BFA73DB22.jpg" xlink:type="simple" xlink:show="embed" xlink:actuate="onLoad"/><draw:contour-polygon svg:width="0.2728in" svg:height="0.1764in" svg:viewBox="0 0 693 448" draw:points="0,0 693,0 693,448 0,448" draw:recreate-on-edit="true"/></draw:frame><text:span text:style-name="CharStyle4">chalices, for pouring the liba-</text:span></text:p>
        <text:list xml:id="list7928242396452499248" text:style-name="L39">
          <text:list-item>
            <text:p text:style-name="P207"><text:span text:style-name="CharStyle4"><text:tab/>tions, all of pure gold. On the table you must always keep my Presence-bread.</text:span></text:p>
          </text:list-item>
          <text:list-item>
            <text:p text:style-name="P188"><text:span text:style-name="CharStyle4"><text:tab/>You shall also make a lamp- stand of pure gold, beaten work all of it, both pedestal and shaft; its cups, both calyxes and flow­ers, are all to be of one piece</text:span></text:p>
          </text:list-item>
          <text:list-item>
            <text:p text:style-name="P207"><text:span text:style-name="CharStyle4"><text:tab/>with it. Six branches are to rise from its sides, three branches from one side of the lampstand and three from the</text:span></text:p>
          </text:list-item>
          <text:list-item>
            <text:p text:style-name="P207"><text:span text:style-name="CharStyle4"><text:tab/>other; each branch is to bear three cups like almond-blos­soms, each cup with a calyx and a flower, each branch upon the</text:span></text:p>
          </text:list-item>
          <text:list-item>
            <text:p text:style-name="P207"><text:span text:style-name="CharStyle4"><text:tab/>lampstand; on the main shaft of the lampstand there are to be four cups like almond-blossoms, each with its calyx and flower,</text:span></text:p>
          </text:list-item>
          <text:list-item>
            <text:p text:style-name="P207"><text:span text:style-name="CharStyle4"><text:tab/>and also a calyx under each pair of the six branches on the lamp-</text:span></text:p>
          </text:list-item>
          <text:list-item>
            <text:p text:style-name="P207"><text:span text:style-name="CharStyle4"><text:tab/>stand, these calyxes and their branches being of one piece with it, the whole forming a single piece of pure beaten gold work.</text:span></text:p>
          </text:list-item>
          <text:list-item>
            <text:p text:style-name="P207"><text:span text:style-name="CharStyle4"><text:tab/>You must then make the seven lamps for it and fix them on, so that they shine in front of it.</text:span></text:p>
          </text:list-item>
          <text:list-item>
            <text:p text:style-name="P207"><text:span text:style-name="CharStyle4"><text:tab/>The snuffers and ash-trays are</text:span></text:p>
          </text:list-item>
          <text:list-item>
            <text:p text:style-name="P247"><text:span text:style-name="CharStyle4"><text:tab/>to be gold. You must use ninety-six pounds of pure gold for the lampstand and all these</text:span></text:p>
          </text:list-item>
          <text:list-item>
            <text:p text:style-name="P247"><text:span text:style-name="CharStyle4"><text:tab/>fittings. And see that you make everything according to the pat­tern shown you on the moun­tain.</text:span></text:p>
          </text:list-item>
        </text:list>
        <text:p text:style-name="P21"><text:span text:style-name="CharStyle4">Also you must furnish the Dwelling with ten curtains, made of fine twined linen, violet, purple, and scarlet, and em­broidered with designs of khe-</text:span></text:p>
        <text:list xml:id="list350482685457071321" text:style-name="L40">
          <text:list-item>
            <text:p text:style-name="P237"><text:span text:style-name="CharStyle4"><text:tab/>rubs; each curtain is to be forty- two feet long, by six feet broad, all the curtains measuring the</text:span></text:p>
          </text:list-item>
          <text:list-item>
            <text:p text:style-name="P237"><text:span text:style-name="CharStyle4"><text:tab/>same. Five curtains are to be joined together, and so are the</text:span></text:p>
          </text:list-item>
          <text:list-item>
            <text:p text:style-name="P272"><text:span text:style-name="CharStyle4"><text:tab/>other five. You must put loops of violet on the edge of the outermost curtain in the first</text:span></text:p>
          </text:list-item>
        </text:list>
        <text:p text:style-name="P26"><text:span text:style-name="CharStyle4">set, and also on the edge of the outermost curtain in the second set, fifty loops to each curtain, </text:span><text:span text:style-name="CharStyle6">5 </text:span><text:span text:style-name="CharStyle4">the loops to be opposite each other. You must then make </text:span><text:span text:style-name="CharStyle6">6 </text:span><text:span text:style-name="CharStyle4">fifty golden clasps and join the curtains by the clasps, to form a single Dwelling. You must </text:span><text:span text:style-name="CharStyle6">7 </text:span><text:span text:style-name="CharStyle4">also make curtains of goats’ hair for the tent over the Dwelling, eleven curtains, each curtain </text:span><text:span text:style-name="CharStyle6">8 </text:span><text:span text:style-name="CharStyle4">forty-five feet long by six feet broad, all the curtains measuring the same. Join five of the cur- 9 tains, then join the other six, doubling the sixth of the cur­tains to hang in front of the tent. You must put fifty loops on the 10 edge of the outermost curtain in the first set, and also on the edge of the outermost curtain in the second set; then make fifty n bronze clasps, put the clasps into the loops, and join the tent together, to make it one. The 12 curtain that is left over, the half of the curtain that is doubled back, is to hang over the back of the Dwelling, while the spare 13 foot and a half of the ten cur­tains on each side is to hang over the sides of the Dwelling as a covering. Also, you must make 14 a wrapper of rams’ skins dyed red and of leather, to cover up the tent itself.</text:span></text:p>
        <text:p text:style-name="P51"><text:span text:style-name="CharStyle4">You must make upright 15 frames for the Dwelling out of acacia wood; each frame is to be 16 fifteen feet high, by two feet three inches broad. Two pegs 1</text:span><text:span text:style-name="CharStyle6">7 </text:span><text:span text:style-name="CharStyle4">are to be clamped to the foot of each frame in the Dwelling. The 18 frames for the Dwelling are to be as follows: twenty frames for the southern side, with forty sil- 19 ver pedestals under the twenty frames, two pedestals under each frame to receive its two pegs, and so on. Twenty frames 20 for the second side, the north</text:span></text:p>
        <text:list xml:id="list185312906314603" text:style-name="L33">
          <text:list-item>
            <text:p text:style-name="P173"><text:span text:style-name="CharStyle4"><text:tab/>side, of the Dwelling, with their forty silver pedestals, two pedes-</text:span></text:p>
          </text:list-item>
          <text:list-item>
            <text:p text:style-name="P163"><text:span text:style-name="CharStyle4"><text:tab/>tals to each frame. For the back of the Dwelling, the western side, you must make six frames,</text:span></text:p>
          </text:list-item>
          <text:list-item>
            <text:p text:style-name="P219"><text:span text:style-name="CharStyle4"><text:tab/>with two frames for the corners</text:span></text:p>
          </text:list-item>
          <text:list-item>
            <text:p text:style-name="P208"><text:span text:style-name="CharStyle4"><text:tab/>at the back, each of these two frames forming a double support and running right up to the top-</text:span></text:p>
          </text:list-item>
          <text:list-item>
            <text:p text:style-name="P208"><text:span text:style-name="CharStyle4"><text:tab/>most ring at the corners—eight frames in all, with their sixteen silver pedestals, two pedestals</text:span></text:p>
          </text:list-item>
          <text:list-item>
            <text:p text:style-name="P208"><text:span text:style-name="CharStyle4"><text:tab/>to each frame. You must also make bars of acacia wood, five for the frames on the one side</text:span></text:p>
          </text:list-item>
          <text:list-item>
            <text:p text:style-name="P208"><text:span text:style-name="CharStyle4"><text:tab/>of the Dwelling and five for the frames on the other side of the Dwelling, with five for the frames on the back or western</text:span></text:p>
          </text:list-item>
          <text:list-item>
            <text:p text:style-name="P208"><text:span text:style-name="CharStyle4"><text:tab/>side of the Dwelling; the middle bar is to run right along the</text:span></text:p>
          </text:list-item>
          <text:list-item>
            <text:p text:style-name="P208"><text:span text:style-name="CharStyle4"><text:tab/>frames, from end to end. You must overlay the frames with gold, and make gold rings on them for the bars, overlaying</text:span></text:p>
          </text:list-item>
          <text:list-item>
            <text:p text:style-name="P208"><text:span text:style-name="CharStyle4"><text:tab/>the bars also with gold. So shall you erect the Dwelling after the standard shown you on the mountain.</text:span></text:p>
          </text:list-item>
          <text:list-item>
            <text:p text:style-name="P250"><text:span text:style-name="CharStyle4"><text:tab/>You must also make a cur­tain of fine twined linen, violet, purple, and scarlet, and em­broidered with designs of khe-</text:span></text:p>
          </text:list-item>
          <text:list-item>
            <text:p text:style-name="P219"><text:span text:style-name="CharStyle4"><text:tab/>rubs, hanging it by golden hooks on four columns of acacia wood overlaid with gold and resting</text:span></text:p>
          </text:list-item>
          <text:list-item>
            <text:p text:style-name="P219"><text:span text:style-name="CharStyle4"><text:tab/>on four silver pedestals. This curtain is to be hung inside the clasps, and you must place in­side it the ark with the laws, the curtain dividing off the sacred</text:span></text:p>
          </text:list-item>
          <text:list-item>
            <text:p text:style-name="P219"><text:span text:style-name="CharStyle4"><text:tab/>place from the most sacred. On the ark inside the most sacred place, you must put the cover.</text:span></text:p>
          </text:list-item>
          <text:list-item>
            <text:p text:style-name="P219"><text:span text:style-name="CharStyle4"><text:tab/>The table is to be placed outside the curtain, with the lampstand opposite the table on the south side of the Dwelling—the table</text:span></text:p>
          </text:list-item>
          <text:list-item>
            <text:p text:style-name="P219"><text:span text:style-name="CharStyle4"><text:tab/>being on the north side. You must also make a veil for the entrance into the Dwelling, of</text:span></text:p>
          </text:list-item>
        </text:list>
        <text:p text:style-name="P26"><text:span text:style-name="CharStyle4">fine twined linen, violet, purple, and scarlet, decorated work; make five columns of acacia 37 wood for the veil, overlaying them with gold, make golden hooks for them, and cast five bronze pedestals for them.</text:span></text:p>
        <text:p text:style-name="P48"><text:span text:style-name="CharStyle4">You must make an altar </text:span><text:span text:style-name="CharStyle7">£\r*7 </text:span><text:span text:style-name="CharStyle4">of acacia wood, a square ^ * altar, seven and a half feet long, seven and a half feet broad, and four and a half feet high. Put 2 knobs at the four corners, mak­ing them of one piece with the altar, and overlay the whole of it with bronze. You must make 3 all its fittings of bronze, the pans for removing the ashes, the shovels, the bowls, the prongs, and the fire-pans. Also you 4 must make a bronze grating of network, with four bronze rings at its four corners, and place 5 this grating underneath the ledge of the altar, so that it comes halfway up the altar. Make poles of acacia wood for 6 the altar, overlaying them with bronze, and place the poles in 7 the rings, to run along both sides of the altar and let it be carried. The altar itself you must make 8 hollow, planking it in. Let it be made on the pattern shown you on the mountain.</text:span></text:p>
        <text:p text:style-name="P48"><text:span text:style-name="CharStyle4">In making the courtyard for 9 the Dwelling, have hangings of fine twined linen, a hundred and fifty feet long, for its southern side, with twenty columns and 10 twenty pedestals of bronze, the hooks and the rods for the col­umns being silver. So for the u north side, hangings a hundred and fifty feet long, with twenty columns and twenty pedestals of bronze, the hooks and the rods for the columns being of silver. For the breadth of the 12 courtyard on its western side there shall be hangings seventy-</text:span></text:p>
      </text:section>
      <text:section text:style-name="Sect5" text:name="Section12">
        <text:p text:style-name="P289"><draw:frame draw:style-name="fr7" draw:name="52" text:anchor-type="paragraph" svg:x="2.3457in" svg:y="5.1799in" svg:width="0.2736in" svg:height="0.0161in" draw:z-index="18"><draw:image xlink:href="Pictures/100000000000002900000019DE114A25.jpg" xlink:type="simple" xlink:show="embed" xlink:actuate="onLoad"/><draw:contour-polygon svg:width="0.2728in" svg:height="0.1665in" svg:viewBox="0 0 693 423" draw:points="0,0 693,0 693,423 0,423" draw:recreate-on-edit="true"/></draw:frame><text:span text:style-name="CharStyle4">five feet long, with ten columns</text:span></text:p>
        <text:list xml:id="list185312285681182" text:style-name="L38">
          <text:list-item>
            <text:p text:style-name="P174"><text:span text:style-name="CharStyle4"><text:tab/>and ten pedestals. The eastern side of the courtyard shall be</text:span></text:p>
          </text:list-item>
          <text:list-item>
            <text:p text:style-name="P181"><text:span text:style-name="CharStyle4"><text:tab/>seventy-five feet broad; on each side of the entrance there shall be hangings twenty-two and a</text:span></text:p>
          </text:list-item>
          <text:list-item>
            <text:p text:style-name="P181"><text:span text:style-name="CharStyle4"><text:tab/>half feet long, with three col­umns and three pedestals for</text:span></text:p>
          </text:list-item>
          <text:list-item>
            <text:p text:style-name="P181"><text:span text:style-name="CharStyle4"><text:tab/>them, and the entrance to the courtyard shall have a veil of fine twined linen, violet, purple, and scarlet, thirty feet long, decorated work, with four col­umns and four pedestals for</text:span></text:p>
          </text:list-item>
          <text:list-item>
            <text:p text:style-name="P181"><text:span text:style-name="CharStyle4"><text:tab/>them. The columns round the courtyard are to be ringed with silver; their hooks are to be sil­ver and their pedestals are to be</text:span></text:p>
          </text:list-item>
          <text:list-item>
            <text:p text:style-name="P181"><text:span text:style-name="CharStyle4"><text:tab/>bronze. The courtyard is to be a hundred and fifty feet long, seventy-five feet broad, and seven and a half feet high, hung round with fine twined linen; the</text:span></text:p>
          </text:list-item>
          <text:list-item>
            <text:p text:style-name="P200"><text:span text:style-name="CharStyle4"><text:tab/>pedestals are to be bronze, and all the tools used for erecting the Dwelling, like all the tent-pegs and such fittings for the court­yard, are to be bronze.</text:span></text:p>
          </text:list-item>
          <text:list-item>
            <text:p text:style-name="P251"><text:span text:style-name="CharStyle4"><text:tab/>You must order the Israelites to provide you with clear oil, from crushed olives, for lighting purposes, that you may fix up a</text:span></text:p>
          </text:list-item>
          <text:list-item>
            <text:p text:style-name="P220"><text:span text:style-name="CharStyle4"><text:tab/>lamp to burn regularly; Aaron and his sons are to arrange this, evening and morning, before the Eternal inside the Trysting tent, outside the curtains that hang in front of the shrine. This is to be a standing order, age after age, to be kept by the Israelites.</text:span></text:p>
          </text:list-item>
        </text:list>
        <text:p text:style-name="P21"><text:span text:style-name="CharStyle4">Present your brother Aaron and his sons from among the Israelites, that they may serve as priests for me, Aaron and his sons Nadab, Abihu,</text:span></text:p>
        <text:list xml:id="list157731394356907989" text:style-name="L41">
          <text:list-item>
            <text:p text:style-name="P192"><text:span text:style-name="CharStyle4"><text:tab/>Eleazar, and Ithamar. And make sacred vestments to adorn your</text:span></text:p>
          </text:list-item>
          <text:list-item>
            <text:p text:style-name="P273"><text:span text:style-name="CharStyle4"><text:tab/>brother Aaron with honour; you must tell all the craftsmen whom I have filled with artistic skill, to make the vestments for Aaron’s</text:span></text:p>
          </text:list-item>
        </text:list>
        <text:p text:style-name="P26"><text:span text:style-name="CharStyle4">consecration, that he may serve as a priest for me. This is what 4 they are to make: a pouch, an apron, a robe, a tunic in chequer work, a turban, and a sash. So 5 shall they make sacred vest­ments for your brother Aaron and his sons, that they may serve as priests for me; and they 6 must make them out of the gold, the violet, purple, and scarlet yarn, and the fine linen. The apron is to be made of gold by the designer, with fine twined linen, violet, purple, and scarlet; it must have two shoulder- </text:span><text:span text:style-name="CharStyle6">7 </text:span><text:span text:style-name="CharStyle4">straps attached to it at the top edges, and an artistic ribbon to 8 clasp it round the waist, which is to be of the same material as the apron—and all of one piece, gold, fine twined linen, violet, purple, and scarlet.</text:span></text:p>
        <text:p text:style-name="P47"><text:span text:style-name="CharStyle4">You must take two beryls and 9 engrave on each of them the 10 names of six of the clans of Israel, in order of birth; the n stones are to be engraved as a seal is engraved by a jeweller, with the names of the Israelites, and then placed in rosettes of gold wire, to be hung on the 12 shoulder-straps of the apron, that they may serve as stones of reminder, Aaron bearing them on his shoulders before the Eter­nal to remind the Eternal of Israel.</text:span></text:p>
        <text:p text:style-name="P48"><text:span text:style-name="CharStyle4">You must make rosettes of 13 gold wire and two chains of pure 14 gold, twisted like cords, and fasten these twisted chains to the rosettes. Then you must 15 make a judicial pouch, designing it like the apron, of gold and fine twined linen, violet, purple, and scarlet; it is to be nine inches 16 square, doubled over, and it is 17 to contain four rows of jewels: the first row is to be a jasper, a chrysolite, and a crystal, the sec- 18</text:span></text:p>
      </text:section>
      <text:section text:style-name="Sect5" text:name="Section13">
        <text:p text:style-name="P290"><text:span text:style-name="CharStyle4">ond row is to be a garnet, a</text:span></text:p>
        <text:list xml:id="list8953227659810641819" text:style-name="L42">
          <text:list-item>
            <text:p text:style-name="P182"><text:span text:style-name="CharStyle4"><text:tab/>sapphire, and a sardonyx, the third row is to be a cairngorm,</text:span></text:p>
          </text:list-item>
          <text:list-item>
            <text:p text:style-name="P221"><text:span text:style-name="CharStyle4"><text:tab/>an agate, and an amethyst, and the fourth row is to be a topaz, a beryl, and an onyx—all being</text:span></text:p>
          </text:list-item>
          <text:list-item>
            <text:p text:style-name="P221"><text:span text:style-name="CharStyle4"><text:tab/>set in twisted gold. The jewels are to be twelve in number, corresponding to the names of the Israelites, each jewel to be engraved like a seal with the</text:span></text:p>
          </text:list-item>
          <text:list-item>
            <text:p text:style-name="P248"><text:span text:style-name="CharStyle4"><text:tab/>name of a clan. To the pouch you must attach the two chains of pure gold, twisted like cords,</text:span></text:p>
          </text:list-item>
          <text:list-item>
            <text:p text:style-name="P248"><text:span text:style-name="CharStyle4"><text:tab/>and also two golden rings at the</text:span></text:p>
          </text:list-item>
          <text:list-item>
            <text:p text:style-name="P248"><text:span text:style-name="CharStyle4"><text:tab/>top ends of the pouch, inserting the two twisted cords of gold in the two rings at the top ends of</text:span></text:p>
          </text:list-item>
          <text:list-item>
            <text:p text:style-name="P248"><text:span text:style-name="CharStyle4"><text:tab/>the pouch; the other ends of the two twisted cords you must at­tach to the two rosettes, and fasten them on the front of the shoulder-straps of the apron.</text:span></text:p>
          </text:list-item>
          <text:list-item>
            <text:p text:style-name="P248"><text:span text:style-name="CharStyle4"><text:tab/>You must make two golden rings and fasten them to the two lower ends of the pouch, on the</text:span></text:p>
          </text:list-item>
          <text:list-item>
            <text:p text:style-name="P248"><text:span text:style-name="CharStyle4"><text:tab/>inner side next the apron. Low down on the apron, close to the joining of the shoulder-straps and above the artistic ribbon,</text:span></text:p>
          </text:list-item>
          <text:list-item>
            <text:p text:style-name="P248"><text:span text:style-name="CharStyle4"><text:tab/>you must fasten two golden rings, to attach the apron and the pouch by a violet lace run through these rings, on the ar­tistic ribbon of the apron, to prevent the pouch from being loosened from the apron.</text:span></text:p>
          </text:list-item>
          <text:list-item>
            <text:p text:style-name="P248"><text:span text:style-name="CharStyle4"><text:tab/>Whenever Aaron enters the sa­cred place, he shall bear the names of the Israelites over his heart in this judicial pouch, as a constant reminder to the Eter-</text:span></text:p>
          </text:list-item>
          <text:list-item>
            <text:p text:style-name="P248"><text:span text:style-name="CharStyle4"><text:tab/>nal; also you must put the sacred lots into the judicial pouch, that they may lie on Aaron’s heart whenever he enters the presence of the Eternal, that- Aaron may constantly bear on his heart be­fore the Eternal Israel’s appeal for guidance.</text:span></text:p>
          </text:list-item>
          <text:list-item>
            <text:p text:style-name="P253"><text:span text:style-name="CharStyle4"><text:tab/>The robe for the apron must</text:span></text:p>
          </text:list-item>
        </text:list>
        <text:p text:style-name="P26"><text:span text:style-name="CharStyle4">be woven entirely of violet, with 32 a hole for the head in the middle ; of it, and the edges of the hole bound like the hole m a linen corselet, to keep it from being frayed. You must adorn the </text:span><text:span text:style-name="CharStyle6">33 </text:span><text:span text:style-name="CharStyle4">skirts of it all round with a bor­der of pomegranates in violet, purple, and scarlet, a golden bell </text:span><text:span text:style-name="CharStyle6">34 </text:span><text:span text:style-name="CharStyle4">between each pair of them. Aaron must don it for the serv- </text:span><text:span text:style-name="CharStyle6">35 </text:span><text:span text:style-name="CharStyle4">ice, and the tinkling of it shall be heard as he moves in and out from the sacred place of the Eternal’s presence, lest he die.</text:span></text:p>
        <text:p text:style-name="P47"><text:span text:style-name="CharStyle4">You must make a plate of pure 36 gold, and engrave on it as on a seal the words ‘Sacred to the Eternal’; attach it to a violet </text:span><text:span text:style-name="CharStyle6">37 </text:span><text:span text:style-name="CharStyle4">lace, and put it on the turban, on the front of the turban. It 38 shall rest on Aaron’s forehead, and Aaron shall thus bear any guilt incurred by the Israelites in consecrating any of their sa­cred gifts; it shall always rest on his forehead, to secure the Eter­nal’s acceptance of their offer­ings.</text:span></text:p>
        <text:p text:style-name="P49"><text:span text:style-name="CharStyle4">The tunic you must weave of 39 fine linen in chequer-work; you must also make a turban of fine linen, and an embroidered sash.<text:tab/>For<text:tab/>Aaron’s<text:tab/>sons you<text:tab/>40</text:span></text:p>
        <text:p text:style-name="P28"><text:span text:style-name="CharStyle4">must also make tunics, sashes, and caps, to adorn them with honour. These you must put 41 on your brother Aaron and on his sons, anointing and install­ing them, consecrating them to serve me as<text:tab/>priests.<text:tab/>You must<text:tab/>42</text:span></text:p>
        <text:p text:style-name="P23"><text:span text:style-name="CharStyle4">make<text:tab/>them<text:tab/>linen<text:tab/>drawers to</text:span></text:p>
        <text:p text:style-name="P23"><text:span text:style-name="CharStyle4">cover<text:tab/>their<text:tab/>waists,<text:tab/>drawers to</text:span></text:p>
        <text:p text:style-name="P31"><text:span text:style-name="CharStyle4">reach from the waist to the thigh; these must be worn by 43 Aaron and his sons whenever they enter the Trysting tent or approach the altar as they are serving in the sanctuary, lest they incur guilt and die: this is a standing order for him and his.</text:span></text:p>
        <text:p text:style-name="P291"><draw:frame draw:style-name="fr8" draw:name="53" text:anchor-type="paragraph" svg:x="2.3673in" svg:y="0.0598in" svg:width="0.2665in" svg:height="0.0161in" draw:z-index="19"><draw:image xlink:href="Pictures/10000000000000280000001B13CE0514.jpg" xlink:type="simple" xlink:show="embed" xlink:actuate="onLoad"/><draw:contour-polygon svg:width="0.2665in" svg:height="0.1764in" svg:viewBox="0 0 677 448" draw:points="0,0 677,0 677,448 0,448" draw:recreate-on-edit="true"/></draw:frame><text:span text:style-name="CharStyle4">To dedicate them for serv­ing me as priests, you must do this. Take a young bullock,</text:span></text:p>
        <text:list xml:id="list532858084675662533" text:style-name="L43">
          <text:list-item>
            <text:p text:style-name="P193"><text:span text:style-name="CharStyle4"><text:tab/>two unblemished rams, some unleavened cakes, some unleav­ened wafers mixed with oil, and some unleavened wafers only smeared with oil, made of fine</text:span></text:p>
          </text:list-item>
          <text:list-item>
            <text:p text:style-name="P193"><text:span text:style-name="CharStyle4"><text:tab/>wheaten flour; put these cakes and wafers into a basket, and bring them along with the bul-</text:span></text:p>
          </text:list-item>
          <text:list-item>
            <text:p text:style-name="P238"><text:span text:style-name="CharStyle4"><text:tab/>lock and the two rams. Bring Aaron and his sons to the en­trance of the Trysting tent and</text:span></text:p>
          </text:list-item>
          <text:list-item>
            <text:p text:style-name="P238"><text:span text:style-name="CharStyle4"><text:tab/>bathe them in water; then take the robes and put the tunic, the robe of the apron, the apron it­self, and the pouch on Aaron, fastening the whole round him with the artistic ribbon of the</text:span></text:p>
          </text:list-item>
          <text:list-item>
            <text:p text:style-name="P238"><text:span text:style-name="CharStyle4"><text:tab/>apron, placing the turban on his head, and the sacred diadem on</text:span></text:p>
          </text:list-item>
          <text:list-item>
            <text:p text:style-name="P238"><text:span text:style-name="CharStyle4"><text:tab/>the top of the turban. Then take the anointing oil and pour it</text:span></text:p>
          </text:list-item>
          <text:list-item>
            <text:p text:style-name="P238"><text:span text:style-name="CharStyle4"><text:tab/>over him, to anoint him. Bring</text:span></text:p>
          </text:list-item>
          <text:list-item>
            <text:p text:style-name="P238"><text:span text:style-name="CharStyle4"><text:tab/>his sons and robe them, putting the sashes round them, round Aaron and his sons, and tying on their caps, to invest them for all time with the priesthood. Thus shall you install Aaron and his</text:span></text:p>
          </text:list-item>
          <text:list-item>
            <text:p text:style-name="P201"><text:span text:style-name="CharStyle4"><text:tab/>sons. Then take the bullock in front of the Trysting tent. Aaron and his sons must lay their hands on the head of the</text:span></text:p>
          </text:list-item>
          <text:list-item>
            <text:p text:style-name="P201"><text:span text:style-name="CharStyle4"><text:tab/>bullock, and then you must slaughter the bullock before the Eternal at the entrance of the</text:span></text:p>
          </text:list-item>
          <text:list-item>
            <text:p text:style-name="P201"><text:span text:style-name="CharStyle4"><text:tab/>Trysting tent; take some of the bullock’s blood and smear it with vour finger on the knobs of</text:span></text:p>
          </text:list-item>
          <text:list-item>
            <text:p text:style-name="P201"><text:span text:style-name="CharStyle4"><text:tab/>the altar; take all the fat round its entrails, the lobe on the liver, and the two kidneys, with the fat round them, and burn it all</text:span></text:p>
          </text:list-item>
          <text:list-item>
            <text:p text:style-name="P201"><text:span text:style-name="CharStyle4"><text:tab/>up on the altar; but the flesh of the bullock, its skin and its offal, you must burn outside the camp,</text:span></text:p>
          </text:list-item>
          <text:list-item>
            <text:p text:style-name="P274"><text:span text:style-name="CharStyle4"><text:tab/>for it is a sin-offering. Then take the one ram; after Aaron and his sons have laid their</text:span></text:p>
          </text:list-item>
        </text:list>
        <text:p text:style-name="P26"><text:span text:style-name="CharStyle4">hands on the head of the ram, you must slaughter the ram; take and splash its blood against 16 the sides of the altar, cut the ram to pieces, wash its entrails and its legs, lay them, along with 17 the pieces and the head, upon the altar, and burn it all as a 18 burnt-offering to the Eternal, a soothing odour, an offering made by fire to the Eternal. Take 19 the other ram; after Aaron and his sons have laid their hands on the head of this ram, you must 20 slaughter the ram; take some of its blood and smear it on the tip of Aaron’s right ear, on the tip of his sons’ right ears, on the thumb of their right hands and on the great toe of their right feet, splashing the rest of the blood against the sides of the altar; then take some of the 21 blood on the altar and the anointing oil, to sprinkle Aaron and his robes, his sons and their robes, till he and his robes, his sons and their robes, are conse­crated; take the fat, the fat tail, 22 of the ram, the fat round the en­trails, the lobe of the liver, the two kidneys and the fat round them, and the right thigh (for it is the ram of the installation ceremony), add a cake, a wafer 23 of oil, and an ordinary wafer, from the basket of unleavened cakes before the presence of the Eternal, and lay them all in the 24 hands of Aaron and his sons, to be waved to and fro as an offer­ing before the Eternal; then 25 take them from their hands and burn them on the top of the burnt-offering on the altar, as a soothing odour before the Eter­nal, an offering made by fire to the Eternal. The breast of 26 Aaron’s installation-ram you must take and wave to and fro before the Eternal; it shall fall</text:span></text:p>
      </text:section>
      <text:section text:style-name="Sect5" text:name="Section14">
        <text:list xml:id="list6316043331659517730" text:style-name="L44">
          <text:list-item>
            <text:p text:style-name="P278"><text:span text:style-name="CharStyle4"><text:tab/>to you as your share. (You must consecrate the waved breast of the installation-ram, and its thigh which is waved and</text:span></text:p>
          </text:list-item>
          <text:list-item>
            <text:p text:style-name="P222"><text:span text:style-name="CharStyle4"><text:tab/>set apart specially; that belongs to Aaron and his sons as their lasting due from the Israelites, it is a special contribution, a contribution made by the Israel­ites from the recompense-offer­ings they sacrifice, their special contribution to the Eternal.</text:span></text:p>
          </text:list-item>
          <text:list-item>
            <text:p text:style-name="P222"><text:span text:style-name="CharStyle4"><text:tab/>The sacred vestments of Aaron shall pass to his sons after him, that they may be anointed and</text:span></text:p>
          </text:list-item>
          <text:list-item>
            <text:p text:style-name="P222"><text:span text:style-name="CharStyle4"><text:tab/>installed in them; when the son who is to succeed to the priest­hood first enters the Trysting tent to serve in the sanctuary, he shall wear them for seven</text:span></text:p>
          </text:list-item>
          <text:list-item>
            <text:p text:style-name="P222"><text:span text:style-name="CharStyle4"><text:tab/>days.) Then you must take the installation-ram and boil its</text:span></text:p>
          </text:list-item>
          <text:list-item>
            <text:p text:style-name="P222"><text:span text:style-name="CharStyle4"><text:tab/>flesh in a sacred place; Aaron and his sons shall eat the ram’s flesh and the cakes from the basket, at the entrance of the</text:span></text:p>
          </text:list-item>
          <text:list-item>
            <text:p text:style-name="P222"><text:span text:style-name="CharStyle4"><text:tab/>Trysting tent; they may eat this food used as a sacrifice at their installation and consecration, but no layman may eat such sa-</text:span></text:p>
          </text:list-item>
          <text:list-item>
            <text:p text:style-name="P209"><text:span text:style-name="CharStyle4"><text:tab/>cred food. If any flesh or bread is left over from the installation­offering till next morning, you must burn it up; it is sacred food, not to be eaten.</text:span></text:p>
          </text:list-item>
          <text:list-item>
            <text:p text:style-name="P252"><text:span text:style-name="CharStyle4"><text:tab/>This is what you must do with Aaron and his sons, exactly as I have ordered you. Seven days you must spend installing</text:span></text:p>
          </text:list-item>
          <text:list-item>
            <text:p text:style-name="P164"><text:span text:style-name="CharStyle4"><text:tab/>them; every day you must offer a bullock by way of sin-offering, to expiate sins, and thus purge the altar from guilt, anointing it</text:span></text:p>
          </text:list-item>
          <text:list-item>
            <text:p text:style-name="P164"><text:span text:style-name="CharStyle4"><text:tab/>to render it sacred; seven days you must spend expiating the altar and rendering it sacred: whosoever touches the altar is</text:span></text:p>
          </text:list-item>
        </text:list>
        <text:list xml:id="list2184900708506305068" text:style-name="L45">
          <text:list-item>
            <text:p text:style-name="P165"><text:span text:style-name="CharStyle4"><text:tab/>doomed. There will I meet the Israelites, at the altar hallowed</text:span></text:p>
          </text:list-item>
          <text:list-item>
            <text:p text:style-name="P165"><text:span text:style-name="CharStyle4"><text:tab/>by my glory. I will hallow the Trysting tent and the altar, also</text:span></text:p>
          </text:list-item>
        </text:list>
        <text:p text:style-name="P26"><text:span text:style-name="CharStyle4">Aaron and his sons to serve me as priests; and I will dwell 45 among the Israelites and be a God to them, till they find that 46 I am the Eternal, their God who brought them out of the land of Egypt that I might dwell among them—I am the Eternal, their God.</text:span></text:p>
        <text:p text:style-name="P47"><text:span text:style-name="CharStyle4">[[This is what you are to offer 38 on the altar: two yearling lambs every day, regularly, one lamb 39 to be sacrificed in the morning, the other lamb to be sacrificed between sunset and dusk. With 40 the former lamb you must offer about seven pints of fine flour mixed with nearly three pints of beaten oil, and nearly three pints of wine as a libation. With the other lamb, to be sac- 41 rificed between sunset and dusk, you must make a similar cereal- offering and libation, as a sooth­ing odour, an offering made by fire to the Eternal. This is to be 42 a regular burnt-offering made, age after age, at the entrance of the Trysting tent before the Eternal, where I meet you and speak to you.]]</text:span></text:p>
        <text:p text:style-name="P48"><text:span text:style-name="CharStyle4">You must also make an Q4A altar for incense; make it O" of acacia wood, a square altar, </text:span><text:span text:style-name="CharStyle7">2 </text:span><text:span text:style-name="CharStyle4">eighteen inches long by eighteen inches broad, and three feet high; the knobs are to be of one piece with it. Overlay it with 3 pure gold, the top of it, the sides of it, and the knobs, and run a golden moulding round it; un- 4 derneath the moulding, at the corners on both sides of it, put two golden rings, to receive the poles on which it is to be carried. Make these poles of acacia wood 5 and overlay them with gold.</text:span></text:p>
        <text:p text:style-name="P26"><text:span text:style-name="CharStyle4">Place the altar in front of the 6 curtain before the ark of the law, in front of the cover over the law, where I will meet you. On 7</text:span></text:p>
      </text:section>
      <text:section text:style-name="Sect5" text:name="Section15">
        <text:p text:style-name="P284"><text:span text:style-name="CharStyle4">this altar Aaron shall burn fra­grant spices as incense, burning them every morning when he</text:span></text:p>
        <text:list xml:id="list4568877866153441580" text:style-name="L46">
          <text:list-item>
            <text:p text:style-name="P239"><text:span text:style-name="CharStyle4"><text:tab/>dresses the lamps. When Aaron dresses the lamps between sunset and dusk, he shall again burn incense; it is to be regularly burnt before the Eternal, age</text:span></text:p>
          </text:list-item>
          <text:list-item>
            <text:p text:style-name="P239"><text:span text:style-name="CharStyle4"><text:tab/>after age. You must not of­fer any unhallowed incense or burnt-offering or cereal-offering on the altar, and you must never</text:span></text:p>
          </text:list-item>
          <text:list-item>
            <text:p text:style-name="P183"><text:span text:style-name="CharStyle4"><text:tab/>pour a libation upon it. Once a year Aaron shall make expiation at its knobs with blood from the sin-offering of expiation, so keep­ing it expiated age after age, for it is most sacred to the Eternal.”</text:span></text:p>
          </text:list-item>
          <text:list-item>
            <text:p text:style-name="P228"><text:span text:style-name="CharStyle4"><text:tab/>The Eternal said to Moses,</text:span></text:p>
          </text:list-item>
        </text:list>
        <text:p text:style-name="P40"><text:span text:style-name="CharStyle4">is “When you take a census of the</text:span></text:p>
        <text:p text:style-name="P61"><text:span text:style-name="CharStyle4">Israelites, to see how many they are, then every man must pay the Eternal a ransom for his life, when it is counted, to avert</text:span></text:p>
        <text:list xml:id="list3554332699632637448" text:style-name="L47">
          <text:list-item>
            <text:p text:style-name="P175"><text:span text:style-name="CharStyle4"><text:tab/>any stroke of doom. Everyone who is registered must pay one shilling and three pence, reckon­ing by the sanctuary standard of a shekel (the shekel being half- a-crown, and half a shekel being due as an offering to the Eter-</text:span></text:p>
          </text:list-item>
          <text:list-item>
            <text:p text:style-name="P202"><text:span text:style-name="CharStyle4"><text:tab/>nal). Every person, from twenty years and upwards shall make this contribution to the</text:span></text:p>
          </text:list-item>
          <text:list-item>
            <text:p text:style-name="P202"><text:span text:style-name="CharStyle4"><text:tab/>Eternal on being registered; the rich shall not give more and the poor shall not give less than this sum, when the contribution is made to the Eternal for expiat-</text:span></text:p>
          </text:list-item>
          <text:list-item>
            <text:p text:style-name="P202"><text:span text:style-name="CharStyle4"><text:tab/>ing your lives. You must take this money from the Israelites and set it apart for the service of the Trysting tent, to remind the Eternal of the Israelites and so to expiate your lives.”</text:span></text:p>
          </text:list-item>
          <text:list-item>
            <text:p text:style-name="P229"><text:span text:style-name="CharStyle4"><text:tab/>The Eternal said to Moses,</text:span></text:p>
          </text:list-item>
          <text:list-item>
            <text:p text:style-name="P184"><text:span text:style-name="CharStyle4"><text:tab/>“You must also make a bronze bath with a bronze base for washing, and place it between the Trysting tent and the altar,</text:span></text:p>
          </text:list-item>
          <text:list-item>
            <text:p text:style-name="P184"><text:span text:style-name="CharStyle4"><text:tab/>putting water in it; Aaron and</text:span></text:p>
          </text:list-item>
        </text:list>
        <text:p text:style-name="P26"><text:span text:style-name="CharStyle4">his sons must wash their hands and feet in this bath, whenever 20 they mean to enter the Trysting tent or to approach the altar in their service, to burn a sacrifice to the Eternal; there and then </text:span><text:span text:style-name="CharStyle7">21 </text:span><text:span text:style-name="CharStyle4">they must wash their hands and feet, or they will die. This is a standing order for Aaron and his descendants for all time, age after age.”</text:span></text:p>
        <text:p text:style-name="P53"><text:span text:style-name="CharStyle4">The Eternal also said to 22 Moses, “Take the best spices, 23 about sixteen pounds of liquid balsam, half that quantity of scented cinnamon, eight pounds of scented cane, about sixteen 24 pounds of cassia (measured by the sacred shekel), and a gallon and a half of olive oil; mix them </text:span><text:span text:style-name="CharStyle7">25 </text:span><text:span text:style-name="CharStyle4">into a sacred anointing oil, com­pounding the perfume by the art of the perfumers. With 26 this you shall anoint the Trysting tent, the ark of the Presence, the 27 table and all its fittings, the lampstand and its fittings, the altar for incense, the altar of 28 burnt-offering and all its fit­tings, the bath and its base, anointing them to render them 29 most sacred, so that anyone who touches them is doomed. Also, anoint Aaron and his sons, 30 consecrating them to serve me as priests. And tell the Is- 31 raelites that this is to be the Eternal’s sacred anointing oil, age after age, never to be used 32 for anointing the ordinary body, never to be made for your own use: sacred it is, and you must hold it sacred. Whoever com- 33 pounds anything like it, whoever uses any of it for an outsider, shall be outlawed.”</text:span></text:p>
        <text:p text:style-name="P53"><text:span text:style-name="CharStyle4">The Eternal said to Moses, </text:span><text:span text:style-name="CharStyle6">34 </text:span><text:span text:style-name="CharStyle4">“Take fragrant powders, myrrh- oil, aromatic onycha, and galba- num,with some clear frankincense, and make them into incense, </text:span><text:span text:style-name="CharStyle6">35</text:span></text:p>
      </text:section>
      <text:section text:style-name="Sect5" text:name="Section16">
        <text:p text:style-name="P285"><text:span text:style-name="CharStyle4">by the art of the perfumers, a preparation which is salted</text:span></text:p>
        <text:list xml:id="list2118927048534437456" text:style-name="L48">
          <text:list-item>
            <text:p text:style-name="P166"><text:span text:style-name="CharStyle4"><text:tab/>and pure and sacred. Crush some of it small, and put part of it in front of the ark in the Trysting tent, where I will meet you; you must reckon it most</text:span></text:p>
          </text:list-item>
          <text:list-item>
            <text:p text:style-name="P166"><text:span text:style-name="CharStyle4"><text:tab/>sacred. You must never make incense of this kind for your own use, you must reckon it sa-</text:span></text:p>
          </text:list-item>
          <text:list-item>
            <text:p text:style-name="P166"><text:span text:style-name="CharStyle4"><text:tab/>cred to the Eternal; whoever makes any perfume like it for the toilet shall be outlawed.”</text:span></text:p>
          </text:list-item>
        </text:list>
        <text:p text:style-name="P61"><text:span text:style-name="CharStyle4">o 1 The Eternal said to Moses,</text:span></text:p>
        <text:list xml:id="list9012242566789377309" text:style-name="L49">
          <text:list-item>
            <text:p text:style-name="P194"><text:span text:style-name="CharStyle4"><text:tab/>O X “I have specially chosen Bezalel the son of Uri and the grandson of Hur, belonging to</text:span></text:p>
          </text:list-item>
          <text:list-item>
            <text:p text:style-name="P194"><text:span text:style-name="CharStyle4"><text:tab/>the clan of Judah, inspiring him with skill and knowledge and</text:span></text:p>
          </text:list-item>
          <text:list-item>
            <text:p text:style-name="P194"><text:span text:style-name="CharStyle4"><text:tab/>competence in every craft, to devise artistic works in gold, silver, and bronze, in cutting</text:span></text:p>
          </text:list-item>
          <text:list-item>
            <text:p text:style-name="P194"><text:span text:style-name="CharStyle4"><text:tab/>jewels to be set, and in wood- carving, that he may work at</text:span></text:p>
          </text:list-item>
          <text:list-item>
            <text:p text:style-name="P240"><text:span text:style-name="CharStyle4"><text:tab/>every craft. Along with him I have appointed Oholiab the son of Ahisamak, belonging to the clan of Dan, and I have also en­dowed all artists with skill to make whatever I have ordered</text:span></text:p>
          </text:list-item>
          <text:list-item>
            <text:p text:style-name="P240"><text:span text:style-name="CharStyle4"><text:tab/>you to provide, the Trysting tent, the ark of the Presence and its cover, all the fittings of the</text:span></text:p>
          </text:list-item>
          <text:list-item>
            <text:p text:style-name="P240"><text:span text:style-name="CharStyle4"><text:tab/>tent, the table and its furniture, the lampstand of pure gold and its fittings, the altar of incense,</text:span></text:p>
          </text:list-item>
          <text:list-item>
            <text:p text:style-name="P240"><text:span text:style-name="CharStyle4"><text:tab/>the altar of burnt-offering, with all its fittings, the bath and its</text:span></text:p>
          </text:list-item>
          <text:list-item>
            <text:p text:style-name="P185"><text:span text:style-name="CharStyle4"><text:tab/>base, the sacerdotal vestments, the sacred robes for Aaron the priest and for his sons, in their</text:span></text:p>
          </text:list-item>
          <text:list-item>
            <text:p text:style-name="P185"><text:span text:style-name="CharStyle4"><text:tab/>priestly service, the anointing oil, and the incense made of fragrant powders; they shall carry out all my orders to you.”</text:span></text:p>
          </text:list-item>
          <text:list-item>
            <text:p text:style-name="P254"><text:span text:style-name="CharStyle4"><text:tab/>The Eternal bade Moses tel]</text:span></text:p>
          </text:list-item>
          <text:list-item>
            <text:p text:style-name="P185"><text:span text:style-name="CharStyle4"><text:tab/>the Israelites, “You must be sure to keep my sabbaths, for the sabbath is a token between me and you throughout all ages, that men may know</text:span><text:span text:style-name="CharStyle4"><text:span text:style-name="T1">r</text:span></text:span><text:span text:style-name="CharStyle4"> I am the</text:span></text:p>
          </text:list-item>
        </text:list>
        <text:p text:style-name="P22"><text:span text:style-name="CharStyle4">Eternal who hallows you. So 14 keep the sabbath; it is a sacred day for you, and anyone who desecrates it shall be put to death. For whoever does any business on the sabbath, that man shall be outlawed. Business 15 may be done for six days, but on the seventh day there is to be a sabbath of entire rest, sacred to the Eternal; anyone who does any business on the sabbath, he shall be put to death. Hence the 16 Israelites must keep the sab­bath, holding it age after age by a lasting compact; it is a token 17 between me and the Israelites for all time, since in six days the Eternal made sky and earth and then rested, to refresh himself, upon the seventh day.”</text:span></text:p>
        <text:p text:style-name="P48"><text:span text:style-name="CharStyle4">When he finished talking to 18 Moses on the mountain of Sinai, he gave him the two tablets with the law[, the two stone tablets inscribed by God’s own finger.</text:span></text:p>
        <text:p text:style-name="P47"><text:span text:style-name="CharStyle4">When the people saw o&lt;j that Moses was long in &lt;</text:span><text:span text:style-name="CharStyle6">3</text:span><text:span text:style-name="CharStyle4">^ coming down the mountain, the people gathered round Aaron, saying, “Come on, make us some god to go in front of us; as for this Moses, the man who brought us out of the land of Egypt, we don’t know what has become of him!” Aaron said to them, 2 “Break off the golden earrings from the ears of your wives and sons and daughters, and bring them to me.” So the people 3 all broke off their earrings and handed them to Aaron, who </text:span><text:span text:style-name="CharStyle6">4 </text:span><text:span text:style-name="CharStyle4">took and carved them with a tool into a metal calf. The peo­ple cried, “Here is your God, O Israel, who brought you out of the land of Egypt!” At this, </text:span><text:span text:style-name="CharStyle6">5 </text:span><text:span text:style-name="CharStyle4">Aaron erected an altar in front of the calf and proclaimed a festival next day for the Eternal.</text:span></text:p>
        <text:p text:style-name="P26"><text:span text:style-name="CharStyle4">So next morning the people rose 6</text:span></text:p>
        <text:p text:style-name="P98"><text:span text:style-name="CharStyle4">and offered burnt-offerings and brought recompense - offerings; then the people sat down to the sacrificial feast, after which they rose to amuse themselves.</text:span></text:p>
        <text:list xml:id="list3976187225213113362" text:style-name="L50">
          <text:list-item>
            <text:p text:style-name="P111"><text:span text:style-name="CharStyle4"><text:tab/>The Eternal said to Moses, “Get away down, for your peo­ple whom you brought out of the land of Egypt have depraved</text:span></text:p>
          </text:list-item>
          <text:list-item>
            <text:p text:style-name="P111"><text:span text:style-name="CharStyle4"><text:tab/>themselves, they have been quick to swerve from the line of my orders, they have made themselves a metal calf, wor­shipping that, sacrificing to that, and crying, ‘Here is your God, O Israel, who brought you out of the land of Egypt!’ ”</text:span></text:p>
          </text:list-item>
          <text:list-item>
            <text:p text:style-name="P111"><text:span text:style-name="CharStyle4"><text:tab/>The Eternal said to Moses, “I have watched this nation, and it</text:span></text:p>
          </text:list-item>
          <text:list-item>
            <text:p text:style-name="P116"><text:span text:style-name="CharStyle4"><text:tab/>is an obstinate race. Let me alone, that my wrath may blaze against them and burn them up! I will make a great nation of</text:span></text:p>
          </text:list-item>
          <text:list-item>
            <text:p text:style-name="P116"><text:span text:style-name="CharStyle4"><text:tab/>you.” But Moses pled with the Eternal, his God. </text:span><text:span text:style-name="CharStyle6">“0</text:span><text:span text:style-name="CharStyle4"> Eternal,” he cried, “why does thy wrath blaze against thine own people whom thou didst bring out of the land of Egypt by sheer</text:span></text:p>
          </text:list-item>
          <text:list-item>
            <text:p text:style-name="P116"><text:span text:style-name="CharStyle4"><text:tab/>strength and main force? Why should the Egyptians sneer, ‘He led them away to harm them, to slay them among the hills and wipe them off the face of the earth’? Cease thy fierce anger and change thy mind about punishing thy people</text:span></text:p>
          </text:list-item>
          <text:list-item>
            <text:p text:style-name="P116"><text:span text:style-name="CharStyle4"><text:tab/>thus. Remember Abraham and Isaac and Jacob, thy servants, to whom thou didst swear by thine own life that thou wouldst make their descendants as num­berless as the stars in heaven, and give all this land, of which thou didst speak, to their de­scendants as a possession for all</text:span></text:p>
          </text:list-item>
          <text:list-item>
            <text:p text:style-name="P116"><text:span text:style-name="CharStyle4"><text:tab/>time.” So the Eternal changed his mind about the punishment he had threatened to his people.</text:span></text:p>
          </text:list-item>
          <text:list-item>
            <text:p text:style-name="P130"><text:span text:style-name="CharStyle4"><text:tab/>Moses turned away down the hill, with the two tablets of the</text:span></text:p>
          </text:list-item>
        </text:list>
        <text:p text:style-name="P26"><text:span text:style-name="CharStyle4">law in his hand, tablets written on both sides, on this side and on that, tablets that were the work 16 of God, the writing inscribed on the tablets being God’s own writ­ing. When Joshua heard 17 the sound of the people shout­ing, he said to Moses, “That is the sound of war in the camp!” “No,” said Moses, “it is not the 18 sound of men conquering, nor the sound of men being con­quered; what I hear is the sound of people singing choruses.” And as soon as he came near the 19 camp, he saw the calf and the people dancing round it.</text:span></text:p>
        <text:p text:style-name="P26"><text:span text:style-name="CharStyle4">Then Moses blazed out in anger; he flung down the tablets and broke them, at the foot of the hill; he took the calf they had 20 made and burned it up, grinding it to powder, which he threw in­to water and made the Israelites drink it. And the Eternal pun- </text:span><text:span text:style-name="CharStyle6">35 </text:span><text:span text:style-name="CharStyle4">ished the people for making the calf which Aaron made.</text:span></text:p>
        <text:p text:style-name="P48"><text:span text:style-name="CharStyle4">Moses asked Aaron, “What did 21 this people do to you, that you have let them incur great guilt?” Aaron answered, “Let not my 22 lord’s anger blaze; you know how determined the people are to do wrong. They told me to 23 make gods for them, to go in front of them, crying, ‘As for this Moses, the man who brought us out of the land of Egypt, we don’t know what has become of him!’ I told 24 them to break off any gold they possessed, and they gave it to me; I just threw it into the fire, and out came this calf!”]</text:span></text:p>
        <text:p text:style-name="P52"><text:span text:style-name="CharStyle15">When Moses saw that the peo</text:span><text:span text:style-name="CharStyle16">- 25 </text:span><text:span text:style-name="CharStyle15">pie had broken away (for Aaron had let them break away, to enable their foes to deride them), Moses stood at the entry to the</text:span><text:span text:style-name="CharStyle16"> 26 </text:span><text:span text:style-name="CharStyle15">camp and shouted, “Who is for the Eternal? come over to met”</text:span></text:p>
        <text:p text:style-name="P64"><draw:frame draw:style-name="fr2" draw:name="54" text:anchor-type="paragraph" svg:x="2.3555in" svg:y="4.6835in" svg:width="0.2634in" svg:height="0.0161in" draw:z-index="20"><draw:image xlink:href="Pictures/10000000000000280000001A69E0DC8B.jpg" xlink:type="simple" xlink:show="embed" xlink:actuate="onLoad"/><draw:contour-polygon svg:width="0.263in" svg:height="0.1728in" svg:viewBox="0 0 668 439" draw:points="0,0 668,0 668,439 0,439" draw:recreate-on-edit="true"/></draw:frame><text:span text:style-name="CharStyle15">All the Levites gathered round</text:span></text:p>
        <text:list xml:id="list5896696636670941351" text:style-name="L51">
          <text:list-item>
            <text:p text:style-name="P352"><text:span text:style-name="CharStyle16"><text:tab/></text:span><text:span text:style-name="CharStyle15">him, and he gave them this order from the Eternal, the God of Is­rael, “Sword on thigh, every man of you, and sweep the camp from side to side, killing all your kins­folk, your friends, and your fel-</text:span></text:p>
          </text:list-item>
          <text:list-item>
            <text:p text:style-name="P335"><text:span text:style-name="CharStyle16"><text:tab/></text:span><text:span text:style-name="CharStyle15">low-countrymen!” The Levites did as Moses ordered, and about three thousand men fell that day.</text:span></text:p>
          </text:list-item>
          <text:list-item>
            <text:p text:style-name="P335"><text:span text:style-name="CharStyle16"><text:tab/></text:span><text:span text:style-name="CharStyle15">Then said Moses, “Be installed as priests to the Eternal this day, for every mans hand has been against his own son and his own kinsman—that the Eternal may bestow the blessing of the priest­hood on you this day.”</text:span></text:p>
          </text:list-item>
          <text:list-item>
            <text:p text:style-name="P358"><text:span text:style-name="CharStyle15"><text:tab/>Next day Moses said to the people, “You have committed a great sin; so I will go up to the Eternal; perhaps I can appease</text:span></text:p>
          </text:list-item>
          <text:list-item>
            <text:p text:style-name="P330"><text:span text:style-name="CharStyle16"><text:tab/></text:span><text:span text:style-name="CharStyle15">him over your sin.” Then Moses went back to the Eternal and said, “Ah, this people has com­mitted a great sin, making a</text:span></text:p>
          </text:list-item>
          <text:list-item>
            <text:p text:style-name="P335"><text:span text:style-name="CharStyle15"><text:tab/>golden god for themselves! Yet, wilt thou not forgive their sin? If thou wilt not, then pray blot me out of thy list of the living!”</text:span></text:p>
          </text:list-item>
          <text:list-item>
            <text:p text:style-name="P335"><text:span text:style-name="CharStyle16"><text:tab/></text:span><text:span text:style-name="CharStyle15">The Eternal answered, “I blot sinners out of my list of the liv-</text:span></text:p>
          </text:list-item>
          <text:list-item>
            <text:p text:style-name="P335"><text:span text:style-name="CharStyle16"><text:tab/></text:span><text:span text:style-name="CharStyle15">ing. However, go and lead the people'where I have told you, and my angel shall go in front of you. Yet, when I am punishing, I will punish them for their sin.”</text:span></text:p>
          </text:list-item>
        </text:list>
        <text:p text:style-name="P33"><text:span text:style-name="CharStyle15">Then the Eternal said to Moses, “March away up from this spot, you and the peo­ple you have brought out of the land of Egypt, to the land which </text:span><text:span text:style-name="CharStyle52">1</text:span><text:span text:style-name="CharStyle15"> swore to Abraham, Isaac, and Jacob, that I would give it to</text:span></text:p>
        <text:list xml:id="list7041764239808382660" text:style-name="L52">
          <text:list-item>
            <text:p text:style-name="P359"><text:span text:style-name="CharStyle18"><text:tab/></text:span><text:span text:style-name="CharStyle15">their descendants; I will not go with you myself (for you are an obstinate race), lest I destroy</text:span></text:p>
          </text:list-item>
        </text:list>
        <text:list xml:id="list5492651496470136182" text:style-name="L53">
          <text:list-item>
            <text:p text:style-name="P360"><text:span text:style-name="CharStyle16"><text:tab/></text:span><text:span text:style-name="CharStyle15">you on the road; I will send an angel in front of you to drive out the Canaanites, the Amorites, the Ilittites, the Perizzites, the</text:span></text:p>
          </text:list-item>
          <text:list-item>
            <text:p text:style-name="P362"><text:span text:style-name="CharStyle16"><text:tab/></text:span><text:span text:style-name="CharStyle15">Hivites, and the Jebusites; march</text:span></text:p>
          </text:list-item>
        </text:list>
        <text:p text:style-name="P34"><text:span text:style-name="CharStyle15">up into a land abounding in milk and honey."</text:span></text:p>
        <text:p text:style-name="P60"><text:span text:style-name="CharStyle55">When the people heard this</text:span><text:span text:style-name="CharStyle56"> 4 </text:span><text:span text:style-name="CharStyle55">bad news, they lamented; no one wore his ornaments.</text:span><text:span text:style-name="CharStyle56"> </text:span><text:span text:style-name="CharStyle54">[Tlie Eter- 5 nal bade Moses tell the Israel­ites, “You are an obstinate race; if I go with you myself for a single hour, I shall destroy you; so strip off your ornaments, that I may know how to deal with you.” And the Israelites stripped 6 off their ornaments at the moun­tain of Horeb and ever after.</text:span></text:p>
        <text:p text:style-name="P54"><text:span text:style-name="CharStyle4">Moses used to pitch the Tent </text:span><text:span text:style-name="CharStyle7">7 </text:span><text:span text:style-name="CharStyle4">outside the camp, at some dis­tance from it; he called it the Trysting tent. Anyone who consulted the Eternal used to go outside to the Trysting tent, outside the camp. Whenever 8 Moses went out to the tent, the people all rose and stood at the doors of their tents to watch Moses, till he entered the tent. When he entered the tent, the 9 column of cloud used to come down and stand at the entrance of the tent, while the Eternal was speaking to Moses; and 10 when the people saw the column of cloud standing at the entrance of the tent, the people all rose and did obeisance, every man at the entrance of his tent. The n Eternal would speak to Moses face to face, as a man speaks to his friend; then Moses would re­turn to the camp, leaving Joshua his attendant at the tent.]</text:span></text:p>
        <text:p text:style-name="P57"><text:span text:style-name="CharStyle15">Moses said to the Eternal,</text:span><text:span text:style-name="CharStyle16"> 12 </text:span><text:span text:style-name="CharStyle15">“Thou art bidding me lead this people up, and yet thou hast not let me know whom thou art go­ing to send with me. Thou hast declared, ‘I own you as my own,’ and ‘you have found favour with me! Well now, if I have found</text:span><text:span text:style-name="CharStyle16"> 13 </text:span><text:span text:style-name="CharStyle15">favour with thee, pray let me un­derstand thy ways with men, that 1 may understand thy nature</text:span></text:p>
        <text:p text:style-name="P35"><text:span text:style-name="CharStyle15">and so know how to find favour with thee. Consider too that this</text:span></text:p>
        <text:list xml:id="list6201270004770550535" text:style-name="L54">
          <text:list-item>
            <text:p text:style-name="P350"><text:span text:style-name="CharStyle16"><text:tab/></text:span><text:span text:style-name="CharStyle15">nation is thine own people.” The Eternal said to Moses, “I will do as you have asked, for you have found favour with me, and I own</text:span></text:p>
          </text:list-item>
        </text:list>
        <text:list xml:id="list4438499661652061331" text:style-name="L55">
          <text:list-item>
            <text:p text:style-name="P342"><text:span text:style-name="CharStyle16"><text:tab/></text:span><text:span text:style-name="CharStyle15">you as my own.” He added, “I will make all my goodliness pass before you and so manifest to you what the Eternal is: for I will be kind to whom I will be kind, and pitiful to whom I will</text:span></text:p>
          </text:list-item>
        </text:list>
        <text:list xml:id="list185311124893743" text:style-name="L54">
          <text:list-item>
            <text:p text:style-name="P343"><text:span text:style-name="CharStyle16"><text:tab/></text:span><text:span text:style-name="CharStyle15">be pitiful.” Moses said, “Ah, let</text:span></text:p>
          </text:list-item>
        </text:list>
        <text:list xml:id="list185311880289055" text:style-name="L55">
          <text:list-item>
            <text:p text:style-name="P336"><text:span text:style-name="CharStyle16"><text:tab/></text:span><text:span text:style-name="CharStyle15">me see thy majesty!” The Eter­nal replied, “You cannot see my full face, for no man can live</text:span></text:p>
          </text:list-item>
          <text:list-item>
            <text:p text:style-name="P336"><text:span text:style-name="CharStyle16"><text:tab/></text:span><text:span text:style-name="CharStyle15">after seeing me.” Then the Eternal added, “But here is a spot near me, where you may</text:span></text:p>
          </text:list-item>
          <text:list-item>
            <text:p text:style-name="P336"><text:span text:style-name="CharStyle15"><text:tab/>place yourself on the rocks; and when my majesty sweeps by, 1 will put you into a cleft of the rock, covering you with my hand</text:span></text:p>
          </text:list-item>
          <text:list-item>
            <text:p text:style-name="P336"><text:span text:style-name="CharStyle16"><text:tab/></text:span><text:span text:style-name="CharStyle15">till 1 sweep past you; then I will remove my hand, to let you see my back. My face is never to be seen.”</text:span></text:p>
          </text:list-item>
        </text:list>
        <text:p text:style-name="P21"><text:span text:style-name="CharStyle57">Q/f </text:span><text:span text:style-name="CharStyle7">Then said the Eternal to Moses, “Cut two tablets of stonel,</text:span><text:span text:style-name="CharStyle4"> like the former ones, and I will write on them what was written on the former tablets</text:span></text:p>
        <text:list xml:id="list8764357018054757382" text:style-name="L56">
          <text:list-item>
            <text:p text:style-name="P346"><text:span text:style-name="CharStyle16"><text:tab/>which you broke]. </text:span><text:span text:style-name="CharStyle15">Be ready by the morning, and in the morning come up the mountain of Sinai and place yourself before me on</text:span></text:p>
          </text:list-item>
          <text:list-item>
            <text:p text:style-name="P346"><text:span text:style-name="CharStyle16"><text:tab/></text:span><text:span text:style-name="CharStyle15">the top of the mountain. No one is to come up with you, and no man must be seen anywhere on the mountain, nor must the flocks and herds be grazing in</text:span></text:p>
          </text:list-item>
          <text:list-item>
            <text:p text:style-name="P346"><text:span text:style-name="CharStyle16"><text:tab/></text:span><text:span text:style-name="CharStyle15">front of the mountain.” So he cut two tablets of stone</text:span><text:span text:style-name="CharStyle16"> [like the former ones]; </text:span><text:span text:style-name="CharStyle15">and early in the morning Moses went up the mountain of Sinai, as the Eternal ordered him, carrying two tablets of stone in his hand.</text:span></text:p>
          </text:list-item>
          <text:list-item>
            <text:p text:style-name="P346"><text:span text:style-name="CharStyle16"><text:tab/></text:span><text:span text:style-name="CharStyle15">The Eternal came down in the cloud, and Moses placed himself there beside him and invoked the</text:span></text:p>
          </text:list-item>
        </text:list>
        <text:p text:style-name="P33"><text:span text:style-name="CharStyle15">Eternal. Then the Eternal swept</text:span><text:span text:style-name="CharStyle16"> 6 </text:span><text:span text:style-name="CharStyle15">past in front of him, declaring,</text:span></text:p>
        <text:p text:style-name="P33"><text:span text:style-name="CharStyle15">“It is the Eternal, the Eternal, a God pitiful and kind, slow to be angry, rich in love and loyalty, proving kind to thousands, for-</text:span><text:span text:style-name="CharStyle16"> 7 </text:span><text:span text:style-name="CharStyle15">giving iniquity and transgression and sin, but one who will never acquit the guilty, one who avenges the sins of fathers on their children and their chil­drens children, down to the third and the fourth generation.” Moses hastened to bow his</text:span><text:span text:style-name="CharStyle16"> 8 </text:span><text:span text:style-name="CharStyle15">head to the ground and do obei­sance. He said, “If I have found 9 favour with thee, </text:span><text:span text:style-name="CharStyle52">0</text:span><text:span text:style-name="CharStyle15"> Eternal, then let the Eternal go with me; for this is an obstinate race. So pardon our iniquity and sin, and take us to belong to thyself.” The Eternal answered, “My</text:span><text:span text:style-name="CharStyle16"> O 9 </text:span><text:span text:style-name="CharStyle15">presence shall go with you,</text:span><text:span text:style-name="CharStyle16"> DO </text:span><text:span text:style-name="CharStyle15">and I will settle you safe.” “If</text:span><text:span text:style-name="CharStyle16"> 15 </text:span><text:span text:style-name="CharStyle15">thy presence is not with us,” said Moses, “move us not from where we are. For how can anyone</text:span><text:span text:style-name="CharStyle16"> 16 </text:span><text:span text:style-name="CharStyle15">know that I have found favour with thee, I and thy people, un­less thou goest with us, singling us out, myself and thy people, from all nations upon earth?”</text:span></text:p>
        <text:p text:style-name="P44"><text:span text:style-name="CharStyle15">Then said the Eternal, “I</text:span><text:span text:style-name="CharStyle16"> o </text:span><text:span text:style-name="CharStyle15">M make a compact</text:span><text:span text:style-name="CharStyle16"> [[fo </text:span><text:span text:style-name="CharStyle15">work</text:span><text:span text:style-name="CharStyle16"> 10 </text:span><text:span text:style-name="CharStyle15">marvels before all your people, marvels such as have never been done anywhere on earth or among any nation; then all the people round you shall see what the Eternal can do, for awful shall be my dealings for your sake. Mark what I com-</text:span><text:span text:style-name="CharStyle16"> u </text:span><text:span text:style-name="CharStyle15">mand you this day: I drive out the Amorites, the Canaanites, the Hittites, the Perizzites, the Hivites, and the Jebusites before you, and you must be careful</text:span><text:span text:style-name="CharStyle16"> 12 </text:span><text:span text:style-name="CharStyle15">never to make any compact with these natives of the land to which you are going, lest that allure you into danger; you must de-</text:span><text:span text:style-name="CharStyle16"> 13</text:span></text:p>
      </text:section>
      <text:section text:style-name="Sect5" text:name="Section17">
        <text:p text:style-name="P366"><text:span text:style-name="CharStyle15">molish their altars and break their obelisks and cut down their</text:span></text:p>
        <text:list xml:id="list185312656946903" text:style-name="L49">
          <text:list-item>
            <text:p text:style-name="P321"><text:span text:style-name="CharStyle16"><text:tab/></text:span><text:span text:style-name="CharStyle15">sacred 'poles (for you must never worship any other god: the Eter­nal whose nature is jealous is a</text:span></text:p>
          </text:list-item>
          <text:list-item>
            <text:p text:style-name="P321"><text:span text:style-name="CharStyle16"><text:tab/></text:span><text:span text:style-name="CharStyle15">jealous God), lest you make a compact with the nations, de­serting to their gods, sacrificing to their gods, agreeing to par­take of their sacrificial meals,</text:span></text:p>
          </text:list-item>
          <text:list-item>
            <text:p text:style-name="P321"><text:span text:style-name="CharStyle16"><text:tab/></text:span><text:span text:style-name="CharStyle15">marrying your sons to their daughters, who will desert to their gods and make your sons</text:span></text:p>
          </text:list-item>
          <text:list-item>
            <text:p text:style-name="P321"><text:span text:style-name="CharStyle16"><text:tab/></text:span><text:span text:style-name="CharStyle15">desert alsof\. Never carve your-</text:span></text:p>
          </text:list-item>
          <text:list-item>
            <text:p text:style-name="P321"><text:span text:style-name="CharStyle16"><text:tab/></text:span><text:span text:style-name="CharStyle15">selves any metal gods. Hold the festival of unleavened cakes; [[for seven days you must eat un­leavened cakes, as I commanded you, at the time fixed in the month of Abib, for it was in the month of Abib that you left</text:span></text:p>
          </text:list-item>
          <text:list-item>
            <text:p text:style-name="P321"><text:span text:style-name="CharStyle16"><text:tab/></text:span><text:span text:style-name="CharStyle15">Egypt.]} All the first-born belong to me, with the firstlings of your cattle, both oxen and</text:span></text:p>
          </text:list-item>
          <text:list-item>
            <text:p text:style-name="P314"><text:span text:style-name="CharStyle16"><text:tab/></text:span><text:span text:style-name="CharStyle15">sheep; you may buy back a first­ling ass with a lamb or a kid; but if you do not choose to buy it back, you must break its neck. Any first-born boy you must buy back. And none of you must ap­pear before me empty-handed.</text:span></text:p>
          </text:list-item>
          <text:list-item>
            <text:p text:style-name="P314"><text:span text:style-name="CharStyle16"><text:tab/></text:span><text:span text:style-name="CharStyle15">For six days you shall labour, but on the seventh day you shall desist from work, and rest even at ploughing time and during</text:span></text:p>
          </text:list-item>
          <text:list-item>
            <text:p text:style-name="P317"><text:span text:style-name="CharStyle16"><text:tab/></text:span><text:span text:style-name="CharStyle15">harvest. You must hold the festival of Weeks, when the first- fruits of your wheat are har­vested, and also the festival of ingathering at the close of the</text:span></text:p>
          </text:list-item>
          <text:list-item>
            <text:p text:style-name="P317"><text:span text:style-name="CharStyle16"><text:tab/></text:span><text:span text:style-name="CharStyle15">year. Three times a year must all your males appear in presence of the Lord, the God of Israel.</text:span></text:p>
          </text:list-item>
          <text:list-item>
            <text:p text:style-name="P317"><text:span text:style-name="CharStyle16"><text:tab/></text:span><text:span text:style-name="CharStyle15">[[For I will dispossess nations to make room for you and extend your frontiers; neither shall any­one try for your land, when you go up to appear in presence of the Eternal, your God, three</text:span></text:p>
          </text:list-item>
          <text:list-item>
            <text:p text:style-name="P317"><text:span text:style-name="CharStyle16"><text:tab/></text:span><text:span text:style-name="CharStyle15">times a</text:span><text:span text:style-name="CharStyle16"> </text:span><text:span text:style-name="CharStyle27">year.]] </text:span><text:span text:style-name="CharStyle15">You must never present the blood of any sacrifice</text:span></text:p>
          </text:list-item>
        </text:list>
        <text:p text:style-name="P34"><text:span text:style-name="CharStyle15">with leavened cakes, and no part of the sacrifice at the passover festival must be </text:span><text:span text:style-name="CharStyle58">left</text:span><text:span text:style-name="CharStyle15"> over all night till next morning.</text:span><text:span text:style-name="CharStyle19"> Fom 26 </text:span><text:span text:style-name="CharStyle15">must bring the very first and finest of what the land bears, in­to the house of the Eternal, your God. You must not boil a kid in its mother’s milk.” Then said</text:span><text:span text:style-name="CharStyle16"> 27 </text:span><text:span text:style-name="CharStyle15">the Eternal to Moses, “Write these words down, for these are the terms of the compact I have made with you and Israel.”</text:span></text:p>
        <text:p text:style-name="P34"><text:span text:style-name="CharStyle15">He remained there beside the</text:span><text:span text:style-name="CharStyle16"> 28 </text:span><text:span text:style-name="CharStyle15">Eternal for forty days and forty nights, neither eating bread nor drinking water, as he wrote on the tablets the terms of the com­pact</text:span><text:span text:style-name="CharStyle16">[[, </text:span><text:span text:style-name="CharStyle15">the ten commandments</text:span><text:span text:style-name="CharStyle16">]].</text:span></text:p>
        <text:p text:style-name="P46"><text:span text:style-name="CharStyle4">Now when Moses came down 29 the mountain of Sinai with the two tablets of the law in his hand, Moses did not know, as he went down the mountain, that his face was in a glow after speaking to God. But when 30 Aaron and all the Israelites saw Moses, his face was in a glow! They were afraid to come near him, till Moses called to them; 31 then Aaron and all the author­ities came back to him, and Moses talked to them. After 32 that, all the Israelites came near, and he enjoined upon them all the orders that the Eternal had given him on the mountain of Sinai. When 33 Moses finished what he had to say to them, he drew a veil over his face; whenever he went into </text:span><text:span text:style-name="CharStyle35">34 </text:span><text:span text:style-name="CharStyle4">the presence of the Eternal to speak to him, he took the veil off, till he came out again, and when he came out and gave the Israelites the orders he had re­ceived, the Israelites would no- </text:span><text:span text:style-name="CharStyle6">35 </text:span><text:span text:style-name="CharStyle4">tice that the face of Moses was in a glow; whereupon Moses drew the veil over his face again,</text:span></text:p>
        <text:p text:style-name="P61"><draw:frame draw:style-name="fr7" draw:name="55" text:anchor-type="paragraph" svg:x="2.3661in" svg:y="0.3429in" svg:width="0.2665in" svg:height="0.0161in" draw:z-index="21"><draw:image xlink:href="Pictures/10000000000000280000001CAE54BB29.jpg" xlink:type="simple" xlink:show="embed" xlink:actuate="onLoad"/><draw:contour-polygon svg:width="0.2665in" svg:height="0.1831in" svg:viewBox="0 0 677 465" draw:points="0,0 677,0 677,465 0,465" draw:recreate-on-edit="true"/></draw:frame><text:span text:style-name="CharStyle4">till he next went in to the pres­ence of the Eternal.</text:span></text:p>
        <text:p text:style-name="P21"><text:span text:style-name="CharStyle4">Moses convened all the Is­raelites in their assembly and said to them: “Here are the orders laid down by the Eternal</text:span></text:p>
        <text:list xml:id="list7748116662716667582" text:style-name="L57">
          <text:list-item>
            <text:p text:style-name="P195"><text:span text:style-name="CharStyle4"><text:tab/>for your obedience. Business may be done for six days, but on the seventh day you are to have a sabbath of entire rest, sacred to the Eternal; anyone who does any business on that day shall</text:span></text:p>
          </text:list-item>
          <text:list-item>
            <text:p text:style-name="P195"><text:span text:style-name="CharStyle4"><text:tab/>be put to death. You must light no fire in any house upon the sabbath day.”</text:span></text:p>
          </text:list-item>
          <text:list-item>
            <text:p text:style-name="P255"><text:span text:style-name="CharStyle4"><text:tab/>Moses also said to all the assembly of Israel: “This is</text:span></text:p>
          </text:list-item>
          <text:list-item>
            <text:p text:style-name="P195"><text:span text:style-name="CharStyle4"><text:tab/>what the Eternal orders. You are to raise a special offering for the Eternal, to be made by everyone who has a willing mind, as a special contribution to the Eternal, of gold, silver,</text:span></text:p>
          </text:list-item>
          <text:list-item>
            <text:p text:style-name="P243"><text:span text:style-name="CharStyle4"><text:tab/>and bronze, violet, purple, and</text:span></text:p>
          </text:list-item>
          <text:list-item>
            <text:p text:style-name="P241"><text:span text:style-name="CharStyle4"><text:tab/>scarlet yarn, goats’ hair, rams’ skins dyed red, leather, acacia</text:span></text:p>
          </text:list-item>
          <text:list-item>
            <text:p text:style-name="P241"><text:span text:style-name="CharStyle4"><text:tab/>wood, oil for lighting, spices for the anointing oil and for the</text:span></text:p>
          </text:list-item>
          <text:list-item>
            <text:p text:style-name="P241"><text:span text:style-name="CharStyle4"><text:tab/>fragrant incense powder, beryls and jewels to be set in the apron and on the sacred pouch.</text:span></text:p>
          </text:list-item>
        </text:list>
        <text:p text:style-name="P41"><text:span text:style-name="CharStyle4">io<text:tab/>Let every skilled workman among you come and make what</text:span></text:p>
        <text:p text:style-name="P40"><text:span text:style-name="CharStyle4">n the Eternal orders, the Dwelling with its tent, its wrapper, its clasps, its frames, its bars, its</text:span></text:p>
        <text:list xml:id="list185311185458069" text:style-name="L46">
          <text:list-item>
            <text:p text:style-name="P203"><text:span text:style-name="CharStyle4"><text:tab/>columns and its pedestals, the ark with its poles, its cover, and the curtain that screens it off,</text:span></text:p>
          </text:list-item>
          <text:list-item>
            <text:p text:style-name="P203"><text:span text:style-name="CharStyle4"><text:tab/>the table with its poles and all its fittings and the Presence-</text:span></text:p>
          </text:list-item>
          <text:list-item>
            <text:p text:style-name="P203"><text:span text:style-name="CharStyle4"><text:tab/>bread, the lampstand for illu­mination with its fittings and</text:span></text:p>
          </text:list-item>
          <text:list-item>
            <text:p text:style-name="P203"><text:span text:style-name="CharStyle4"><text:tab/>lamps and oil for lighting, the altar of incense with its poles, the anointing oil, the fragrant incense, the curtain for the en-</text:span></text:p>
          </text:list-item>
          <text:list-item>
            <text:p text:style-name="P203"><text:span text:style-name="CharStyle4"><text:tab/>trance into the Dwelling, its poles and all its fittings, the</text:span></text:p>
          </text:list-item>
          <text:list-item>
            <text:p text:style-name="P275"><text:span text:style-name="CharStyle4"><text:tab/>bath and its base, the curtains for the courtyard with the col­</text:span></text:p>
          </text:list-item>
        </text:list>
        <text:p text:style-name="P26"><text:span text:style-name="CharStyle4">umns and their pedestals, the veil for the entrance to the courtyard, the pegs for the 18 Dwelling, the pegs for the court­yard and their ropes, the sacer- 19 dotal robes for service in the sacred place, and the sacred vestments to be worn by Aaron the priest and by his sons in their priestly service.”</text:span></text:p>
        <text:p text:style-name="P46"><text:span text:style-name="CharStyle4">The assembly of all Israel 20 then broke up leaving Moses; and everyone who felt moved, 21 everyone whose mind was will­ing, came with his special con­tribution for the Eternal, to work at the Trysting tent and all required for its service, in­cluding the sacred vestments. They came, both men and 22 women, all whose minds were willing, with brooches, earrings, signet-rings, necklaces, and all sorts of golden jewels; everyone who had gold to offer presented it to the Eternal. Any man who 23 possessed violet, purple, and scarlet yarn, fine linen, goats’ hair, rams’ skins dyed red, or leather, brought that. Any man 24 who had a contribution of silver or bronze to make, brought that for the Eternal. Any man who possessed acacia wood useful for any sacred purpose, brought that. And the skilled women- 25 workers spun the yarn, bringing violet, purple, and scarlet yarn, and fine linen; all the skilful 26 women who felt moved also spun the goats’ hair. The authorities 27 furnished the beryls and the jew­els to be set in the apron and on the sacred pouch, with the spices 28 and the oil, for lighting, for the anointing oil, and for the fragrant incense powder. It 29 was a freewill offering to the Eternal from the Israelites, from every man and woman who felt moved to bring anything in aid</text:span></text:p>
        <text:p text:style-name="P74"><draw:frame draw:style-name="fr2" draw:name="56" text:anchor-type="paragraph" svg:x="2.3409in" svg:y="3.0201in" svg:width="0.2736in" svg:height="0.0161in" draw:z-index="22"><draw:image xlink:href="Pictures/10000000000000290000001BF249433A.jpg" xlink:type="simple" xlink:show="embed" xlink:actuate="onLoad"/><draw:contour-polygon svg:width="0.2728in" svg:height="0.1799in" svg:viewBox="0 0 693 457" draw:points="0,0 693,0 693,457 0,457" draw:recreate-on-edit="true"/></draw:frame><text:span text:style-name="CharStyle4">of the work which the Eternal had ordered by Moses.</text:span></text:p>
        <text:list xml:id="list6876466629540550347" text:style-name="L58">
          <text:list-item>
            <text:p text:style-name="P131"><text:span text:style-name="CharStyle4"><text:tab/>Then said Moses to the Israel­ites, “The Eternal has specially chosen Bezalel the son of Uri, the grandson of Hur, who be-</text:span></text:p>
          </text:list-item>
          <text:list-item>
            <text:p text:style-name="P117"><text:span text:style-name="CharStyle4"><text:tab/>longs to the clan of Judah, in­spiring him with skill and knowl­edge and competence in every</text:span></text:p>
          </text:list-item>
          <text:list-item>
            <text:p text:style-name="P117"><text:span text:style-name="CharStyle4"><text:tab/>craft, to devise artistic works in</text:span></text:p>
          </text:list-item>
          <text:list-item>
            <text:p text:style-name="P117"><text:span text:style-name="CharStyle4"><text:tab/>gold, silver, and bronze, in cut­ting jewels to be set, and in wood-carving, that he may work</text:span></text:p>
          </text:list-item>
          <text:list-item>
            <text:p text:style-name="P132"><text:span text:style-name="CharStyle4"><text:tab/>at any skilled craft. He has also given him and Oholiab the son of Ahisamak, belonging to the</text:span></text:p>
          </text:list-item>
          <text:list-item>
            <text:p text:style-name="P132"><text:span text:style-name="CharStyle4"><text:tab/>clan of Dan, ability to train oth­ers, endowing them with skill in every skilful craft, in engraving, in decorating, in handling violet, purple, and scarlet yarn, in working with fine linen, in weav­ing, and in all sorts of trades</text:span></text:p>
          </text:list-item>
        </text:list>
        <text:p text:style-name="P22"><text:span text:style-name="CharStyle4">and arts. Bezalel and Oholiab are to do the work, along with any skilful craftsman who is inspired by the Eternal with skill and knowledge for carrying out all the work upon the sanctuary, as the Eternal has given orders.”</text:span></text:p>
        <text:list xml:id="list147012098817336318" text:style-name="L59">
          <text:list-item>
            <text:p text:style-name="P104"><text:span text:style-name="CharStyle4"><text:tab/>Moses then called Bezalel and Oholiab and all the skilful crafts­men whom the Eternal had en­dowed with skill, men who had felt moved to undertake the</text:span></text:p>
          </text:list-item>
          <text:list-item>
            <text:p text:style-name="P104"><text:span text:style-name="CharStyle4"><text:tab/>work; Moses let them take away all that the Israelites had con­tributed for the work upon the sanctuary. Now the people continued to bring Moses free-</text:span></text:p>
          </text:list-item>
          <text:list-item>
            <text:p text:style-name="P104"><text:span text:style-name="CharStyle4"><text:tab/>will offerings every morning. So the skilled craftsmen at work upon the sanctuary all left their</text:span></text:p>
          </text:list-item>
          <text:list-item>
            <text:p text:style-name="P104"><text:span text:style-name="CharStyle4"><text:tab/>work and went to tell Moses that the people were bringing far more than was needed for the work ordered by the Eter-</text:span></text:p>
          </text:list-item>
          <text:list-item>
            <text:p text:style-name="P136"><text:span text:style-name="CharStyle4"><text:tab/>nal. Whereupon Moses issued an order, which was proclaimed throughout the camp, that no</text:span></text:p>
          </text:list-item>
        </text:list>
        <text:p text:style-name="P22"><text:span text:style-name="CharStyle4">man or woman was to bring any­thing more as an offering for the sanctuary. This stopped the people from bringing any more. Indeed, the material in hand was 7 quite enough for all the work; it was more than enough.</text:span></text:p>
        <text:p text:style-name="P53"><text:span text:style-name="CharStyle4">The skilled craftsmen among 8 the workers all made the Dwell­ing with its ten curtains of fine twined linen, violet, purple, and scarlet, embroidered with de­signs of kherubs; each curtain 9 was forty-two feet long, by six feet broad, all measuring the same. Five curtains were joined 10 together and so were the other five. They made loops of violet 11 on the edge of the outermost curtain in the first set, and also on the edge of the outermost curtain in the second set, fifty 12 loops on each of these curtains, the loops being opposite each other. They made fifty golden 13 clasps and joined the curtains by the clasps, to form a single Dwelling. They made curtains 14 of goats’ hair to form a tent over the Dwelling, eleven cur­tains in all; each curtain was 15 forty-five feet long, by six feet broad, all the eleven curtains measuring the same. Five of 16 these curtains were joined to­gether, and so were the other six. They made fifty loops on 17 the edge of the outermost cur­tain in the first set, and fifty loops on the edge of the outward curtain in the second set, with 18 fifty bronze clasps to join the tent together, making it one. They also made a wrapper of 19 rams’ skins dyed red and of leather, to cover up the tent itself.</text:span></text:p>
        <text:p text:style-name="P59"><text:span text:style-name="CharStyle4">They made the upright frames 20 for the Dwelling out of acacia wood, each frame fifteen feet 21 high, by two feet three inches</text:span></text:p>
        <text:list xml:id="list7055397546207294926" text:style-name="L60">
          <text:list-item>
            <text:p text:style-name="P210"><text:span text:style-name="CharStyle4"><text:tab/>broad, with two pegs clamped to the foot of each frame; so all the frames for the Dwelling were</text:span></text:p>
          </text:list-item>
          <text:list-item>
            <text:p text:style-name="P210"><text:span text:style-name="CharStyle4"><text:tab/>shaped. Of the frames for the Dwelling, there were twenty for</text:span></text:p>
          </text:list-item>
          <text:list-item>
            <text:p text:style-name="P249"><text:span text:style-name="CharStyle4"><text:tab/>the southern side, with forty sil­ver pedestals under these twenty frames, two pedestals for the two pegs in each frame.</text:span></text:p>
          </text:list-item>
          <text:list-item>
            <text:p text:style-name="P249"><text:span text:style-name="CharStyle4"><text:tab/>For the other side of the Dwell­ing, the north side, twenty</text:span></text:p>
          </text:list-item>
          <text:list-item>
            <text:p text:style-name="P249"><text:span text:style-name="CharStyle4"><text:tab/>frames w</text:span><text:span text:style-name="CharStyle4"><text:span text:style-name="T1">T</text:span></text:span><text:span text:style-name="CharStyle4">ere made, with their forty silver pedestals, two pedes-</text:span></text:p>
          </text:list-item>
          <text:list-item>
            <text:p text:style-name="P249"><text:span text:style-name="CharStyle4"><text:tab/>tals to each frame. For the back of the Dwelling, the west­ern side, six frames were made,</text:span></text:p>
          </text:list-item>
          <text:list-item>
            <text:p text:style-name="P249"><text:span text:style-name="CharStyle4"><text:tab/>and also two frames for the cor­ners of the Dwelling at the back,</text:span></text:p>
          </text:list-item>
          <text:list-item>
            <text:p text:style-name="P249"><text:span text:style-name="CharStyle4"><text:tab/>each of these two frames form­ing a double support and run­ning right up to the topmost</text:span></text:p>
          </text:list-item>
          <text:list-item>
            <text:p text:style-name="P249"><text:span text:style-name="CharStyle4"><text:tab/>ring at each comer. Thus there were eight frames in all for the back, with sixteen silver pedes­tals, two pedestals to every</text:span></text:p>
          </text:list-item>
          <text:list-item>
            <text:p text:style-name="P249"><text:span text:style-name="CharStyle4"><text:tab/>frame. They made bars of acacia wood, five bars for the frames on each side of the Dwell-</text:span></text:p>
          </text:list-item>
          <text:list-item>
            <text:p text:style-name="P249"><text:span text:style-name="CharStyle4"><text:tab/>ing, south and north, and five for the back of the Dwelling</text:span></text:p>
          </text:list-item>
          <text:list-item>
            <text:p text:style-name="P249"><text:span text:style-name="CharStyle4"><text:tab/>towards the west; the middle bar was made to run right along the frames, from end to end.</text:span></text:p>
          </text:list-item>
          <text:list-item>
            <text:p text:style-name="P249"><text:span text:style-name="CharStyle4"><text:tab/>The frames were overlaid with gold, the rings upon them to hold the bars were made of gold, and the bars were overlaid with gold.</text:span></text:p>
          </text:list-item>
          <text:list-item>
            <text:p text:style-name="P189"><text:span text:style-name="CharStyle4"><text:tab/>The curtain was made of fine twined linen, violet, purple, and scarlet, and embroidered with</text:span></text:p>
          </text:list-item>
          <text:list-item>
            <text:p text:style-name="P167"><text:span text:style-name="CharStyle4"><text:tab/>designs of kherubs; four columns of acacia w</text:span><text:span text:style-name="CharStyle4"><text:span text:style-name="T1">7</text:span></text:span><text:span text:style-name="CharStyle4">ood, overlaid with gold, were made to hold it, with hooks of gold, and four pedestals</text:span></text:p>
          </text:list-item>
          <text:list-item>
            <text:p text:style-name="P223"><text:span text:style-name="CharStyle4"><text:tab/>cast in silver. A veil was made for the entrance into the Dwelling, of fine twined linen, violet, purple, and scarlet, deco-</text:span></text:p>
          </text:list-item>
          <text:list-item>
            <text:p text:style-name="P223"><text:span text:style-name="CharStyle4"><text:tab/>rated work, with five columns and hooks for it, the capitals and</text:span></text:p>
          </text:list-item>
        </text:list>
        <text:p text:style-name="P92"><text:span text:style-name="CharStyle4">the rods being overlaid with gold, and the five pedestals be­ing made of bronze.</text:span></text:p>
        <text:p text:style-name="P48"><text:span text:style-name="CharStyle4">Bezalel made the ark of «&gt;/-r acacia wood, four feet long D • and two and a half feet broad and high, overlaying it with pure gold, outside and inside, and 2 running a moulding of gold round it. He cast for it four 3 golden rings, fastening them on its four supports, two rings on each side of it. He made poles 4 of acacia wood, overlaying them with gold, and putting the poles 5 through the rings at the side of the ark, to carry the ark. He 6 made a pure gold cover for the ark, four feet long and two and a half feet wide. Also, he made </text:span><text:span text:style-name="CharStyle6">7 </text:span><text:span text:style-name="CharStyle4">two golden kherubs, of beaten work, for the two ends of the cover, one kherub at one end 8 and the other kherub at the other end, the kherubs being of one piece with the cover. The 9 wings of the kherubs were out­stretched, overshadowing the cover, as the kherubs were turned to one another, facing the cover.</text:span></text:p>
        <text:p text:style-name="P48"><text:span text:style-name="CharStyle4">He made the table of acacia 10 wood, three feet long, a foot and a half wide, and two feet three inches high, overlaying it with 11 pure gold, and running a mould­ing of gold around it. He made 12 a frame for it all round, three inches wide, and ran a moulding of gold all round the frame. He 13 cast four golden rings for it, putting the rings at the four comers, on the feet of the table, quite close to the frame, to re- 14 ceive the poles for carrying the table. These poles he made of 15 acacia wood, overlaying them with gold. The table dishes, the 16 saucers, the flagons, and the chalices, for pouring the liba­tions, were of pure gold.</text:span></text:p>
      </text:section>
      <text:section text:style-name="Sect5" text:name="Section18">
        <text:list xml:id="list8946403817055808168" text:style-name="L61">
          <text:list-item>
            <text:p text:style-name="P279"><draw:frame draw:style-name="fr9" draw:name="57" text:anchor-type="paragraph" svg:x="2.3602in" svg:y="6.0866in" svg:width="0.2736in" svg:height="0.0161in" draw:z-index="23"><draw:image xlink:href="Pictures/10000000000000290000001AAD792D04.jpg" xlink:type="simple" xlink:show="embed" xlink:actuate="onLoad"/><draw:contour-polygon svg:width="0.2728in" svg:height="0.1728in" svg:viewBox="0 0 693 439" draw:points="0,0 693,0 693,439 0,439" draw:recreate-on-edit="true"/></draw:frame><text:span text:style-name="CharStyle4"><text:tab/>The lampstand he made of pure gold, beaten work all of it, both pedestal and shaft: its cups, both calyxes and flowers, were all of one piece with it.</text:span></text:p>
          </text:list-item>
          <text:list-item>
            <text:p text:style-name="P186"><text:span text:style-name="CharStyle4"><text:tab/>There were six branches rising from the sides of it, three branches from one side of the lampstand, and three branches from the other side of the lamp-</text:span></text:p>
          </text:list-item>
          <text:list-item>
            <text:p text:style-name="P176"><text:span text:style-name="CharStyle4"><text:tab/>stand, each branch bearing three cups like almond-blossoms, each cup with a calyx and a flower;</text:span></text:p>
          </text:list-item>
          <text:list-item>
            <text:p text:style-name="P168"><text:span text:style-name="CharStyle4"><text:tab/>on the main shaft of the lamp- stand there were four cups like almond-blossoms, each with a</text:span></text:p>
          </text:list-item>
          <text:list-item>
            <text:p text:style-name="P168"><text:span text:style-name="CharStyle4"><text:tab/>calyx and a flower, and a calyx under each pair of the six branches on the lampstand,</text:span></text:p>
          </text:list-item>
          <text:list-item>
            <text:p text:style-name="P168"><text:span text:style-name="CharStyle4"><text:tab/>these calyxes and their branches being of one piece with it, the whole forming a single piece of</text:span></text:p>
          </text:list-item>
          <text:list-item>
            <text:p text:style-name="P168"><text:span text:style-name="CharStyle4"><text:tab/>pure beaten gold work. The seven lamps, with their snuffers and ash-trays, he made of pure</text:span></text:p>
          </text:list-item>
          <text:list-item>
            <text:p text:style-name="P224"><text:span text:style-name="CharStyle4"><text:tab/>gold, using ninety-six pounds of pure gold for the lampstand and all its fittings.</text:span></text:p>
          </text:list-item>
          <text:list-item>
            <text:p text:style-name="P256"><text:span text:style-name="CharStyle4"><text:tab/>The altar for incense he made of acacia wood, a square altar, eighteen inches long by eighteen inches broad, and three feet high, the knobs being of one</text:span></text:p>
          </text:list-item>
          <text:list-item>
            <text:p text:style-name="P168"><text:span text:style-name="CharStyle4"><text:tab/>piece with it; he overlaid it with</text:span></text:p>
          </text:list-item>
        </text:list>
        <text:p text:style-name="P40"><text:span text:style-name="CharStyle4">\ pure gold, the top of it, the sides</text:span></text:p>
        <text:p text:style-name="P21"><text:span text:style-name="CharStyle4">of it, and the knobs, running a golden moulding round it;</text:span></text:p>
        <text:list xml:id="list185537111278551" text:continue-numbering="true" text:style-name="L61">
          <text:list-item>
            <text:p text:style-name="P168"><text:span text:style-name="CharStyle4"><text:tab/>underneath the moulding, at the corners on both sides of it, he made two golden rings to re­ceive the poles on which it was</text:span></text:p>
          </text:list-item>
          <text:list-item>
            <text:p text:style-name="P224"><text:span text:style-name="CharStyle4"><text:tab/>to be carried: the poles he made of acacia wood, overlaying them</text:span></text:p>
          </text:list-item>
          <text:list-item>
            <text:p text:style-name="P211"><text:span text:style-name="CharStyle4"><text:tab/>with gold. The sacred anoint­ing oil and the pure incense of fragrant spices he prepared by the art of the perfumers.</text:span></text:p>
          </text:list-item>
        </text:list>
        <text:p text:style-name="P38"><text:span text:style-name="CharStyle4">The altar of burnt-offering he made of acacia wood, a square altar, seven and a half feet long, seven and a half feet</text:span></text:p>
        <text:p text:style-name="P26"><text:span text:style-name="CharStyle4">broad, and four and a half feet high, with knobs at its four cor- 2 ners, knobs of one piece with it.</text:span></text:p>
        <text:p text:style-name="P26"><text:span text:style-name="CharStyle4">He overlaid it all with bronze, 3 and used bronze to make all the fittings of the altar, the pans, the shovels, the bowls, the prongs, and the fire-pans. He also 4 made a bronze grating of net­work underneath the ledge of the altar, reaching half-way up the altar. He cast four rings for 5 the four corners of this bronze grating, to hold the poles; the 6 poles he made of acacia wood, overlaying them with bronze.</text:span></text:p>
        <text:p text:style-name="P26"><text:span text:style-name="CharStyle4">He put the poles into the rings 7 on the sides of the altar, to carry it. The altar itself he made hol­low, planking it in.</text:span></text:p>
        <text:p text:style-name="P48"><text:span text:style-name="CharStyle4">The bath and its base he made 8 of bronze, from the mirrors con­tributed by the women care­takers at the entrance to the Trysting tent.</text:span></text:p>
        <text:p text:style-name="P48"><text:span text:style-name="CharStyle4">In making the courtyard, he 9 put hangings of fine twined linen, a hundred and fifty feet long, on the southern side of the court, hung on twenty columns 10 and twenty pedestals of bronze, the hooks and the rods being silver. So for the north side, n the same hangings on twenty columns and twenty pedestals of bronze, with silver hooks and rods. So for the western side, 12 hangings seventy-five feet long, on ten columns and ten pedes­tals, with silver hooks and rods. The hangings on the eastern 13 side were seventy-five feet long.</text:span></text:p>
        <text:p text:style-name="P26"><text:soft-page-break/><text:span text:style-name="CharStyle4">On each side of the entrance the </text:span><text:span text:style-name="CharStyle6">14 </text:span><text:span text:style-name="CharStyle4">hangings were twenty-two and a half feet long, on three col- 15 umns with their three pedestals. The hangings round the court- it yard were all made of fine twined linen, the pedestals of if the columns were bronze, the hooks and the rings on the col-</text:span></text:p>
      </text:section>
      <text:section text:style-name="Sect5" text:name="Section19">
        <text:p text:style-name="P296"><text:span text:style-name="CharStyle4">umns were silver, the capitals were overlaid with silver, and all the columns round the court­yard were ringed with silver.</text:span></text:p>
        <text:list xml:id="list185312570507134" text:style-name="L46">
          <text:list-item>
            <text:p text:style-name="P155"><text:span text:style-name="CharStyle4"><text:tab/>The veil for the entrance of the courtyard was made of fine twined linen, violet, purple, and scarlet, decorated work, thirty feet long and seven and a half feet high, to correspond with the</text:span></text:p>
          </text:list-item>
          <text:list-item>
            <text:p text:style-name="P152"><text:span text:style-name="CharStyle4"><text:tab/>hangings of the courtyard; there were four columns with four pedestals, all of bronze, the hooks being silver, and the cap­itals and rods being overlaid</text:span></text:p>
          </text:list-item>
          <text:list-item>
            <text:p text:style-name="P142"><text:span text:style-name="CharStyle4"><text:tab/>with silver. All the tent-pegs for the Dwelling and the court­yard round it were bronze.</text:span></text:p>
          </text:list-item>
          <text:list-item>
            <text:p text:style-name="P155"><text:span text:style-name="CharStyle4"><text:tab/>[[Here follows a note of the various amounts needed for the Dwelling (the Dwelling of God’s Presence), drawn up, at the bid­ding of Moses, by the Levites under the supervision of Itha- mar the son of Aaron the priest.</text:span></text:p>
          </text:list-item>
          <text:list-item>
            <text:p text:style-name="P152"><text:span text:style-name="CharStyle4"><text:tab/>(Bezalel the son of Uri and the grandson of Hur, belonging to the clan of Judah, made all that the Eternal ordered Moses to</text:span></text:p>
          </text:list-item>
          <text:list-item>
            <text:p text:style-name="P152"><text:span text:style-name="CharStyle4"><text:tab/>have made; he was assisted by Oholiab the son of Ahisamak, belonging to the clan of Dan, a craftsman skilled in weaving de­signs and in embroidering fine linen, violet, purple, and scar-</text:span></text:p>
          </text:list-item>
          <text:list-item>
            <text:p text:style-name="P142"><text:span text:style-name="CharStyle4"><text:tab/>let.) The gold used for all purposes in work upon the sanc­tuary, the gold contributed, weighed about two thousand eight hundred pounds (weighed by the sacred scale of weights).</text:span></text:p>
          </text:list-item>
          <text:list-item>
            <text:p text:style-name="P142"><text:span text:style-name="CharStyle4"><text:tab/>The silver dues from the citizens on the roll weighed about nine thousand six hundred and fifty- five pounds (weighed by the sa-</text:span></text:p>
          </text:list-item>
          <text:list-item>
            <text:p text:style-name="P142"><text:span text:style-name="CharStyle4"><text:tab/>cred standard of weights), each member on the register paying a beka or half-shekel, that is, about five pennyweights, and the total number of men over twenty being six hundred and</text:span></text:p>
          </text:list-item>
        </text:list>
        <text:p text:style-name="P22"><text:span text:style-name="CharStyle4">three thousand, five hundred and fifty; nine thousand six hun- 27 dred pounds of this silver went to the casting of the pedes­tals for the sanctuary and for the curtain, ninety-six pounds weight to each pedestal; the rest 28 of the silver was used to make hooks for the columns, to over­lay their capitals, and to make the rods for them. The 29 bronze which was contributed weighed nearly three tons; out of 30 it the pedestals for the entrance of the Trysting tent were made, the bronze altar, the bronze grat­ing for the altar, all the fittings of the altar, the pedestals for the 31 outer courtyard, the pedestals for the entrance of the court­yard, with all the tent-pegs of the Dwelling and of the outer courtyard.]]</text:span></text:p>
        <text:p text:style-name="P72"><text:span text:style-name="CharStyle4">From the violet, purple, on and scarlet yarn were made O the sacerdotal vestments for serving in the sacred place, the sacred robes for Aaron, as the Eternal had given orders to Moses. The apron was made of 2 gold and of fine twined linen, violet and purple and scarlet; the 3 gold was beaten into thin flakes and then cut up into wires, to be worked into the fine linen, the violet, the purple, and the scar­let, by the designer. Shoul- 4 der-straps were made for it, fas­tened to the two top corners, and 5 the artistic ribbon, for clasping it round the waist, was of the same material as the apron, and all of one piece—gold, violet, purple, scarlet, and twined linen, as the Eternal had given orders to Moses.</text:span></text:p>
        <text:p text:style-name="P48"><text:span text:style-name="CharStyle4">The beryls were set in gold 6 rosettes, engraved as a seal is engraved, with the names of the Israelites, and hung on the 7 shoulder-straps of the apron as</text:span></text:p>
      </text:section>
      <text:section text:style-name="Sect5" text:name="Section20">
        <text:p text:style-name="P286"><text:span text:style-name="CharStyle4">stones to remind the Eternal of Israel; for so the Eternal had given orders to Moses.</text:span></text:p>
        <text:list xml:id="list4089847416640747494" text:style-name="L62">
          <text:list-item>
            <text:p text:style-name="P269"><text:span text:style-name="CharStyle4"><text:tab/>The judicial pouch was de­signed like the apron, made of fine twined linen, violet and pur-</text:span></text:p>
          </text:list-item>
          <text:list-item>
            <text:p text:style-name="P270"><text:span text:style-name="CharStyle4"><text:tab/>pie and scarlet, made square and then doubled over, nine inches</text:span></text:p>
          </text:list-item>
          <text:list-item>
            <text:p text:style-name="P263"><text:span text:style-name="CharStyle4"><text:tab/>square. In it four rows of jew­els were placed, the first row being a jasper, a chrysolite, and</text:span></text:p>
          </text:list-item>
          <text:list-item>
            <text:p text:style-name="P263"><text:span text:style-name="CharStyle4"><text:tab/>a crystal, the second row be­ing a garnet, a sapphire, and a</text:span></text:p>
          </text:list-item>
          <text:list-item>
            <text:p text:style-name="P266"><text:span text:style-name="CharStyle4"><text:tab/>sardonyx, the third row being a cairngorm, an agate, and an</text:span></text:p>
          </text:list-item>
          <text:list-item>
            <text:p text:style-name="P266"><text:span text:style-name="CharStyle4"><text:tab/>amethyst, and the fourth row being a topaz, a beryl, and an onyx—all being set in rosettes of</text:span></text:p>
          </text:list-item>
          <text:list-item>
            <text:p text:style-name="P266"><text:span text:style-name="CharStyle4"><text:tab/>gold wire; the jewels were twelve in number, correspond­ing to the names of the Israel­ites, each jewel engraved like a seal with the name of a clan.</text:span></text:p>
          </text:list-item>
          <text:list-item>
            <text:p text:style-name="P266"><text:span text:style-name="CharStyle4"><text:tab/>To the pouch were attached chains of pure gold, twisted like</text:span></text:p>
          </text:list-item>
          <text:list-item>
            <text:p text:style-name="P266"><text:span text:style-name="CharStyle4"><text:tab/>cords. Two golden rosettes and two golden rings were also made, the two rings being fas­tened to the two ends of the</text:span></text:p>
          </text:list-item>
          <text:list-item>
            <text:p text:style-name="P266"><text:span text:style-name="CharStyle4"><text:tab/>pouch, and the two chains of twisted gold passed through</text:span></text:p>
          </text:list-item>
          <text:list-item>
            <text:p text:style-name="P266"><text:span text:style-name="CharStyle4"><text:tab/>these two rings; the other ends of the two twisted chains were at­tached to the two rosettes, which were fastened on the front of the shoulder-straps of the apron.</text:span></text:p>
          </text:list-item>
          <text:list-item>
            <text:p text:style-name="P260"><text:span text:style-name="CharStyle4"><text:tab/>Two golden rings were made to be fastened to the two lower ends of the pouch, on the inner</text:span></text:p>
          </text:list-item>
          <text:list-item>
            <text:p text:style-name="P268"><text:span text:style-name="CharStyle4"><text:tab/>side next the apron. Two golden rings were also made to be fas­tened low down on the ephod, close to the joining of the shoul­der-straps and above the artistic</text:span></text:p>
          </text:list-item>
          <text:list-item>
            <text:p text:style-name="P268"><text:span text:style-name="CharStyle4"><text:tab/>ribbon of the apron. The apron and the pouch were attached by a violet lace run through these rings, on the artistic ribbon of the apron, to prevent the pouch from being loosened from the</text:span></text:p>
          </text:list-item>
        </text:list>
        <text:p text:style-name="P30"><text:span text:style-name="CharStyle54">apron; for so the Eternal had given orders to Moses.</text:span></text:p>
        <text:p text:style-name="P48"><text:span text:style-name="CharStyle4">The robe for the apron was 22 woven entirely of violet, with a 23 hole in the middle, like the hole in a linen corselet, with a bind­ing all round it to keep it from being frayed; the skirts of the 24 robe were adorned all round with pomegranates in violet, purple, and scarlet, on twined linen, and golden bells were 23 placed between the pomegran­ates all round the skirt of the ritual robe, one bell between 26 each pair of pomegranates; for so the Eternal had given orders to Moses.</text:span></text:p>
        <text:p text:style-name="P48"><text:span text:style-name="CharStyle4">The tunics for Aaron and his 27 sons were woven of fine linen, the turban was of fine linen, the 28 ornamental caps were of fine linen, the drawers made of fine twined linen, and the sashes 29 were of fine twined linen, violet, purple, and scarlet, embroidered work: as the Eternal had given orders to Moses.</text:span></text:p>
        <text:p text:style-name="P48"><text:span text:style-name="CharStyle4">The plate for the sacred dia- 30 dem was made of pure gold, en­graved like a seal with the words “Sacred to the Eternal.”</text:span></text:p>
        <text:p text:style-name="P26"><text:span text:style-name="CharStyle4">A violet lace was fastened to it, 31 attaching it to the top of the turban, as the Eternal had given orders to Moses.</text:span></text:p>
        <text:p text:style-name="P48"><text:span text:style-name="CharStyle4">So the entire work on the 32 Dwelling of the Trysting tent was finished; as the Eternal had given orders to Moses, so exactly did the Israelites carry it out. They brought to Moses 33 the Dwelling, the tent and all its fittings, its clasps, its frames, its bars, its columns and their ped­estals, the wrapper of rams’ 34 skins dyed red, the wrapper of leather, the curtain that screened off the most sacred place, the ark of the Presence 35 and its poles, the cover of the</text:span></text:p>
        <text:list xml:id="list185310956910522" text:style-name="L58">
          <text:list-item>
            <text:p text:style-name="P280"><text:span text:style-name="CharStyle4"><text:tab/>ark, the table and all its fittings,</text:span></text:p>
          </text:list-item>
          <text:list-item>
            <text:p text:style-name="P225"><text:span text:style-name="CharStyle4"><text:tab/>the Presence-bread, the lamp- stand of pure gold and the lamps to be arranged on it, with all their fittings and the oil for</text:span></text:p>
          </text:list-item>
          <text:list-item>
            <text:p text:style-name="P225"><text:span text:style-name="CharStyle4"><text:tab/>lighting them, the golden altar, the anointing oil, the fragrant incense, the curtain for the en-</text:span></text:p>
          </text:list-item>
          <text:list-item>
            <text:p text:style-name="P225"><text:span text:style-name="CharStyle4"><text:tab/>trance of the tent, the bronze altar with its bronze grating, its poles, and all its fittings, the</text:span></text:p>
          </text:list-item>
          <text:list-item>
            <text:p text:style-name="P225"><text:span text:style-name="CharStyle4"><text:tab/>bath and its base, the curtains for the courtyard with its col­umns and their pedestals, the veil for the entrance of the courtyard with its ropes and tent-pegs and all that was re­quired for the service of the Dwelling, for the Trysting tent,</text:span></text:p>
          </text:list-item>
          <text:list-item>
            <text:p text:style-name="P225"><text:span text:style-name="CharStyle4"><text:tab/>the sacerdotal vestments for service in the sacred place, the sacred robes for Aaron the priest and for Aaron’s sons to wear as they did priest’s work.</text:span></text:p>
          </text:list-item>
          <text:list-item>
            <text:p text:style-name="P190"><text:span text:style-name="CharStyle4"><text:tab/>The Israelites did everything exactly as the Eternal had given orders to Moses, and when Moses saw all they had done,</text:span></text:p>
          </text:list-item>
          <text:list-item>
            <text:p text:style-name="P212"><text:span text:style-name="CharStyle4"><text:tab/>and done as the Eternal had or­dered, Moses blessed them for it. </text:span><text:span text:style-name="CharStyle7">A s\</text:span><text:span text:style-name="CharStyle4"> The Eternal then said to</text:span></text:p>
          </text:list-item>
        </text:list>
        <text:list xml:id="list389713865717353187" text:style-name="L63">
          <text:list-item>
            <text:p text:style-name="P257"><text:span text:style-name="CharStyle4"><text:tab/>Moses, “You must erect the Dwelling in the Trysting tent on the first day of the first</text:span></text:p>
          </text:list-item>
          <text:list-item>
            <text:p text:style-name="P196"><text:span text:style-name="CharStyle4"><text:tab/>month; put the ark of the Pres­ence inside it, and screen the</text:span></text:p>
          </text:list-item>
          <text:list-item>
            <text:p text:style-name="P196"><text:span text:style-name="CharStyle4"><text:tab/>ark off with the curtain. Put in the table and arrange the things on it, put in the lampstand and</text:span></text:p>
          </text:list-item>
          <text:list-item>
            <text:p text:style-name="P196"><text:span text:style-name="CharStyle4"><text:tab/>fix the lamps on. Then place the golden altar for incense in front of the ark of the Presence, and hang the curtain at the en-</text:span></text:p>
          </text:list-item>
          <text:list-item>
            <text:p text:style-name="P196"><text:span text:style-name="CharStyle4"><text:tab/>trance of the Dwelling. Place the altar of burnt-offering in front of the entrance of the Dwelling in the Trysting tent,</text:span></text:p>
          </text:list-item>
          <text:list-item>
            <text:p text:style-name="P196"><text:span text:style-name="CharStyle4"><text:tab/>and put the bath between the Trysting tent and the altar, fill-</text:span></text:p>
          </text:list-item>
          <text:list-item>
            <text:p text:style-name="P196"><text:span text:style-name="CharStyle4"><text:tab/>ing it with water. Erect the courtyard all round, hanging up</text:span></text:p>
          </text:list-item>
        </text:list>
        <text:p text:style-name="P26"><text:span text:style-name="CharStyle4">the veil at its entrance. Take 9 the anointing oil and anoint the Dwelling and everything in it, consecrating it and all its fit­tings, to render it sacred. Anoint 10 the altar of burnt-offering and all its fittings, thus hallowing the altar, to render it most sacred. Anoint the bath and its n base, and hallow it. Then you 12 must bring Aaron and his sons to the entrance of the Trysting tent, and after bathing them in water put the sacred robes on Aaron, anoint him and conse- 13 crate him to serve me as priest. Bring his sons, put on their 14 tunics, and anoint them as you 15 did their father, that they may serve me as priests; their anoint­ing is to stand as their perpetual priesthood, age after age.”</text:span></text:p>
        <text:p text:style-name="P48"><text:span text:style-name="CharStyle4">Moses did so; he did exactly 16 as the Eternal had ordered him.</text:span></text:p>
        <text:p text:style-name="P48"><text:span text:style-name="CharStyle4">On the first day of the first 1</text:span><text:span text:style-name="CharStyle7">7 </text:span><text:span text:style-name="CharStyle4">month, in the second year, the Dwelling was erected; Moses 18 erected the Dwelling, laying the pedestals, putting up the frames, inserting their bars, and erecting the columns. Over the Dwell- 19 ing he spread out the tent, and covered up the tent (as the Eternal had given orders to Moses). He placed the law in- 20 side the ark, put the poles on the ark, and the cover on the top of the ark; then he took the ark 21 inside the Dwelling, drew the curtain screening it off, and con­cealed the ark of the law (as the Eternal had given orders to Moses). He put the table in- 22 side the Trysting tent, on the northern side of the Dwelling, outside the curtain, arranging 23 the bread upon it in presence of the Eternal (as the Eternal had given orders to Moses). The 24 lampstand he placed inside the Trysting tent, opposite the table.</text:span></text:p>
        <text:p text:style-name="P62"><text:span text:style-name="CharStyle4">on the southern side of the</text:span></text:p>
        <text:list xml:id="list6414275250240811999" text:style-name="L64">
          <text:list-item>
            <text:p text:style-name="P169"><text:span text:style-name="CharStyle4"><text:tab/>Dwelling; he fixed the lamps on, in presence of the Eternal (as the Eternal had given orders to</text:span></text:p>
          </text:list-item>
          <text:list-item>
            <text:p text:style-name="P169"><text:span text:style-name="CharStyle4"><text:tab/>Moses). The golden altar he placed in front of the curtain,</text:span></text:p>
          </text:list-item>
          <text:list-item>
            <text:p text:style-name="P169"><text:soft-page-break/><text:span text:style-name="CharStyle4"><text:tab/>inside the Trysting tent, burn­ing incense of fragrant spices on it (as the Eternal had given</text:span></text:p>
          </text:list-item>
          <text:list-item>
            <text:p text:style-name="P169"><text:span text:style-name="CharStyle4"><text:tab/>orders to Moses). He hung the curtain at the entrance of the</text:span></text:p>
          </text:list-item>
          <text:list-item>
            <text:p text:style-name="P226"><text:span text:style-name="CharStyle4"><text:tab/>Dwelling. And at the entrance of the Dwelling in the Trysting tent, he placed the altar of burnt-offering, offering on it the burnt-offering and the cereal­offering (as the Eternal had</text:span></text:p>
          </text:list-item>
          <text:list-item>
            <text:p text:style-name="P226"><text:span text:style-name="CharStyle4"><text:tab/>given orders to Moses). The bath he placed between the Trysting tent and the altar, fill­ing it with water for washing;</text:span></text:p>
          </text:list-item>
          <text:list-item>
            <text:p text:style-name="P226"><text:span text:style-name="CharStyle4"><text:tab/>it was there that Moses and Aaron and his sons washed their</text:span></text:p>
          </text:list-item>
          <text:list-item>
            <text:p text:style-name="P226"><text:span text:style-name="CharStyle4"><text:tab/>hands and feet, washing when­ever they entered the Trysting tent or whenever they ap­</text:span></text:p>
          </text:list-item>
        </text:list>
        <text:p text:style-name="P30"><text:span text:style-name="CharStyle54">proached the altar </text:span><text:span text:style-name="CharStyle56">(as </text:span><text:span text:style-name="CharStyle54">the Eter­nal had given orders to Moses).</text:span></text:p>
        <text:p text:style-name="P22"><text:span text:style-name="CharStyle4">He then erected the court- 33 yard round the Dwelling and the altar, hanging the veil at the entrance of the court­yard. Thus did Moses finish the work.</text:span></text:p>
        <text:p text:style-name="P48"><text:span text:style-name="CharStyle4">Then the cloud covered the </text:span><text:span text:style-name="CharStyle6">34 </text:span><text:span text:style-name="CharStyle4">Trysting tent, and the radiant majesty of the Eternal filled the Dwelling; Moses could not enter </text:span><text:span text:style-name="CharStyle6">3</text:span><text:span text:style-name="CharStyle4">S the Trysting tent, because the cloud hung over it, and the radi­ance of the Eternal filled the Dwelling. Whenever the cloud 36 was raised from the Dwelling, the Israelites used to march ahead on their route; but if the 37 cloud did not lift, they never moved till the day it did lift. The cloud of the Eternal rested 38 on the Dwelling by day, and there was fire in the cloud at night, as all the house of Israel saw, along their rout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alibri" svg:font-family="Calibri"/>
    <style:font-face style:name="David" svg:font-family="David"/>
    <style:font-face style:name="Georgia" svg:font-family="Georgia"/>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165in" fo:text-indent="-0.1945in" style:auto-text-indent="false" style:page-number="auto" fo:background-color="#ffffff"/>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line-height="0.1134in"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David" fo:font-family="David" fo:font-size="9pt"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0972in" fo:margin-right="0in" fo:margin-top="0in" fo:margin-bottom="0in" loext:contextual-spacing="false" fo:text-align="start" style:justify-single-word="false" fo:text-indent="0.111in" style:auto-text-indent="false" style:page-number="auto">
        <style:tab-stops>
          <style:tab-stop style:position="0.3374in"/>
        </style:tab-stops>
        <style:drop-cap style:lines="2" style:distance="0.0035in" style:style-name="DropCap3"/>
      </style:paragraph-properties>
    </style:style>
    <style:style style:name="Body_20_text_20__28_4_29__20__2b__20_DropCap2" style:display-name="Body text (4) + DropCap2" style:family="paragraph" style:parent-style-name="Body_20_text_20__28_4_29_" style:master-page-name="">
      <style:paragraph-properties fo:margin-left="0.2083in" fo:margin-right="0in" fo:margin-top="0in" fo:margin-bottom="0in" loext:contextual-spacing="false" fo:text-indent="0in" style:auto-text-indent="false" style:page-number="auto">
        <style:drop-cap style:lines="2" style:distance="0.0402in" style:style-name="DropCap6"/>
      </style:paragraph-properties>
    </style:style>
    <style:style style:name="Body_20_text_20__28_5_29__20__2b__20_DropCap3" style:display-name="Body text (5) + DropCap3" style:family="paragraph" style:parent-style-name="Body_20_text_20__28_5_29_" style:master-page-name="">
      <style:paragraph-properties fo:margin-left="0.1945in" fo:margin-right="0in" fo:margin-top="0in" fo:margin-bottom="0in" loext:contextual-spacing="false" fo:text-indent="0in" style:auto-text-indent="false" style:page-number="auto">
        <style:drop-cap style:lines="2" style:distance="0.0035in" style:style-name="DropCap4"/>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535in" style:style-name="DropCap1"/>
      </style:paragraph-properties>
    </style:style>
    <style:style style:name="Body_20_text_20__28_4_29__20__2b__20_DropCap5" style:display-name="Body text (4) + DropCap5" style:family="paragraph" style:parent-style-name="Body_20_text_20__28_4_29_" style:master-page-name="">
      <style:paragraph-properties fo:margin-left="0.111in" fo:margin-right="0in" fo:margin-top="0in" fo:margin-bottom="0in" loext:contextual-spacing="false" fo:text-indent="0.0972in" style:auto-text-indent="false" style:page-number="auto">
        <style:tab-stops>
          <style:tab-stop style:position="0.3339in"/>
        </style:tab-stops>
        <style:drop-cap style:lines="2" style:distance="0.0035in" style:style-name="DropCap2"/>
      </style:paragraph-properties>
    </style:style>
    <style:style style:name="Body_20_text_20__28_4_29__20__2b__20_DropCap6" style:display-name="Body text (4) + DropCap6" style:family="paragraph" style:parent-style-name="Body_20_text_20__28_4_29_" style:master-page-name="">
      <style:paragraph-properties fo:margin-left="0in" fo:margin-right="0in" fo:margin-top="0in" fo:margin-bottom="0in" loext:contextual-spacing="false" fo:text-indent="0.1945in" style:auto-text-indent="false" style:page-number="auto">
        <style:tab-stops>
          <style:tab-stop style:position="0.4043in"/>
        </style:tab-stops>
        <style:drop-cap style:lines="2" style:distance="0.0035in" style:style-name="DropCap5"/>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6" style:family="text" style:parent-style-name="CharStyle4">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7" style:family="text" style:parent-style-name="CharStyle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8" style:family="text" style:parent-style-name="CharStyle4">
      <style:text-properties fo:color="#000000" style:text-position="0% 100%" style:font-name="David" fo:font-family="David" fo:font-size="9.5pt" fo:letter-spacing="normal" fo:language="en" fo:country="US" fo:font-style="italic" style:font-name-asian="David" style:font-family-asian="David" style:font-size-asian="9.5pt" style:language-asian="en" style:country-asian="US" style:font-style-asian="italic" style:font-name-complex="David" style:font-family-complex="David" style:font-size-complex="9.5pt" style:language-complex="en" style:country-complex="US" style:font-style-complex="italic" style:text-scale="100%"/>
    </style:style>
    <style:style style:name="CharStyle10"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11" style:family="text" style:parent-style-name="CharStyle10">
      <style:text-properties fo:color="#000000" style:text-position="0% 100%" style:font-name="Georgia" fo:font-family="Georgia" fo:font-size="13pt" fo:letter-spacing="normal" fo:language="en" fo:country="US" fo:font-weight="bold" style:font-name-asian="Georgia" style:font-family-asian="Georgia" style:font-size-asian="13pt" style:language-asian="en" style:country-asian="US" style:font-weight-asian="bold" style:font-name-complex="Georgia" style:font-family-complex="Georgia" style:font-size-complex="13pt" style:language-complex="en" style:country-complex="US" style:font-weight-complex="bold" style:text-scale="100%"/>
    </style:style>
    <style:style style:name="CharStyle12" style:family="text" style:parent-style-name="CharStyle4">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3" style:family="text" style:parent-style-name="CharStyle10">
      <style:text-properties fo:color="#000000" style:text-position="0% 100%" fo:letter-spacing="normal" fo:language="en" fo:country="US" style:language-asian="en" style:country-asian="US" style:language-complex="en" style:country-complex="US" style:text-scale="100%"/>
    </style:style>
    <style:style style:name="CharStyle15"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6" style:family="text" style:parent-style-name="CharStyle15">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17" style:family="text" style:parent-style-name="CharStyle15">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8" style:family="text" style:parent-style-name="CharStyle15">
      <style:text-properties fo:color="#000000" style:text-position="0% 100%" style:font-name="David" fo:font-family="David" fo:font-size="9pt" fo:letter-spacing="normal" fo:language="en" fo:country="US" fo:font-style="normal" style:font-name-asian="David" style:font-family-asian="David" style:font-size-asian="9pt" style:language-asian="en" style:country-asian="US" style:font-style-asian="normal" style:font-name-complex="David" style:font-family-complex="David" style:font-size-complex="9pt" style:language-complex="en" style:country-complex="US" style:font-style-complex="normal" style:text-scale="100%"/>
    </style:style>
    <style:style style:name="CharStyle19" style:family="text" style:parent-style-name="CharStyle15">
      <style:text-properties fo:font-variant="small-cap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25% 58%" style:font-name="Calibri" fo:font-family="Calibri" fo:font-size="19pt" fo:letter-spacing="normal" fo:font-style="normal" style:text-underline-style="none" fo:font-weight="normal" style:font-name-asian="Calibri" style:font-family-asian="Calibri" style:font-size-asian="19pt" style:font-style-asian="normal" style:font-weight-asian="normal" style:font-name-complex="Calibri" style:font-family-complex="Calibri" style:font-size-complex="19pt" style:font-style-complex="normal" style:font-weight-complex="normal" style:text-scale="100%"/>
    </style:style>
    <style:style style:name="CharStyle23" style:family="text" style:parent-style-name="CharStyle2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4" style:family="text" style:parent-style-name="CharStyle21">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25" style:family="text" style:parent-style-name="CharStyle4">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DropCap3" style:family="text">
      <style:text-properties fo:color="#000000" style:text-line-through-style="none" style:text-line-through-type="none" style:text-position="25% 58%" style:font-name="Calibri" fo:font-family="Calibri" fo:font-size="19pt" fo:letter-spacing="normal" fo:font-style="normal" style:text-underline-style="none" fo:font-weight="normal" style:font-name-asian="Calibri" style:font-family-asian="Calibri" style:font-size-asian="19pt" style:font-style-asian="normal" style:font-weight-asian="normal" style:font-name-complex="Calibri" style:font-family-complex="Calibri" style:font-size-complex="19pt" style:font-style-complex="normal" style:font-weight-complex="normal" style:text-scale="100%"/>
    </style:style>
    <style:style style:name="CharStyle27" style:family="text" style:parent-style-name="CharStyle15">
      <style:text-properties fo:color="#000000" style:text-position="0% 100%" fo:font-size="8pt" fo:letter-spacing="normal" fo:language="en" fo:country="US" fo:font-style="normal" style:font-size-asian="8pt" style:language-asian="en" style:country-asian="US" style:font-style-asian="normal" style:font-size-complex="8pt" style:language-complex="en" style:country-complex="US" style:font-style-complex="normal" style:text-scale="100%"/>
    </style:style>
    <style:style style:name="CharStyle29"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DropCap4" style:family="text">
      <style:text-properties fo:color="#000000" style:text-line-through-style="none" style:text-line-through-type="none" style:text-position="40% 58%" style:font-name="Calibri" fo:font-family="Calibri" fo:font-size="18pt" fo:letter-spacing="normal" fo:font-style="italic" style:text-underline-style="none" fo:font-weight="normal" style:font-name-asian="Calibri" style:font-family-asian="Calibri" style:font-size-asian="18pt" style:font-style-asian="italic" style:font-weight-asian="normal" style:font-name-complex="Calibri" style:font-family-complex="Calibri" style:font-size-complex="18pt" style:font-style-complex="italic" style:font-weight-complex="normal" style:text-scale="100%"/>
    </style:style>
    <style:style style:name="CharStyle31" style:family="text" style:parent-style-name="CharStyle15">
      <style:text-properties fo:color="#000000" style:text-position="0% 100%" fo:font-size="8pt" fo:letter-spacing="normal" fo:language="en" fo:country="US" fo:font-style="normal" style:font-size-asian="8pt" style:language-asian="en" style:country-asian="US" style:font-style-asian="normal" style:font-size-complex="8pt" style:language-complex="en" style:country-complex="US" style:font-style-complex="normal" style:text-scale="100%"/>
    </style:style>
    <style:style style:name="DropCap5" style:family="text">
      <style:text-properties fo:color="#000000" style:text-line-through-style="none" style:text-line-through-type="none" style:text-position="38% 58%" style:font-name="Trebuchet MS" fo:font-family="'Trebuchet MS'" fo:font-size="16pt" fo:letter-spacing="normal" fo:font-style="normal" style:text-underline-style="none" fo:font-weight="normal" style:font-name-asian="Trebuchet MS" style:font-family-asian="'Trebuchet MS'" style:font-size-asian="16pt" style:font-style-asian="normal" style:font-weight-asian="normal" style:font-name-complex="Trebuchet MS" style:font-family-complex="'Trebuchet MS'" style:font-size-complex="16pt" style:font-style-complex="normal" style:font-weight-complex="normal" style:text-scale="100%"/>
    </style:style>
    <style:style style:name="CharStyle33" style:family="text" style:parent-style-name="CharStyle4">
      <style:text-properties fo:font-variant="small-caps" fo:color="#000000" style:text-position="0% 100%" fo:letter-spacing="normal" fo:language="en" fo:country="US" style:language-asian="en" style:country-asian="US" style:language-complex="en" style:country-complex="US" style:text-scale="100%"/>
    </style:style>
    <style:style style:name="DropCap6" style:family="text">
      <style:text-properties fo:color="#000000" style:text-line-through-style="none" style:text-line-through-type="none" style:text-position="40%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35" style:family="text" style:parent-style-name="CharStyle4">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37"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38" style:family="text" style:parent-style-name="CharStyle37">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9" style:family="text" style:parent-style-name="CharStyle37">
      <style:text-properties fo:color="#000000" style:text-position="0% 100%" style:font-name="Calibri" fo:font-family="Calibri" fo:font-size="7pt" fo:letter-spacing="normal" fo:language="en" fo:country="US" fo:font-weight="bold" style:font-name-asian="Calibri" style:font-family-asian="Calibri" style:font-size-asian="7pt" style:language-asian="en" style:country-asian="US" style:font-weight-asian="bold" style:font-name-complex="Calibri" style:font-family-complex="Calibri" style:font-size-complex="7pt" style:language-complex="en" style:country-complex="US" style:font-weight-complex="bold" style:text-scale="100%"/>
    </style:style>
    <style:style style:name="CharStyle40" style:family="text" style:parent-style-name="CharStyle37">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41" style:family="text" style:parent-style-name="CharStyle37">
      <style:text-properties fo:color="#000000" style:text-position="0% 100%" fo:font-size="9pt" fo:letter-spacing="normal" fo:language="en" fo:country="US" fo:font-style="normal" fo:font-weight="bold" style:font-size-asian="9pt" style:language-asian="en" style:country-asian="US" style:font-style-asian="normal" style:font-weight-asian="bold" style:font-size-complex="9pt" style:language-complex="en" style:country-complex="US" style:font-style-complex="normal" style:font-weight-complex="bold" style:text-scale="100%"/>
    </style:style>
    <style:style style:name="CharStyle42" style:family="text" style:parent-style-name="CharStyle4">
      <style:text-properties fo:color="#000000" style:text-position="0% 100%" fo:font-size="8pt" fo:letter-spacing="normal" fo:language="en" fo:country="US" fo:font-style="italic" style:font-size-asian="8pt" style:language-asian="en" style:country-asian="US" style:font-style-asian="italic" style:font-size-complex="8pt" style:language-complex="en" style:country-complex="US" style:font-style-complex="italic" style:text-scale="100%"/>
    </style:style>
    <style:style style:name="CharStyle44"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45" style:family="text" style:parent-style-name="CharStyle10">
      <style:text-properties fo:color="#000000" style:text-position="0% 100%" fo:font-size="10pt" fo:letter-spacing="normal" fo:language="en" fo:country="US" fo:font-weight="bold" style:font-size-asian="10pt" style:language-asian="en" style:country-asian="US" style:font-weight-asian="bold" style:font-size-complex="10pt" style:language-complex="en" style:country-complex="US" style:font-weight-complex="bold" style:text-scale="100%"/>
    </style:style>
    <style:style style:name="CharStyle46" style:family="text" style:parent-style-name="CharStyle4">
      <style:text-properties fo:color="#000000" style:text-position="0% 100%" fo:font-size="6.5pt" fo:letter-spacing="0.0071in" fo:language="en" fo:country="US" fo:font-weight="bold" style:font-size-asian="6.5pt" style:language-asian="en" style:country-asian="US" style:font-weight-asian="bold" style:font-size-complex="6.5pt" style:language-complex="en" style:country-complex="US" style:font-weight-complex="bold" style:text-scale="100%"/>
    </style:style>
    <style:style style:name="CharStyle47" style:family="text" style:parent-style-name="CharStyle4">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8" style:family="text" style:parent-style-name="CharStyle10">
      <style:text-properties fo:color="#000000" style:text-position="0% 100%" style:font-name="Calibri" fo:font-family="Calibri" fo:font-size="9.5pt" fo:letter-spacing="-0.0138in" fo:language="en" fo:country="US" style:font-name-asian="Calibri" style:font-family-asian="Calibri" style:font-size-asian="9.5pt" style:language-asian="en" style:country-asian="US" style:font-name-complex="Calibri" style:font-family-complex="Calibri" style:font-size-complex="9.5pt" style:language-complex="en" style:country-complex="US" style:text-scale="100%"/>
    </style:style>
    <style:style style:name="CharStyle49" style:family="text" style:parent-style-name="CharStyle10">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50" style:family="text" style:parent-style-name="CharStyle10">
      <style:text-properties fo:color="#000000" style:text-position="0% 100%" fo:font-size="10pt" fo:letter-spacing="normal" fo:language="en" fo:country="US" fo:font-weight="bold" style:font-size-asian="10pt" style:language-asian="en" style:country-asian="US" style:font-weight-asian="bold" style:font-size-complex="10pt" style:language-complex="en" style:country-complex="US" style:font-weight-complex="bold" style:text-scale="100%"/>
    </style:style>
    <style:style style:name="CharStyle51" style:family="text" style:parent-style-name="CharStyle10">
      <style:text-properties fo:color="#000000" style:text-position="0% 100%" style:font-name="Calibri" fo:font-family="Calibri" fo:font-size="9.5pt" fo:letter-spacing="normal" fo:language="en" fo:country="US" style:font-name-asian="Calibri" style:font-family-asian="Calibri" style:font-size-asian="9.5pt" style:language-asian="en" style:country-asian="US" style:font-name-complex="Calibri" style:font-family-complex="Calibri" style:font-size-complex="9.5pt" style:language-complex="en" style:country-complex="US" style:text-scale="100%"/>
    </style:style>
    <style:style style:name="CharStyle52" style:family="text" style:parent-style-name="CharStyle15">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54" style:family="text" style:parent-style-name="DefaultFontStyle">
      <style:text-properties style:text-line-through-style="none" style:text-line-through-type="none" style:font-name="David" fo:font-family="David" fo:font-size="9pt"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CharStyle55" style:family="text" style:parent-style-name="CharStyle54">
      <style:text-properties fo:color="#000000" style:text-position="0% 100%" style:font-name="Georgia" fo:font-family="Georgia" fo:font-size="8.5pt" fo:letter-spacing="normal" fo:language="en" fo:country="US" fo:font-style="italic" style:font-name-asian="Georgia" style:font-family-asian="Georgia" style:font-size-asian="8.5pt" style:language-asian="en" style:country-asian="US" style:font-style-asian="italic" style:font-name-complex="Georgia" style:font-family-complex="Georgia" style:font-size-complex="8.5pt" style:language-complex="en" style:country-complex="US" style:font-style-complex="italic" style:text-scale="100%"/>
    </style:style>
    <style:style style:name="CharStyle56" style:family="text" style:parent-style-name="CharStyle54">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57" style:family="text" style:parent-style-name="CharStyle4">
      <style:text-properties fo:color="#000000" style:text-position="0% 100%" fo:font-size="10.5pt" fo:letter-spacing="normal" fo:language="en" fo:country="US" style:font-size-asian="10.5pt" style:language-asian="en" style:country-asian="US" style:font-size-complex="10.5pt" style:language-complex="en" style:country-complex="US" style:text-scale="100%"/>
    </style:style>
    <style:style style:name="CharStyle58" style:family="text" style:parent-style-name="CharStyle15">
      <style:text-properties fo:color="#000000" style:text-position="0% 100%" fo:letter-spacing="0.0138in" fo:language="en" fo:country="US" style:language-asian="en" style:country-asian="US" style:language-complex="en" style:country-complex="US" style:text-scale="100%"/>
    </style:style>
    <style:style style:name="CharStyle59" style:family="text" style:parent-style-name="CharStyle10">
      <style:text-properties fo:color="#000000" style:text-position="0% 100%" style:font-name="Georgia" fo:font-family="Georgia" fo:font-size="13pt" fo:letter-spacing="-0.0071in" fo:language="en" fo:country="US" fo:font-weight="bold" style:font-name-asian="Georgia" style:font-family-asian="Georgia" style:font-size-asian="13pt" style:language-asian="en" style:country-asian="US" style:font-weight-asian="bold" style:font-name-complex="Georgia" style:font-family-complex="Georgia" style:font-size-complex="13pt" style:language-complex="en" style:country-complex="US" style:font-weight-complex="bold" style:text-scale="100%"/>
    </style:style>
    <style:style style:name="CharStyle60" style:family="text" style:parent-style-name="CharStyle4">
      <style:text-properties fo:color="#000000" style:text-position="0% 100%" fo:font-size="8pt" fo:letter-spacing="0.0071in" fo:language="en" fo:country="US" style:font-size-asian="8pt" style:language-asian="en" style:country-asian="US" style:font-size-complex="8pt" style:language-complex="en" style:country-complex="US" style:text-scale="100%"/>
    </style:style>
    <style:style style:name="CharStyle61" style:family="text" style:parent-style-name="CharStyle4">
      <style:text-properties fo:color="#000000" style:text-position="0% 100%" style:font-name="David" fo:font-family="David" fo:font-size="9.5pt" fo:letter-spacing="normal" fo:language="en" fo:country="US" fo:font-style="italic" style:font-name-asian="David" style:font-family-asian="David" style:font-size-asian="9.5pt" style:language-asian="en" style:country-asian="US" style:font-style-asian="italic" style:font-name-complex="David" style:font-family-complex="David" style:font-size-complex="9.5pt"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29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02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1898in" fo:margin-left="0in" fo:margin-right="0in" fo:margin-bottom="0in"/>
      </style:header-style>
      <style:footer-style>
        <style:header-footer-properties fo:min-height="1.1898in" fo:margin-left="0in" fo:margin-right="0in" fo:margin-top="1.189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29in" fo:margin-left="0in" fo:margin-right="0in" fo:margin-bottom="0in"/>
      </style:header-style>
      <style:footer-style>
        <style:header-footer-properties fo:min-height="3.6563in" fo:margin-left="0in" fo:margin-right="0in" fo:margin-top="3.6563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43in" fo:margin-left="0in" fo:margin-right="0in" fo:margin-bottom="0in"/>
      </style:header-style>
      <style:footer-style>
        <style:header-footer-properties fo:min-height="3.6827in" fo:margin-left="0in" fo:margin-right="0in" fo:margin-top="3.6827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in"/>
      </style:header-style>
      <style:footer-style>
        <style:header-footer-properties fo:min-height="3.5984in" fo:margin-left="0in" fo:margin-right="0in" fo:margin-top="3.5984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3.7516in" svg:y="0.8929in" draw:z-index="0"><draw:text-box fo:min-height="0.1236in" fo:min-width="0.8201in"><text:p text:style-name="MP2"><text:span text:style-name="CharStyle11">EXODUS</text:span></text:p></draw:text-box></draw:frame></text:p>
      </style:header>
      <style:footer>
        <text:p text:style-name="MP3"/>
      </style:footer>
    </style:master-page>
    <style:master-page style:name="PageStyle1" style:page-layout-name="Mpm3">
      <style:header>
        <text:p text:style-name="MP1"><draw:frame draw:style-name="Mfr1" draw:name="1" text:anchor-type="paragraph" svg:x="2.0472in" svg:y="0.4929in" draw:z-index="27"><draw:text-box fo:min-height="0.1098in" fo:min-width="2.3965in"><text:p text:style-name="MP4"><text:page-number text:select-page="current">63</text:page-number><text:span text:style-name="CharStyle13"><text:tab/>EXODUS 3</text:span></text:p></draw:text-box></draw:frame></text:p>
      </style:header>
      <style:footer>
        <text:p text:style-name="MP3"/>
      </style:footer>
    </style:master-page>
    <style:master-page style:name="PageStyle2" style:page-layout-name="Mpm3">
      <style:header>
        <text:p text:style-name="MP1"><draw:frame draw:style-name="Mfr1" draw:name="2" text:anchor-type="paragraph" svg:x="3.7854in" svg:y="0.5201in" draw:z-index="28"><draw:text-box fo:min-height="0.1071in" fo:min-width="2.3429in"><text:p text:style-name="MP5"><text:span text:style-name="CharStyle13">EXODUS S<text:tab/></text:span><text:page-number text:select-page="current">63</text:page-number></text:p></draw:text-box></draw:frame></text:p>
      </style:header>
      <style:header-left>
        <text:p text:style-name="MP1"><draw:frame draw:style-name="Mfr1" draw:name="3" text:anchor-type="paragraph" svg:x="3.7854in" svg:y="0.5201in" draw:z-index="0"><draw:text-box fo:min-height="0.1071in" fo:min-width="2.3429in"><text:p text:style-name="MP5"><text:span text:style-name="CharStyle13">EXODUS S<text:tab/></text:span><text:page-number text:select-page="current">64</text:page-number></text:p></draw:text-box></draw:frame></text:p>
      </style:header-left>
      <style:footer>
        <text:p text:style-name="MP3"/>
      </style:footer>
      <style:footer-left>
        <text:p text:style-name="MP3"/>
      </style:footer-left>
    </style:master-page>
    <style:master-page style:name="PageStyle3" style:page-layout-name="Mpm3">
      <style:header>
        <text:p text:style-name="MP1"><draw:frame draw:style-name="Mfr1" draw:name="4" text:anchor-type="paragraph" svg:x="3.8035in" svg:y="0.5in" draw:z-index="34"><draw:text-box fo:min-height="0.1071in" fo:min-width="2.3402in"><text:p text:style-name="MP6"><text:span text:style-name="CharStyle13">EXODUS 9<text:tab/></text:span><text:page-number text:select-page="current">69</text:page-number></text:p></draw:text-box></draw:frame></text:p>
      </style:header>
      <style:header-left>
        <text:p text:style-name="MP1"><draw:frame draw:style-name="Mfr1" draw:name="5" text:anchor-type="paragraph" svg:x="2.0866in" svg:y="0.4902in" draw:z-index="31"><draw:text-box fo:min-height="0.1134in" fo:min-width="2.3429in"><text:p text:style-name="MP5"><text:page-number text:select-page="current">70</text:page-number><text:span text:style-name="CharStyle13"><text:tab/>EXODUS 8</text:span></text:p></draw:text-box></draw:frame></text:p>
      </style:header-left>
      <style:footer>
        <text:p text:style-name="MP3"/>
      </style:footer>
      <style:footer-left>
        <text:p text:style-name="MP3"/>
      </style:footer-left>
    </style:master-page>
    <style:master-page style:name="PageStyle4" style:page-layout-name="Mpm3">
      <style:header>
        <text:p text:style-name="MP1"><draw:frame draw:style-name="Mfr1" draw:name="6" text:anchor-type="paragraph" svg:x="3.7256in" svg:y="0.4965in" draw:z-index="38"><draw:text-box fo:min-height="0.1071in" fo:min-width="2.4035in"><text:p text:style-name="MP7"><text:span text:style-name="CharStyle13">EXODUS 12<text:tab/></text:span><text:page-number text:select-page="current">73</text:page-number></text:p></draw:text-box></draw:frame></text:p>
      </style:header>
      <style:header-left>
        <text:p text:style-name="MP1"><draw:frame draw:style-name="Mfr1" draw:name="7" text:anchor-type="paragraph" svg:x="2.0902in" svg:y="0.4902in" draw:z-index="36"><draw:text-box fo:min-height="0.1134in" fo:min-width="2.3866in"><text:p text:style-name="MP8"><text:page-number text:select-page="current">74</text:page-number><text:span text:style-name="CharStyle13"><text:tab/>EXODUS 11</text:span></text:p></draw:text-box></draw:frame></text:p>
      </style:header-left>
      <style:footer>
        <text:p text:style-name="MP3"/>
      </style:footer>
      <style:footer-left>
        <text:p text:style-name="MP3"/>
      </style:footer-left>
    </style:master-page>
    <style:master-page style:name="PageStyle5" style:page-layout-name="Mpm3">
      <style:header>
        <text:p text:style-name="MP1"><draw:frame draw:style-name="Mfr1" draw:name="8" text:anchor-type="paragraph" svg:x="2.0854in" svg:y="0.4866in" draw:z-index="0"><draw:text-box fo:min-height="0.1165in" fo:min-width="2.3965in"><text:p text:style-name="MP4"><text:page-number text:select-page="current">75</text:page-number><text:span text:style-name="CharStyle13">,“<text:tab/>EXODUS 12</text:span></text:p></draw:text-box></draw:frame></text:p>
      </style:header>
      <style:header-left>
        <text:p text:style-name="MP1"><draw:frame draw:style-name="Mfr1" draw:name="9" text:anchor-type="paragraph" svg:x="2.0854in" svg:y="0.4866in" draw:z-index="39"><draw:text-box fo:min-height="0.1165in" fo:min-width="2.3965in"><text:p text:style-name="MP4"><text:page-number text:select-page="current">74</text:page-number><text:span text:style-name="CharStyle13">,“<text:tab/>EXODUS 12</text:span></text:p></draw:text-box></draw:frame></text:p>
      </style:header-left>
      <style:footer>
        <text:p text:style-name="MP3"/>
      </style:footer>
      <style:footer-left>
        <text:p text:style-name="MP3"/>
      </style:footer-left>
    </style:master-page>
    <style:master-page style:name="PageStyle6" style:page-layout-name="Mpm3">
      <style:header>
        <text:p text:style-name="MP1"><draw:frame draw:style-name="Mfr1" draw:name="10" text:anchor-type="paragraph" svg:x="3.7484in" svg:y="0.5in" draw:z-index="41"><draw:text-box fo:min-height="0.1035in" fo:min-width="2.4in"><text:p text:style-name="MP9"><text:span text:style-name="CharStyle13">EXODUS 15<text:tab/></text:span><text:page-number text:select-page="current">77</text:page-number></text:p></draw:text-box></draw:frame></text:p>
      </style:header>
      <style:header-left>
        <text:p text:style-name="MP1"><draw:frame draw:style-name="Mfr1" draw:name="11" text:anchor-type="paragraph" svg:x="2.1102in" svg:y="0.5in" draw:z-index="42"><draw:text-box fo:min-height="0.1035in" fo:min-width="2.4098in"><text:p text:style-name="MP10"><text:page-number text:select-page="current">78</text:page-number><text:span text:style-name="CharStyle13">?<text:tab/>EXODUS 14</text:span></text:p></draw:text-box></draw:frame></text:p>
      </style:header-left>
      <style:footer>
        <text:p text:style-name="MP3"/>
      </style:footer>
      <style:footer-left>
        <text:p text:style-name="MP3"/>
      </style:footer-left>
    </style:master-page>
    <style:master-page style:name="PageStyle7" style:page-layout-name="Mpm3">
      <style:header>
        <text:p text:style-name="MP1"><draw:frame draw:style-name="Mfr1" draw:name="12" text:anchor-type="paragraph" svg:x="3.5091in" svg:y="0.5035in" draw:z-index="45"><draw:text-box fo:min-height="0.1035in" fo:min-width="2.3835in"><text:p text:style-name="MP11"><text:span text:style-name="CharStyle13">EXODUS 22<text:tab/></text:span><text:page-number text:select-page="current">81</text:page-number></text:p></draw:text-box></draw:frame></text:p>
      </style:header>
      <style:header-left>
        <text:p text:style-name="MP1"><draw:frame draw:style-name="Mfr1" draw:name="13" text:anchor-type="paragraph" svg:x="1.8362in" svg:y="0.5035in" draw:z-index="44"><draw:text-box fo:min-height="0.1035in" fo:min-width="2.4165in"><text:p text:style-name="MP12"><text:page-number text:select-page="current">80</text:page-number><text:span text:style-name="CharStyle13"><text:tab/>EXODUS 21</text:span></text:p></draw:text-box></draw:frame></text:p>
      </style:header-left>
      <style:footer>
        <text:p text:style-name="MP3"/>
      </style:footer>
      <style:footer-left>
        <text:p text:style-name="MP3"/>
      </style:footer-left>
    </style:master-page>
    <style:master-page style:name="PageStyle8" style:page-layout-name="Mpm3">
      <style:header>
        <text:p text:style-name="MP1"><draw:frame draw:style-name="Mfr1" draw:name="14" text:anchor-type="paragraph" svg:x="3.5091in" svg:y="0.5035in" draw:z-index="46"><draw:text-box fo:min-height="0.1035in" fo:min-width="2.3835in"><text:p text:style-name="MP11"><text:span text:style-name="CharStyle13">EXODUS 22<text:tab/></text:span><text:page-number text:select-page="current">81</text:page-number></text:p></draw:text-box></draw:frame></text:p>
      </style:header>
      <style:header-left>
        <text:p text:style-name="MP1"><draw:frame draw:style-name="Mfr1" draw:name="15" text:anchor-type="paragraph" svg:x="3.5091in" svg:y="0.5035in" draw:z-index="0"><draw:text-box fo:min-height="0.1035in" fo:min-width="2.3835in"><text:p text:style-name="MP11"><text:span text:style-name="CharStyle13">EXODUS 22<text:tab/></text:span><text:page-number text:select-page="current">82</text:page-number></text:p></draw:text-box></draw:frame></text:p>
      </style:header-left>
      <style:footer>
        <text:p text:style-name="MP3"/>
      </style:footer>
      <style:footer-left>
        <text:p text:style-name="MP3"/>
      </style:footer-left>
    </style:master-page>
    <style:master-page style:name="PageStyle9" style:page-layout-name="Mpm3">
      <style:header>
        <text:p text:style-name="MP1"><draw:frame draw:style-name="Mfr1" draw:name="16" text:anchor-type="paragraph" svg:x="3.4957in" svg:y="0.6425in" draw:z-index="49"><draw:text-box fo:min-height="0.1035in" fo:min-width="2.3965in"><text:p text:style-name="MP4"><text:span text:style-name="CharStyle13">EXODUS 20<text:tab/></text:span><text:page-number text:select-page="current">83</text:page-number></text:p></draw:text-box></draw:frame></text:p>
      </style:header>
      <style:header-left>
        <text:p text:style-name="MP1"><draw:frame draw:style-name="Mfr1" draw:name="17" text:anchor-type="paragraph" svg:x="1.8362in" svg:y="0.5035in" draw:z-index="48"><draw:text-box fo:min-height="0.1035in" fo:min-width="2.4165in"><text:p text:style-name="MP12"><text:page-number text:select-page="current">84</text:page-number><text:span text:style-name="CharStyle13"><text:tab/>EXODUS 21</text:span></text:p></draw:text-box></draw:frame></text:p>
      </style:header-left>
      <style:footer>
        <text:p text:style-name="MP3"><draw:frame draw:style-name="Mfr1" draw:name="18" text:anchor-type="paragraph" svg:x="5.8028in" svg:y="7.3256in" draw:z-index="50"><draw:text-box fo:min-height="0.0929in" fo:min-width="0.1035in"><text:p text:style-name="MP2"><text:span text:style-name="CharStyle49">15</text:span></text:p></draw:text-box></draw:frame></text:p>
      </style:footer>
      <style:footer-left>
        <text:p text:style-name="MP3"/>
      </style:footer-left>
    </style:master-page>
    <style:master-page style:name="PageStyle10" style:page-layout-name="Mpm4">
      <style:header>
        <text:p text:style-name="MP1"><draw:frame draw:style-name="Mfr1" draw:name="19" text:anchor-type="paragraph" svg:x="3.4957in" svg:y="0.6425in" draw:z-index="0"><draw:text-box fo:min-height="0.1035in" fo:min-width="2.3965in"><text:p text:style-name="MP4"><text:span text:style-name="CharStyle13">EXODUS 20<text:tab/></text:span><text:page-number text:select-page="current">85</text:page-number></text:p></draw:text-box></draw:frame></text:p>
      </style:header>
      <style:header-left>
        <text:p text:style-name="MP1"><draw:frame draw:style-name="Mfr1" draw:name="20" text:anchor-type="paragraph" svg:x="1.8362in" svg:y="0.5035in" draw:z-index="51"><draw:text-box fo:min-height="0.1035in" fo:min-width="2.4165in"><text:p text:style-name="MP12"><text:page-number text:select-page="current">84</text:page-number><text:span text:style-name="CharStyle13"><text:tab/>EXODUS 21</text:span></text:p></draw:text-box></draw:frame></text:p>
      </style:header-left>
      <style:footer>
        <text:p text:style-name="MP3"><draw:frame draw:style-name="Mfr1" draw:name="21" text:anchor-type="paragraph" svg:x="5.8028in" svg:y="7.3256in" draw:z-index="0"><draw:text-box fo:min-height="0.0929in" fo:min-width="0.1035in"><text:p text:style-name="MP2"><text:span text:style-name="CharStyle49">15</text:span></text:p></draw:text-box></draw:frame></text:p>
      </style:footer>
      <style:footer-left>
        <text:p text:style-name="MP3"/>
      </style:footer-left>
    </style:master-page>
    <style:master-page style:name="PageStyle11" style:page-layout-name="Mpm4">
      <style:header>
        <text:p text:style-name="MP1"><draw:frame draw:style-name="Mfr1" draw:name="22" text:anchor-type="paragraph" svg:x="3.5091in" svg:y="0.5035in" draw:z-index="52"><draw:text-box fo:min-height="0.1035in" fo:min-width="2.3835in"><text:p text:style-name="MP11"><text:span text:style-name="CharStyle13">EXODUS 22<text:tab/></text:span><text:page-number text:select-page="current">85</text:page-number></text:p></draw:text-box></draw:frame></text:p>
      </style:header>
      <style:header-left>
        <text:p text:style-name="MP1"><draw:frame draw:style-name="Mfr1" draw:name="23" text:anchor-type="paragraph" svg:x="3.5091in" svg:y="0.5035in" draw:z-index="0"><draw:text-box fo:min-height="0.1035in" fo:min-width="2.3835in"><text:p text:style-name="MP11"><text:span text:style-name="CharStyle13">EXODUS 22<text:tab/></text:span><text:page-number text:select-page="current">86</text:page-number></text:p></draw:text-box></draw:frame></text:p>
      </style:header-left>
      <style:footer>
        <text:p text:style-name="MP3"/>
      </style:footer>
      <style:footer-left>
        <text:p text:style-name="MP3"/>
      </style:footer-left>
    </style:master-page>
    <style:master-page style:name="PageStyle12" style:page-layout-name="Mpm4">
      <style:header>
        <text:p text:style-name="MP1"><draw:frame draw:style-name="Mfr1" draw:name="24" text:anchor-type="paragraph" svg:x="2.202in" svg:y="0.511in" draw:z-index="53"><draw:text-box fo:min-height="0.1in" fo:min-width="2.4165in"><text:p text:style-name="MP12"><text:page-number text:select-page="current">86</text:page-number><text:span text:style-name="CharStyle13"><text:tab/>EXODUS 26</text:span></text:p></draw:text-box></draw:frame></text:p>
      </style:header>
      <style:footer>
        <text:p text:style-name="MP3"/>
      </style:footer>
    </style:master-page>
    <style:master-page style:name="PageStyle13" style:page-layout-name="Mpm5">
      <style:header>
        <text:p text:style-name="MP1"><draw:frame draw:style-name="Mfr1" draw:name="25" text:anchor-type="paragraph" svg:x="3.8736in" svg:y="0.5543in" draw:z-index="54"><draw:text-box fo:min-height="0.1035in" fo:min-width="2.3866in"><text:p text:style-name="MP8"><text:span text:style-name="CharStyle13">EXODUS 23<text:tab/>8-7</text:span></text:p></draw:text-box></draw:frame></text:p>
      </style:header>
      <style:footer>
        <text:p text:style-name="MP3"/>
      </style:footer>
    </style:master-page>
    <style:master-page style:name="PageStyle14" style:page-layout-name="Mpm5">
      <style:header>
        <text:p text:style-name="MP1"><draw:frame draw:style-name="Mfr1" draw:name="26" text:anchor-type="paragraph" svg:x="3.8736in" svg:y="0.5543in" draw:z-index="58"><draw:text-box fo:min-height="0.1035in" fo:min-width="2.3835in"><text:p text:style-name="MP11"><text:span text:style-name="CharStyle13">EXODUS 27<text:tab/></text:span><text:page-number text:select-page="current">91</text:page-number></text:p></draw:text-box></draw:frame></text:p>
      </style:header>
      <style:header-left>
        <text:p text:style-name="MP1"><draw:frame draw:style-name="Mfr1" draw:name="27" text:anchor-type="paragraph" svg:x="2.202in" svg:y="0.511in" draw:z-index="56"><draw:text-box fo:min-height="0.1in" fo:min-width="2.4165in"><text:p text:style-name="MP12"><text:page-number text:select-page="current">92</text:page-number><text:span text:style-name="CharStyle13"><text:tab/>EXODUS 26</text:span></text:p></draw:text-box></draw:frame></text:p>
      </style:header-left>
      <style:footer>
        <text:p text:style-name="MP3"/>
      </style:footer>
      <style:footer-left>
        <text:p text:style-name="MP3"/>
      </style:footer-left>
    </style:master-page>
    <style:master-page style:name="PageStyle15" style:page-layout-name="Mpm5">
      <style:header>
        <text:p text:style-name="MP1"><draw:frame draw:style-name="Mfr1" draw:name="28" text:anchor-type="paragraph" svg:x="3.8783in" svg:y="0.5543in" draw:z-index="59"><draw:text-box fo:min-height="0.1035in" fo:min-width="0.7465in"><text:p text:style-name="MP2"><text:span text:style-name="CharStyle13">EXODUS 28</text:span></text:p></draw:text-box></draw:frame></text:p>
      </style:header>
      <style:footer>
        <text:p text:style-name="MP3"/>
      </style:footer>
    </style:master-page>
    <style:master-page style:name="PageStyle16" style:page-layout-name="Mpm5">
      <style:header>
        <text:p text:style-name="MP1"><draw:frame draw:style-name="Mfr1" draw:name="29" text:anchor-type="paragraph" svg:x="3.8902in" svg:y="0.5543in" draw:z-index="60"><draw:text-box fo:min-height="0.1035in" fo:min-width="2.3799in"><text:p text:style-name="MP13"><text:span text:style-name="CharStyle10">EXODUS 32<text:tab/></text:span><text:page-number text:select-page="current">93</text:page-number></text:p></draw:text-box></draw:frame></text:p>
      </style:header>
      <style:header-left>
        <text:p text:style-name="MP1"><draw:frame draw:style-name="Mfr1" draw:name="30" text:anchor-type="paragraph" svg:x="3.8902in" svg:y="0.5543in" draw:z-index="0"><draw:text-box fo:min-height="0.1035in" fo:min-width="2.3799in"><text:p text:style-name="MP13"><text:span text:style-name="CharStyle10">EXODUS 32<text:tab/></text:span><text:page-number text:select-page="current">96</text:page-number></text:p></draw:text-box></draw:frame></text:p>
      </style:header-left>
      <style:footer>
        <text:p text:style-name="MP3"/>
      </style:footer>
      <style:footer-left>
        <text:p text:style-name="MP3"/>
      </style:footer-left>
    </style:master-page>
    <style:master-page style:name="PageStyle17" style:page-layout-name="Mpm5">
      <style:header>
        <text:p text:style-name="MP1"><draw:frame draw:style-name="Mfr1" draw:name="31" text:anchor-type="paragraph" svg:x="2.2008in" svg:y="0.5508in" draw:z-index="61"><draw:text-box fo:min-height="0.1071in" fo:min-width="2.4134in"><text:p text:style-name="MP14"><text:page-number text:select-page="current">94</text:page-number><text:span text:style-name="CharStyle10"><text:tab/>EXODUS 29</text:span></text:p></draw:text-box></draw:frame></text:p>
      </style:header>
      <style:footer>
        <text:p text:style-name="MP3"/>
      </style:footer>
    </style:master-page>
    <style:master-page style:name="PageStyle18" style:page-layout-name="Mpm5">
      <style:header>
        <text:p text:style-name="MP1"><draw:frame draw:style-name="Mfr1" draw:name="32" text:anchor-type="paragraph" svg:x="3.8638in" svg:y="0.5709in" draw:z-index="62"><draw:text-box fo:min-height="0.1035in" fo:min-width="2.3902in"><text:p text:style-name="MP15"><text:span text:style-name="CharStyle10">EXODUS 30<text:tab/></text:span><text:span text:style-name="CharStyle50">93</text:span></text:p></draw:text-box></draw:frame></text:p>
      </style:header>
      <style:footer>
        <text:p text:style-name="MP3"/>
      </style:footer>
    </style:master-page>
    <style:master-page style:name="PageStyle19" style:page-layout-name="Mpm5">
      <style:header>
        <text:p text:style-name="MP1"><draw:frame draw:style-name="Mfr1" draw:name="33" text:anchor-type="paragraph" svg:x="2.2118in" svg:y="0.5543in" draw:z-index="66"><draw:text-box fo:min-height="0.1035in" fo:min-width="2.4134in"><text:p text:style-name="MP14"><text:page-number text:select-page="current">99</text:page-number><text:span text:style-name="CharStyle51"><text:tab/></text:span><text:span text:style-name="CharStyle10">EXODUS 34</text:span></text:p></draw:text-box></draw:frame></text:p>
      </style:header>
      <style:footer>
        <text:p text:style-name="MP3"/>
      </style:footer>
    </style:master-page>
    <style:master-page style:name="PageStyle20" style:page-layout-name="Mpm5">
      <style:header>
        <text:p text:style-name="MP1"><draw:frame draw:style-name="Mfr1" draw:name="34" text:anchor-type="paragraph" svg:x="3.8902in" svg:y="0.5543in" draw:z-index="1"><draw:text-box fo:min-height="0.1035in" fo:min-width="2.3799in"><text:p text:style-name="MP13"><text:span text:style-name="CharStyle10">EXODUS 32<text:tab/></text:span><text:page-number text:select-page="current">0</text:page-number></text:p></draw:text-box></draw:frame></text:p>
      </style:header>
      <style:header-left>
        <text:p text:style-name="MP1"><draw:frame draw:style-name="Mfr1" draw:name="35" text:anchor-type="paragraph" svg:x="3.8902in" svg:y="0.5543in" draw:z-index="0"><draw:text-box fo:min-height="0.1035in" fo:min-width="2.3799in"><text:p text:style-name="MP13"><text:span text:style-name="CharStyle10">EXODUS 32<text:tab/></text:span><text:page-number text:select-page="current">0</text:page-number></text:p></draw:text-box></draw:frame></text:p>
      </style:header-left>
      <style:footer>
        <text:p text:style-name="MP3"/>
      </style:footer>
      <style:footer-left>
        <text:p text:style-name="MP3"/>
      </style:footer-left>
    </style:master-page>
    <style:master-page style:name="PageStyle21" style:page-layout-name="Mpm5">
      <style:header>
        <text:p text:style-name="MP1"><draw:frame draw:style-name="Mfr1" draw:name="36" text:anchor-type="paragraph" svg:x="3.8756in" svg:y="0.561in" draw:z-index="2"><draw:text-box fo:min-height="0.1071in" fo:min-width="2.3799in"><text:p text:style-name="MP13"><text:span text:style-name="CharStyle10">EXODUS 33<text:tab/></text:span><text:page-number text:select-page="current">0</text:page-number></text:p></draw:text-box></draw:frame></text:p>
      </style:header>
      <style:header-left>
        <text:p text:style-name="MP1"><draw:frame draw:style-name="Mfr1" draw:name="37" text:anchor-type="paragraph" svg:x="2.2118in" svg:y="0.5543in" draw:z-index="3"><draw:text-box fo:min-height="0.1035in" fo:min-width="2.4134in"><text:p text:style-name="MP14"><text:page-number text:select-page="current">0</text:page-number><text:span text:style-name="CharStyle51"><text:tab/></text:span><text:span text:style-name="CharStyle10">EXODUS 34</text:span></text:p></draw:text-box></draw:frame></text:p>
      </style:header-left>
      <style:footer>
        <text:p text:style-name="MP3"/>
      </style:footer>
      <style:footer-left>
        <text:p text:style-name="MP3"/>
      </style:footer-left>
    </style:master-page>
    <style:master-page style:name="PageStyle22" style:page-layout-name="Mpm5">
      <style:header>
        <text:p text:style-name="MP1"><draw:frame draw:style-name="Mfr1" draw:name="38" text:anchor-type="paragraph" svg:x="3.8839in" svg:y="0.5709in" draw:z-index="5"><draw:text-box fo:min-height="0.1035in" fo:min-width="2.4in"><text:p text:style-name="MP9"><text:span text:style-name="CharStyle10">EXODUS 36<text:tab/></text:span><text:page-number text:select-page="current">0</text:page-number></text:p></draw:text-box></draw:frame></text:p>
      </style:header>
      <style:header-left>
        <text:p text:style-name="MP1"><draw:frame draw:style-name="Mfr1" draw:name="39" text:anchor-type="paragraph" svg:x="2.2236in" svg:y="0.5508in" draw:z-index="7"><draw:text-box fo:min-height="0.1035in" fo:min-width="2.4134in"><text:p text:style-name="MP14"><text:page-number text:select-page="current">0</text:page-number><text:span text:style-name="CharStyle59"><text:tab/></text:span><text:span text:style-name="CharStyle10">EXODUS 39</text:span></text:p></draw:text-box></draw:frame></text:p>
      </style:header-left>
      <style:footer>
        <text:p text:style-name="MP3"/>
      </style:footer>
      <style:footer-left>
        <text:p text:style-name="MP3"/>
      </style:footer-left>
    </style:master-page>
    <style:master-page style:name="PageStyle23" style:page-layout-name="Mpm5">
      <style:header>
        <text:p text:style-name="MP1"><draw:frame draw:style-name="Mfr1" draw:name="40" text:anchor-type="paragraph" svg:x="3.8902in" svg:y="0.5839in" draw:z-index="9"><draw:text-box fo:min-height="0.1035in" fo:min-width="2.3736in"><text:p text:style-name="MP16"><text:span text:style-name="CharStyle10">EXODUS 38<text:tab/>103</text:span></text:p></draw:text-box></draw:frame></text:p>
      </style:header>
      <style:footer>
        <text:p text:style-name="MP3"/>
      </style:footer>
    </style:master-page>
    <style:master-page style:name="PageStyle24" style:page-layout-name="Mpm5">
      <style:header>
        <text:p text:style-name="MP1"><draw:frame draw:style-name="Mfr1" draw:name="41" text:anchor-type="paragraph" svg:x="2.2236in" svg:y="0.5508in" draw:z-index="11"><draw:text-box fo:min-height="0.1035in" fo:min-width="2.4134in"><text:p text:style-name="MP14"><text:page-number text:select-page="current">0</text:page-number><text:span text:style-name="CharStyle59"><text:tab/></text:span><text:span text:style-name="CharStyle10">EXODUS 39</text:span></text:p></draw:text-box></draw:frame></text:p>
      </style:header>
      <style:footer>
        <text:p text:style-name="MP3"/>
      </style:footer>
    </style:master-page>
    <style:master-page style:name="PageStyle25" style:page-layout-name="Mpm5">
      <style:header>
        <text:p text:style-name="MP1"><draw:frame draw:style-name="Mfr1" draw:name="42" text:anchor-type="paragraph" svg:x="3.8807in" svg:y="0.5744in" draw:z-index="24"><draw:text-box fo:min-height="0.1035in" fo:min-width="2.3764in"><text:p text:style-name="MP17"><text:span text:style-name="CharStyle10">EXODUS 39<text:tab/></text:span><text:page-number text:select-page="current">0</text:page-number></text:p></draw:text-box></draw:frame></text:p>
      </style:header>
      <style:header-left>
        <text:p text:style-name="MP1"><draw:frame draw:style-name="Mfr1" draw:name="43" text:anchor-type="paragraph" svg:x="3.8807in" svg:y="0.5744in" draw:z-index="0"><draw:text-box fo:min-height="0.1035in" fo:min-width="2.3764in"><text:p text:style-name="MP17"><text:span text:style-name="CharStyle10">EXODUS 39<text:tab/></text:span><text:page-number text:select-page="current">0</text:page-number></text:p></draw:text-box></draw:frame></text:p>
      </style:header-left>
      <style:footer>
        <text:p text:style-name="MP3"/>
      </style:footer>
      <style:footer-left>
        <text:p text:style-name="MP3"/>
      </style:footer-left>
    </style:master-page>
    <style:master-page style:name="PageStyle26" style:page-layout-name="Mpm5">
      <style:header>
        <text:p text:style-name="MP1"><draw:frame draw:style-name="Mfr1" draw:name="44" text:anchor-type="paragraph" svg:x="3.8654in" svg:y="0.5874in" draw:z-index="25"><draw:text-box fo:min-height="0.1035in" fo:min-width="2.3835in"><text:p text:style-name="MP11"><text:span text:style-name="CharStyle10">EXODUS 40<text:tab/></text:span><text:page-number text:select-page="current">0</text:page-number></text:p></draw:text-box></draw:frame></text:p>
      </style:header>
      <style:header-left>
        <text:p text:style-name="MP1"><draw:frame draw:style-name="Mfr1" draw:name="45" text:anchor-type="paragraph" svg:x="2.2091in" svg:y="0.5744in" draw:z-index="26"><draw:text-box fo:min-height="0.1035in" fo:min-width="2.4236in"><text:p text:style-name="MP18"><text:page-number text:select-page="current">0</text:page-number><text:span text:style-name="CharStyle10"><text:tab/>EXODUS 40</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generator>LibreOffice/4.4.5.2$Windows_x86 LibreOffice_project/a22f674fd25a3b6f45bdebf25400ed2adff0ff99</meta:generator>
    <meta:document-statistic meta:table-count="0" meta:image-count="12" meta:object-count="0" meta:page-count="59" meta:paragraph-count="875" meta:word-count="29657" meta:character-count="152608" meta:non-whitespace-character-count="123855"/>
  </office:meta>
</office:document-meta>
</file>